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BFA18DF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BFA18DF7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8cm"/>
    </style:style>
    <style:style style:name="co3" style:family="table-column">
      <style:table-column-properties fo:break-before="auto" style:column-width="1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/L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K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6"/>
          <table:table-cell office:value-type="string">
            <text:p>Lambda</text:p>
          </table:table-cell>
          <table:table-cell office:value-type="float" office:value="0.00045">
            <text:p>0,0004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H$1]*EXP(-(([.$A3]-MOD([.$A3];[.B$1]))+[.B$1])*[.$H$2])" office:value-type="float" office:value="19.9102021965914">
            <text:p>19,9102021966</text:p>
          </table:table-cell>
          <table:table-cell table:formula="of:=[.$H$1]*EXP(-(([.$A3]-MOD([.$A3];[.C$1]))+[.C$1])*[.$H$2])" office:value-type="float" office:value="19.119949636662">
            <text:p>19,1199496367</text:p>
          </table:table-cell>
          <table:table-cell table:formula="of:=[.$H$1]*EXP(-(([.$A3]-MOD([.$A3];[.D$1]))+[.D$1])*[.$H$2])" office:value-type="float" office:value="15.9703243751875">
            <text:p>15,9703243752</text:p>
          </table:table-cell>
          <table:table-cell table:formula="of:=[.$H$1]*EXP(-(([.$A3]-MOD([.$A3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$H$1]*EXP(-(([.$A4]-MOD([.$A4];[.B$1]))+[.B$1])*[.$H$2])" office:value-type="float" office:value="19.4672248304867">
            <text:p>19,4672248305</text:p>
          </table:table-cell>
          <table:table-cell table:formula="of:=[.$H$1]*EXP(-(([.$A4]-MOD([.$A4];[.C$1]))+[.C$1])*[.$H$2])" office:value-type="float" office:value="19.119949636662">
            <text:p>19,1199496367</text:p>
          </table:table-cell>
          <table:table-cell table:formula="of:=[.$H$1]*EXP(-(([.$A4]-MOD([.$A4];[.D$1]))+[.D$1])*[.$H$2])" office:value-type="float" office:value="15.9703243751875">
            <text:p>15,9703243752</text:p>
          </table:table-cell>
          <table:table-cell table:formula="of:=[.$H$1]*EXP(-(([.$A4]-MOD([.$A4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$H$1]*EXP(-(([.$A5]-MOD([.$A5];[.B$1]))+[.B$1])*[.$H$2])" office:value-type="float" office:value="19.0341031627292">
            <text:p>19,0341031627</text:p>
          </table:table-cell>
          <table:table-cell table:formula="of:=[.$H$1]*EXP(-(([.$A5]-MOD([.$A5];[.C$1]))+[.C$1])*[.$H$2])" office:value-type="float" office:value="18.2786237054246">
            <text:p>18,2786237054</text:p>
          </table:table-cell>
          <table:table-cell table:formula="of:=[.$H$1]*EXP(-(([.$A5]-MOD([.$A5];[.D$1]))+[.D$1])*[.$H$2])" office:value-type="float" office:value="15.9703243751875">
            <text:p>15,9703243752</text:p>
          </table:table-cell>
          <table:table-cell table:formula="of:=[.$H$1]*EXP(-(([.$A5]-MOD([.$A5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[.$H$1]*EXP(-(([.$A6]-MOD([.$A6];[.B$1]))+[.B$1])*[.$H$2])" office:value-type="float" office:value="18.6106179162241">
            <text:p>18,6106179162</text:p>
          </table:table-cell>
          <table:table-cell table:formula="of:=[.$H$1]*EXP(-(([.$A6]-MOD([.$A6];[.C$1]))+[.C$1])*[.$H$2])" office:value-type="float" office:value="18.2786237054246">
            <text:p>18,2786237054</text:p>
          </table:table-cell>
          <table:table-cell table:formula="of:=[.$H$1]*EXP(-(([.$A6]-MOD([.$A6];[.D$1]))+[.D$1])*[.$H$2])" office:value-type="float" office:value="15.9703243751875">
            <text:p>15,9703243752</text:p>
          </table:table-cell>
          <table:table-cell table:formula="of:=[.$H$1]*EXP(-(([.$A6]-MOD([.$A6];[.E$1]))+[.E$1])*[.$H$2])" office:value-type="float" office:value="12.7525630324355">
            <text:p>12,7525630324</text:p>
          </table:table-cell>
          <table:table-cell>
            <draw:frame table:end-cell-address="L.M30" table:end-x="1.311cm" table:end-y="0.132cm" draw:z-index="0" draw:style-name="gr1" svg:width="15.369cm" svg:height="10.856cm" svg:x="1.749cm" svg:y="0.073cm">
              <draw:object draw:notify-on-update-of-ranges="L.A3:L.A203 L.B1:L.B1 L.B3:L.B203 L.C1:L.C1 L.C3:L.C203 L.D1:L.D1 L.D3:L.D203 L.E1:L.E1 L.E3:L.E20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H$1]*EXP(-(([.$A7]-MOD([.$A7];[.B$1]))+[.B$1])*[.$H$2])" office:value-type="float" office:value="18.1965546925206">
            <text:p>18,1965546925</text:p>
          </table:table-cell>
          <table:table-cell table:formula="of:=[.$H$1]*EXP(-(([.$A7]-MOD([.$A7];[.C$1]))+[.C$1])*[.$H$2])" office:value-type="float" office:value="17.4743182337607">
            <text:p>17,4743182338</text:p>
          </table:table-cell>
          <table:table-cell table:formula="of:=[.$H$1]*EXP(-(([.$A7]-MOD([.$A7];[.D$1]))+[.D$1])*[.$H$2])" office:value-type="float" office:value="15.9703243751875">
            <text:p>15,9703243752</text:p>
          </table:table-cell>
          <table:table-cell table:formula="of:=[.$H$1]*EXP(-(([.$A7]-MOD([.$A7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table:formula="of:=[.$H$1]*EXP(-(([.$A8]-MOD([.$A8];[.B$1]))+[.B$1])*[.$H$2])" office:value-type="float" office:value="17.7917038632682">
            <text:p>17,7917038633</text:p>
          </table:table-cell>
          <table:table-cell table:formula="of:=[.$H$1]*EXP(-(([.$A8]-MOD([.$A8];[.C$1]))+[.C$1])*[.$H$2])" office:value-type="float" office:value="17.4743182337607">
            <text:p>17,4743182338</text:p>
          </table:table-cell>
          <table:table-cell table:formula="of:=[.$H$1]*EXP(-(([.$A8]-MOD([.$A8];[.D$1]))+[.D$1])*[.$H$2])" office:value-type="float" office:value="15.9703243751875">
            <text:p>15,9703243752</text:p>
          </table:table-cell>
          <table:table-cell table:formula="of:=[.$H$1]*EXP(-(([.$A8]-MOD([.$A8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formula="of:=[.$H$1]*EXP(-(([.$A9]-MOD([.$A9];[.B$1]))+[.B$1])*[.$H$2])" office:value-type="float" office:value="17.395860464088">
            <text:p>17,3958604641</text:p>
          </table:table-cell>
          <table:table-cell table:formula="of:=[.$H$1]*EXP(-(([.$A9]-MOD([.$A9];[.C$1]))+[.C$1])*[.$H$2])" office:value-type="float" office:value="16.7054042282254">
            <text:p>16,7054042282</text:p>
          </table:table-cell>
          <table:table-cell table:formula="of:=[.$H$1]*EXP(-(([.$A9]-MOD([.$A9];[.D$1]))+[.D$1])*[.$H$2])" office:value-type="float" office:value="15.9703243751875">
            <text:p>15,9703243752</text:p>
          </table:table-cell>
          <table:table-cell table:formula="of:=[.$H$1]*EXP(-(([.$A9]-MOD([.$A9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table:formula="of:=[.$H$1]*EXP(-(([.$A10]-MOD([.$A10];[.B$1]))+[.B$1])*[.$H$2])" office:value-type="float" office:value="17.0088240908047">
            <text:p>17,0088240908</text:p>
          </table:table-cell>
          <table:table-cell table:formula="of:=[.$H$1]*EXP(-(([.$A10]-MOD([.$A10];[.C$1]))+[.C$1])*[.$H$2])" office:value-type="float" office:value="16.7054042282254">
            <text:p>16,7054042282</text:p>
          </table:table-cell>
          <table:table-cell table:formula="of:=[.$H$1]*EXP(-(([.$A10]-MOD([.$A10];[.D$1]))+[.D$1])*[.$H$2])" office:value-type="float" office:value="15.9703243751875">
            <text:p>15,9703243752</text:p>
          </table:table-cell>
          <table:table-cell table:formula="of:=[.$H$1]*EXP(-(([.$A10]-MOD([.$A10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formula="of:=[.$H$1]*EXP(-(([.$A11]-MOD([.$A11];[.B$1]))+[.B$1])*[.$H$2])" office:value-type="float" office:value="16.6303987979881">
            <text:p>16,630398798</text:p>
          </table:table-cell>
          <table:table-cell table:formula="of:=[.$H$1]*EXP(-(([.$A11]-MOD([.$A11];[.C$1]))+[.C$1])*[.$H$2])" office:value-type="float" office:value="15.9703243751875">
            <text:p>15,9703243752</text:p>
          </table:table-cell>
          <table:table-cell table:formula="of:=[.$H$1]*EXP(-(([.$A11]-MOD([.$A11];[.D$1]))+[.D$1])*[.$H$2])" office:value-type="float" office:value="15.9703243751875">
            <text:p>15,9703243752</text:p>
          </table:table-cell>
          <table:table-cell table:formula="of:=[.$H$1]*EXP(-(([.$A11]-MOD([.$A11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table:formula="of:=[.$H$1]*EXP(-(([.$A12]-MOD([.$A12];[.B$1]))+[.B$1])*[.$H$2])" office:value-type="float" office:value="16.2603929997514">
            <text:p>16,2603929998</text:p>
          </table:table-cell>
          <table:table-cell table:formula="of:=[.$H$1]*EXP(-(([.$A12]-MOD([.$A12];[.C$1]))+[.C$1])*[.$H$2])" office:value-type="float" office:value="15.9703243751875">
            <text:p>15,9703243752</text:p>
          </table:table-cell>
          <table:table-cell table:formula="of:=[.$H$1]*EXP(-(([.$A12]-MOD([.$A12];[.D$1]))+[.D$1])*[.$H$2])" office:value-type="float" office:value="15.9703243751875">
            <text:p>15,9703243752</text:p>
          </table:table-cell>
          <table:table-cell table:formula="of:=[.$H$1]*EXP(-(([.$A12]-MOD([.$A12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[.$H$1]*EXP(-(([.$A13]-MOD([.$A13];[.B$1]))+[.B$1])*[.$H$2])" office:value-type="float" office:value="15.8986193727568">
            <text:p>15,8986193728</text:p>
          </table:table-cell>
          <table:table-cell table:formula="of:=[.$H$1]*EXP(-(([.$A13]-MOD([.$A13];[.C$1]))+[.C$1])*[.$H$2])" office:value-type="float" office:value="15.2675898867371">
            <text:p>15,2675898867</text:p>
          </table:table-cell>
          <table:table-cell table:formula="of:=[.$H$1]*EXP(-(([.$A13]-MOD([.$A13];[.D$1]))+[.D$1])*[.$H$2])" office:value-type="float" office:value="12.7525630324355">
            <text:p>12,7525630324</text:p>
          </table:table-cell>
          <table:table-cell table:formula="of:=[.$H$1]*EXP(-(([.$A13]-MOD([.$A13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table:formula="of:=[.$H$1]*EXP(-(([.$A14]-MOD([.$A14];[.B$1]))+[.B$1])*[.$H$2])" office:value-type="float" office:value="15.5448947613789">
            <text:p>15,5448947614</text:p>
          </table:table-cell>
          <table:table-cell table:formula="of:=[.$H$1]*EXP(-(([.$A14]-MOD([.$A14];[.C$1]))+[.C$1])*[.$H$2])" office:value-type="float" office:value="15.2675898867371">
            <text:p>15,2675898867</text:p>
          </table:table-cell>
          <table:table-cell table:formula="of:=[.$H$1]*EXP(-(([.$A14]-MOD([.$A14];[.D$1]))+[.D$1])*[.$H$2])" office:value-type="float" office:value="12.7525630324355">
            <text:p>12,7525630324</text:p>
          </table:table-cell>
          <table:table-cell table:formula="of:=[.$H$1]*EXP(-(([.$A14]-MOD([.$A14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table:formula="of:=[.$H$1]*EXP(-(([.$A15]-MOD([.$A15];[.B$1]))+[.B$1])*[.$H$2])" office:value-type="float" office:value="15.1990400849785">
            <text:p>15,199040085</text:p>
          </table:table-cell>
          <table:table-cell table:formula="of:=[.$H$1]*EXP(-(([.$A15]-MOD([.$A15];[.C$1]))+[.C$1])*[.$H$2])" office:value-type="float" office:value="14.5957774853811">
            <text:p>14,5957774854</text:p>
          </table:table-cell>
          <table:table-cell table:formula="of:=[.$H$1]*EXP(-(([.$A15]-MOD([.$A15];[.D$1]))+[.D$1])*[.$H$2])" office:value-type="float" office:value="12.7525630324355">
            <text:p>12,7525630324</text:p>
          </table:table-cell>
          <table:table-cell table:formula="of:=[.$H$1]*EXP(-(([.$A15]-MOD([.$A15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650">
            <text:p>650</text:p>
          </table:table-cell>
          <table:table-cell table:formula="of:=[.$H$1]*EXP(-(([.$A16]-MOD([.$A16];[.B$1]))+[.B$1])*[.$H$2])" office:value-type="float" office:value="14.8608802472388">
            <text:p>14,8608802472</text:p>
          </table:table-cell>
          <table:table-cell table:formula="of:=[.$H$1]*EXP(-(([.$A16]-MOD([.$A16];[.C$1]))+[.C$1])*[.$H$2])" office:value-type="float" office:value="14.5957774853811">
            <text:p>14,5957774854</text:p>
          </table:table-cell>
          <table:table-cell table:formula="of:=[.$H$1]*EXP(-(([.$A16]-MOD([.$A16];[.D$1]))+[.D$1])*[.$H$2])" office:value-type="float" office:value="12.7525630324355">
            <text:p>12,7525630324</text:p>
          </table:table-cell>
          <table:table-cell table:formula="of:=[.$H$1]*EXP(-(([.$A16]-MOD([.$A16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table:formula="of:=[.$H$1]*EXP(-(([.$A17]-MOD([.$A17];[.B$1]))+[.B$1])*[.$H$2])" office:value-type="float" office:value="14.5302440475197">
            <text:p>14,5302440475</text:p>
          </table:table-cell>
          <table:table-cell table:formula="of:=[.$H$1]*EXP(-(([.$A17]-MOD([.$A17];[.C$1]))+[.C$1])*[.$H$2])" office:value-type="float" office:value="13.9535265214206">
            <text:p>13,9535265214</text:p>
          </table:table-cell>
          <table:table-cell table:formula="of:=[.$H$1]*EXP(-(([.$A17]-MOD([.$A17];[.D$1]))+[.D$1])*[.$H$2])" office:value-type="float" office:value="12.7525630324355">
            <text:p>12,7525630324</text:p>
          </table:table-cell>
          <table:table-cell table:formula="of:=[.$H$1]*EXP(-(([.$A17]-MOD([.$A17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table:formula="of:=[.$H$1]*EXP(-(([.$A18]-MOD([.$A18];[.B$1]))+[.B$1])*[.$H$2])" office:value-type="float" office:value="14.2069640941835">
            <text:p>14,2069640942</text:p>
          </table:table-cell>
          <table:table-cell table:formula="of:=[.$H$1]*EXP(-(([.$A18]-MOD([.$A18];[.C$1]))+[.C$1])*[.$H$2])" office:value-type="float" office:value="13.9535265214206">
            <text:p>13,9535265214</text:p>
          </table:table-cell>
          <table:table-cell table:formula="of:=[.$H$1]*EXP(-(([.$A18]-MOD([.$A18];[.D$1]))+[.D$1])*[.$H$2])" office:value-type="float" office:value="12.7525630324355">
            <text:p>12,7525630324</text:p>
          </table:table-cell>
          <table:table-cell table:formula="of:=[.$H$1]*EXP(-(([.$A18]-MOD([.$A18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formula="of:=[.$H$1]*EXP(-(([.$A19]-MOD([.$A19];[.B$1]))+[.B$1])*[.$H$2])" office:value-type="float" office:value="13.8908767198493">
            <text:p>13,8908767198</text:p>
          </table:table-cell>
          <table:table-cell table:formula="of:=[.$H$1]*EXP(-(([.$A19]-MOD([.$A19];[.C$1]))+[.C$1])*[.$H$2])" office:value-type="float" office:value="13.3395362171695">
            <text:p>13,3395362172</text:p>
          </table:table-cell>
          <table:table-cell table:formula="of:=[.$H$1]*EXP(-(([.$A19]-MOD([.$A19];[.D$1]))+[.D$1])*[.$H$2])" office:value-type="float" office:value="12.7525630324355">
            <text:p>12,7525630324</text:p>
          </table:table-cell>
          <table:table-cell table:formula="of:=[.$H$1]*EXP(-(([.$A19]-MOD([.$A19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850">
            <text:p>850</text:p>
          </table:table-cell>
          <table:table-cell table:formula="of:=[.$H$1]*EXP(-(([.$A20]-MOD([.$A20];[.B$1]))+[.B$1])*[.$H$2])" office:value-type="float" office:value="13.5818218985327">
            <text:p>13,5818218985</text:p>
          </table:table-cell>
          <table:table-cell table:formula="of:=[.$H$1]*EXP(-(([.$A20]-MOD([.$A20];[.C$1]))+[.C$1])*[.$H$2])" office:value-type="float" office:value="13.3395362171695">
            <text:p>13,3395362172</text:p>
          </table:table-cell>
          <table:table-cell table:formula="of:=[.$H$1]*EXP(-(([.$A20]-MOD([.$A20];[.D$1]))+[.D$1])*[.$H$2])" office:value-type="float" office:value="12.7525630324355">
            <text:p>12,7525630324</text:p>
          </table:table-cell>
          <table:table-cell table:formula="of:=[.$H$1]*EXP(-(([.$A20]-MOD([.$A20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table:formula="of:=[.$H$1]*EXP(-(([.$A21]-MOD([.$A21];[.B$1]))+[.B$1])*[.$H$2])" office:value-type="float" office:value="13.2796431646299">
            <text:p>13,2796431646</text:p>
          </table:table-cell>
          <table:table-cell table:formula="of:=[.$H$1]*EXP(-(([.$A21]-MOD([.$A21];[.C$1]))+[.C$1])*[.$H$2])" office:value-type="float" office:value="12.7525630324355">
            <text:p>12,7525630324</text:p>
          </table:table-cell>
          <table:table-cell table:formula="of:=[.$H$1]*EXP(-(([.$A21]-MOD([.$A21];[.D$1]))+[.D$1])*[.$H$2])" office:value-type="float" office:value="12.7525630324355">
            <text:p>12,7525630324</text:p>
          </table:table-cell>
          <table:table-cell table:formula="of:=[.$H$1]*EXP(-(([.$A21]-MOD([.$A21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950">
            <text:p>950</text:p>
          </table:table-cell>
          <table:table-cell table:formula="of:=[.$H$1]*EXP(-(([.$A22]-MOD([.$A22];[.B$1]))+[.B$1])*[.$H$2])" office:value-type="float" office:value="12.9841875337029">
            <text:p>12,9841875337</text:p>
          </table:table-cell>
          <table:table-cell table:formula="of:=[.$H$1]*EXP(-(([.$A22]-MOD([.$A22];[.C$1]))+[.C$1])*[.$H$2])" office:value-type="float" office:value="12.7525630324355">
            <text:p>12,7525630324</text:p>
          </table:table-cell>
          <table:table-cell table:formula="of:=[.$H$1]*EXP(-(([.$A22]-MOD([.$A22];[.D$1]))+[.D$1])*[.$H$2])" office:value-type="float" office:value="12.7525630324355">
            <text:p>12,7525630324</text:p>
          </table:table-cell>
          <table:table-cell table:formula="of:=[.$H$1]*EXP(-(([.$A22]-MOD([.$A22];[.E$1]))+[.E$1])*[.$H$2])" office:value-type="float" office:value="12.7525630324355">
            <text:p>12,7525630324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[.$H$1]*EXP(-(([.$A23]-MOD([.$A23];[.B$1]))+[.B$1])*[.$H$2])" office:value-type="float" office:value="12.6953054250284">
            <text:p>12,695305425</text:p>
          </table:table-cell>
          <table:table-cell table:formula="of:=[.$H$1]*EXP(-(([.$A23]-MOD([.$A23];[.C$1]))+[.C$1])*[.$H$2])" office:value-type="float" office:value="12.1914181459262">
            <text:p>12,1914181459</text:p>
          </table:table-cell>
          <table:table-cell table:formula="of:=[.$H$1]*EXP(-(([.$A23]-MOD([.$A23];[.D$1]))+[.D$1])*[.$H$2])" office:value-type="float" office:value="10.183128412151">
            <text:p>10,1831284122</text:p>
          </table:table-cell>
          <table:table-cell table:formula="of:=[.$H$1]*EXP(-(([.$A23]-MOD([.$A23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050">
            <text:p>1050</text:p>
          </table:table-cell>
          <table:table-cell table:formula="of:=[.$H$1]*EXP(-(([.$A24]-MOD([.$A24];[.B$1]))+[.B$1])*[.$H$2])" office:value-type="float" office:value="12.4128505858687">
            <text:p>12,4128505859</text:p>
          </table:table-cell>
          <table:table-cell table:formula="of:=[.$H$1]*EXP(-(([.$A24]-MOD([.$A24];[.C$1]))+[.C$1])*[.$H$2])" office:value-type="float" office:value="12.1914181459262">
            <text:p>12,1914181459</text:p>
          </table:table-cell>
          <table:table-cell table:formula="of:=[.$H$1]*EXP(-(([.$A24]-MOD([.$A24];[.D$1]))+[.D$1])*[.$H$2])" office:value-type="float" office:value="10.183128412151">
            <text:p>10,1831284122</text:p>
          </table:table-cell>
          <table:table-cell table:formula="of:=[.$H$1]*EXP(-(([.$A24]-MOD([.$A24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table:formula="of:=[.$H$1]*EXP(-(([.$A25]-MOD([.$A25];[.B$1]))+[.B$1])*[.$H$2])" office:value-type="float" office:value="12.1366800174292">
            <text:p>12,1366800174</text:p>
          </table:table-cell>
          <table:table-cell table:formula="of:=[.$H$1]*EXP(-(([.$A25]-MOD([.$A25];[.C$1]))+[.C$1])*[.$H$2])" office:value-type="float" office:value="11.6549650474798">
            <text:p>11,6549650475</text:p>
          </table:table-cell>
          <table:table-cell table:formula="of:=[.$H$1]*EXP(-(([.$A25]-MOD([.$A25];[.D$1]))+[.D$1])*[.$H$2])" office:value-type="float" office:value="10.183128412151">
            <text:p>10,1831284122</text:p>
          </table:table-cell>
          <table:table-cell table:formula="of:=[.$H$1]*EXP(-(([.$A25]-MOD([.$A25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150">
            <text:p>1150</text:p>
          </table:table-cell>
          <table:table-cell table:formula="of:=[.$H$1]*EXP(-(([.$A26]-MOD([.$A26];[.B$1]))+[.B$1])*[.$H$2])" office:value-type="float" office:value="11.866653902461">
            <text:p>11,8666539025</text:p>
          </table:table-cell>
          <table:table-cell table:formula="of:=[.$H$1]*EXP(-(([.$A26]-MOD([.$A26];[.C$1]))+[.C$1])*[.$H$2])" office:value-type="float" office:value="11.6549650474798">
            <text:p>11,6549650475</text:p>
          </table:table-cell>
          <table:table-cell table:formula="of:=[.$H$1]*EXP(-(([.$A26]-MOD([.$A26];[.D$1]))+[.D$1])*[.$H$2])" office:value-type="float" office:value="10.183128412151">
            <text:p>10,1831284122</text:p>
          </table:table-cell>
          <table:table-cell table:formula="of:=[.$H$1]*EXP(-(([.$A26]-MOD([.$A26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table:formula="of:=[.$H$1]*EXP(-(([.$A27]-MOD([.$A27];[.B$1]))+[.B$1])*[.$H$2])" office:value-type="float" office:value="11.6026355344764">
            <text:p>11,6026355345</text:p>
          </table:table-cell>
          <table:table-cell table:formula="of:=[.$H$1]*EXP(-(([.$A27]-MOD([.$A27];[.C$1]))+[.C$1])*[.$H$2])" office:value-type="float" office:value="11.1421172362435">
            <text:p>11,1421172362</text:p>
          </table:table-cell>
          <table:table-cell table:formula="of:=[.$H$1]*EXP(-(([.$A27]-MOD([.$A27];[.D$1]))+[.D$1])*[.$H$2])" office:value-type="float" office:value="10.183128412151">
            <text:p>10,1831284122</text:p>
          </table:table-cell>
          <table:table-cell table:formula="of:=[.$H$1]*EXP(-(([.$A27]-MOD([.$A27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250">
            <text:p>1250</text:p>
          </table:table-cell>
          <table:table-cell table:formula="of:=[.$H$1]*EXP(-(([.$A28]-MOD([.$A28];[.B$1]))+[.B$1])*[.$H$2])" office:value-type="float" office:value="11.3444912485377">
            <text:p>11,3444912485</text:p>
          </table:table-cell>
          <table:table-cell table:formula="of:=[.$H$1]*EXP(-(([.$A28]-MOD([.$A28];[.C$1]))+[.C$1])*[.$H$2])" office:value-type="float" office:value="11.1421172362435">
            <text:p>11,1421172362</text:p>
          </table:table-cell>
          <table:table-cell table:formula="of:=[.$H$1]*EXP(-(([.$A28]-MOD([.$A28];[.D$1]))+[.D$1])*[.$H$2])" office:value-type="float" office:value="10.183128412151">
            <text:p>10,1831284122</text:p>
          </table:table-cell>
          <table:table-cell table:formula="of:=[.$H$1]*EXP(-(([.$A28]-MOD([.$A28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table:formula="of:=[.$H$1]*EXP(-(([.$A29]-MOD([.$A29];[.B$1]))+[.B$1])*[.$H$2])" office:value-type="float" office:value="11.0920903535867">
            <text:p>11,0920903536</text:p>
          </table:table-cell>
          <table:table-cell table:formula="of:=[.$H$1]*EXP(-(([.$A29]-MOD([.$A29];[.C$1]))+[.C$1])*[.$H$2])" office:value-type="float" office:value="10.6518360201379">
            <text:p>10,6518360201</text:p>
          </table:table-cell>
          <table:table-cell table:formula="of:=[.$H$1]*EXP(-(([.$A29]-MOD([.$A29];[.D$1]))+[.D$1])*[.$H$2])" office:value-type="float" office:value="10.183128412151">
            <text:p>10,1831284122</text:p>
          </table:table-cell>
          <table:table-cell table:formula="of:=[.$H$1]*EXP(-(([.$A29]-MOD([.$A29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350">
            <text:p>1350</text:p>
          </table:table-cell>
          <table:table-cell table:formula="of:=[.$H$1]*EXP(-(([.$A30]-MOD([.$A30];[.B$1]))+[.B$1])*[.$H$2])" office:value-type="float" office:value="10.8453050662797">
            <text:p>10,8453050663</text:p>
          </table:table-cell>
          <table:table-cell table:formula="of:=[.$H$1]*EXP(-(([.$A30]-MOD([.$A30];[.C$1]))+[.C$1])*[.$H$2])" office:value-type="float" office:value="10.6518360201379">
            <text:p>10,6518360201</text:p>
          </table:table-cell>
          <table:table-cell table:formula="of:=[.$H$1]*EXP(-(([.$A30]-MOD([.$A30];[.D$1]))+[.D$1])*[.$H$2])" office:value-type="float" office:value="10.183128412151">
            <text:p>10,1831284122</text:p>
          </table:table-cell>
          <table:table-cell table:formula="of:=[.$H$1]*EXP(-(([.$A30]-MOD([.$A30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table:formula="of:=[.$H$1]*EXP(-(([.$A31]-MOD([.$A31];[.B$1]))+[.B$1])*[.$H$2])" office:value-type="float" office:value="10.6040104462941">
            <text:p>10,6040104463</text:p>
          </table:table-cell>
          <table:table-cell table:formula="of:=[.$H$1]*EXP(-(([.$A31]-MOD([.$A31];[.C$1]))+[.C$1])*[.$H$2])" office:value-type="float" office:value="10.183128412151">
            <text:p>10,1831284122</text:p>
          </table:table-cell>
          <table:table-cell table:formula="of:=[.$H$1]*EXP(-(([.$A31]-MOD([.$A31];[.D$1]))+[.D$1])*[.$H$2])" office:value-type="float" office:value="10.183128412151">
            <text:p>10,1831284122</text:p>
          </table:table-cell>
          <table:table-cell table:formula="of:=[.$H$1]*EXP(-(([.$A31]-MOD([.$A31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450">
            <text:p>1450</text:p>
          </table:table-cell>
          <table:table-cell table:formula="of:=[.$H$1]*EXP(-(([.$A32]-MOD([.$A32];[.B$1]))+[.B$1])*[.$H$2])" office:value-type="float" office:value="10.3680843330751">
            <text:p>10,3680843331</text:p>
          </table:table-cell>
          <table:table-cell table:formula="of:=[.$H$1]*EXP(-(([.$A32]-MOD([.$A32];[.C$1]))+[.C$1])*[.$H$2])" office:value-type="float" office:value="10.183128412151">
            <text:p>10,1831284122</text:p>
          </table:table-cell>
          <table:table-cell table:formula="of:=[.$H$1]*EXP(-(([.$A32]-MOD([.$A32];[.D$1]))+[.D$1])*[.$H$2])" office:value-type="float" office:value="10.183128412151">
            <text:p>10,1831284122</text:p>
          </table:table-cell>
          <table:table-cell table:formula="of:=[.$H$1]*EXP(-(([.$A32]-MOD([.$A32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table:formula="of:=[.$H$1]*EXP(-(([.$A33]-MOD([.$A33];[.B$1]))+[.B$1])*[.$H$2])" office:value-type="float" office:value="10.137407283989">
            <text:p>10,137407284</text:p>
          </table:table-cell>
          <table:table-cell table:formula="of:=[.$H$1]*EXP(-(([.$A33]-MOD([.$A33];[.C$1]))+[.C$1])*[.$H$2])" office:value-type="float" office:value="9.73504511919943">
            <text:p>9,7350451192</text:p>
          </table:table-cell>
          <table:table-cell table:formula="of:=[.$H$1]*EXP(-(([.$A33]-MOD([.$A33];[.D$1]))+[.D$1])*[.$H$2])" office:value-type="float" office:value="8.13139319481198">
            <text:p>8,1313931948</text:p>
          </table:table-cell>
          <table:table-cell table:formula="of:=[.$H$1]*EXP(-(([.$A33]-MOD([.$A33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550">
            <text:p>1550</text:p>
          </table:table-cell>
          <table:table-cell table:formula="of:=[.$H$1]*EXP(-(([.$A34]-MOD([.$A34];[.B$1]))+[.B$1])*[.$H$2])" office:value-type="float" office:value="9.91186251385303">
            <text:p>9,9118625139</text:p>
          </table:table-cell>
          <table:table-cell table:formula="of:=[.$H$1]*EXP(-(([.$A34]-MOD([.$A34];[.C$1]))+[.C$1])*[.$H$2])" office:value-type="float" office:value="9.73504511919943">
            <text:p>9,7350451192</text:p>
          </table:table-cell>
          <table:table-cell table:formula="of:=[.$H$1]*EXP(-(([.$A34]-MOD([.$A34];[.D$1]))+[.D$1])*[.$H$2])" office:value-type="float" office:value="8.13139319481198">
            <text:p>8,1313931948</text:p>
          </table:table-cell>
          <table:table-cell table:formula="of:=[.$H$1]*EXP(-(([.$A34]-MOD([.$A34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formula="of:=[.$H$1]*EXP(-(([.$A35]-MOD([.$A35];[.B$1]))+[.B$1])*[.$H$2])" office:value-type="float" office:value="9.69133583581005">
            <text:p>9,6913358358</text:p>
          </table:table-cell>
          <table:table-cell table:formula="of:=[.$H$1]*EXP(-(([.$A35]-MOD([.$A35];[.C$1]))+[.C$1])*[.$H$2])" office:value-type="float" office:value="9.30667861948627">
            <text:p>9,3066786195</text:p>
          </table:table-cell>
          <table:table-cell table:formula="of:=[.$H$1]*EXP(-(([.$A35]-MOD([.$A35];[.D$1]))+[.D$1])*[.$H$2])" office:value-type="float" office:value="8.13139319481198">
            <text:p>8,1313931948</text:p>
          </table:table-cell>
          <table:table-cell table:formula="of:=[.$H$1]*EXP(-(([.$A35]-MOD([.$A35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650">
            <text:p>1650</text:p>
          </table:table-cell>
          <table:table-cell table:formula="of:=[.$H$1]*EXP(-(([.$A36]-MOD([.$A36];[.B$1]))+[.B$1])*[.$H$2])" office:value-type="float" office:value="9.47571560351939">
            <text:p>9,4757156035</text:p>
          </table:table-cell>
          <table:table-cell table:formula="of:=[.$H$1]*EXP(-(([.$A36]-MOD([.$A36];[.C$1]))+[.C$1])*[.$H$2])" office:value-type="float" office:value="9.30667861948627">
            <text:p>9,3066786195</text:p>
          </table:table-cell>
          <table:table-cell table:formula="of:=[.$H$1]*EXP(-(([.$A36]-MOD([.$A36];[.D$1]))+[.D$1])*[.$H$2])" office:value-type="float" office:value="8.13139319481198">
            <text:p>8,1313931948</text:p>
          </table:table-cell>
          <table:table-cell table:formula="of:=[.$H$1]*EXP(-(([.$A36]-MOD([.$A36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table:formula="of:=[.$H$1]*EXP(-(([.$A37]-MOD([.$A37];[.B$1]))+[.B$1])*[.$H$2])" office:value-type="float" office:value="9.26489265463329">
            <text:p>9,2648926546</text:p>
          </table:table-cell>
          <table:table-cell table:formula="of:=[.$H$1]*EXP(-(([.$A37]-MOD([.$A37];[.C$1]))+[.C$1])*[.$H$2])" office:value-type="float" office:value="8.89716132445882">
            <text:p>8,8971613245</text:p>
          </table:table-cell>
          <table:table-cell table:formula="of:=[.$H$1]*EXP(-(([.$A37]-MOD([.$A37];[.D$1]))+[.D$1])*[.$H$2])" office:value-type="float" office:value="8.13139319481198">
            <text:p>8,1313931948</text:p>
          </table:table-cell>
          <table:table-cell table:formula="of:=[.$H$1]*EXP(-(([.$A37]-MOD([.$A37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750">
            <text:p>1750</text:p>
          </table:table-cell>
          <table:table-cell table:formula="of:=[.$H$1]*EXP(-(([.$A38]-MOD([.$A38];[.B$1]))+[.B$1])*[.$H$2])" office:value-type="float" office:value="9.05876025553116">
            <text:p>9,0587602555</text:p>
          </table:table-cell>
          <table:table-cell table:formula="of:=[.$H$1]*EXP(-(([.$A38]-MOD([.$A38];[.C$1]))+[.C$1])*[.$H$2])" office:value-type="float" office:value="8.89716132445882">
            <text:p>8,8971613245</text:p>
          </table:table-cell>
          <table:table-cell table:formula="of:=[.$H$1]*EXP(-(([.$A38]-MOD([.$A38];[.D$1]))+[.D$1])*[.$H$2])" office:value-type="float" office:value="8.13139319481198">
            <text:p>8,1313931948</text:p>
          </table:table-cell>
          <table:table-cell table:formula="of:=[.$H$1]*EXP(-(([.$A38]-MOD([.$A38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table:formula="of:=[.$H$1]*EXP(-(([.$A39]-MOD([.$A39];[.B$1]))+[.B$1])*[.$H$2])" office:value-type="float" office:value="8.85721404728341">
            <text:p>8,8572140473</text:p>
          </table:table-cell>
          <table:table-cell table:formula="of:=[.$H$1]*EXP(-(([.$A39]-MOD([.$A39];[.C$1]))+[.C$1])*[.$H$2])" office:value-type="float" office:value="8.50566382164548">
            <text:p>8,5056638216</text:p>
          </table:table-cell>
          <table:table-cell table:formula="of:=[.$H$1]*EXP(-(([.$A39]-MOD([.$A39];[.D$1]))+[.D$1])*[.$H$2])" office:value-type="float" office:value="8.13139319481198">
            <text:p>8,1313931948</text:p>
          </table:table-cell>
          <table:table-cell table:formula="of:=[.$H$1]*EXP(-(([.$A39]-MOD([.$A39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850">
            <text:p>1850</text:p>
          </table:table-cell>
          <table:table-cell table:formula="of:=[.$H$1]*EXP(-(([.$A40]-MOD([.$A40];[.B$1]))+[.B$1])*[.$H$2])" office:value-type="float" office:value="8.66015199281755">
            <text:p>8,6601519928</text:p>
          </table:table-cell>
          <table:table-cell table:formula="of:=[.$H$1]*EXP(-(([.$A40]-MOD([.$A40];[.C$1]))+[.C$1])*[.$H$2])" office:value-type="float" office:value="8.50566382164548">
            <text:p>8,5056638216</text:p>
          </table:table-cell>
          <table:table-cell table:formula="of:=[.$H$1]*EXP(-(([.$A40]-MOD([.$A40];[.D$1]))+[.D$1])*[.$H$2])" office:value-type="float" office:value="8.13139319481198">
            <text:p>8,1313931948</text:p>
          </table:table-cell>
          <table:table-cell table:formula="of:=[.$H$1]*EXP(-(([.$A40]-MOD([.$A40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table:formula="of:=[.$H$1]*EXP(-(([.$A41]-MOD([.$A41];[.B$1]))+[.B$1])*[.$H$2])" office:value-type="float" office:value="8.4674743252597">
            <text:p>8,4674743253</text:p>
          </table:table-cell>
          <table:table-cell table:formula="of:=[.$H$1]*EXP(-(([.$A41]-MOD([.$A41];[.C$1]))+[.C$1])*[.$H$2])" office:value-type="float" office:value="8.13139319481198">
            <text:p>8,1313931948</text:p>
          </table:table-cell>
          <table:table-cell table:formula="of:=[.$H$1]*EXP(-(([.$A41]-MOD([.$A41];[.D$1]))+[.D$1])*[.$H$2])" office:value-type="float" office:value="8.13139319481198">
            <text:p>8,1313931948</text:p>
          </table:table-cell>
          <table:table-cell table:formula="of:=[.$H$1]*EXP(-(([.$A41]-MOD([.$A41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1950">
            <text:p>1950</text:p>
          </table:table-cell>
          <table:table-cell table:formula="of:=[.$H$1]*EXP(-(([.$A42]-MOD([.$A42];[.B$1]))+[.B$1])*[.$H$2])" office:value-type="float" office:value="8.27908349742548">
            <text:p>8,2790834974</text:p>
          </table:table-cell>
          <table:table-cell table:formula="of:=[.$H$1]*EXP(-(([.$A42]-MOD([.$A42];[.C$1]))+[.C$1])*[.$H$2])" office:value-type="float" office:value="8.13139319481198">
            <text:p>8,1313931948</text:p>
          </table:table-cell>
          <table:table-cell table:formula="of:=[.$H$1]*EXP(-(([.$A42]-MOD([.$A42];[.D$1]))+[.D$1])*[.$H$2])" office:value-type="float" office:value="8.13139319481198">
            <text:p>8,1313931948</text:p>
          </table:table-cell>
          <table:table-cell table:formula="of:=[.$H$1]*EXP(-(([.$A42]-MOD([.$A42];[.E$1]))+[.E$1])*[.$H$2])" office:value-type="float" office:value="8.13139319481198">
            <text:p>8,1313931948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table:formula="of:=[.$H$1]*EXP(-(([.$A43]-MOD([.$A43];[.B$1]))+[.B$1])*[.$H$2])" office:value-type="float" office:value="8.0948841324347">
            <text:p>8,0948841324</text:p>
          </table:table-cell>
          <table:table-cell table:formula="of:=[.$H$1]*EXP(-(([.$A43]-MOD([.$A43];[.C$1]))+[.C$1])*[.$H$2])" office:value-type="float" office:value="7.77359141803506">
            <text:p>7,773591418</text:p>
          </table:table-cell>
          <table:table-cell table:formula="of:=[.$H$1]*EXP(-(([.$A43]-MOD([.$A43];[.D$1]))+[.D$1])*[.$H$2])" office:value-type="float" office:value="6.493049347167">
            <text:p>6,4930493472</text:p>
          </table:table-cell>
          <table:table-cell table:formula="of:=[.$H$1]*EXP(-(([.$A43]-MOD([.$A43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050">
            <text:p>2050</text:p>
          </table:table-cell>
          <table:table-cell table:formula="of:=[.$H$1]*EXP(-(([.$A44]-MOD([.$A44];[.B$1]))+[.B$1])*[.$H$2])" office:value-type="float" office:value="7.91478297542473">
            <text:p>7,9147829754</text:p>
          </table:table-cell>
          <table:table-cell table:formula="of:=[.$H$1]*EXP(-(([.$A44]-MOD([.$A44];[.C$1]))+[.C$1])*[.$H$2])" office:value-type="float" office:value="7.77359141803506">
            <text:p>7,773591418</text:p>
          </table:table-cell>
          <table:table-cell table:formula="of:=[.$H$1]*EXP(-(([.$A44]-MOD([.$A44];[.D$1]))+[.D$1])*[.$H$2])" office:value-type="float" office:value="6.493049347167">
            <text:p>6,4930493472</text:p>
          </table:table-cell>
          <table:table-cell table:formula="of:=[.$H$1]*EXP(-(([.$A44]-MOD([.$A44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100">
            <text:p>2100</text:p>
          </table:table-cell>
          <table:table-cell table:formula="of:=[.$H$1]*EXP(-(([.$A45]-MOD([.$A45];[.B$1]))+[.B$1])*[.$H$2])" office:value-type="float" office:value="7.73868884633829">
            <text:p>7,7386888463</text:p>
          </table:table-cell>
          <table:table-cell table:formula="of:=[.$H$1]*EXP(-(([.$A45]-MOD([.$A45];[.C$1]))+[.C$1])*[.$H$2])" office:value-type="float" office:value="7.43153382044091">
            <text:p>7,4315338204</text:p>
          </table:table-cell>
          <table:table-cell table:formula="of:=[.$H$1]*EXP(-(([.$A45]-MOD([.$A45];[.D$1]))+[.D$1])*[.$H$2])" office:value-type="float" office:value="6.493049347167">
            <text:p>6,4930493472</text:p>
          </table:table-cell>
          <table:table-cell table:formula="of:=[.$H$1]*EXP(-(([.$A45]-MOD([.$A45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150">
            <text:p>2150</text:p>
          </table:table-cell>
          <table:table-cell table:formula="of:=[.$H$1]*EXP(-(([.$A46]-MOD([.$A46];[.B$1]))+[.B$1])*[.$H$2])" office:value-type="float" office:value="7.56651259376154">
            <text:p>7,5665125938</text:p>
          </table:table-cell>
          <table:table-cell table:formula="of:=[.$H$1]*EXP(-(([.$A46]-MOD([.$A46];[.C$1]))+[.C$1])*[.$H$2])" office:value-type="float" office:value="7.43153382044091">
            <text:p>7,4315338204</text:p>
          </table:table-cell>
          <table:table-cell table:formula="of:=[.$H$1]*EXP(-(([.$A46]-MOD([.$A46];[.D$1]))+[.D$1])*[.$H$2])" office:value-type="float" office:value="6.493049347167">
            <text:p>6,4930493472</text:p>
          </table:table-cell>
          <table:table-cell table:formula="of:=[.$H$1]*EXP(-(([.$A46]-MOD([.$A46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200">
            <text:p>2200</text:p>
          </table:table-cell>
          <table:table-cell table:formula="of:=[.$H$1]*EXP(-(([.$A47]-MOD([.$A47];[.B$1]))+[.B$1])*[.$H$2])" office:value-type="float" office:value="7.3981670497893">
            <text:p>7,3981670498</text:p>
          </table:table-cell>
          <table:table-cell table:formula="of:=[.$H$1]*EXP(-(([.$A47]-MOD([.$A47];[.C$1]))+[.C$1])*[.$H$2])" office:value-type="float" office:value="7.10452761849903">
            <text:p>7,1045276185</text:p>
          </table:table-cell>
          <table:table-cell table:formula="of:=[.$H$1]*EXP(-(([.$A47]-MOD([.$A47];[.D$1]))+[.D$1])*[.$H$2])" office:value-type="float" office:value="6.493049347167">
            <text:p>6,4930493472</text:p>
          </table:table-cell>
          <table:table-cell table:formula="of:=[.$H$1]*EXP(-(([.$A47]-MOD([.$A47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250">
            <text:p>2250</text:p>
          </table:table-cell>
          <table:table-cell table:formula="of:=[.$H$1]*EXP(-(([.$A48]-MOD([.$A48];[.B$1]))+[.B$1])*[.$H$2])" office:value-type="float" office:value="7.23356698589447">
            <text:p>7,2335669859</text:p>
          </table:table-cell>
          <table:table-cell table:formula="of:=[.$H$1]*EXP(-(([.$A48]-MOD([.$A48];[.C$1]))+[.C$1])*[.$H$2])" office:value-type="float" office:value="7.10452761849903">
            <text:p>7,1045276185</text:p>
          </table:table-cell>
          <table:table-cell table:formula="of:=[.$H$1]*EXP(-(([.$A48]-MOD([.$A48];[.D$1]))+[.D$1])*[.$H$2])" office:value-type="float" office:value="6.493049347167">
            <text:p>6,4930493472</text:p>
          </table:table-cell>
          <table:table-cell table:formula="of:=[.$H$1]*EXP(-(([.$A48]-MOD([.$A48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300">
            <text:p>2300</text:p>
          </table:table-cell>
          <table:table-cell table:formula="of:=[.$H$1]*EXP(-(([.$A49]-MOD([.$A49];[.B$1]))+[.B$1])*[.$H$2])" office:value-type="float" office:value="7.07262906977919">
            <text:p>7,0726290698</text:p>
          </table:table-cell>
          <table:table-cell table:formula="of:=[.$H$1]*EXP(-(([.$A49]-MOD([.$A49];[.C$1]))+[.C$1])*[.$H$2])" office:value-type="float" office:value="6.79191051289878">
            <text:p>6,7919105129</text:p>
          </table:table-cell>
          <table:table-cell table:formula="of:=[.$H$1]*EXP(-(([.$A49]-MOD([.$A49];[.D$1]))+[.D$1])*[.$H$2])" office:value-type="float" office:value="6.493049347167">
            <text:p>6,4930493472</text:p>
          </table:table-cell>
          <table:table-cell table:formula="of:=[.$H$1]*EXP(-(([.$A49]-MOD([.$A49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350">
            <text:p>2350</text:p>
          </table:table-cell>
          <table:table-cell table:formula="of:=[.$H$1]*EXP(-(([.$A50]-MOD([.$A50];[.B$1]))+[.B$1])*[.$H$2])" office:value-type="float" office:value="6.91527182318616">
            <text:p>6,9152718232</text:p>
          </table:table-cell>
          <table:table-cell table:formula="of:=[.$H$1]*EXP(-(([.$A50]-MOD([.$A50];[.C$1]))+[.C$1])*[.$H$2])" office:value-type="float" office:value="6.79191051289878">
            <text:p>6,7919105129</text:p>
          </table:table-cell>
          <table:table-cell table:formula="of:=[.$H$1]*EXP(-(([.$A50]-MOD([.$A50];[.D$1]))+[.D$1])*[.$H$2])" office:value-type="float" office:value="6.493049347167">
            <text:p>6,4930493472</text:p>
          </table:table-cell>
          <table:table-cell table:formula="of:=[.$H$1]*EXP(-(([.$A50]-MOD([.$A50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400">
            <text:p>2400</text:p>
          </table:table-cell>
          <table:table-cell table:formula="of:=[.$H$1]*EXP(-(([.$A51]-MOD([.$A51];[.B$1]))+[.B$1])*[.$H$2])" office:value-type="float" office:value="6.76141558064848">
            <text:p>6,7614155806</text:p>
          </table:table-cell>
          <table:table-cell table:formula="of:=[.$H$1]*EXP(-(([.$A51]-MOD([.$A51];[.C$1]))+[.C$1])*[.$H$2])" office:value-type="float" office:value="6.493049347167">
            <text:p>6,4930493472</text:p>
          </table:table-cell>
          <table:table-cell table:formula="of:=[.$H$1]*EXP(-(([.$A51]-MOD([.$A51];[.D$1]))+[.D$1])*[.$H$2])" office:value-type="float" office:value="6.493049347167">
            <text:p>6,4930493472</text:p>
          </table:table-cell>
          <table:table-cell table:formula="of:=[.$H$1]*EXP(-(([.$A51]-MOD([.$A51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450">
            <text:p>2450</text:p>
          </table:table-cell>
          <table:table-cell table:formula="of:=[.$H$1]*EXP(-(([.$A52]-MOD([.$A52];[.B$1]))+[.B$1])*[.$H$2])" office:value-type="float" office:value="6.61098244915735">
            <text:p>6,6109824492</text:p>
          </table:table-cell>
          <table:table-cell table:formula="of:=[.$H$1]*EXP(-(([.$A52]-MOD([.$A52];[.C$1]))+[.C$1])*[.$H$2])" office:value-type="float" office:value="6.493049347167">
            <text:p>6,4930493472</text:p>
          </table:table-cell>
          <table:table-cell table:formula="of:=[.$H$1]*EXP(-(([.$A52]-MOD([.$A52];[.D$1]))+[.D$1])*[.$H$2])" office:value-type="float" office:value="6.493049347167">
            <text:p>6,4930493472</text:p>
          </table:table-cell>
          <table:table-cell table:formula="of:=[.$H$1]*EXP(-(([.$A52]-MOD([.$A52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500">
            <text:p>2500</text:p>
          </table:table-cell>
          <table:table-cell table:formula="of:=[.$H$1]*EXP(-(([.$A53]-MOD([.$A53];[.B$1]))+[.B$1])*[.$H$2])" office:value-type="float" office:value="6.46389626872704">
            <text:p>6,4638962687</text:p>
          </table:table-cell>
          <table:table-cell table:formula="of:=[.$H$1]*EXP(-(([.$A53]-MOD([.$A53];[.C$1]))+[.C$1])*[.$H$2])" office:value-type="float" office:value="6.2073388253097">
            <text:p>6,2073388253</text:p>
          </table:table-cell>
          <table:table-cell table:formula="of:=[.$H$1]*EXP(-(([.$A53]-MOD([.$A53];[.D$1]))+[.D$1])*[.$H$2])" office:value-type="float" office:value="5.18480521291783">
            <text:p>5,1848052129</text:p>
          </table:table-cell>
          <table:table-cell table:formula="of:=[.$H$1]*EXP(-(([.$A53]-MOD([.$A53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550">
            <text:p>2550</text:p>
          </table:table-cell>
          <table:table-cell table:formula="of:=[.$H$1]*EXP(-(([.$A54]-MOD([.$A54];[.B$1]))+[.B$1])*[.$H$2])" office:value-type="float" office:value="6.32008257383725">
            <text:p>6,3200825738</text:p>
          </table:table-cell>
          <table:table-cell table:formula="of:=[.$H$1]*EXP(-(([.$A54]-MOD([.$A54];[.C$1]))+[.C$1])*[.$H$2])" office:value-type="float" office:value="6.2073388253097">
            <text:p>6,2073388253</text:p>
          </table:table-cell>
          <table:table-cell table:formula="of:=[.$H$1]*EXP(-(([.$A54]-MOD([.$A54];[.D$1]))+[.D$1])*[.$H$2])" office:value-type="float" office:value="5.18480521291783">
            <text:p>5,1848052129</text:p>
          </table:table-cell>
          <table:table-cell table:formula="of:=[.$H$1]*EXP(-(([.$A54]-MOD([.$A54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600">
            <text:p>2600</text:p>
          </table:table-cell>
          <table:table-cell table:formula="of:=[.$H$1]*EXP(-(([.$A55]-MOD([.$A55];[.B$1]))+[.B$1])*[.$H$2])" office:value-type="float" office:value="6.17946855573342">
            <text:p>6,1794685557</text:p>
          </table:table-cell>
          <table:table-cell table:formula="of:=[.$H$1]*EXP(-(([.$A55]-MOD([.$A55];[.C$1]))+[.C$1])*[.$H$2])" office:value-type="float" office:value="5.93420028588091">
            <text:p>5,9342002859</text:p>
          </table:table-cell>
          <table:table-cell table:formula="of:=[.$H$1]*EXP(-(([.$A55]-MOD([.$A55];[.D$1]))+[.D$1])*[.$H$2])" office:value-type="float" office:value="5.18480521291783">
            <text:p>5,1848052129</text:p>
          </table:table-cell>
          <table:table-cell table:formula="of:=[.$H$1]*EXP(-(([.$A55]-MOD([.$A55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650">
            <text:p>2650</text:p>
          </table:table-cell>
          <table:table-cell table:formula="of:=[.$H$1]*EXP(-(([.$A56]-MOD([.$A56];[.B$1]))+[.B$1])*[.$H$2])" office:value-type="float" office:value="6.04198302556567">
            <text:p>6,0419830256</text:p>
          </table:table-cell>
          <table:table-cell table:formula="of:=[.$H$1]*EXP(-(([.$A56]-MOD([.$A56];[.C$1]))+[.C$1])*[.$H$2])" office:value-type="float" office:value="5.93420028588091">
            <text:p>5,9342002859</text:p>
          </table:table-cell>
          <table:table-cell table:formula="of:=[.$H$1]*EXP(-(([.$A56]-MOD([.$A56];[.D$1]))+[.D$1])*[.$H$2])" office:value-type="float" office:value="5.18480521291783">
            <text:p>5,1848052129</text:p>
          </table:table-cell>
          <table:table-cell table:formula="of:=[.$H$1]*EXP(-(([.$A56]-MOD([.$A56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700">
            <text:p>2700</text:p>
          </table:table-cell>
          <table:table-cell table:formula="of:=[.$H$1]*EXP(-(([.$A57]-MOD([.$A57];[.B$1]))+[.B$1])*[.$H$2])" office:value-type="float" office:value="5.90755637834797">
            <text:p>5,9075563783</text:p>
          </table:table-cell>
          <table:table-cell table:formula="of:=[.$H$1]*EXP(-(([.$A57]-MOD([.$A57];[.C$1]))+[.C$1])*[.$H$2])" office:value-type="float" office:value="5.67308052999541">
            <text:p>5,67308053</text:p>
          </table:table-cell>
          <table:table-cell table:formula="of:=[.$H$1]*EXP(-(([.$A57]-MOD([.$A57];[.D$1]))+[.D$1])*[.$H$2])" office:value-type="float" office:value="5.18480521291783">
            <text:p>5,1848052129</text:p>
          </table:table-cell>
          <table:table-cell table:formula="of:=[.$H$1]*EXP(-(([.$A57]-MOD([.$A57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750">
            <text:p>2750</text:p>
          </table:table-cell>
          <table:table-cell table:formula="of:=[.$H$1]*EXP(-(([.$A58]-MOD([.$A58];[.B$1]))+[.B$1])*[.$H$2])" office:value-type="float" office:value="5.77612055771911">
            <text:p>5,7761205577</text:p>
          </table:table-cell>
          <table:table-cell table:formula="of:=[.$H$1]*EXP(-(([.$A58]-MOD([.$A58];[.C$1]))+[.C$1])*[.$H$2])" office:value-type="float" office:value="5.67308052999541">
            <text:p>5,67308053</text:p>
          </table:table-cell>
          <table:table-cell table:formula="of:=[.$H$1]*EXP(-(([.$A58]-MOD([.$A58];[.D$1]))+[.D$1])*[.$H$2])" office:value-type="float" office:value="5.18480521291783">
            <text:p>5,1848052129</text:p>
          </table:table-cell>
          <table:table-cell table:formula="of:=[.$H$1]*EXP(-(([.$A58]-MOD([.$A58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800">
            <text:p>2800</text:p>
          </table:table-cell>
          <table:table-cell table:formula="of:=[.$H$1]*EXP(-(([.$A59]-MOD([.$A59];[.B$1]))+[.B$1])*[.$H$2])" office:value-type="float" office:value="5.64760902148772">
            <text:p>5,6476090215</text:p>
          </table:table-cell>
          <table:table-cell table:formula="of:=[.$H$1]*EXP(-(([.$A59]-MOD([.$A59];[.C$1]))+[.C$1])*[.$H$2])" office:value-type="float" office:value="5.423450700912">
            <text:p>5,4234507009</text:p>
          </table:table-cell>
          <table:table-cell table:formula="of:=[.$H$1]*EXP(-(([.$A59]-MOD([.$A59];[.D$1]))+[.D$1])*[.$H$2])" office:value-type="float" office:value="5.18480521291783">
            <text:p>5,1848052129</text:p>
          </table:table-cell>
          <table:table-cell table:formula="of:=[.$H$1]*EXP(-(([.$A59]-MOD([.$A59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850">
            <text:p>2850</text:p>
          </table:table-cell>
          <table:table-cell table:formula="of:=[.$H$1]*EXP(-(([.$A60]-MOD([.$A60];[.B$1]))+[.B$1])*[.$H$2])" office:value-type="float" office:value="5.52195670794387">
            <text:p>5,5219567079</text:p>
          </table:table-cell>
          <table:table-cell table:formula="of:=[.$H$1]*EXP(-(([.$A60]-MOD([.$A60];[.C$1]))+[.C$1])*[.$H$2])" office:value-type="float" office:value="5.423450700912">
            <text:p>5,4234507009</text:p>
          </table:table-cell>
          <table:table-cell table:formula="of:=[.$H$1]*EXP(-(([.$A60]-MOD([.$A60];[.D$1]))+[.D$1])*[.$H$2])" office:value-type="float" office:value="5.18480521291783">
            <text:p>5,1848052129</text:p>
          </table:table-cell>
          <table:table-cell table:formula="of:=[.$H$1]*EXP(-(([.$A60]-MOD([.$A60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900">
            <text:p>2900</text:p>
          </table:table-cell>
          <table:table-cell table:formula="of:=[.$H$1]*EXP(-(([.$A61]-MOD([.$A61];[.B$1]))+[.B$1])*[.$H$2])" office:value-type="float" office:value="5.39910000292016">
            <text:p>5,3991000029</text:p>
          </table:table-cell>
          <table:table-cell table:formula="of:=[.$H$1]*EXP(-(([.$A61]-MOD([.$A61];[.C$1]))+[.C$1])*[.$H$2])" office:value-type="float" office:value="5.18480521291783">
            <text:p>5,1848052129</text:p>
          </table:table-cell>
          <table:table-cell table:formula="of:=[.$H$1]*EXP(-(([.$A61]-MOD([.$A61];[.D$1]))+[.D$1])*[.$H$2])" office:value-type="float" office:value="5.18480521291783">
            <text:p>5,1848052129</text:p>
          </table:table-cell>
          <table:table-cell table:formula="of:=[.$H$1]*EXP(-(([.$A61]-MOD([.$A61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2950">
            <text:p>2950</text:p>
          </table:table-cell>
          <table:table-cell table:formula="of:=[.$H$1]*EXP(-(([.$A62]-MOD([.$A62];[.B$1]))+[.B$1])*[.$H$2])" office:value-type="float" office:value="5.27897670758574">
            <text:p>5,2789767076</text:p>
          </table:table-cell>
          <table:table-cell table:formula="of:=[.$H$1]*EXP(-(([.$A62]-MOD([.$A62];[.C$1]))+[.C$1])*[.$H$2])" office:value-type="float" office:value="5.18480521291783">
            <text:p>5,1848052129</text:p>
          </table:table-cell>
          <table:table-cell table:formula="of:=[.$H$1]*EXP(-(([.$A62]-MOD([.$A62];[.D$1]))+[.D$1])*[.$H$2])" office:value-type="float" office:value="5.18480521291783">
            <text:p>5,1848052129</text:p>
          </table:table-cell>
          <table:table-cell table:formula="of:=[.$H$1]*EXP(-(([.$A62]-MOD([.$A62];[.E$1]))+[.E$1])*[.$H$2])" office:value-type="float" office:value="5.18480521291783">
            <text:p>5,1848052129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[.$H$1]*EXP(-(([.$A63]-MOD([.$A63];[.B$1]))+[.B$1])*[.$H$2])" office:value-type="float" office:value="5.16152600695676">
            <text:p>5,161526007</text:p>
          </table:table-cell>
          <table:table-cell table:formula="of:=[.$H$1]*EXP(-(([.$A63]-MOD([.$A63];[.C$1]))+[.C$1])*[.$H$2])" office:value-type="float" office:value="4.95666072734457">
            <text:p>4,9566607273</text:p>
          </table:table-cell>
          <table:table-cell table:formula="of:=[.$H$1]*EXP(-(([.$A63]-MOD([.$A63];[.D$1]))+[.D$1])*[.$H$2])" office:value-type="float" office:value="4.14015105362305">
            <text:p>4,1401510536</text:p>
          </table:table-cell>
          <table:table-cell table:formula="of:=[.$H$1]*EXP(-(([.$A63]-MOD([.$A63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050">
            <text:p>3050</text:p>
          </table:table-cell>
          <table:table-cell table:formula="of:=[.$H$1]*EXP(-(([.$A64]-MOD([.$A64];[.B$1]))+[.B$1])*[.$H$2])" office:value-type="float" office:value="5.04668843910755">
            <text:p>5,0466884391</text:p>
          </table:table-cell>
          <table:table-cell table:formula="of:=[.$H$1]*EXP(-(([.$A64]-MOD([.$A64];[.C$1]))+[.C$1])*[.$H$2])" office:value-type="float" office:value="4.95666072734457">
            <text:p>4,9566607273</text:p>
          </table:table-cell>
          <table:table-cell table:formula="of:=[.$H$1]*EXP(-(([.$A64]-MOD([.$A64];[.D$1]))+[.D$1])*[.$H$2])" office:value-type="float" office:value="4.14015105362305">
            <text:p>4,1401510536</text:p>
          </table:table-cell>
          <table:table-cell table:formula="of:=[.$H$1]*EXP(-(([.$A64]-MOD([.$A64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100">
            <text:p>3100</text:p>
          </table:table-cell>
          <table:table-cell table:formula="of:=[.$H$1]*EXP(-(([.$A65]-MOD([.$A65];[.B$1]))+[.B$1])*[.$H$2])" office:value-type="float" office:value="4.93440586506672">
            <text:p>4,9344058651</text:p>
          </table:table-cell>
          <table:table-cell table:formula="of:=[.$H$1]*EXP(-(([.$A65]-MOD([.$A65];[.C$1]))+[.C$1])*[.$H$2])" office:value-type="float" office:value="4.73855517364243">
            <text:p>4,7385551736</text:p>
          </table:table-cell>
          <table:table-cell table:formula="of:=[.$H$1]*EXP(-(([.$A65]-MOD([.$A65];[.D$1]))+[.D$1])*[.$H$2])" office:value-type="float" office:value="4.14015105362305">
            <text:p>4,1401510536</text:p>
          </table:table-cell>
          <table:table-cell table:formula="of:=[.$H$1]*EXP(-(([.$A65]-MOD([.$A65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150">
            <text:p>3150</text:p>
          </table:table-cell>
          <table:table-cell table:formula="of:=[.$H$1]*EXP(-(([.$A66]-MOD([.$A66];[.B$1]))+[.B$1])*[.$H$2])" office:value-type="float" office:value="4.82462143938304">
            <text:p>4,8246214394</text:p>
          </table:table-cell>
          <table:table-cell table:formula="of:=[.$H$1]*EXP(-(([.$A66]-MOD([.$A66];[.C$1]))+[.C$1])*[.$H$2])" office:value-type="float" office:value="4.73855517364243">
            <text:p>4,7385551736</text:p>
          </table:table-cell>
          <table:table-cell table:formula="of:=[.$H$1]*EXP(-(([.$A66]-MOD([.$A66];[.D$1]))+[.D$1])*[.$H$2])" office:value-type="float" office:value="4.14015105362305">
            <text:p>4,1401510536</text:p>
          </table:table-cell>
          <table:table-cell table:formula="of:=[.$H$1]*EXP(-(([.$A66]-MOD([.$A66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200">
            <text:p>3200</text:p>
          </table:table-cell>
          <table:table-cell table:formula="of:=[.$H$1]*EXP(-(([.$A67]-MOD([.$A67];[.B$1]))+[.B$1])*[.$H$2])" office:value-type="float" office:value="4.71727958134626">
            <text:p>4,7172795813</text:p>
          </table:table-cell>
          <table:table-cell table:formula="of:=[.$H$1]*EXP(-(([.$A67]-MOD([.$A67];[.C$1]))+[.C$1])*[.$H$2])" office:value-type="float" office:value="4.53004681352938">
            <text:p>4,5300468135</text:p>
          </table:table-cell>
          <table:table-cell table:formula="of:=[.$H$1]*EXP(-(([.$A67]-MOD([.$A67];[.D$1]))+[.D$1])*[.$H$2])" office:value-type="float" office:value="4.14015105362305">
            <text:p>4,1401510536</text:p>
          </table:table-cell>
          <table:table-cell table:formula="of:=[.$H$1]*EXP(-(([.$A67]-MOD([.$A67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250">
            <text:p>3250</text:p>
          </table:table-cell>
          <table:table-cell table:formula="of:=[.$H$1]*EXP(-(([.$A68]-MOD([.$A68];[.B$1]))+[.B$1])*[.$H$2])" office:value-type="float" office:value="4.61232594684817">
            <text:p>4,6123259468</text:p>
          </table:table-cell>
          <table:table-cell table:formula="of:=[.$H$1]*EXP(-(([.$A68]-MOD([.$A68];[.C$1]))+[.C$1])*[.$H$2])" office:value-type="float" office:value="4.53004681352938">
            <text:p>4,5300468135</text:p>
          </table:table-cell>
          <table:table-cell table:formula="of:=[.$H$1]*EXP(-(([.$A68]-MOD([.$A68];[.D$1]))+[.D$1])*[.$H$2])" office:value-type="float" office:value="4.14015105362305">
            <text:p>4,1401510536</text:p>
          </table:table-cell>
          <table:table-cell table:formula="of:=[.$H$1]*EXP(-(([.$A68]-MOD([.$A68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300">
            <text:p>3300</text:p>
          </table:table-cell>
          <table:table-cell table:formula="of:=[.$H$1]*EXP(-(([.$A69]-MOD([.$A69];[.B$1]))+[.B$1])*[.$H$2])" office:value-type="float" office:value="4.50970740086972">
            <text:p>4,5097074009</text:p>
          </table:table-cell>
          <table:table-cell table:formula="of:=[.$H$1]*EXP(-(([.$A69]-MOD([.$A69];[.C$1]))+[.C$1])*[.$H$2])" office:value-type="float" office:value="4.33071334632014">
            <text:p>4,3307133463</text:p>
          </table:table-cell>
          <table:table-cell table:formula="of:=[.$H$1]*EXP(-(([.$A69]-MOD([.$A69];[.D$1]))+[.D$1])*[.$H$2])" office:value-type="float" office:value="4.14015105362305">
            <text:p>4,1401510536</text:p>
          </table:table-cell>
          <table:table-cell table:formula="of:=[.$H$1]*EXP(-(([.$A69]-MOD([.$A69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350">
            <text:p>3350</text:p>
          </table:table-cell>
          <table:table-cell table:formula="of:=[.$H$1]*EXP(-(([.$A70]-MOD([.$A70];[.B$1]))+[.B$1])*[.$H$2])" office:value-type="float" office:value="4.40937199058032">
            <text:p>4,4093719906</text:p>
          </table:table-cell>
          <table:table-cell table:formula="of:=[.$H$1]*EXP(-(([.$A70]-MOD([.$A70];[.C$1]))+[.C$1])*[.$H$2])" office:value-type="float" office:value="4.33071334632014">
            <text:p>4,3307133463</text:p>
          </table:table-cell>
          <table:table-cell table:formula="of:=[.$H$1]*EXP(-(([.$A70]-MOD([.$A70];[.D$1]))+[.D$1])*[.$H$2])" office:value-type="float" office:value="4.14015105362305">
            <text:p>4,1401510536</text:p>
          </table:table-cell>
          <table:table-cell table:formula="of:=[.$H$1]*EXP(-(([.$A70]-MOD([.$A70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400">
            <text:p>3400</text:p>
          </table:table-cell>
          <table:table-cell table:formula="of:=[.$H$1]*EXP(-(([.$A71]-MOD([.$A71];[.B$1]))+[.B$1])*[.$H$2])" office:value-type="float" office:value="4.31126891903555">
            <text:p>4,311268919</text:p>
          </table:table-cell>
          <table:table-cell table:formula="of:=[.$H$1]*EXP(-(([.$A71]-MOD([.$A71];[.C$1]))+[.C$1])*[.$H$2])" office:value-type="float" office:value="4.14015105362305">
            <text:p>4,1401510536</text:p>
          </table:table-cell>
          <table:table-cell table:formula="of:=[.$H$1]*EXP(-(([.$A71]-MOD([.$A71];[.D$1]))+[.D$1])*[.$H$2])" office:value-type="float" office:value="4.14015105362305">
            <text:p>4,1401510536</text:p>
          </table:table-cell>
          <table:table-cell table:formula="of:=[.$H$1]*EXP(-(([.$A71]-MOD([.$A71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450">
            <text:p>3450</text:p>
          </table:table-cell>
          <table:table-cell table:formula="of:=[.$H$1]*EXP(-(([.$A72]-MOD([.$A72];[.B$1]))+[.B$1])*[.$H$2])" office:value-type="float" office:value="4.21534851946019">
            <text:p>4,2153485195</text:p>
          </table:table-cell>
          <table:table-cell table:formula="of:=[.$H$1]*EXP(-(([.$A72]-MOD([.$A72];[.C$1]))+[.C$1])*[.$H$2])" office:value-type="float" office:value="4.14015105362305">
            <text:p>4,1401510536</text:p>
          </table:table-cell>
          <table:table-cell table:formula="of:=[.$H$1]*EXP(-(([.$A72]-MOD([.$A72];[.D$1]))+[.D$1])*[.$H$2])" office:value-type="float" office:value="4.14015105362305">
            <text:p>4,1401510536</text:p>
          </table:table-cell>
          <table:table-cell table:formula="of:=[.$H$1]*EXP(-(([.$A72]-MOD([.$A72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500">
            <text:p>3500</text:p>
          </table:table-cell>
          <table:table-cell table:formula="of:=[.$H$1]*EXP(-(([.$A73]-MOD([.$A73];[.B$1]))+[.B$1])*[.$H$2])" office:value-type="float" office:value="4.1215622301033">
            <text:p>4,1215622301</text:p>
          </table:table-cell>
          <table:table-cell table:formula="of:=[.$H$1]*EXP(-(([.$A73]-MOD([.$A73];[.C$1]))+[.C$1])*[.$H$2])" office:value-type="float" office:value="3.95797398167229">
            <text:p>3,9579739817</text:p>
          </table:table-cell>
          <table:table-cell table:formula="of:=[.$H$1]*EXP(-(([.$A73]-MOD([.$A73];[.D$1]))+[.D$1])*[.$H$2])" office:value-type="float" office:value="3.30597776443173">
            <text:p>3,3059777644</text:p>
          </table:table-cell>
          <table:table-cell table:formula="of:=[.$H$1]*EXP(-(([.$A73]-MOD([.$A73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550">
            <text:p>3550</text:p>
          </table:table-cell>
          <table:table-cell table:formula="of:=[.$H$1]*EXP(-(([.$A74]-MOD([.$A74];[.B$1]))+[.B$1])*[.$H$2])" office:value-type="float" office:value="4.02986256965283">
            <text:p>4,0298625697</text:p>
          </table:table-cell>
          <table:table-cell table:formula="of:=[.$H$1]*EXP(-(([.$A74]-MOD([.$A74];[.C$1]))+[.C$1])*[.$H$2])" office:value-type="float" office:value="3.95797398167229">
            <text:p>3,9579739817</text:p>
          </table:table-cell>
          <table:table-cell table:formula="of:=[.$H$1]*EXP(-(([.$A74]-MOD([.$A74];[.D$1]))+[.D$1])*[.$H$2])" office:value-type="float" office:value="3.30597776443173">
            <text:p>3,3059777644</text:p>
          </table:table-cell>
          <table:table-cell table:formula="of:=[.$H$1]*EXP(-(([.$A74]-MOD([.$A74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table:formula="of:=[.$H$1]*EXP(-(([.$A75]-MOD([.$A75];[.B$1]))+[.B$1])*[.$H$2])" office:value-type="float" office:value="3.94020311319717">
            <text:p>3,9402031132</text:p>
          </table:table-cell>
          <table:table-cell table:formula="of:=[.$H$1]*EXP(-(([.$A75]-MOD([.$A75];[.C$1]))+[.C$1])*[.$H$2])" office:value-type="float" office:value="3.78381315963964">
            <text:p>3,7838131596</text:p>
          </table:table-cell>
          <table:table-cell table:formula="of:=[.$H$1]*EXP(-(([.$A75]-MOD([.$A75];[.D$1]))+[.D$1])*[.$H$2])" office:value-type="float" office:value="3.30597776443173">
            <text:p>3,3059777644</text:p>
          </table:table-cell>
          <table:table-cell table:formula="of:=[.$H$1]*EXP(-(([.$A75]-MOD([.$A75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650">
            <text:p>3650</text:p>
          </table:table-cell>
          <table:table-cell table:formula="of:=[.$H$1]*EXP(-(([.$A76]-MOD([.$A76];[.B$1]))+[.B$1])*[.$H$2])" office:value-type="float" office:value="3.85253846872157">
            <text:p>3,8525384687</text:p>
          </table:table-cell>
          <table:table-cell table:formula="of:=[.$H$1]*EXP(-(([.$A76]-MOD([.$A76];[.C$1]))+[.C$1])*[.$H$2])" office:value-type="float" office:value="3.78381315963964">
            <text:p>3,7838131596</text:p>
          </table:table-cell>
          <table:table-cell table:formula="of:=[.$H$1]*EXP(-(([.$A76]-MOD([.$A76];[.D$1]))+[.D$1])*[.$H$2])" office:value-type="float" office:value="3.30597776443173">
            <text:p>3,3059777644</text:p>
          </table:table-cell>
          <table:table-cell table:formula="of:=[.$H$1]*EXP(-(([.$A76]-MOD([.$A76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700">
            <text:p>3700</text:p>
          </table:table-cell>
          <table:table-cell table:formula="of:=[.$H$1]*EXP(-(([.$A77]-MOD([.$A77];[.B$1]))+[.B$1])*[.$H$2])" office:value-type="float" office:value="3.76682425412743">
            <text:p>3,7668242541</text:p>
          </table:table-cell>
          <table:table-cell table:formula="of:=[.$H$1]*EXP(-(([.$A77]-MOD([.$A77];[.C$1]))+[.C$1])*[.$H$2])" office:value-type="float" office:value="3.61731585234244">
            <text:p>3,6173158523</text:p>
          </table:table-cell>
          <table:table-cell table:formula="of:=[.$H$1]*EXP(-(([.$A77]-MOD([.$A77];[.D$1]))+[.D$1])*[.$H$2])" office:value-type="float" office:value="3.30597776443173">
            <text:p>3,3059777644</text:p>
          </table:table-cell>
          <table:table-cell table:formula="of:=[.$H$1]*EXP(-(([.$A77]-MOD([.$A77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750">
            <text:p>3750</text:p>
          </table:table-cell>
          <table:table-cell table:formula="of:=[.$H$1]*EXP(-(([.$A78]-MOD([.$A78];[.B$1]))+[.B$1])*[.$H$2])" office:value-type="float" office:value="3.68301707476296">
            <text:p>3,6830170748</text:p>
          </table:table-cell>
          <table:table-cell table:formula="of:=[.$H$1]*EXP(-(([.$A78]-MOD([.$A78];[.C$1]))+[.C$1])*[.$H$2])" office:value-type="float" office:value="3.61731585234244">
            <text:p>3,6173158523</text:p>
          </table:table-cell>
          <table:table-cell table:formula="of:=[.$H$1]*EXP(-(([.$A78]-MOD([.$A78];[.D$1]))+[.D$1])*[.$H$2])" office:value-type="float" office:value="3.30597776443173">
            <text:p>3,3059777644</text:p>
          </table:table-cell>
          <table:table-cell table:formula="of:=[.$H$1]*EXP(-(([.$A78]-MOD([.$A78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800">
            <text:p>3800</text:p>
          </table:table-cell>
          <table:table-cell table:formula="of:=[.$H$1]*EXP(-(([.$A79]-MOD([.$A79];[.B$1]))+[.B$1])*[.$H$2])" office:value-type="float" office:value="3.60107450145367">
            <text:p>3,6010745015</text:p>
          </table:table-cell>
          <table:table-cell table:formula="of:=[.$H$1]*EXP(-(([.$A79]-MOD([.$A79];[.C$1]))+[.C$1])*[.$H$2])" office:value-type="float" office:value="3.45814484583433">
            <text:p>3,4581448458</text:p>
          </table:table-cell>
          <table:table-cell table:formula="of:=[.$H$1]*EXP(-(([.$A79]-MOD([.$A79];[.D$1]))+[.D$1])*[.$H$2])" office:value-type="float" office:value="3.30597776443173">
            <text:p>3,3059777644</text:p>
          </table:table-cell>
          <table:table-cell table:formula="of:=[.$H$1]*EXP(-(([.$A79]-MOD([.$A79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850">
            <text:p>3850</text:p>
          </table:table-cell>
          <table:table-cell table:formula="of:=[.$H$1]*EXP(-(([.$A80]-MOD([.$A80];[.B$1]))+[.B$1])*[.$H$2])" office:value-type="float" office:value="3.5209550490217">
            <text:p>3,520955049</text:p>
          </table:table-cell>
          <table:table-cell table:formula="of:=[.$H$1]*EXP(-(([.$A80]-MOD([.$A80];[.C$1]))+[.C$1])*[.$H$2])" office:value-type="float" office:value="3.45814484583433">
            <text:p>3,4581448458</text:p>
          </table:table-cell>
          <table:table-cell table:formula="of:=[.$H$1]*EXP(-(([.$A80]-MOD([.$A80];[.D$1]))+[.D$1])*[.$H$2])" office:value-type="float" office:value="3.30597776443173">
            <text:p>3,3059777644</text:p>
          </table:table-cell>
          <table:table-cell table:formula="of:=[.$H$1]*EXP(-(([.$A80]-MOD([.$A80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900">
            <text:p>3900</text:p>
          </table:table-cell>
          <table:table-cell table:formula="of:=[.$H$1]*EXP(-(([.$A81]-MOD([.$A81];[.B$1]))+[.B$1])*[.$H$2])" office:value-type="float" office:value="3.44261815528309">
            <text:p>3,4426181553</text:p>
          </table:table-cell>
          <table:table-cell table:formula="of:=[.$H$1]*EXP(-(([.$A81]-MOD([.$A81];[.C$1]))+[.C$1])*[.$H$2])" office:value-type="float" office:value="3.30597776443173">
            <text:p>3,3059777644</text:p>
          </table:table-cell>
          <table:table-cell table:formula="of:=[.$H$1]*EXP(-(([.$A81]-MOD([.$A81];[.D$1]))+[.D$1])*[.$H$2])" office:value-type="float" office:value="3.30597776443173">
            <text:p>3,3059777644</text:p>
          </table:table-cell>
          <table:table-cell table:formula="of:=[.$H$1]*EXP(-(([.$A81]-MOD([.$A81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3950">
            <text:p>3950</text:p>
          </table:table-cell>
          <table:table-cell table:formula="of:=[.$H$1]*EXP(-(([.$A82]-MOD([.$A82];[.B$1]))+[.B$1])*[.$H$2])" office:value-type="float" office:value="3.36602416051229">
            <text:p>3,3660241605</text:p>
          </table:table-cell>
          <table:table-cell table:formula="of:=[.$H$1]*EXP(-(([.$A82]-MOD([.$A82];[.C$1]))+[.C$1])*[.$H$2])" office:value-type="float" office:value="3.30597776443173">
            <text:p>3,3059777644</text:p>
          </table:table-cell>
          <table:table-cell table:formula="of:=[.$H$1]*EXP(-(([.$A82]-MOD([.$A82];[.D$1]))+[.D$1])*[.$H$2])" office:value-type="float" office:value="3.30597776443173">
            <text:p>3,3059777644</text:p>
          </table:table-cell>
          <table:table-cell table:formula="of:=[.$H$1]*EXP(-(([.$A82]-MOD([.$A82];[.E$1]))+[.E$1])*[.$H$2])" office:value-type="float" office:value="3.30597776443173">
            <text:p>3,3059777644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table:formula="of:=[.$H$1]*EXP(-(([.$A83]-MOD([.$A83];[.B$1]))+[.B$1])*[.$H$2])" office:value-type="float" office:value="3.29113428736355">
            <text:p>3,2911342874</text:p>
          </table:table-cell>
          <table:table-cell table:formula="of:=[.$H$1]*EXP(-(([.$A83]-MOD([.$A83];[.C$1]))+[.C$1])*[.$H$2])" office:value-type="float" office:value="3.16050641779296">
            <text:p>3,1605064178</text:p>
          </table:table-cell>
          <table:table-cell table:formula="of:=[.$H$1]*EXP(-(([.$A83]-MOD([.$A83];[.D$1]))+[.D$1])*[.$H$2])" office:value-type="float" office:value="2.6398768637566">
            <text:p>2,6398768638</text:p>
          </table:table-cell>
          <table:table-cell table:formula="of:=[.$H$1]*EXP(-(([.$A83]-MOD([.$A83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050">
            <text:p>4050</text:p>
          </table:table-cell>
          <table:table-cell table:formula="of:=[.$H$1]*EXP(-(([.$A84]-MOD([.$A84];[.B$1]))+[.B$1])*[.$H$2])" office:value-type="float" office:value="3.21791062123912">
            <text:p>3,2179106212</text:p>
          </table:table-cell>
          <table:table-cell table:formula="of:=[.$H$1]*EXP(-(([.$A84]-MOD([.$A84];[.C$1]))+[.C$1])*[.$H$2])" office:value-type="float" office:value="3.16050641779296">
            <text:p>3,1605064178</text:p>
          </table:table-cell>
          <table:table-cell table:formula="of:=[.$H$1]*EXP(-(([.$A84]-MOD([.$A84];[.D$1]))+[.D$1])*[.$H$2])" office:value-type="float" office:value="2.6398768637566">
            <text:p>2,6398768638</text:p>
          </table:table-cell>
          <table:table-cell table:formula="of:=[.$H$1]*EXP(-(([.$A84]-MOD([.$A84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100">
            <text:p>4100</text:p>
          </table:table-cell>
          <table:table-cell table:formula="of:=[.$H$1]*EXP(-(([.$A85]-MOD([.$A85];[.B$1]))+[.B$1])*[.$H$2])" office:value-type="float" office:value="3.14631609109413">
            <text:p>3,1463160911</text:p>
          </table:table-cell>
          <table:table-cell table:formula="of:=[.$H$1]*EXP(-(([.$A85]-MOD([.$A85];[.C$1]))+[.C$1])*[.$H$2])" office:value-type="float" office:value="3.02143617672742">
            <text:p>3,0214361767</text:p>
          </table:table-cell>
          <table:table-cell table:formula="of:=[.$H$1]*EXP(-(([.$A85]-MOD([.$A85];[.D$1]))+[.D$1])*[.$H$2])" office:value-type="float" office:value="2.6398768637566">
            <text:p>2,6398768638</text:p>
          </table:table-cell>
          <table:table-cell table:formula="of:=[.$H$1]*EXP(-(([.$A85]-MOD([.$A85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150">
            <text:p>4150</text:p>
          </table:table-cell>
          <table:table-cell table:formula="of:=[.$H$1]*EXP(-(([.$A86]-MOD([.$A86];[.B$1]))+[.B$1])*[.$H$2])" office:value-type="float" office:value="3.07631445066858">
            <text:p>3,0763144507</text:p>
          </table:table-cell>
          <table:table-cell table:formula="of:=[.$H$1]*EXP(-(([.$A86]-MOD([.$A86];[.C$1]))+[.C$1])*[.$H$2])" office:value-type="float" office:value="3.02143617672742">
            <text:p>3,0214361767</text:p>
          </table:table-cell>
          <table:table-cell table:formula="of:=[.$H$1]*EXP(-(([.$A86]-MOD([.$A86];[.D$1]))+[.D$1])*[.$H$2])" office:value-type="float" office:value="2.6398768637566">
            <text:p>2,6398768638</text:p>
          </table:table-cell>
          <table:table-cell table:formula="of:=[.$H$1]*EXP(-(([.$A86]-MOD([.$A86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200">
            <text:p>4200</text:p>
          </table:table-cell>
          <table:table-cell table:formula="of:=[.$H$1]*EXP(-(([.$A87]-MOD([.$A87];[.B$1]))+[.B$1])*[.$H$2])" office:value-type="float" office:value="3.00787026013695">
            <text:p>3,0078702601</text:p>
          </table:table-cell>
          <table:table-cell table:formula="of:=[.$H$1]*EXP(-(([.$A87]-MOD([.$A87];[.C$1]))+[.C$1])*[.$H$2])" office:value-type="float" office:value="2.88848537647084">
            <text:p>2,8884853765</text:p>
          </table:table-cell>
          <table:table-cell table:formula="of:=[.$H$1]*EXP(-(([.$A87]-MOD([.$A87];[.D$1]))+[.D$1])*[.$H$2])" office:value-type="float" office:value="2.6398768637566">
            <text:p>2,6398768638</text:p>
          </table:table-cell>
          <table:table-cell table:formula="of:=[.$H$1]*EXP(-(([.$A87]-MOD([.$A87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250">
            <text:p>4250</text:p>
          </table:table-cell>
          <table:table-cell table:formula="of:=[.$H$1]*EXP(-(([.$A88]-MOD([.$A88];[.B$1]))+[.B$1])*[.$H$2])" office:value-type="float" office:value="2.94094886816594">
            <text:p>2,9409488682</text:p>
          </table:table-cell>
          <table:table-cell table:formula="of:=[.$H$1]*EXP(-(([.$A88]-MOD([.$A88];[.C$1]))+[.C$1])*[.$H$2])" office:value-type="float" office:value="2.88848537647084">
            <text:p>2,8884853765</text:p>
          </table:table-cell>
          <table:table-cell table:formula="of:=[.$H$1]*EXP(-(([.$A88]-MOD([.$A88];[.D$1]))+[.D$1])*[.$H$2])" office:value-type="float" office:value="2.6398768637566">
            <text:p>2,6398768638</text:p>
          </table:table-cell>
          <table:table-cell table:formula="of:=[.$H$1]*EXP(-(([.$A88]-MOD([.$A88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300">
            <text:p>4300</text:p>
          </table:table-cell>
          <table:table-cell table:formula="of:=[.$H$1]*EXP(-(([.$A89]-MOD([.$A89];[.B$1]))+[.B$1])*[.$H$2])" office:value-type="float" office:value="2.87551639437159">
            <text:p>2,8755163944</text:p>
          </table:table-cell>
          <table:table-cell table:formula="of:=[.$H$1]*EXP(-(([.$A89]-MOD([.$A89];[.C$1]))+[.C$1])*[.$H$2])" office:value-type="float" office:value="2.76138474621786">
            <text:p>2,7613847462</text:p>
          </table:table-cell>
          <table:table-cell table:formula="of:=[.$H$1]*EXP(-(([.$A89]-MOD([.$A89];[.D$1]))+[.D$1])*[.$H$2])" office:value-type="float" office:value="2.6398768637566">
            <text:p>2,6398768638</text:p>
          </table:table-cell>
          <table:table-cell table:formula="of:=[.$H$1]*EXP(-(([.$A89]-MOD([.$A89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350">
            <text:p>4350</text:p>
          </table:table-cell>
          <table:table-cell table:formula="of:=[.$H$1]*EXP(-(([.$A90]-MOD([.$A90];[.B$1]))+[.B$1])*[.$H$2])" office:value-type="float" office:value="2.81153971216655">
            <text:p>2,8115397122</text:p>
          </table:table-cell>
          <table:table-cell table:formula="of:=[.$H$1]*EXP(-(([.$A90]-MOD([.$A90];[.C$1]))+[.C$1])*[.$H$2])" office:value-type="float" office:value="2.76138474621786">
            <text:p>2,7613847462</text:p>
          </table:table-cell>
          <table:table-cell table:formula="of:=[.$H$1]*EXP(-(([.$A90]-MOD([.$A90];[.D$1]))+[.D$1])*[.$H$2])" office:value-type="float" office:value="2.6398768637566">
            <text:p>2,6398768638</text:p>
          </table:table-cell>
          <table:table-cell table:formula="of:=[.$H$1]*EXP(-(([.$A90]-MOD([.$A90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400">
            <text:p>4400</text:p>
          </table:table-cell>
          <table:table-cell table:formula="of:=[.$H$1]*EXP(-(([.$A91]-MOD([.$A91];[.B$1]))+[.B$1])*[.$H$2])" office:value-type="float" office:value="2.74898643198904">
            <text:p>2,748986432</text:p>
          </table:table-cell>
          <table:table-cell table:formula="of:=[.$H$1]*EXP(-(([.$A91]-MOD([.$A91];[.C$1]))+[.C$1])*[.$H$2])" office:value-type="float" office:value="2.6398768637566">
            <text:p>2,6398768638</text:p>
          </table:table-cell>
          <table:table-cell table:formula="of:=[.$H$1]*EXP(-(([.$A91]-MOD([.$A91];[.D$1]))+[.D$1])*[.$H$2])" office:value-type="float" office:value="2.6398768637566">
            <text:p>2,6398768638</text:p>
          </table:table-cell>
          <table:table-cell table:formula="of:=[.$H$1]*EXP(-(([.$A91]-MOD([.$A91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450">
            <text:p>4450</text:p>
          </table:table-cell>
          <table:table-cell table:formula="of:=[.$H$1]*EXP(-(([.$A92]-MOD([.$A92];[.B$1]))+[.B$1])*[.$H$2])" office:value-type="float" office:value="2.68782488490498">
            <text:p>2,6878248849</text:p>
          </table:table-cell>
          <table:table-cell table:formula="of:=[.$H$1]*EXP(-(([.$A92]-MOD([.$A92];[.C$1]))+[.C$1])*[.$H$2])" office:value-type="float" office:value="2.6398768637566">
            <text:p>2,6398768638</text:p>
          </table:table-cell>
          <table:table-cell table:formula="of:=[.$H$1]*EXP(-(([.$A92]-MOD([.$A92];[.D$1]))+[.D$1])*[.$H$2])" office:value-type="float" office:value="2.6398768637566">
            <text:p>2,6398768638</text:p>
          </table:table-cell>
          <table:table-cell table:formula="of:=[.$H$1]*EXP(-(([.$A92]-MOD([.$A92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500">
            <text:p>4500</text:p>
          </table:table-cell>
          <table:table-cell table:formula="of:=[.$H$1]*EXP(-(([.$A93]-MOD([.$A93];[.B$1]))+[.B$1])*[.$H$2])" office:value-type="float" office:value="2.62802410657488">
            <text:p>2,6280241066</text:p>
          </table:table-cell>
          <table:table-cell table:formula="of:=[.$H$1]*EXP(-(([.$A93]-MOD([.$A93];[.C$1]))+[.C$1])*[.$H$2])" office:value-type="float" office:value="2.52371563410077">
            <text:p>2,5237156341</text:p>
          </table:table-cell>
          <table:table-cell table:formula="of:=[.$H$1]*EXP(-(([.$A93]-MOD([.$A93];[.D$1]))+[.D$1])*[.$H$2])" office:value-type="float" office:value="2.10798449123729">
            <text:p>2,1079844912</text:p>
          </table:table-cell>
          <table:table-cell table:formula="of:=[.$H$1]*EXP(-(([.$A93]-MOD([.$A93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550">
            <text:p>4550</text:p>
          </table:table-cell>
          <table:table-cell table:formula="of:=[.$H$1]*EXP(-(([.$A94]-MOD([.$A94];[.B$1]))+[.B$1])*[.$H$2])" office:value-type="float" office:value="2.5695538215775">
            <text:p>2,5695538216</text:p>
          </table:table-cell>
          <table:table-cell table:formula="of:=[.$H$1]*EXP(-(([.$A94]-MOD([.$A94];[.C$1]))+[.C$1])*[.$H$2])" office:value-type="float" office:value="2.52371563410077">
            <text:p>2,5237156341</text:p>
          </table:table-cell>
          <table:table-cell table:formula="of:=[.$H$1]*EXP(-(([.$A94]-MOD([.$A94];[.D$1]))+[.D$1])*[.$H$2])" office:value-type="float" office:value="2.10798449123729">
            <text:p>2,1079844912</text:p>
          </table:table-cell>
          <table:table-cell table:formula="of:=[.$H$1]*EXP(-(([.$A94]-MOD([.$A94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600">
            <text:p>4600</text:p>
          </table:table-cell>
          <table:table-cell table:formula="of:=[.$H$1]*EXP(-(([.$A95]-MOD([.$A95];[.B$1]))+[.B$1])*[.$H$2])" office:value-type="float" office:value="2.51238442808227">
            <text:p>2,5123844281</text:p>
          </table:table-cell>
          <table:table-cell table:formula="of:=[.$H$1]*EXP(-(([.$A95]-MOD([.$A95];[.C$1]))+[.C$1])*[.$H$2])" office:value-type="float" office:value="2.41266579106317">
            <text:p>2,4126657911</text:p>
          </table:table-cell>
          <table:table-cell table:formula="of:=[.$H$1]*EXP(-(([.$A95]-MOD([.$A95];[.D$1]))+[.D$1])*[.$H$2])" office:value-type="float" office:value="2.10798449123729">
            <text:p>2,1079844912</text:p>
          </table:table-cell>
          <table:table-cell table:formula="of:=[.$H$1]*EXP(-(([.$A95]-MOD([.$A95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650">
            <text:p>4650</text:p>
          </table:table-cell>
          <table:table-cell table:formula="of:=[.$H$1]*EXP(-(([.$A96]-MOD([.$A96];[.B$1]))+[.B$1])*[.$H$2])" office:value-type="float" office:value="2.45648698286271">
            <text:p>2,4564869829</text:p>
          </table:table-cell>
          <table:table-cell table:formula="of:=[.$H$1]*EXP(-(([.$A96]-MOD([.$A96];[.C$1]))+[.C$1])*[.$H$2])" office:value-type="float" office:value="2.41266579106317">
            <text:p>2,4126657911</text:p>
          </table:table-cell>
          <table:table-cell table:formula="of:=[.$H$1]*EXP(-(([.$A96]-MOD([.$A96];[.D$1]))+[.D$1])*[.$H$2])" office:value-type="float" office:value="2.10798449123729">
            <text:p>2,1079844912</text:p>
          </table:table-cell>
          <table:table-cell table:formula="of:=[.$H$1]*EXP(-(([.$A96]-MOD([.$A96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700">
            <text:p>4700</text:p>
          </table:table-cell>
          <table:table-cell table:formula="of:=[.$H$1]*EXP(-(([.$A97]-MOD([.$A97];[.B$1]))+[.B$1])*[.$H$2])" office:value-type="float" office:value="2.40183318664334">
            <text:p>2,4018331866</text:p>
          </table:table-cell>
          <table:table-cell table:formula="of:=[.$H$1]*EXP(-(([.$A97]-MOD([.$A97];[.C$1]))+[.C$1])*[.$H$2])" office:value-type="float" office:value="2.30650242076125">
            <text:p>2,3065024208</text:p>
          </table:table-cell>
          <table:table-cell table:formula="of:=[.$H$1]*EXP(-(([.$A97]-MOD([.$A97];[.D$1]))+[.D$1])*[.$H$2])" office:value-type="float" office:value="2.10798449123729">
            <text:p>2,1079844912</text:p>
          </table:table-cell>
          <table:table-cell table:formula="of:=[.$H$1]*EXP(-(([.$A97]-MOD([.$A97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750">
            <text:p>4750</text:p>
          </table:table-cell>
          <table:table-cell table:formula="of:=[.$H$1]*EXP(-(([.$A98]-MOD([.$A98];[.B$1]))+[.B$1])*[.$H$2])" office:value-type="float" office:value="2.34839536977254">
            <text:p>2,3483953698</text:p>
          </table:table-cell>
          <table:table-cell table:formula="of:=[.$H$1]*EXP(-(([.$A98]-MOD([.$A98];[.C$1]))+[.C$1])*[.$H$2])" office:value-type="float" office:value="2.30650242076125">
            <text:p>2,3065024208</text:p>
          </table:table-cell>
          <table:table-cell table:formula="of:=[.$H$1]*EXP(-(([.$A98]-MOD([.$A98];[.D$1]))+[.D$1])*[.$H$2])" office:value-type="float" office:value="2.10798449123729">
            <text:p>2,1079844912</text:p>
          </table:table-cell>
          <table:table-cell table:formula="of:=[.$H$1]*EXP(-(([.$A98]-MOD([.$A98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800">
            <text:p>4800</text:p>
          </table:table-cell>
          <table:table-cell table:formula="of:=[.$H$1]*EXP(-(([.$A99]-MOD([.$A99];[.B$1]))+[.B$1])*[.$H$2])" office:value-type="float" office:value="2.2961464782142">
            <text:p>2,2961464782</text:p>
          </table:table-cell>
          <table:table-cell table:formula="of:=[.$H$1]*EXP(-(([.$A99]-MOD([.$A99];[.C$1]))+[.C$1])*[.$H$2])" office:value-type="float" office:value="2.2050105060897">
            <text:p>2,2050105061</text:p>
          </table:table-cell>
          <table:table-cell table:formula="of:=[.$H$1]*EXP(-(([.$A99]-MOD([.$A99];[.D$1]))+[.D$1])*[.$H$2])" office:value-type="float" office:value="2.10798449123729">
            <text:p>2,1079844912</text:p>
          </table:table-cell>
          <table:table-cell table:formula="of:=[.$H$1]*EXP(-(([.$A99]-MOD([.$A99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850">
            <text:p>4850</text:p>
          </table:table-cell>
          <table:table-cell table:formula="of:=[.$H$1]*EXP(-(([.$A100]-MOD([.$A100];[.B$1]))+[.B$1])*[.$H$2])" office:value-type="float" office:value="2.24506005985106">
            <text:p>2,2450600599</text:p>
          </table:table-cell>
          <table:table-cell table:formula="of:=[.$H$1]*EXP(-(([.$A100]-MOD([.$A100];[.C$1]))+[.C$1])*[.$H$2])" office:value-type="float" office:value="2.2050105060897">
            <text:p>2,2050105061</text:p>
          </table:table-cell>
          <table:table-cell table:formula="of:=[.$H$1]*EXP(-(([.$A100]-MOD([.$A100];[.D$1]))+[.D$1])*[.$H$2])" office:value-type="float" office:value="2.10798449123729">
            <text:p>2,1079844912</text:p>
          </table:table-cell>
          <table:table-cell table:formula="of:=[.$H$1]*EXP(-(([.$A100]-MOD([.$A100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900">
            <text:p>4900</text:p>
          </table:table-cell>
          <table:table-cell table:formula="of:=[.$H$1]*EXP(-(([.$A101]-MOD([.$A101];[.B$1]))+[.B$1])*[.$H$2])" office:value-type="float" office:value="2.19511025109272">
            <text:p>2,1951102511</text:p>
          </table:table-cell>
          <table:table-cell table:formula="of:=[.$H$1]*EXP(-(([.$A101]-MOD([.$A101];[.C$1]))+[.C$1])*[.$H$2])" office:value-type="float" office:value="2.10798449123729">
            <text:p>2,1079844912</text:p>
          </table:table-cell>
          <table:table-cell table:formula="of:=[.$H$1]*EXP(-(([.$A101]-MOD([.$A101];[.D$1]))+[.D$1])*[.$H$2])" office:value-type="float" office:value="2.10798449123729">
            <text:p>2,1079844912</text:p>
          </table:table-cell>
          <table:table-cell table:formula="of:=[.$H$1]*EXP(-(([.$A101]-MOD([.$A101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4950">
            <text:p>4950</text:p>
          </table:table-cell>
          <table:table-cell table:formula="of:=[.$H$1]*EXP(-(([.$A102]-MOD([.$A102];[.B$1]))+[.B$1])*[.$H$2])" office:value-type="float" office:value="2.14627176378168">
            <text:p>2,1462717638</text:p>
          </table:table-cell>
          <table:table-cell table:formula="of:=[.$H$1]*EXP(-(([.$A102]-MOD([.$A102];[.C$1]))+[.C$1])*[.$H$2])" office:value-type="float" office:value="2.10798449123729">
            <text:p>2,1079844912</text:p>
          </table:table-cell>
          <table:table-cell table:formula="of:=[.$H$1]*EXP(-(([.$A102]-MOD([.$A102];[.D$1]))+[.D$1])*[.$H$2])" office:value-type="float" office:value="2.10798449123729">
            <text:p>2,1079844912</text:p>
          </table:table-cell>
          <table:table-cell table:formula="of:=[.$H$1]*EXP(-(([.$A102]-MOD([.$A102];[.E$1]))+[.E$1])*[.$H$2])" office:value-type="float" office:value="2.10798449123729">
            <text:p>2,1079844912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[.$H$1]*EXP(-(([.$A103]-MOD([.$A103];[.B$1]))+[.B$1])*[.$H$2])" office:value-type="float" office:value="2.09851987239066">
            <text:p>2,0985198724</text:p>
          </table:table-cell>
          <table:table-cell table:formula="of:=[.$H$1]*EXP(-(([.$A103]-MOD([.$A103];[.C$1]))+[.C$1])*[.$H$2])" office:value-type="float" office:value="2.01522786536607">
            <text:p>2,0152278654</text:p>
          </table:table-cell>
          <table:table-cell table:formula="of:=[.$H$1]*EXP(-(([.$A103]-MOD([.$A103];[.D$1]))+[.D$1])*[.$H$2])" office:value-type="float" office:value="1.68325980514621">
            <text:p>1,6832598051</text:p>
          </table:table-cell>
          <table:table-cell table:formula="of:=[.$H$1]*EXP(-(([.$A103]-MOD([.$A103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050">
            <text:p>5050</text:p>
          </table:table-cell>
          <table:table-cell table:formula="of:=[.$H$1]*EXP(-(([.$A104]-MOD([.$A104];[.B$1]))+[.B$1])*[.$H$2])" office:value-type="float" office:value="2.05183040150477">
            <text:p>2,0518304015</text:p>
          </table:table-cell>
          <table:table-cell table:formula="of:=[.$H$1]*EXP(-(([.$A104]-MOD([.$A104];[.C$1]))+[.C$1])*[.$H$2])" office:value-type="float" office:value="2.01522786536607">
            <text:p>2,0152278654</text:p>
          </table:table-cell>
          <table:table-cell table:formula="of:=[.$H$1]*EXP(-(([.$A104]-MOD([.$A104];[.D$1]))+[.D$1])*[.$H$2])" office:value-type="float" office:value="1.68325980514621">
            <text:p>1,6832598051</text:p>
          </table:table-cell>
          <table:table-cell table:formula="of:=[.$H$1]*EXP(-(([.$A104]-MOD([.$A104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100">
            <text:p>5100</text:p>
          </table:table-cell>
          <table:table-cell table:formula="of:=[.$H$1]*EXP(-(([.$A105]-MOD([.$A105];[.B$1]))+[.B$1])*[.$H$2])" office:value-type="float" office:value="2.00617971358219">
            <text:p>2,0061797136</text:p>
          </table:table-cell>
          <table:table-cell table:formula="of:=[.$H$1]*EXP(-(([.$A105]-MOD([.$A105];[.C$1]))+[.C$1])*[.$H$2])" office:value-type="float" office:value="1.92655276460986">
            <text:p>1,9265527646</text:p>
          </table:table-cell>
          <table:table-cell table:formula="of:=[.$H$1]*EXP(-(([.$A105]-MOD([.$A105];[.D$1]))+[.D$1])*[.$H$2])" office:value-type="float" office:value="1.68325980514621">
            <text:p>1,6832598051</text:p>
          </table:table-cell>
          <table:table-cell table:formula="of:=[.$H$1]*EXP(-(([.$A105]-MOD([.$A105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150">
            <text:p>5150</text:p>
          </table:table-cell>
          <table:table-cell table:formula="of:=[.$H$1]*EXP(-(([.$A106]-MOD([.$A106];[.B$1]))+[.B$1])*[.$H$2])" office:value-type="float" office:value="1.96154469698716">
            <text:p>1,961544697</text:p>
          </table:table-cell>
          <table:table-cell table:formula="of:=[.$H$1]*EXP(-(([.$A106]-MOD([.$A106];[.C$1]))+[.C$1])*[.$H$2])" office:value-type="float" office:value="1.92655276460986">
            <text:p>1,9265527646</text:p>
          </table:table-cell>
          <table:table-cell table:formula="of:=[.$H$1]*EXP(-(([.$A106]-MOD([.$A106];[.D$1]))+[.D$1])*[.$H$2])" office:value-type="float" office:value="1.68325980514621">
            <text:p>1,6832598051</text:p>
          </table:table-cell>
          <table:table-cell table:formula="of:=[.$H$1]*EXP(-(([.$A106]-MOD([.$A106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200">
            <text:p>5200</text:p>
          </table:table-cell>
          <table:table-cell table:formula="of:=[.$H$1]*EXP(-(([.$A107]-MOD([.$A107];[.B$1]))+[.B$1])*[.$H$2])" office:value-type="float" office:value="1.91790275428922">
            <text:p>1,9179027543</text:p>
          </table:table-cell>
          <table:table-cell table:formula="of:=[.$H$1]*EXP(-(([.$A107]-MOD([.$A107];[.C$1]))+[.C$1])*[.$H$2])" office:value-type="float" office:value="1.84177959158562">
            <text:p>1,8417795916</text:p>
          </table:table-cell>
          <table:table-cell table:formula="of:=[.$H$1]*EXP(-(([.$A107]-MOD([.$A107];[.D$1]))+[.D$1])*[.$H$2])" office:value-type="float" office:value="1.68325980514621">
            <text:p>1,6832598051</text:p>
          </table:table-cell>
          <table:table-cell table:formula="of:=[.$H$1]*EXP(-(([.$A107]-MOD([.$A107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250">
            <text:p>5250</text:p>
          </table:table-cell>
          <table:table-cell table:formula="of:=[.$H$1]*EXP(-(([.$A108]-MOD([.$A108];[.B$1]))+[.B$1])*[.$H$2])" office:value-type="float" office:value="1.8752317908228">
            <text:p>1,8752317908</text:p>
          </table:table-cell>
          <table:table-cell table:formula="of:=[.$H$1]*EXP(-(([.$A108]-MOD([.$A108];[.C$1]))+[.C$1])*[.$H$2])" office:value-type="float" office:value="1.84177959158562">
            <text:p>1,8417795916</text:p>
          </table:table-cell>
          <table:table-cell table:formula="of:=[.$H$1]*EXP(-(([.$A108]-MOD([.$A108];[.D$1]))+[.D$1])*[.$H$2])" office:value-type="float" office:value="1.68325980514621">
            <text:p>1,6832598051</text:p>
          </table:table-cell>
          <table:table-cell table:formula="of:=[.$H$1]*EXP(-(([.$A108]-MOD([.$A108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300">
            <text:p>5300</text:p>
          </table:table-cell>
          <table:table-cell table:formula="of:=[.$H$1]*EXP(-(([.$A109]-MOD([.$A109];[.B$1]))+[.B$1])*[.$H$2])" office:value-type="float" office:value="1.83351020350126">
            <text:p>1,8335102035</text:p>
          </table:table-cell>
          <table:table-cell table:formula="of:=[.$H$1]*EXP(-(([.$A109]-MOD([.$A109];[.C$1]))+[.C$1])*[.$H$2])" office:value-type="float" office:value="1.76073665164745">
            <text:p>1,7607366516</text:p>
          </table:table-cell>
          <table:table-cell table:formula="of:=[.$H$1]*EXP(-(([.$A109]-MOD([.$A109];[.D$1]))+[.D$1])*[.$H$2])" office:value-type="float" office:value="1.68325980514621">
            <text:p>1,6832598051</text:p>
          </table:table-cell>
          <table:table-cell table:formula="of:=[.$H$1]*EXP(-(([.$A109]-MOD([.$A109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350">
            <text:p>5350</text:p>
          </table:table-cell>
          <table:table-cell table:formula="of:=[.$H$1]*EXP(-(([.$A110]-MOD([.$A110];[.B$1]))+[.B$1])*[.$H$2])" office:value-type="float" office:value="1.79271686987997">
            <text:p>1,7927168699</text:p>
          </table:table-cell>
          <table:table-cell table:formula="of:=[.$H$1]*EXP(-(([.$A110]-MOD([.$A110];[.C$1]))+[.C$1])*[.$H$2])" office:value-type="float" office:value="1.76073665164745">
            <text:p>1,7607366516</text:p>
          </table:table-cell>
          <table:table-cell table:formula="of:=[.$H$1]*EXP(-(([.$A110]-MOD([.$A110];[.D$1]))+[.D$1])*[.$H$2])" office:value-type="float" office:value="1.68325980514621">
            <text:p>1,6832598051</text:p>
          </table:table-cell>
          <table:table-cell table:formula="of:=[.$H$1]*EXP(-(([.$A110]-MOD([.$A110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400">
            <text:p>5400</text:p>
          </table:table-cell>
          <table:table-cell table:formula="of:=[.$H$1]*EXP(-(([.$A111]-MOD([.$A111];[.B$1]))+[.B$1])*[.$H$2])" office:value-type="float" office:value="1.7528311374625">
            <text:p>1,7528311375</text:p>
          </table:table-cell>
          <table:table-cell table:formula="of:=[.$H$1]*EXP(-(([.$A111]-MOD([.$A111];[.C$1]))+[.C$1])*[.$H$2])" office:value-type="float" office:value="1.68325980514621">
            <text:p>1,6832598051</text:p>
          </table:table-cell>
          <table:table-cell table:formula="of:=[.$H$1]*EXP(-(([.$A111]-MOD([.$A111];[.D$1]))+[.D$1])*[.$H$2])" office:value-type="float" office:value="1.68325980514621">
            <text:p>1,6832598051</text:p>
          </table:table-cell>
          <table:table-cell table:formula="of:=[.$H$1]*EXP(-(([.$A111]-MOD([.$A111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450">
            <text:p>5450</text:p>
          </table:table-cell>
          <table:table-cell table:formula="of:=[.$H$1]*EXP(-(([.$A112]-MOD([.$A112];[.B$1]))+[.B$1])*[.$H$2])" office:value-type="float" office:value="1.71383281324497">
            <text:p>1,7138328132</text:p>
          </table:table-cell>
          <table:table-cell table:formula="of:=[.$H$1]*EXP(-(([.$A112]-MOD([.$A112];[.C$1]))+[.C$1])*[.$H$2])" office:value-type="float" office:value="1.68325980514621">
            <text:p>1,6832598051</text:p>
          </table:table-cell>
          <table:table-cell table:formula="of:=[.$H$1]*EXP(-(([.$A112]-MOD([.$A112];[.D$1]))+[.D$1])*[.$H$2])" office:value-type="float" office:value="1.68325980514621">
            <text:p>1,6832598051</text:p>
          </table:table-cell>
          <table:table-cell table:formula="of:=[.$H$1]*EXP(-(([.$A112]-MOD([.$A112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500">
            <text:p>5500</text:p>
          </table:table-cell>
          <table:table-cell table:formula="of:=[.$H$1]*EXP(-(([.$A113]-MOD([.$A113];[.B$1]))+[.B$1])*[.$H$2])" office:value-type="float" office:value="1.6757021534928">
            <text:p>1,6757021535</text:p>
          </table:table-cell>
          <table:table-cell table:formula="of:=[.$H$1]*EXP(-(([.$A113]-MOD([.$A113];[.C$1]))+[.C$1])*[.$H$2])" office:value-type="float" office:value="1.60919213499065">
            <text:p>1,609192135</text:p>
          </table:table-cell>
          <table:table-cell table:formula="of:=[.$H$1]*EXP(-(([.$A113]-MOD([.$A113];[.D$1]))+[.D$1])*[.$H$2])" office:value-type="float" office:value="1.344110254795">
            <text:p>1,3441102548</text:p>
          </table:table-cell>
          <table:table-cell table:formula="of:=[.$H$1]*EXP(-(([.$A113]-MOD([.$A113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550">
            <text:p>5550</text:p>
          </table:table-cell>
          <table:table-cell table:formula="of:=[.$H$1]*EXP(-(([.$A114]-MOD([.$A114];[.B$1]))+[.B$1])*[.$H$2])" office:value-type="float" office:value="1.63841985374513">
            <text:p>1,6384198537</text:p>
          </table:table-cell>
          <table:table-cell table:formula="of:=[.$H$1]*EXP(-(([.$A114]-MOD([.$A114];[.C$1]))+[.C$1])*[.$H$2])" office:value-type="float" office:value="1.60919213499065">
            <text:p>1,609192135</text:p>
          </table:table-cell>
          <table:table-cell table:formula="of:=[.$H$1]*EXP(-(([.$A114]-MOD([.$A114];[.D$1]))+[.D$1])*[.$H$2])" office:value-type="float" office:value="1.344110254795">
            <text:p>1,3441102548</text:p>
          </table:table-cell>
          <table:table-cell table:formula="of:=[.$H$1]*EXP(-(([.$A114]-MOD([.$A114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600">
            <text:p>5600</text:p>
          </table:table-cell>
          <table:table-cell table:formula="of:=[.$H$1]*EXP(-(([.$A115]-MOD([.$A115];[.B$1]))+[.B$1])*[.$H$2])" office:value-type="float" office:value="1.60196703904142">
            <text:p>1,601967039</text:p>
          </table:table-cell>
          <table:table-cell table:formula="of:=[.$H$1]*EXP(-(([.$A115]-MOD([.$A115];[.C$1]))+[.C$1])*[.$H$2])" office:value-type="float" office:value="1.53838362883669">
            <text:p>1,5383836288</text:p>
          </table:table-cell>
          <table:table-cell table:formula="of:=[.$H$1]*EXP(-(([.$A115]-MOD([.$A115];[.D$1]))+[.D$1])*[.$H$2])" office:value-type="float" office:value="1.344110254795">
            <text:p>1,3441102548</text:p>
          </table:table-cell>
          <table:table-cell table:formula="of:=[.$H$1]*EXP(-(([.$A115]-MOD([.$A115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650">
            <text:p>5650</text:p>
          </table:table-cell>
          <table:table-cell table:formula="of:=[.$H$1]*EXP(-(([.$A116]-MOD([.$A116];[.B$1]))+[.B$1])*[.$H$2])" office:value-type="float" office:value="1.5663252543657">
            <text:p>1,5663252544</text:p>
          </table:table-cell>
          <table:table-cell table:formula="of:=[.$H$1]*EXP(-(([.$A116]-MOD([.$A116];[.C$1]))+[.C$1])*[.$H$2])" office:value-type="float" office:value="1.53838362883669">
            <text:p>1,5383836288</text:p>
          </table:table-cell>
          <table:table-cell table:formula="of:=[.$H$1]*EXP(-(([.$A116]-MOD([.$A116];[.D$1]))+[.D$1])*[.$H$2])" office:value-type="float" office:value="1.344110254795">
            <text:p>1,3441102548</text:p>
          </table:table-cell>
          <table:table-cell table:formula="of:=[.$H$1]*EXP(-(([.$A116]-MOD([.$A116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700">
            <text:p>5700</text:p>
          </table:table-cell>
          <table:table-cell table:formula="of:=[.$H$1]*EXP(-(([.$A117]-MOD([.$A117];[.B$1]))+[.B$1])*[.$H$2])" office:value-type="float" office:value="1.53147645530323">
            <text:p>1,5314764553</text:p>
          </table:table-cell>
          <table:table-cell table:formula="of:=[.$H$1]*EXP(-(([.$A117]-MOD([.$A117];[.C$1]))+[.C$1])*[.$H$2])" office:value-type="float" office:value="1.47069087526114">
            <text:p>1,4706908753</text:p>
          </table:table-cell>
          <table:table-cell table:formula="of:=[.$H$1]*EXP(-(([.$A117]-MOD([.$A117];[.D$1]))+[.D$1])*[.$H$2])" office:value-type="float" office:value="1.344110254795">
            <text:p>1,3441102548</text:p>
          </table:table-cell>
          <table:table-cell table:formula="of:=[.$H$1]*EXP(-(([.$A117]-MOD([.$A117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750">
            <text:p>5750</text:p>
          </table:table-cell>
          <table:table-cell table:formula="of:=[.$H$1]*EXP(-(([.$A118]-MOD([.$A118];[.B$1]))+[.B$1])*[.$H$2])" office:value-type="float" office:value="1.4974029989052">
            <text:p>1,4974029989</text:p>
          </table:table-cell>
          <table:table-cell table:formula="of:=[.$H$1]*EXP(-(([.$A118]-MOD([.$A118];[.C$1]))+[.C$1])*[.$H$2])" office:value-type="float" office:value="1.47069087526114">
            <text:p>1,4706908753</text:p>
          </table:table-cell>
          <table:table-cell table:formula="of:=[.$H$1]*EXP(-(([.$A118]-MOD([.$A118];[.D$1]))+[.D$1])*[.$H$2])" office:value-type="float" office:value="1.344110254795">
            <text:p>1,3441102548</text:p>
          </table:table-cell>
          <table:table-cell table:formula="of:=[.$H$1]*EXP(-(([.$A118]-MOD([.$A118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800">
            <text:p>5800</text:p>
          </table:table-cell>
          <table:table-cell table:formula="of:=[.$H$1]*EXP(-(([.$A119]-MOD([.$A119];[.B$1]))+[.B$1])*[.$H$2])" office:value-type="float" office:value="1.46408763475657">
            <text:p>1,4640876348</text:p>
          </table:table-cell>
          <table:table-cell table:formula="of:=[.$H$1]*EXP(-(([.$A119]-MOD([.$A119];[.C$1]))+[.C$1])*[.$H$2])" office:value-type="float" office:value="1.40597677330457">
            <text:p>1,4059767733</text:p>
          </table:table-cell>
          <table:table-cell table:formula="of:=[.$H$1]*EXP(-(([.$A119]-MOD([.$A119];[.D$1]))+[.D$1])*[.$H$2])" office:value-type="float" office:value="1.344110254795">
            <text:p>1,3441102548</text:p>
          </table:table-cell>
          <table:table-cell table:formula="of:=[.$H$1]*EXP(-(([.$A119]-MOD([.$A119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850">
            <text:p>5850</text:p>
          </table:table-cell>
          <table:table-cell table:formula="of:=[.$H$1]*EXP(-(([.$A120]-MOD([.$A120];[.B$1]))+[.B$1])*[.$H$2])" office:value-type="float" office:value="1.4315134962427">
            <text:p>1,4315134962</text:p>
          </table:table-cell>
          <table:table-cell table:formula="of:=[.$H$1]*EXP(-(([.$A120]-MOD([.$A120];[.C$1]))+[.C$1])*[.$H$2])" office:value-type="float" office:value="1.40597677330457">
            <text:p>1,4059767733</text:p>
          </table:table-cell>
          <table:table-cell table:formula="of:=[.$H$1]*EXP(-(([.$A120]-MOD([.$A120];[.D$1]))+[.D$1])*[.$H$2])" office:value-type="float" office:value="1.344110254795">
            <text:p>1,3441102548</text:p>
          </table:table-cell>
          <table:table-cell table:formula="of:=[.$H$1]*EXP(-(([.$A120]-MOD([.$A120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900">
            <text:p>5900</text:p>
          </table:table-cell>
          <table:table-cell table:formula="of:=[.$H$1]*EXP(-(([.$A121]-MOD([.$A121];[.B$1]))+[.B$1])*[.$H$2])" office:value-type="float" office:value="1.39966409201026">
            <text:p>1,399664092</text:p>
          </table:table-cell>
          <table:table-cell table:formula="of:=[.$H$1]*EXP(-(([.$A121]-MOD([.$A121];[.C$1]))+[.C$1])*[.$H$2])" office:value-type="float" office:value="1.344110254795">
            <text:p>1,3441102548</text:p>
          </table:table-cell>
          <table:table-cell table:formula="of:=[.$H$1]*EXP(-(([.$A121]-MOD([.$A121];[.D$1]))+[.D$1])*[.$H$2])" office:value-type="float" office:value="1.344110254795">
            <text:p>1,3441102548</text:p>
          </table:table-cell>
          <table:table-cell table:formula="of:=[.$H$1]*EXP(-(([.$A121]-MOD([.$A121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5950">
            <text:p>5950</text:p>
          </table:table-cell>
          <table:table-cell table:formula="of:=[.$H$1]*EXP(-(([.$A122]-MOD([.$A122];[.B$1]))+[.B$1])*[.$H$2])" office:value-type="float" office:value="1.36852329761812">
            <text:p>1,3685232976</text:p>
          </table:table-cell>
          <table:table-cell table:formula="of:=[.$H$1]*EXP(-(([.$A122]-MOD([.$A122];[.C$1]))+[.C$1])*[.$H$2])" office:value-type="float" office:value="1.344110254795">
            <text:p>1,3441102548</text:p>
          </table:table-cell>
          <table:table-cell table:formula="of:=[.$H$1]*EXP(-(([.$A122]-MOD([.$A122];[.D$1]))+[.D$1])*[.$H$2])" office:value-type="float" office:value="1.344110254795">
            <text:p>1,3441102548</text:p>
          </table:table-cell>
          <table:table-cell table:formula="of:=[.$H$1]*EXP(-(([.$A122]-MOD([.$A122];[.E$1]))+[.E$1])*[.$H$2])" office:value-type="float" office:value="1.344110254795">
            <text:p>1,3441102548</text:p>
          </table:table-cell>
          <table:table-cell table:number-columns-repeated="3"/>
        </table:table-row>
        <table:table-row table:style-name="ro1">
          <table:table-cell office:value-type="float" office:value="6000">
            <text:p>6000</text:p>
          </table:table-cell>
          <table:table-cell table:formula="of:=[.$H$1]*EXP(-(([.$A123]-MOD([.$A123];[.B$1]))+[.B$1])*[.$H$2])" office:value-type="float" office:value="1.33807534737402">
            <text:p>1,3380753474</text:p>
          </table:table-cell>
          <table:table-cell table:formula="of:=[.$H$1]*EXP(-(([.$A123]-MOD([.$A123];[.C$1]))+[.C$1])*[.$H$2])" office:value-type="float" office:value="1.28496601889006">
            <text:p>1,2849660189</text:p>
          </table:table-cell>
          <table:table-cell table:formula="of:=[.$H$1]*EXP(-(([.$A123]-MOD([.$A123];[.D$1]))+[.D$1])*[.$H$2])" office:value-type="float" office:value="1.0732938382546">
            <text:p>1,0732938383</text:p>
          </table:table-cell>
          <table:table-cell table:formula="of:=[.$H$1]*EXP(-(([.$A123]-MOD([.$A123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050">
            <text:p>6050</text:p>
          </table:table-cell>
          <table:table-cell table:formula="of:=[.$H$1]*EXP(-(([.$A124]-MOD([.$A124];[.B$1]))+[.B$1])*[.$H$2])" office:value-type="float" office:value="1.30830482635285">
            <text:p>1,3083048264</text:p>
          </table:table-cell>
          <table:table-cell table:formula="of:=[.$H$1]*EXP(-(([.$A124]-MOD([.$A124];[.C$1]))+[.C$1])*[.$H$2])" office:value-type="float" office:value="1.28496601889006">
            <text:p>1,2849660189</text:p>
          </table:table-cell>
          <table:table-cell table:formula="of:=[.$H$1]*EXP(-(([.$A124]-MOD([.$A124];[.D$1]))+[.D$1])*[.$H$2])" office:value-type="float" office:value="1.0732938382546">
            <text:p>1,0732938383</text:p>
          </table:table-cell>
          <table:table-cell table:formula="of:=[.$H$1]*EXP(-(([.$A124]-MOD([.$A124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100">
            <text:p>6100</text:p>
          </table:table-cell>
          <table:table-cell table:formula="of:=[.$H$1]*EXP(-(([.$A125]-MOD([.$A125];[.B$1]))+[.B$1])*[.$H$2])" office:value-type="float" office:value="1.27919666259251">
            <text:p>1,2791966626</text:p>
          </table:table-cell>
          <table:table-cell table:formula="of:=[.$H$1]*EXP(-(([.$A125]-MOD([.$A125];[.C$1]))+[.C$1])*[.$H$2])" office:value-type="float" office:value="1.2284242783">
            <text:p>1,2284242783</text:p>
          </table:table-cell>
          <table:table-cell table:formula="of:=[.$H$1]*EXP(-(([.$A125]-MOD([.$A125];[.D$1]))+[.D$1])*[.$H$2])" office:value-type="float" office:value="1.0732938382546">
            <text:p>1,0732938383</text:p>
          </table:table-cell>
          <table:table-cell table:formula="of:=[.$H$1]*EXP(-(([.$A125]-MOD([.$A125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150">
            <text:p>6150</text:p>
          </table:table-cell>
          <table:table-cell table:formula="of:=[.$H$1]*EXP(-(([.$A126]-MOD([.$A126];[.B$1]))+[.B$1])*[.$H$2])" office:value-type="float" office:value="1.25073611946341">
            <text:p>1,2507361195</text:p>
          </table:table-cell>
          <table:table-cell table:formula="of:=[.$H$1]*EXP(-(([.$A126]-MOD([.$A126];[.C$1]))+[.C$1])*[.$H$2])" office:value-type="float" office:value="1.2284242783">
            <text:p>1,2284242783</text:p>
          </table:table-cell>
          <table:table-cell table:formula="of:=[.$H$1]*EXP(-(([.$A126]-MOD([.$A126];[.D$1]))+[.D$1])*[.$H$2])" office:value-type="float" office:value="1.0732938382546">
            <text:p>1,0732938383</text:p>
          </table:table-cell>
          <table:table-cell table:formula="of:=[.$H$1]*EXP(-(([.$A126]-MOD([.$A126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200">
            <text:p>6200</text:p>
          </table:table-cell>
          <table:table-cell table:formula="of:=[.$H$1]*EXP(-(([.$A127]-MOD([.$A127];[.B$1]))+[.B$1])*[.$H$2])" office:value-type="float" office:value="1.22290878820775">
            <text:p>1,2229087882</text:p>
          </table:table-cell>
          <table:table-cell table:formula="of:=[.$H$1]*EXP(-(([.$A127]-MOD([.$A127];[.C$1]))+[.C$1])*[.$H$2])" office:value-type="float" office:value="1.17437051667745">
            <text:p>1,1743705167</text:p>
          </table:table-cell>
          <table:table-cell table:formula="of:=[.$H$1]*EXP(-(([.$A127]-MOD([.$A127];[.D$1]))+[.D$1])*[.$H$2])" office:value-type="float" office:value="1.0732938382546">
            <text:p>1,0732938383</text:p>
          </table:table-cell>
          <table:table-cell table:formula="of:=[.$H$1]*EXP(-(([.$A127]-MOD([.$A127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250">
            <text:p>6250</text:p>
          </table:table-cell>
          <table:table-cell table:formula="of:=[.$H$1]*EXP(-(([.$A128]-MOD([.$A128];[.B$1]))+[.B$1])*[.$H$2])" office:value-type="float" office:value="1.19570058064473">
            <text:p>1,1957005806</text:p>
          </table:table-cell>
          <table:table-cell table:formula="of:=[.$H$1]*EXP(-(([.$A128]-MOD([.$A128];[.C$1]))+[.C$1])*[.$H$2])" office:value-type="float" office:value="1.17437051667745">
            <text:p>1,1743705167</text:p>
          </table:table-cell>
          <table:table-cell table:formula="of:=[.$H$1]*EXP(-(([.$A128]-MOD([.$A128];[.D$1]))+[.D$1])*[.$H$2])" office:value-type="float" office:value="1.0732938382546">
            <text:p>1,0732938383</text:p>
          </table:table-cell>
          <table:table-cell table:formula="of:=[.$H$1]*EXP(-(([.$A128]-MOD([.$A128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300">
            <text:p>6300</text:p>
          </table:table-cell>
          <table:table-cell table:formula="of:=[.$H$1]*EXP(-(([.$A129]-MOD([.$A129];[.B$1]))+[.B$1])*[.$H$2])" office:value-type="float" office:value="1.16909772203817">
            <text:p>1,169097722</text:p>
          </table:table-cell>
          <table:table-cell table:formula="of:=[.$H$1]*EXP(-(([.$A129]-MOD([.$A129];[.C$1]))+[.C$1])*[.$H$2])" office:value-type="float" office:value="1.12269525668267">
            <text:p>1,1226952567</text:p>
          </table:table-cell>
          <table:table-cell table:formula="of:=[.$H$1]*EXP(-(([.$A129]-MOD([.$A129];[.D$1]))+[.D$1])*[.$H$2])" office:value-type="float" office:value="1.0732938382546">
            <text:p>1,0732938383</text:p>
          </table:table-cell>
          <table:table-cell table:formula="of:=[.$H$1]*EXP(-(([.$A129]-MOD([.$A129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350">
            <text:p>6350</text:p>
          </table:table-cell>
          <table:table-cell table:formula="of:=[.$H$1]*EXP(-(([.$A130]-MOD([.$A130];[.B$1]))+[.B$1])*[.$H$2])" office:value-type="float" office:value="1.14308674412274">
            <text:p>1,1430867441</text:p>
          </table:table-cell>
          <table:table-cell table:formula="of:=[.$H$1]*EXP(-(([.$A130]-MOD([.$A130];[.C$1]))+[.C$1])*[.$H$2])" office:value-type="float" office:value="1.12269525668267">
            <text:p>1,1226952567</text:p>
          </table:table-cell>
          <table:table-cell table:formula="of:=[.$H$1]*EXP(-(([.$A130]-MOD([.$A130];[.D$1]))+[.D$1])*[.$H$2])" office:value-type="float" office:value="1.0732938382546">
            <text:p>1,0732938383</text:p>
          </table:table-cell>
          <table:table-cell table:formula="of:=[.$H$1]*EXP(-(([.$A130]-MOD([.$A130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400">
            <text:p>6400</text:p>
          </table:table-cell>
          <table:table-cell table:formula="of:=[.$H$1]*EXP(-(([.$A131]-MOD([.$A131];[.B$1]))+[.B$1])*[.$H$2])" office:value-type="float" office:value="1.11765447828531">
            <text:p>1,1176544783</text:p>
          </table:table-cell>
          <table:table-cell table:formula="of:=[.$H$1]*EXP(-(([.$A131]-MOD([.$A131];[.C$1]))+[.C$1])*[.$H$2])" office:value-type="float" office:value="1.0732938382546">
            <text:p>1,0732938383</text:p>
          </table:table-cell>
          <table:table-cell table:formula="of:=[.$H$1]*EXP(-(([.$A131]-MOD([.$A131];[.D$1]))+[.D$1])*[.$H$2])" office:value-type="float" office:value="1.0732938382546">
            <text:p>1,0732938383</text:p>
          </table:table-cell>
          <table:table-cell table:formula="of:=[.$H$1]*EXP(-(([.$A131]-MOD([.$A131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450">
            <text:p>6450</text:p>
          </table:table-cell>
          <table:table-cell table:formula="of:=[.$H$1]*EXP(-(([.$A132]-MOD([.$A132];[.B$1]))+[.B$1])*[.$H$2])" office:value-type="float" office:value="1.09278804889813">
            <text:p>1,0927880489</text:p>
          </table:table-cell>
          <table:table-cell table:formula="of:=[.$H$1]*EXP(-(([.$A132]-MOD([.$A132];[.C$1]))+[.C$1])*[.$H$2])" office:value-type="float" office:value="1.0732938382546">
            <text:p>1,0732938383</text:p>
          </table:table-cell>
          <table:table-cell table:formula="of:=[.$H$1]*EXP(-(([.$A132]-MOD([.$A132];[.D$1]))+[.D$1])*[.$H$2])" office:value-type="float" office:value="1.0732938382546">
            <text:p>1,0732938383</text:p>
          </table:table-cell>
          <table:table-cell table:formula="of:=[.$H$1]*EXP(-(([.$A132]-MOD([.$A132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500">
            <text:p>6500</text:p>
          </table:table-cell>
          <table:table-cell table:formula="of:=[.$H$1]*EXP(-(([.$A133]-MOD([.$A133];[.B$1]))+[.B$1])*[.$H$2])" office:value-type="float" office:value="1.06847486680024">
            <text:p>1,0684748668</text:p>
          </table:table-cell>
          <table:table-cell table:formula="of:=[.$H$1]*EXP(-(([.$A133]-MOD([.$A133];[.C$1]))+[.C$1])*[.$H$2])" office:value-type="float" office:value="1.02606620663838">
            <text:p>1,0260662066</text:p>
          </table:table-cell>
          <table:table-cell table:formula="of:=[.$H$1]*EXP(-(([.$A133]-MOD([.$A133];[.D$1]))+[.D$1])*[.$H$2])" office:value-type="float" office:value="0.857042537340803">
            <text:p>0,8570425373</text:p>
          </table:table-cell>
          <table:table-cell table:formula="of:=[.$H$1]*EXP(-(([.$A133]-MOD([.$A133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550">
            <text:p>6550</text:p>
          </table:table-cell>
          <table:table-cell table:formula="of:=[.$H$1]*EXP(-(([.$A134]-MOD([.$A134];[.B$1]))+[.B$1])*[.$H$2])" office:value-type="float" office:value="1.04470262292392">
            <text:p>1,0447026229</text:p>
          </table:table-cell>
          <table:table-cell table:formula="of:=[.$H$1]*EXP(-(([.$A134]-MOD([.$A134];[.C$1]))+[.C$1])*[.$H$2])" office:value-type="float" office:value="1.02606620663838">
            <text:p>1,0260662066</text:p>
          </table:table-cell>
          <table:table-cell table:formula="of:=[.$H$1]*EXP(-(([.$A134]-MOD([.$A134];[.D$1]))+[.D$1])*[.$H$2])" office:value-type="float" office:value="0.857042537340803">
            <text:p>0,8570425373</text:p>
          </table:table-cell>
          <table:table-cell table:formula="of:=[.$H$1]*EXP(-(([.$A134]-MOD([.$A134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600">
            <text:p>6600</text:p>
          </table:table-cell>
          <table:table-cell table:formula="of:=[.$H$1]*EXP(-(([.$A135]-MOD([.$A135];[.B$1]))+[.B$1])*[.$H$2])" office:value-type="float" office:value="1.02145928206299">
            <text:p>1,0214592821</text:p>
          </table:table-cell>
          <table:table-cell table:formula="of:=[.$H$1]*EXP(-(([.$A135]-MOD([.$A135];[.C$1]))+[.C$1])*[.$H$2])" office:value-type="float" office:value="0.980916709740335">
            <text:p>0,9809167097</text:p>
          </table:table-cell>
          <table:table-cell table:formula="of:=[.$H$1]*EXP(-(([.$A135]-MOD([.$A135];[.D$1]))+[.D$1])*[.$H$2])" office:value-type="float" office:value="0.857042537340803">
            <text:p>0,8570425373</text:p>
          </table:table-cell>
          <table:table-cell table:formula="of:=[.$H$1]*EXP(-(([.$A135]-MOD([.$A135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650">
            <text:p>6650</text:p>
          </table:table-cell>
          <table:table-cell table:formula="of:=[.$H$1]*EXP(-(([.$A136]-MOD([.$A136];[.B$1]))+[.B$1])*[.$H$2])" office:value-type="float" office:value="0.998733076779702">
            <text:p>0,9987330768</text:p>
          </table:table-cell>
          <table:table-cell table:formula="of:=[.$H$1]*EXP(-(([.$A136]-MOD([.$A136];[.C$1]))+[.C$1])*[.$H$2])" office:value-type="float" office:value="0.980916709740335">
            <text:p>0,9809167097</text:p>
          </table:table-cell>
          <table:table-cell table:formula="of:=[.$H$1]*EXP(-(([.$A136]-MOD([.$A136];[.D$1]))+[.D$1])*[.$H$2])" office:value-type="float" office:value="0.857042537340803">
            <text:p>0,8570425373</text:p>
          </table:table-cell>
          <table:table-cell table:formula="of:=[.$H$1]*EXP(-(([.$A136]-MOD([.$A136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700">
            <text:p>6700</text:p>
          </table:table-cell>
          <table:table-cell table:formula="of:=[.$H$1]*EXP(-(([.$A137]-MOD([.$A137];[.B$1]))+[.B$1])*[.$H$2])" office:value-type="float" office:value="0.976512501447261">
            <text:p>0,9765125014</text:p>
          </table:table-cell>
          <table:table-cell table:formula="of:=[.$H$1]*EXP(-(([.$A137]-MOD([.$A137];[.C$1]))+[.C$1])*[.$H$2])" office:value-type="float" office:value="0.937753904399769">
            <text:p>0,9377539044</text:p>
          </table:table-cell>
          <table:table-cell table:formula="of:=[.$H$1]*EXP(-(([.$A137]-MOD([.$A137];[.D$1]))+[.D$1])*[.$H$2])" office:value-type="float" office:value="0.857042537340803">
            <text:p>0,8570425373</text:p>
          </table:table-cell>
          <table:table-cell table:formula="of:=[.$H$1]*EXP(-(([.$A137]-MOD([.$A137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750">
            <text:p>6750</text:p>
          </table:table-cell>
          <table:table-cell table:formula="of:=[.$H$1]*EXP(-(([.$A138]-MOD([.$A138];[.B$1]))+[.B$1])*[.$H$2])" office:value-type="float" office:value="0.95478630642482">
            <text:p>0,9547863064</text:p>
          </table:table-cell>
          <table:table-cell table:formula="of:=[.$H$1]*EXP(-(([.$A138]-MOD([.$A138];[.C$1]))+[.C$1])*[.$H$2])" office:value-type="float" office:value="0.937753904399769">
            <text:p>0,9377539044</text:p>
          </table:table-cell>
          <table:table-cell table:formula="of:=[.$H$1]*EXP(-(([.$A138]-MOD([.$A138];[.D$1]))+[.D$1])*[.$H$2])" office:value-type="float" office:value="0.857042537340803">
            <text:p>0,8570425373</text:p>
          </table:table-cell>
          <table:table-cell table:formula="of:=[.$H$1]*EXP(-(([.$A138]-MOD([.$A138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800">
            <text:p>6800</text:p>
          </table:table-cell>
          <table:table-cell table:formula="of:=[.$H$1]*EXP(-(([.$A139]-MOD([.$A139];[.B$1]))+[.B$1])*[.$H$2])" office:value-type="float" office:value="0.933543492362123">
            <text:p>0,9335434924</text:p>
          </table:table-cell>
          <table:table-cell table:formula="of:=[.$H$1]*EXP(-(([.$A139]-MOD([.$A139];[.C$1]))+[.C$1])*[.$H$2])" office:value-type="float" office:value="0.896490371185337">
            <text:p>0,8964903712</text:p>
          </table:table-cell>
          <table:table-cell table:formula="of:=[.$H$1]*EXP(-(([.$A139]-MOD([.$A139];[.D$1]))+[.D$1])*[.$H$2])" office:value-type="float" office:value="0.857042537340803">
            <text:p>0,8570425373</text:p>
          </table:table-cell>
          <table:table-cell table:formula="of:=[.$H$1]*EXP(-(([.$A139]-MOD([.$A139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850">
            <text:p>6850</text:p>
          </table:table-cell>
          <table:table-cell table:formula="of:=[.$H$1]*EXP(-(([.$A140]-MOD([.$A140];[.B$1]))+[.B$1])*[.$H$2])" office:value-type="float" office:value="0.912773304630854">
            <text:p>0,9127733046</text:p>
          </table:table-cell>
          <table:table-cell table:formula="of:=[.$H$1]*EXP(-(([.$A140]-MOD([.$A140];[.C$1]))+[.C$1])*[.$H$2])" office:value-type="float" office:value="0.896490371185337">
            <text:p>0,8964903712</text:p>
          </table:table-cell>
          <table:table-cell table:formula="of:=[.$H$1]*EXP(-(([.$A140]-MOD([.$A140];[.D$1]))+[.D$1])*[.$H$2])" office:value-type="float" office:value="0.857042537340803">
            <text:p>0,8570425373</text:p>
          </table:table-cell>
          <table:table-cell table:formula="of:=[.$H$1]*EXP(-(([.$A140]-MOD([.$A140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900">
            <text:p>6900</text:p>
          </table:table-cell>
          <table:table-cell table:formula="of:=[.$H$1]*EXP(-(([.$A141]-MOD([.$A141];[.B$1]))+[.B$1])*[.$H$2])" office:value-type="float" office:value="0.892465227879868">
            <text:p>0,8924652279</text:p>
          </table:table-cell>
          <table:table-cell table:formula="of:=[.$H$1]*EXP(-(([.$A141]-MOD([.$A141];[.C$1]))+[.C$1])*[.$H$2])" office:value-type="float" office:value="0.857042537340803">
            <text:p>0,8570425373</text:p>
          </table:table-cell>
          <table:table-cell table:formula="of:=[.$H$1]*EXP(-(([.$A141]-MOD([.$A141];[.D$1]))+[.D$1])*[.$H$2])" office:value-type="float" office:value="0.857042537340803">
            <text:p>0,8570425373</text:p>
          </table:table-cell>
          <table:table-cell table:formula="of:=[.$H$1]*EXP(-(([.$A141]-MOD([.$A141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6950">
            <text:p>6950</text:p>
          </table:table-cell>
          <table:table-cell table:formula="of:=[.$H$1]*EXP(-(([.$A142]-MOD([.$A142];[.B$1]))+[.B$1])*[.$H$2])" office:value-type="float" office:value="0.872608980711573">
            <text:p>0,8726089807</text:p>
          </table:table-cell>
          <table:table-cell table:formula="of:=[.$H$1]*EXP(-(([.$A142]-MOD([.$A142];[.C$1]))+[.C$1])*[.$H$2])" office:value-type="float" office:value="0.857042537340803">
            <text:p>0,8570425373</text:p>
          </table:table-cell>
          <table:table-cell table:formula="of:=[.$H$1]*EXP(-(([.$A142]-MOD([.$A142];[.D$1]))+[.D$1])*[.$H$2])" office:value-type="float" office:value="0.857042537340803">
            <text:p>0,8570425373</text:p>
          </table:table-cell>
          <table:table-cell table:formula="of:=[.$H$1]*EXP(-(([.$A142]-MOD([.$A142];[.E$1]))+[.E$1])*[.$H$2])" office:value-type="float" office:value="0.857042537340803">
            <text:p>0,8570425373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[.$H$1]*EXP(-(([.$A143]-MOD([.$A143];[.B$1]))+[.B$1])*[.$H$2])" office:value-type="float" office:value="0.853194510476757">
            <text:p>0,8531945105</text:p>
          </table:table-cell>
          <table:table-cell table:formula="of:=[.$H$1]*EXP(-(([.$A143]-MOD([.$A143];[.C$1]))+[.C$1])*[.$H$2])" office:value-type="float" office:value="0.819330507521658">
            <text:p>0,8193305075</text:p>
          </table:table-cell>
          <table:table-cell table:formula="of:=[.$H$1]*EXP(-(([.$A143]-MOD([.$A143];[.D$1]))+[.D$1])*[.$H$2])" office:value-type="float" office:value="0.68436236623332">
            <text:p>0,6843623662</text:p>
          </table:table-cell>
          <table:table-cell table:formula="of:=[.$H$1]*EXP(-(([.$A143]-MOD([.$A143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050">
            <text:p>7050</text:p>
          </table:table-cell>
          <table:table-cell table:formula="of:=[.$H$1]*EXP(-(([.$A144]-MOD([.$A144];[.B$1]))+[.B$1])*[.$H$2])" office:value-type="float" office:value="0.834211988185212">
            <text:p>0,8342119882</text:p>
          </table:table-cell>
          <table:table-cell table:formula="of:=[.$H$1]*EXP(-(([.$A144]-MOD([.$A144];[.C$1]))+[.C$1])*[.$H$2])" office:value-type="float" office:value="0.819330507521658">
            <text:p>0,8193305075</text:p>
          </table:table-cell>
          <table:table-cell table:formula="of:=[.$H$1]*EXP(-(([.$A144]-MOD([.$A144];[.D$1]))+[.D$1])*[.$H$2])" office:value-type="float" office:value="0.68436236623332">
            <text:p>0,6843623662</text:p>
          </table:table-cell>
          <table:table-cell table:formula="of:=[.$H$1]*EXP(-(([.$A144]-MOD([.$A144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100">
            <text:p>7100</text:p>
          </table:table-cell>
          <table:table-cell table:formula="of:=[.$H$1]*EXP(-(([.$A145]-MOD([.$A145];[.B$1]))+[.B$1])*[.$H$2])" office:value-type="float" office:value="0.815651803529604">
            <text:p>0,8156518035</text:p>
          </table:table-cell>
          <table:table-cell table:formula="of:=[.$H$1]*EXP(-(([.$A145]-MOD([.$A145];[.C$1]))+[.C$1])*[.$H$2])" office:value-type="float" office:value="0.783277901979741">
            <text:p>0,783277902</text:p>
          </table:table-cell>
          <table:table-cell table:formula="of:=[.$H$1]*EXP(-(([.$A145]-MOD([.$A145];[.D$1]))+[.D$1])*[.$H$2])" office:value-type="float" office:value="0.68436236623332">
            <text:p>0,6843623662</text:p>
          </table:table-cell>
          <table:table-cell table:formula="of:=[.$H$1]*EXP(-(([.$A145]-MOD([.$A145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150">
            <text:p>7150</text:p>
          </table:table-cell>
          <table:table-cell table:formula="of:=[.$H$1]*EXP(-(([.$A146]-MOD([.$A146];[.B$1]))+[.B$1])*[.$H$2])" office:value-type="float" office:value="0.797504560020046">
            <text:p>0,79750456</text:p>
          </table:table-cell>
          <table:table-cell table:formula="of:=[.$H$1]*EXP(-(([.$A146]-MOD([.$A146];[.C$1]))+[.C$1])*[.$H$2])" office:value-type="float" office:value="0.783277901979741">
            <text:p>0,783277902</text:p>
          </table:table-cell>
          <table:table-cell table:formula="of:=[.$H$1]*EXP(-(([.$A146]-MOD([.$A146];[.D$1]))+[.D$1])*[.$H$2])" office:value-type="float" office:value="0.68436236623332">
            <text:p>0,6843623662</text:p>
          </table:table-cell>
          <table:table-cell table:formula="of:=[.$H$1]*EXP(-(([.$A146]-MOD([.$A146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200">
            <text:p>7200</text:p>
          </table:table-cell>
          <table:table-cell table:formula="of:=[.$H$1]*EXP(-(([.$A147]-MOD([.$A147];[.B$1]))+[.B$1])*[.$H$2])" office:value-type="float" office:value="0.779761070226928">
            <text:p>0,7797610702</text:p>
          </table:table-cell>
          <table:table-cell table:formula="of:=[.$H$1]*EXP(-(([.$A147]-MOD([.$A147];[.C$1]))+[.C$1])*[.$H$2])" office:value-type="float" office:value="0.748811701868146">
            <text:p>0,7488117019</text:p>
          </table:table-cell>
          <table:table-cell table:formula="of:=[.$H$1]*EXP(-(([.$A147]-MOD([.$A147];[.D$1]))+[.D$1])*[.$H$2])" office:value-type="float" office:value="0.68436236623332">
            <text:p>0,6843623662</text:p>
          </table:table-cell>
          <table:table-cell table:formula="of:=[.$H$1]*EXP(-(([.$A147]-MOD([.$A147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250">
            <text:p>7250</text:p>
          </table:table-cell>
          <table:table-cell table:formula="of:=[.$H$1]*EXP(-(([.$A148]-MOD([.$A148];[.B$1]))+[.B$1])*[.$H$2])" office:value-type="float" office:value="0.762412351129579">
            <text:p>0,7624123511</text:p>
          </table:table-cell>
          <table:table-cell table:formula="of:=[.$H$1]*EXP(-(([.$A148]-MOD([.$A148];[.C$1]))+[.C$1])*[.$H$2])" office:value-type="float" office:value="0.748811701868146">
            <text:p>0,7488117019</text:p>
          </table:table-cell>
          <table:table-cell table:formula="of:=[.$H$1]*EXP(-(([.$A148]-MOD([.$A148];[.D$1]))+[.D$1])*[.$H$2])" office:value-type="float" office:value="0.68436236623332">
            <text:p>0,6843623662</text:p>
          </table:table-cell>
          <table:table-cell table:formula="of:=[.$H$1]*EXP(-(([.$A148]-MOD([.$A148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300">
            <text:p>7300</text:p>
          </table:table-cell>
          <table:table-cell table:formula="of:=[.$H$1]*EXP(-(([.$A149]-MOD([.$A149];[.B$1]))+[.B$1])*[.$H$2])" office:value-type="float" office:value="0.745449619568426">
            <text:p>0,7454496196</text:p>
          </table:table-cell>
          <table:table-cell table:formula="of:=[.$H$1]*EXP(-(([.$A149]-MOD([.$A149];[.C$1]))+[.C$1])*[.$H$2])" office:value-type="float" office:value="0.715862101353106">
            <text:p>0,7158621014</text:p>
          </table:table-cell>
          <table:table-cell table:formula="of:=[.$H$1]*EXP(-(([.$A149]-MOD([.$A149];[.D$1]))+[.D$1])*[.$H$2])" office:value-type="float" office:value="0.68436236623332">
            <text:p>0,6843623662</text:p>
          </table:table-cell>
          <table:table-cell table:formula="of:=[.$H$1]*EXP(-(([.$A149]-MOD([.$A149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350">
            <text:p>7350</text:p>
          </table:table-cell>
          <table:table-cell table:formula="of:=[.$H$1]*EXP(-(([.$A150]-MOD([.$A150];[.B$1]))+[.B$1])*[.$H$2])" office:value-type="float" office:value="0.72886428779833">
            <text:p>0,7288642878</text:p>
          </table:table-cell>
          <table:table-cell table:formula="of:=[.$H$1]*EXP(-(([.$A150]-MOD([.$A150];[.C$1]))+[.C$1])*[.$H$2])" office:value-type="float" office:value="0.715862101353106">
            <text:p>0,7158621014</text:p>
          </table:table-cell>
          <table:table-cell table:formula="of:=[.$H$1]*EXP(-(([.$A150]-MOD([.$A150];[.D$1]))+[.D$1])*[.$H$2])" office:value-type="float" office:value="0.68436236623332">
            <text:p>0,6843623662</text:p>
          </table:table-cell>
          <table:table-cell table:formula="of:=[.$H$1]*EXP(-(([.$A150]-MOD([.$A150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400">
            <text:p>7400</text:p>
          </table:table-cell>
          <table:table-cell table:formula="of:=[.$H$1]*EXP(-(([.$A151]-MOD([.$A151];[.B$1]))+[.B$1])*[.$H$2])" office:value-type="float" office:value="0.712647959140858">
            <text:p>0,7126479591</text:p>
          </table:table-cell>
          <table:table-cell table:formula="of:=[.$H$1]*EXP(-(([.$A151]-MOD([.$A151];[.C$1]))+[.C$1])*[.$H$2])" office:value-type="float" office:value="0.68436236623332">
            <text:p>0,6843623662</text:p>
          </table:table-cell>
          <table:table-cell table:formula="of:=[.$H$1]*EXP(-(([.$A151]-MOD([.$A151];[.D$1]))+[.D$1])*[.$H$2])" office:value-type="float" office:value="0.68436236623332">
            <text:p>0,6843623662</text:p>
          </table:table-cell>
          <table:table-cell table:formula="of:=[.$H$1]*EXP(-(([.$A151]-MOD([.$A151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450">
            <text:p>7450</text:p>
          </table:table-cell>
          <table:table-cell table:formula="of:=[.$H$1]*EXP(-(([.$A152]-MOD([.$A152];[.B$1]))+[.B$1])*[.$H$2])" office:value-type="float" office:value="0.69679242373328">
            <text:p>0,6967924237</text:p>
          </table:table-cell>
          <table:table-cell table:formula="of:=[.$H$1]*EXP(-(([.$A152]-MOD([.$A152];[.C$1]))+[.C$1])*[.$H$2])" office:value-type="float" office:value="0.68436236623332">
            <text:p>0,6843623662</text:p>
          </table:table-cell>
          <table:table-cell table:formula="of:=[.$H$1]*EXP(-(([.$A152]-MOD([.$A152];[.D$1]))+[.D$1])*[.$H$2])" office:value-type="float" office:value="0.68436236623332">
            <text:p>0,6843623662</text:p>
          </table:table-cell>
          <table:table-cell table:formula="of:=[.$H$1]*EXP(-(([.$A152]-MOD([.$A152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500">
            <text:p>7500</text:p>
          </table:table-cell>
          <table:table-cell table:formula="of:=[.$H$1]*EXP(-(([.$A153]-MOD([.$A153];[.B$1]))+[.B$1])*[.$H$2])" office:value-type="float" office:value="0.681289654372158">
            <text:p>0,6812896544</text:p>
          </table:table-cell>
          <table:table-cell table:formula="of:=[.$H$1]*EXP(-(([.$A153]-MOD([.$A153];[.C$1]))+[.C$1])*[.$H$2])" office:value-type="float" office:value="0.654248698780396">
            <text:p>0,6542486988</text:p>
          </table:table-cell>
          <table:table-cell table:formula="of:=[.$H$1]*EXP(-(([.$A153]-MOD([.$A153];[.D$1]))+[.D$1])*[.$H$2])" office:value-type="float" office:value="0.546474448945851">
            <text:p>0,5464744489</text:p>
          </table:table-cell>
          <table:table-cell table:formula="of:=[.$H$1]*EXP(-(([.$A153]-MOD([.$A153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550">
            <text:p>7550</text:p>
          </table:table-cell>
          <table:table-cell table:formula="of:=[.$H$1]*EXP(-(([.$A154]-MOD([.$A154];[.B$1]))+[.B$1])*[.$H$2])" office:value-type="float" office:value="0.666131802449398">
            <text:p>0,6661318024</text:p>
          </table:table-cell>
          <table:table-cell table:formula="of:=[.$H$1]*EXP(-(([.$A154]-MOD([.$A154];[.C$1]))+[.C$1])*[.$H$2])" office:value-type="float" office:value="0.654248698780396">
            <text:p>0,6542486988</text:p>
          </table:table-cell>
          <table:table-cell table:formula="of:=[.$H$1]*EXP(-(([.$A154]-MOD([.$A154];[.D$1]))+[.D$1])*[.$H$2])" office:value-type="float" office:value="0.546474448945851">
            <text:p>0,5464744489</text:p>
          </table:table-cell>
          <table:table-cell table:formula="of:=[.$H$1]*EXP(-(([.$A154]-MOD([.$A154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600">
            <text:p>7600</text:p>
          </table:table-cell>
          <table:table-cell table:formula="of:=[.$H$1]*EXP(-(([.$A155]-MOD([.$A155];[.B$1]))+[.B$1])*[.$H$2])" office:value-type="float" office:value="0.651311193978726">
            <text:p>0,651311194</text:p>
          </table:table-cell>
          <table:table-cell table:formula="of:=[.$H$1]*EXP(-(([.$A155]-MOD([.$A155];[.C$1]))+[.C$1])*[.$H$2])" office:value-type="float" office:value="0.625460108526641">
            <text:p>0,6254601085</text:p>
          </table:table-cell>
          <table:table-cell table:formula="of:=[.$H$1]*EXP(-(([.$A155]-MOD([.$A155];[.D$1]))+[.D$1])*[.$H$2])" office:value-type="float" office:value="0.546474448945851">
            <text:p>0,5464744489</text:p>
          </table:table-cell>
          <table:table-cell table:formula="of:=[.$H$1]*EXP(-(([.$A155]-MOD([.$A155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650">
            <text:p>7650</text:p>
          </table:table-cell>
          <table:table-cell table:formula="of:=[.$H$1]*EXP(-(([.$A156]-MOD([.$A156];[.B$1]))+[.B$1])*[.$H$2])" office:value-type="float" office:value="0.636820325710568">
            <text:p>0,6368203257</text:p>
          </table:table-cell>
          <table:table-cell table:formula="of:=[.$H$1]*EXP(-(([.$A156]-MOD([.$A156];[.C$1]))+[.C$1])*[.$H$2])" office:value-type="float" office:value="0.625460108526641">
            <text:p>0,6254601085</text:p>
          </table:table-cell>
          <table:table-cell table:formula="of:=[.$H$1]*EXP(-(([.$A156]-MOD([.$A156];[.D$1]))+[.D$1])*[.$H$2])" office:value-type="float" office:value="0.546474448945851">
            <text:p>0,5464744489</text:p>
          </table:table-cell>
          <table:table-cell table:formula="of:=[.$H$1]*EXP(-(([.$A156]-MOD([.$A156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700">
            <text:p>7700</text:p>
          </table:table-cell>
          <table:table-cell table:formula="of:=[.$H$1]*EXP(-(([.$A157]-MOD([.$A157];[.B$1]))+[.B$1])*[.$H$2])" office:value-type="float" office:value="0.622651861333371">
            <text:p>0,6226518613</text:p>
          </table:table-cell>
          <table:table-cell table:formula="of:=[.$H$1]*EXP(-(([.$A157]-MOD([.$A157];[.C$1]))+[.C$1])*[.$H$2])" office:value-type="float" office:value="0.597938288738526">
            <text:p>0,5979382887</text:p>
          </table:table-cell>
          <table:table-cell table:formula="of:=[.$H$1]*EXP(-(([.$A157]-MOD([.$A157];[.D$1]))+[.D$1])*[.$H$2])" office:value-type="float" office:value="0.546474448945851">
            <text:p>0,5464744489</text:p>
          </table:table-cell>
          <table:table-cell table:formula="of:=[.$H$1]*EXP(-(([.$A157]-MOD([.$A157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750">
            <text:p>7750</text:p>
          </table:table-cell>
          <table:table-cell table:formula="of:=[.$H$1]*EXP(-(([.$A158]-MOD([.$A158];[.B$1]))+[.B$1])*[.$H$2])" office:value-type="float" office:value="0.608798627759438">
            <text:p>0,6087986278</text:p>
          </table:table-cell>
          <table:table-cell table:formula="of:=[.$H$1]*EXP(-(([.$A158]-MOD([.$A158];[.C$1]))+[.C$1])*[.$H$2])" office:value-type="float" office:value="0.597938288738526">
            <text:p>0,5979382887</text:p>
          </table:table-cell>
          <table:table-cell table:formula="of:=[.$H$1]*EXP(-(([.$A158]-MOD([.$A158];[.D$1]))+[.D$1])*[.$H$2])" office:value-type="float" office:value="0.546474448945851">
            <text:p>0,5464744489</text:p>
          </table:table-cell>
          <table:table-cell table:formula="of:=[.$H$1]*EXP(-(([.$A158]-MOD([.$A158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800">
            <text:p>7800</text:p>
          </table:table-cell>
          <table:table-cell table:formula="of:=[.$H$1]*EXP(-(([.$A159]-MOD([.$A159];[.B$1]))+[.B$1])*[.$H$2])" office:value-type="float" office:value="0.595253611493396">
            <text:p>0,5952536115</text:p>
          </table:table-cell>
          <table:table-cell table:formula="of:=[.$H$1]*EXP(-(([.$A159]-MOD([.$A159];[.C$1]))+[.C$1])*[.$H$2])" office:value-type="float" office:value="0.571627498325624">
            <text:p>0,5716274983</text:p>
          </table:table-cell>
          <table:table-cell table:formula="of:=[.$H$1]*EXP(-(([.$A159]-MOD([.$A159];[.D$1]))+[.D$1])*[.$H$2])" office:value-type="float" office:value="0.546474448945851">
            <text:p>0,5464744489</text:p>
          </table:table-cell>
          <table:table-cell table:formula="of:=[.$H$1]*EXP(-(([.$A159]-MOD([.$A159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850">
            <text:p>7850</text:p>
          </table:table-cell>
          <table:table-cell table:formula="of:=[.$H$1]*EXP(-(([.$A160]-MOD([.$A160];[.B$1]))+[.B$1])*[.$H$2])" office:value-type="float" office:value="0.582009955081469">
            <text:p>0,5820099551</text:p>
          </table:table-cell>
          <table:table-cell table:formula="of:=[.$H$1]*EXP(-(([.$A160]-MOD([.$A160];[.C$1]))+[.C$1])*[.$H$2])" office:value-type="float" office:value="0.571627498325624">
            <text:p>0,5716274983</text:p>
          </table:table-cell>
          <table:table-cell table:formula="of:=[.$H$1]*EXP(-(([.$A160]-MOD([.$A160];[.D$1]))+[.D$1])*[.$H$2])" office:value-type="float" office:value="0.546474448945851">
            <text:p>0,5464744489</text:p>
          </table:table-cell>
          <table:table-cell table:formula="of:=[.$H$1]*EXP(-(([.$A160]-MOD([.$A160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900">
            <text:p>7900</text:p>
          </table:table-cell>
          <table:table-cell table:formula="of:=[.$H$1]*EXP(-(([.$A161]-MOD([.$A161];[.B$1]))+[.B$1])*[.$H$2])" office:value-type="float" office:value="0.569060953639745">
            <text:p>0,5690609536</text:p>
          </table:table-cell>
          <table:table-cell table:formula="of:=[.$H$1]*EXP(-(([.$A161]-MOD([.$A161];[.C$1]))+[.C$1])*[.$H$2])" office:value-type="float" office:value="0.546474448945851">
            <text:p>0,5464744489</text:p>
          </table:table-cell>
          <table:table-cell table:formula="of:=[.$H$1]*EXP(-(([.$A161]-MOD([.$A161];[.D$1]))+[.D$1])*[.$H$2])" office:value-type="float" office:value="0.546474448945851">
            <text:p>0,5464744489</text:p>
          </table:table-cell>
          <table:table-cell table:formula="of:=[.$H$1]*EXP(-(([.$A161]-MOD([.$A161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7950">
            <text:p>7950</text:p>
          </table:table-cell>
          <table:table-cell table:formula="of:=[.$H$1]*EXP(-(([.$A162]-MOD([.$A162];[.B$1]))+[.B$1])*[.$H$2])" office:value-type="float" office:value="0.55640005145968">
            <text:p>0,5564000515</text:p>
          </table:table-cell>
          <table:table-cell table:formula="of:=[.$H$1]*EXP(-(([.$A162]-MOD([.$A162];[.C$1]))+[.C$1])*[.$H$2])" office:value-type="float" office:value="0.546474448945851">
            <text:p>0,5464744489</text:p>
          </table:table-cell>
          <table:table-cell table:formula="of:=[.$H$1]*EXP(-(([.$A162]-MOD([.$A162];[.D$1]))+[.D$1])*[.$H$2])" office:value-type="float" office:value="0.546474448945851">
            <text:p>0,5464744489</text:p>
          </table:table-cell>
          <table:table-cell table:formula="of:=[.$H$1]*EXP(-(([.$A162]-MOD([.$A162];[.E$1]))+[.E$1])*[.$H$2])" office:value-type="float" office:value="0.546474448945851">
            <text:p>0,5464744489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table:formula="of:=[.$H$1]*EXP(-(([.$A163]-MOD([.$A163];[.B$1]))+[.B$1])*[.$H$2])" office:value-type="float" office:value="0.544020838689138">
            <text:p>0,5440208387</text:p>
          </table:table-cell>
          <table:table-cell table:formula="of:=[.$H$1]*EXP(-(([.$A163]-MOD([.$A163];[.C$1]))+[.C$1])*[.$H$2])" office:value-type="float" office:value="0.522428197078364">
            <text:p>0,5224281971</text:p>
          </table:table-cell>
          <table:table-cell table:formula="of:=[.$H$1]*EXP(-(([.$A163]-MOD([.$A163];[.D$1]))+[.D$1])*[.$H$2])" office:value-type="float" office:value="0.436368710620855">
            <text:p>0,4363687106</text:p>
          </table:table-cell>
          <table:table-cell table:formula="of:=[.$H$1]*EXP(-(([.$A163]-MOD([.$A163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050">
            <text:p>8050</text:p>
          </table:table-cell>
          <table:table-cell table:formula="of:=[.$H$1]*EXP(-(([.$A164]-MOD([.$A164];[.B$1]))+[.B$1])*[.$H$2])" office:value-type="float" office:value="0.531917048087261">
            <text:p>0,5319170481</text:p>
          </table:table-cell>
          <table:table-cell table:formula="of:=[.$H$1]*EXP(-(([.$A164]-MOD([.$A164];[.C$1]))+[.C$1])*[.$H$2])" office:value-type="float" office:value="0.522428197078364">
            <text:p>0,5224281971</text:p>
          </table:table-cell>
          <table:table-cell table:formula="of:=[.$H$1]*EXP(-(([.$A164]-MOD([.$A164];[.D$1]))+[.D$1])*[.$H$2])" office:value-type="float" office:value="0.436368710620855">
            <text:p>0,4363687106</text:p>
          </table:table-cell>
          <table:table-cell table:formula="of:=[.$H$1]*EXP(-(([.$A164]-MOD([.$A164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100">
            <text:p>8100</text:p>
          </table:table-cell>
          <table:table-cell table:formula="of:=[.$H$1]*EXP(-(([.$A165]-MOD([.$A165];[.B$1]))+[.B$1])*[.$H$2])" office:value-type="float" office:value="0.520082551851547">
            <text:p>0,5200825519</text:p>
          </table:table-cell>
          <table:table-cell table:formula="of:=[.$H$1]*EXP(-(([.$A165]-MOD([.$A165];[.C$1]))+[.C$1])*[.$H$2])" office:value-type="float" office:value="0.499440040845523">
            <text:p>0,4994400408</text:p>
          </table:table-cell>
          <table:table-cell table:formula="of:=[.$H$1]*EXP(-(([.$A165]-MOD([.$A165];[.D$1]))+[.D$1])*[.$H$2])" office:value-type="float" office:value="0.436368710620855">
            <text:p>0,4363687106</text:p>
          </table:table-cell>
          <table:table-cell table:formula="of:=[.$H$1]*EXP(-(([.$A165]-MOD([.$A165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150">
            <text:p>8150</text:p>
          </table:table-cell>
          <table:table-cell table:formula="of:=[.$H$1]*EXP(-(([.$A166]-MOD([.$A166];[.B$1]))+[.B$1])*[.$H$2])" office:value-type="float" office:value="0.508511358515518">
            <text:p>0,5085113585</text:p>
          </table:table-cell>
          <table:table-cell table:formula="of:=[.$H$1]*EXP(-(([.$A166]-MOD([.$A166];[.C$1]))+[.C$1])*[.$H$2])" office:value-type="float" office:value="0.499440040845523">
            <text:p>0,4994400408</text:p>
          </table:table-cell>
          <table:table-cell table:formula="of:=[.$H$1]*EXP(-(([.$A166]-MOD([.$A166];[.D$1]))+[.D$1])*[.$H$2])" office:value-type="float" office:value="0.436368710620855">
            <text:p>0,4363687106</text:p>
          </table:table-cell>
          <table:table-cell table:formula="of:=[.$H$1]*EXP(-(([.$A166]-MOD([.$A166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200">
            <text:p>8200</text:p>
          </table:table-cell>
          <table:table-cell table:formula="of:=[.$H$1]*EXP(-(([.$A167]-MOD([.$A167];[.B$1]))+[.B$1])*[.$H$2])" office:value-type="float" office:value="0.497197609915412">
            <text:p>0,4971976099</text:p>
          </table:table-cell>
          <table:table-cell table:formula="of:=[.$H$1]*EXP(-(([.$A167]-MOD([.$A167];[.C$1]))+[.C$1])*[.$H$2])" office:value-type="float" office:value="0.47746342137494">
            <text:p>0,4774634214</text:p>
          </table:table-cell>
          <table:table-cell table:formula="of:=[.$H$1]*EXP(-(([.$A167]-MOD([.$A167];[.D$1]))+[.D$1])*[.$H$2])" office:value-type="float" office:value="0.436368710620855">
            <text:p>0,4363687106</text:p>
          </table:table-cell>
          <table:table-cell table:formula="of:=[.$H$1]*EXP(-(([.$A167]-MOD([.$A167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250">
            <text:p>8250</text:p>
          </table:table-cell>
          <table:table-cell table:formula="of:=[.$H$1]*EXP(-(([.$A168]-MOD([.$A168];[.B$1]))+[.B$1])*[.$H$2])" office:value-type="float" office:value="0.486135578224364">
            <text:p>0,4861355782</text:p>
          </table:table-cell>
          <table:table-cell table:formula="of:=[.$H$1]*EXP(-(([.$A168]-MOD([.$A168];[.C$1]))+[.C$1])*[.$H$2])" office:value-type="float" office:value="0.47746342137494">
            <text:p>0,4774634214</text:p>
          </table:table-cell>
          <table:table-cell table:formula="of:=[.$H$1]*EXP(-(([.$A168]-MOD([.$A168];[.D$1]))+[.D$1])*[.$H$2])" office:value-type="float" office:value="0.436368710620855">
            <text:p>0,4363687106</text:p>
          </table:table-cell>
          <table:table-cell table:formula="of:=[.$H$1]*EXP(-(([.$A168]-MOD([.$A168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300">
            <text:p>8300</text:p>
          </table:table-cell>
          <table:table-cell table:formula="of:=[.$H$1]*EXP(-(([.$A169]-MOD([.$A169];[.B$1]))+[.B$1])*[.$H$2])" office:value-type="float" office:value="0.475319663052569">
            <text:p>0,4753196631</text:p>
          </table:table-cell>
          <table:table-cell table:formula="of:=[.$H$1]*EXP(-(([.$A169]-MOD([.$A169];[.C$1]))+[.C$1])*[.$H$2])" office:value-type="float" office:value="0.456453828501859">
            <text:p>0,4564538285</text:p>
          </table:table-cell>
          <table:table-cell table:formula="of:=[.$H$1]*EXP(-(([.$A169]-MOD([.$A169];[.D$1]))+[.D$1])*[.$H$2])" office:value-type="float" office:value="0.436368710620855">
            <text:p>0,4363687106</text:p>
          </table:table-cell>
          <table:table-cell table:formula="of:=[.$H$1]*EXP(-(([.$A169]-MOD([.$A169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350">
            <text:p>8350</text:p>
          </table:table-cell>
          <table:table-cell table:formula="of:=[.$H$1]*EXP(-(([.$A170]-MOD([.$A170];[.B$1]))+[.B$1])*[.$H$2])" office:value-type="float" office:value="0.46474438861197">
            <text:p>0,4647443886</text:p>
          </table:table-cell>
          <table:table-cell table:formula="of:=[.$H$1]*EXP(-(([.$A170]-MOD([.$A170];[.C$1]))+[.C$1])*[.$H$2])" office:value-type="float" office:value="0.456453828501859">
            <text:p>0,4564538285</text:p>
          </table:table-cell>
          <table:table-cell table:formula="of:=[.$H$1]*EXP(-(([.$A170]-MOD([.$A170];[.D$1]))+[.D$1])*[.$H$2])" office:value-type="float" office:value="0.436368710620855">
            <text:p>0,4363687106</text:p>
          </table:table-cell>
          <table:table-cell table:formula="of:=[.$H$1]*EXP(-(([.$A170]-MOD([.$A170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400">
            <text:p>8400</text:p>
          </table:table-cell>
          <table:table-cell table:formula="of:=[.$H$1]*EXP(-(([.$A171]-MOD([.$A171];[.B$1]))+[.B$1])*[.$H$2])" office:value-type="float" office:value="0.454404400944014">
            <text:p>0,4544044009</text:p>
          </table:table-cell>
          <table:table-cell table:formula="of:=[.$H$1]*EXP(-(([.$A171]-MOD([.$A171];[.C$1]))+[.C$1])*[.$H$2])" office:value-type="float" office:value="0.436368710620855">
            <text:p>0,4363687106</text:p>
          </table:table-cell>
          <table:table-cell table:formula="of:=[.$H$1]*EXP(-(([.$A171]-MOD([.$A171];[.D$1]))+[.D$1])*[.$H$2])" office:value-type="float" office:value="0.436368710620855">
            <text:p>0,4363687106</text:p>
          </table:table-cell>
          <table:table-cell table:formula="of:=[.$H$1]*EXP(-(([.$A171]-MOD([.$A171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450">
            <text:p>8450</text:p>
          </table:table-cell>
          <table:table-cell table:formula="of:=[.$H$1]*EXP(-(([.$A172]-MOD([.$A172];[.B$1]))+[.B$1])*[.$H$2])" office:value-type="float" office:value="0.444294465209107">
            <text:p>0,4442944652</text:p>
          </table:table-cell>
          <table:table-cell table:formula="of:=[.$H$1]*EXP(-(([.$A172]-MOD([.$A172];[.C$1]))+[.C$1])*[.$H$2])" office:value-type="float" office:value="0.436368710620855">
            <text:p>0,4363687106</text:p>
          </table:table-cell>
          <table:table-cell table:formula="of:=[.$H$1]*EXP(-(([.$A172]-MOD([.$A172];[.D$1]))+[.D$1])*[.$H$2])" office:value-type="float" office:value="0.436368710620855">
            <text:p>0,4363687106</text:p>
          </table:table-cell>
          <table:table-cell table:formula="of:=[.$H$1]*EXP(-(([.$A172]-MOD([.$A172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500">
            <text:p>8500</text:p>
          </table:table-cell>
          <table:table-cell table:formula="of:=[.$H$1]*EXP(-(([.$A173]-MOD([.$A173];[.B$1]))+[.B$1])*[.$H$2])" office:value-type="float" office:value="0.434409463036356">
            <text:p>0,434409463</text:p>
          </table:table-cell>
          <table:table-cell table:formula="of:=[.$H$1]*EXP(-(([.$A173]-MOD([.$A173];[.C$1]))+[.C$1])*[.$H$2])" office:value-type="float" office:value="0.417167388504294">
            <text:p>0,4171673885</text:p>
          </table:table-cell>
          <table:table-cell table:formula="of:=[.$H$1]*EXP(-(([.$A173]-MOD([.$A173];[.D$1]))+[.D$1])*[.$H$2])" office:value-type="float" office:value="0.34844749278987">
            <text:p>0,3484474928</text:p>
          </table:table-cell>
          <table:table-cell table:formula="of:=[.$H$1]*EXP(-(([.$A173]-MOD([.$A173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550">
            <text:p>8550</text:p>
          </table:table-cell>
          <table:table-cell table:formula="of:=[.$H$1]*EXP(-(([.$A174]-MOD([.$A174];[.B$1]))+[.B$1])*[.$H$2])" office:value-type="float" office:value="0.42474438993229">
            <text:p>0,4247443899</text:p>
          </table:table-cell>
          <table:table-cell table:formula="of:=[.$H$1]*EXP(-(([.$A174]-MOD([.$A174];[.C$1]))+[.C$1])*[.$H$2])" office:value-type="float" office:value="0.417167388504294">
            <text:p>0,4171673885</text:p>
          </table:table-cell>
          <table:table-cell table:formula="of:=[.$H$1]*EXP(-(([.$A174]-MOD([.$A174];[.D$1]))+[.D$1])*[.$H$2])" office:value-type="float" office:value="0.34844749278987">
            <text:p>0,3484474928</text:p>
          </table:table-cell>
          <table:table-cell table:formula="of:=[.$H$1]*EXP(-(([.$A174]-MOD([.$A174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600">
            <text:p>8600</text:p>
          </table:table-cell>
          <table:table-cell table:formula="of:=[.$H$1]*EXP(-(([.$A175]-MOD([.$A175];[.B$1]))+[.B$1])*[.$H$2])" office:value-type="float" office:value="0.415294352747225">
            <text:p>0,4152943527</text:p>
          </table:table-cell>
          <table:table-cell table:formula="of:=[.$H$1]*EXP(-(([.$A175]-MOD([.$A175];[.C$1]))+[.C$1])*[.$H$2])" office:value-type="float" office:value="0.398810972912996">
            <text:p>0,3988109729</text:p>
          </table:table-cell>
          <table:table-cell table:formula="of:=[.$H$1]*EXP(-(([.$A175]-MOD([.$A175];[.D$1]))+[.D$1])*[.$H$2])" office:value-type="float" office:value="0.34844749278987">
            <text:p>0,3484474928</text:p>
          </table:table-cell>
          <table:table-cell table:formula="of:=[.$H$1]*EXP(-(([.$A175]-MOD([.$A175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650">
            <text:p>8650</text:p>
          </table:table-cell>
          <table:table-cell table:formula="of:=[.$H$1]*EXP(-(([.$A176]-MOD([.$A176];[.B$1]))+[.B$1])*[.$H$2])" office:value-type="float" office:value="0.406054567198005">
            <text:p>0,4060545672</text:p>
          </table:table-cell>
          <table:table-cell table:formula="of:=[.$H$1]*EXP(-(([.$A176]-MOD([.$A176];[.C$1]))+[.C$1])*[.$H$2])" office:value-type="float" office:value="0.398810972912996">
            <text:p>0,3988109729</text:p>
          </table:table-cell>
          <table:table-cell table:formula="of:=[.$H$1]*EXP(-(([.$A176]-MOD([.$A176];[.D$1]))+[.D$1])*[.$H$2])" office:value-type="float" office:value="0.34844749278987">
            <text:p>0,3484474928</text:p>
          </table:table-cell>
          <table:table-cell table:formula="of:=[.$H$1]*EXP(-(([.$A176]-MOD([.$A176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700">
            <text:p>8700</text:p>
          </table:table-cell>
          <table:table-cell table:formula="of:=[.$H$1]*EXP(-(([.$A177]-MOD([.$A177];[.B$1]))+[.B$1])*[.$H$2])" office:value-type="float" office:value="0.397020355445854">
            <text:p>0,3970203554</text:p>
          </table:table-cell>
          <table:table-cell table:formula="of:=[.$H$1]*EXP(-(([.$A177]-MOD([.$A177];[.C$1]))+[.C$1])*[.$H$2])" office:value-type="float" office:value="0.381262285832233">
            <text:p>0,3812622858</text:p>
          </table:table-cell>
          <table:table-cell table:formula="of:=[.$H$1]*EXP(-(([.$A177]-MOD([.$A177];[.D$1]))+[.D$1])*[.$H$2])" office:value-type="float" office:value="0.34844749278987">
            <text:p>0,3484474928</text:p>
          </table:table-cell>
          <table:table-cell table:formula="of:=[.$H$1]*EXP(-(([.$A177]-MOD([.$A177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750">
            <text:p>8750</text:p>
          </table:table-cell>
          <table:table-cell table:formula="of:=[.$H$1]*EXP(-(([.$A178]-MOD([.$A178];[.B$1]))+[.B$1])*[.$H$2])" office:value-type="float" office:value="0.388187143728122">
            <text:p>0,3881871437</text:p>
          </table:table-cell>
          <table:table-cell table:formula="of:=[.$H$1]*EXP(-(([.$A178]-MOD([.$A178];[.C$1]))+[.C$1])*[.$H$2])" office:value-type="float" office:value="0.381262285832233">
            <text:p>0,3812622858</text:p>
          </table:table-cell>
          <table:table-cell table:formula="of:=[.$H$1]*EXP(-(([.$A178]-MOD([.$A178];[.D$1]))+[.D$1])*[.$H$2])" office:value-type="float" office:value="0.34844749278987">
            <text:p>0,3484474928</text:p>
          </table:table-cell>
          <table:table-cell table:formula="of:=[.$H$1]*EXP(-(([.$A178]-MOD([.$A178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800">
            <text:p>8800</text:p>
          </table:table-cell>
          <table:table-cell table:formula="of:=[.$H$1]*EXP(-(([.$A179]-MOD([.$A179];[.B$1]))+[.B$1])*[.$H$2])" office:value-type="float" office:value="0.379550460042719">
            <text:p>0,37955046</text:p>
          </table:table-cell>
          <table:table-cell table:formula="of:=[.$H$1]*EXP(-(([.$A179]-MOD([.$A179];[.C$1]))+[.C$1])*[.$H$2])" office:value-type="float" office:value="0.364485785173546">
            <text:p>0,3644857852</text:p>
          </table:table-cell>
          <table:table-cell table:formula="of:=[.$H$1]*EXP(-(([.$A179]-MOD([.$A179];[.D$1]))+[.D$1])*[.$H$2])" office:value-type="float" office:value="0.34844749278987">
            <text:p>0,3484474928</text:p>
          </table:table-cell>
          <table:table-cell table:formula="of:=[.$H$1]*EXP(-(([.$A179]-MOD([.$A179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850">
            <text:p>8850</text:p>
          </table:table-cell>
          <table:table-cell table:formula="of:=[.$H$1]*EXP(-(([.$A180]-MOD([.$A180];[.B$1]))+[.B$1])*[.$H$2])" office:value-type="float" office:value="0.371105931884068">
            <text:p>0,3711059319</text:p>
          </table:table-cell>
          <table:table-cell table:formula="of:=[.$H$1]*EXP(-(([.$A180]-MOD([.$A180];[.C$1]))+[.C$1])*[.$H$2])" office:value-type="float" office:value="0.364485785173546">
            <text:p>0,3644857852</text:p>
          </table:table-cell>
          <table:table-cell table:formula="of:=[.$H$1]*EXP(-(([.$A180]-MOD([.$A180];[.D$1]))+[.D$1])*[.$H$2])" office:value-type="float" office:value="0.34844749278987">
            <text:p>0,3484474928</text:p>
          </table:table-cell>
          <table:table-cell table:formula="of:=[.$H$1]*EXP(-(([.$A180]-MOD([.$A180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900">
            <text:p>8900</text:p>
          </table:table-cell>
          <table:table-cell table:formula="of:=[.$H$1]*EXP(-(([.$A181]-MOD([.$A181];[.B$1]))+[.B$1])*[.$H$2])" office:value-type="float" office:value="0.362849284029434">
            <text:p>0,362849284</text:p>
          </table:table-cell>
          <table:table-cell table:formula="of:=[.$H$1]*EXP(-(([.$A181]-MOD([.$A181];[.C$1]))+[.C$1])*[.$H$2])" office:value-type="float" office:value="0.34844749278987">
            <text:p>0,3484474928</text:p>
          </table:table-cell>
          <table:table-cell table:formula="of:=[.$H$1]*EXP(-(([.$A181]-MOD([.$A181];[.D$1]))+[.D$1])*[.$H$2])" office:value-type="float" office:value="0.34844749278987">
            <text:p>0,3484474928</text:p>
          </table:table-cell>
          <table:table-cell table:formula="of:=[.$H$1]*EXP(-(([.$A181]-MOD([.$A181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8950">
            <text:p>8950</text:p>
          </table:table-cell>
          <table:table-cell table:formula="of:=[.$H$1]*EXP(-(([.$A182]-MOD([.$A182];[.B$1]))+[.B$1])*[.$H$2])" office:value-type="float" office:value="0.354776336374495">
            <text:p>0,3547763364</text:p>
          </table:table-cell>
          <table:table-cell table:formula="of:=[.$H$1]*EXP(-(([.$A182]-MOD([.$A182];[.C$1]))+[.C$1])*[.$H$2])" office:value-type="float" office:value="0.34844749278987">
            <text:p>0,3484474928</text:p>
          </table:table-cell>
          <table:table-cell table:formula="of:=[.$H$1]*EXP(-(([.$A182]-MOD([.$A182];[.D$1]))+[.D$1])*[.$H$2])" office:value-type="float" office:value="0.34844749278987">
            <text:p>0,3484474928</text:p>
          </table:table-cell>
          <table:table-cell table:formula="of:=[.$H$1]*EXP(-(([.$A182]-MOD([.$A182];[.E$1]))+[.E$1])*[.$H$2])" office:value-type="float" office:value="0.34844749278987">
            <text:p>0,3484474928</text:p>
          </table:table-cell>
          <table:table-cell table:number-columns-repeated="3"/>
        </table:table-row>
        <table:table-row table:style-name="ro1">
          <table:table-cell office:value-type="float" office:value="9000">
            <text:p>9000</text:p>
          </table:table-cell>
          <table:table-cell table:formula="of:=[.$H$1]*EXP(-(([.$A183]-MOD([.$A183];[.B$1]))+[.B$1])*[.$H$2])" office:value-type="float" office:value="0.346883001817082">
            <text:p>0,3468830018</text:p>
          </table:table-cell>
          <table:table-cell table:formula="of:=[.$H$1]*EXP(-(([.$A183]-MOD([.$A183];[.C$1]))+[.C$1])*[.$H$2])" office:value-type="float" office:value="0.333114925658173">
            <text:p>0,3331149257</text:p>
          </table:table-cell>
          <table:table-cell table:formula="of:=[.$H$1]*EXP(-(([.$A183]-MOD([.$A183];[.D$1]))+[.D$1])*[.$H$2])" office:value-type="float" office:value="0.278240974378752">
            <text:p>0,2782409744</text:p>
          </table:table-cell>
          <table:table-cell table:formula="of:=[.$H$1]*EXP(-(([.$A183]-MOD([.$A183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050">
            <text:p>9050</text:p>
          </table:table-cell>
          <table:table-cell table:formula="of:=[.$H$1]*EXP(-(([.$A184]-MOD([.$A184];[.B$1]))+[.B$1])*[.$H$2])" office:value-type="float" office:value="0.33916528418799">
            <text:p>0,3391652842</text:p>
          </table:table-cell>
          <table:table-cell table:formula="of:=[.$H$1]*EXP(-(([.$A184]-MOD([.$A184];[.C$1]))+[.C$1])*[.$H$2])" office:value-type="float" office:value="0.333114925658173">
            <text:p>0,3331149257</text:p>
          </table:table-cell>
          <table:table-cell table:formula="of:=[.$H$1]*EXP(-(([.$A184]-MOD([.$A184];[.D$1]))+[.D$1])*[.$H$2])" office:value-type="float" office:value="0.278240974378752">
            <text:p>0,2782409744</text:p>
          </table:table-cell>
          <table:table-cell table:formula="of:=[.$H$1]*EXP(-(([.$A184]-MOD([.$A184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100">
            <text:p>9100</text:p>
          </table:table-cell>
          <table:table-cell table:formula="of:=[.$H$1]*EXP(-(([.$A185]-MOD([.$A185];[.B$1]))+[.B$1])*[.$H$2])" office:value-type="float" office:value="0.331619276227837">
            <text:p>0,3316192762</text:p>
          </table:table-cell>
          <table:table-cell table:formula="of:=[.$H$1]*EXP(-(([.$A185]-MOD([.$A185];[.C$1]))+[.C$1])*[.$H$2])" office:value-type="float" office:value="0.318457030090234">
            <text:p>0,3184570301</text:p>
          </table:table-cell>
          <table:table-cell table:formula="of:=[.$H$1]*EXP(-(([.$A185]-MOD([.$A185];[.D$1]))+[.D$1])*[.$H$2])" office:value-type="float" office:value="0.278240974378752">
            <text:p>0,2782409744</text:p>
          </table:table-cell>
          <table:table-cell table:formula="of:=[.$H$1]*EXP(-(([.$A185]-MOD([.$A185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150">
            <text:p>9150</text:p>
          </table:table-cell>
          <table:table-cell table:formula="of:=[.$H$1]*EXP(-(([.$A186]-MOD([.$A186];[.B$1]))+[.B$1])*[.$H$2])" office:value-type="float" office:value="0.324241157608926">
            <text:p>0,3242411576</text:p>
          </table:table-cell>
          <table:table-cell table:formula="of:=[.$H$1]*EXP(-(([.$A186]-MOD([.$A186];[.C$1]))+[.C$1])*[.$H$2])" office:value-type="float" office:value="0.318457030090234">
            <text:p>0,3184570301</text:p>
          </table:table-cell>
          <table:table-cell table:formula="of:=[.$H$1]*EXP(-(([.$A186]-MOD([.$A186];[.D$1]))+[.D$1])*[.$H$2])" office:value-type="float" office:value="0.278240974378752">
            <text:p>0,2782409744</text:p>
          </table:table-cell>
          <table:table-cell table:formula="of:=[.$H$1]*EXP(-(([.$A186]-MOD([.$A186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200">
            <text:p>9200</text:p>
          </table:table-cell>
          <table:table-cell table:formula="of:=[.$H$1]*EXP(-(([.$A187]-MOD([.$A187];[.B$1]))+[.B$1])*[.$H$2])" office:value-type="float" office:value="0.317027193001127">
            <text:p>0,317027193</text:p>
          </table:table-cell>
          <table:table-cell table:formula="of:=[.$H$1]*EXP(-(([.$A187]-MOD([.$A187];[.C$1]))+[.C$1])*[.$H$2])" office:value-type="float" office:value="0.304444118838311">
            <text:p>0,3044441188</text:p>
          </table:table-cell>
          <table:table-cell table:formula="of:=[.$H$1]*EXP(-(([.$A187]-MOD([.$A187];[.D$1]))+[.D$1])*[.$H$2])" office:value-type="float" office:value="0.278240974378752">
            <text:p>0,2782409744</text:p>
          </table:table-cell>
          <table:table-cell table:formula="of:=[.$H$1]*EXP(-(([.$A187]-MOD([.$A187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250">
            <text:p>9250</text:p>
          </table:table-cell>
          <table:table-cell table:formula="of:=[.$H$1]*EXP(-(([.$A188]-MOD([.$A188];[.B$1]))+[.B$1])*[.$H$2])" office:value-type="float" office:value="0.309973730180783">
            <text:p>0,3099737302</text:p>
          </table:table-cell>
          <table:table-cell table:formula="of:=[.$H$1]*EXP(-(([.$A188]-MOD([.$A188];[.C$1]))+[.C$1])*[.$H$2])" office:value-type="float" office:value="0.304444118838311">
            <text:p>0,3044441188</text:p>
          </table:table-cell>
          <table:table-cell table:formula="of:=[.$H$1]*EXP(-(([.$A188]-MOD([.$A188];[.D$1]))+[.D$1])*[.$H$2])" office:value-type="float" office:value="0.278240974378752">
            <text:p>0,2782409744</text:p>
          </table:table-cell>
          <table:table-cell table:formula="of:=[.$H$1]*EXP(-(([.$A188]-MOD([.$A188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300">
            <text:p>9300</text:p>
          </table:table-cell>
          <table:table-cell table:formula="of:=[.$H$1]*EXP(-(([.$A189]-MOD([.$A189];[.B$1]))+[.B$1])*[.$H$2])" office:value-type="float" office:value="0.303077198181694">
            <text:p>0,3030771982</text:p>
          </table:table-cell>
          <table:table-cell table:formula="of:=[.$H$1]*EXP(-(([.$A189]-MOD([.$A189];[.C$1]))+[.C$1])*[.$H$2])" office:value-type="float" office:value="0.291047810968322">
            <text:p>0,291047811</text:p>
          </table:table-cell>
          <table:table-cell table:formula="of:=[.$H$1]*EXP(-(([.$A189]-MOD([.$A189];[.D$1]))+[.D$1])*[.$H$2])" office:value-type="float" office:value="0.278240974378752">
            <text:p>0,2782409744</text:p>
          </table:table-cell>
          <table:table-cell table:formula="of:=[.$H$1]*EXP(-(([.$A189]-MOD([.$A189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350">
            <text:p>9350</text:p>
          </table:table-cell>
          <table:table-cell table:formula="of:=[.$H$1]*EXP(-(([.$A190]-MOD([.$A190];[.B$1]))+[.B$1])*[.$H$2])" office:value-type="float" office:value="0.296334105487241">
            <text:p>0,2963341055</text:p>
          </table:table-cell>
          <table:table-cell table:formula="of:=[.$H$1]*EXP(-(([.$A190]-MOD([.$A190];[.C$1]))+[.C$1])*[.$H$2])" office:value-type="float" office:value="0.291047810968322">
            <text:p>0,291047811</text:p>
          </table:table-cell>
          <table:table-cell table:formula="of:=[.$H$1]*EXP(-(([.$A190]-MOD([.$A190];[.D$1]))+[.D$1])*[.$H$2])" office:value-type="float" office:value="0.278240974378752">
            <text:p>0,2782409744</text:p>
          </table:table-cell>
          <table:table-cell table:formula="of:=[.$H$1]*EXP(-(([.$A190]-MOD([.$A190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400">
            <text:p>9400</text:p>
          </table:table-cell>
          <table:table-cell table:formula="of:=[.$H$1]*EXP(-(([.$A191]-MOD([.$A191];[.B$1]))+[.B$1])*[.$H$2])" office:value-type="float" office:value="0.289741038262731">
            <text:p>0,2897410383</text:p>
          </table:table-cell>
          <table:table-cell table:formula="of:=[.$H$1]*EXP(-(([.$A191]-MOD([.$A191];[.C$1]))+[.C$1])*[.$H$2])" office:value-type="float" office:value="0.278240974378752">
            <text:p>0,2782409744</text:p>
          </table:table-cell>
          <table:table-cell table:formula="of:=[.$H$1]*EXP(-(([.$A191]-MOD([.$A191];[.D$1]))+[.D$1])*[.$H$2])" office:value-type="float" office:value="0.278240974378752">
            <text:p>0,2782409744</text:p>
          </table:table-cell>
          <table:table-cell table:formula="of:=[.$H$1]*EXP(-(([.$A191]-MOD([.$A191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450">
            <text:p>9450</text:p>
          </table:table-cell>
          <table:table-cell table:formula="of:=[.$H$1]*EXP(-(([.$A192]-MOD([.$A192];[.B$1]))+[.B$1])*[.$H$2])" office:value-type="float" office:value="0.283294658627067">
            <text:p>0,2832946586</text:p>
          </table:table-cell>
          <table:table-cell table:formula="of:=[.$H$1]*EXP(-(([.$A192]-MOD([.$A192];[.C$1]))+[.C$1])*[.$H$2])" office:value-type="float" office:value="0.278240974378752">
            <text:p>0,2782409744</text:p>
          </table:table-cell>
          <table:table-cell table:formula="of:=[.$H$1]*EXP(-(([.$A192]-MOD([.$A192];[.D$1]))+[.D$1])*[.$H$2])" office:value-type="float" office:value="0.278240974378752">
            <text:p>0,2782409744</text:p>
          </table:table-cell>
          <table:table-cell table:formula="of:=[.$H$1]*EXP(-(([.$A192]-MOD([.$A192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500">
            <text:p>9500</text:p>
          </table:table-cell>
          <table:table-cell table:formula="of:=[.$H$1]*EXP(-(([.$A193]-MOD([.$A193];[.B$1]))+[.B$1])*[.$H$2])" office:value-type="float" office:value="0.276991702962878">
            <text:p>0,276991703</text:p>
          </table:table-cell>
          <table:table-cell table:formula="of:=[.$H$1]*EXP(-(([.$A193]-MOD([.$A193];[.C$1]))+[.C$1])*[.$H$2])" office:value-type="float" office:value="0.265997670848875">
            <text:p>0,2659976708</text:p>
          </table:table-cell>
          <table:table-cell table:formula="of:=[.$H$1]*EXP(-(([.$A193]-MOD([.$A193];[.D$1]))+[.D$1])*[.$H$2])" office:value-type="float" office:value="0.222179930764846">
            <text:p>0,2221799308</text:p>
          </table:table-cell>
          <table:table-cell table:formula="of:=[.$H$1]*EXP(-(([.$A193]-MOD([.$A193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550">
            <text:p>9550</text:p>
          </table:table-cell>
          <table:table-cell table:formula="of:=[.$H$1]*EXP(-(([.$A194]-MOD([.$A194];[.B$1]))+[.B$1])*[.$H$2])" office:value-type="float" office:value="0.270828980264244">
            <text:p>0,2708289803</text:p>
          </table:table-cell>
          <table:table-cell table:formula="of:=[.$H$1]*EXP(-(([.$A194]-MOD([.$A194];[.C$1]))+[.C$1])*[.$H$2])" office:value-type="float" office:value="0.265997670848875">
            <text:p>0,2659976708</text:p>
          </table:table-cell>
          <table:table-cell table:formula="of:=[.$H$1]*EXP(-(([.$A194]-MOD([.$A194];[.D$1]))+[.D$1])*[.$H$2])" office:value-type="float" office:value="0.222179930764846">
            <text:p>0,2221799308</text:p>
          </table:table-cell>
          <table:table-cell table:formula="of:=[.$H$1]*EXP(-(([.$A194]-MOD([.$A194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600">
            <text:p>9600</text:p>
          </table:table-cell>
          <table:table-cell table:formula="of:=[.$H$1]*EXP(-(([.$A195]-MOD([.$A195];[.B$1]))+[.B$1])*[.$H$2])" office:value-type="float" office:value="0.264803370521174">
            <text:p>0,2648033705</text:p>
          </table:table-cell>
          <table:table-cell table:formula="of:=[.$H$1]*EXP(-(([.$A195]-MOD([.$A195];[.C$1]))+[.C$1])*[.$H$2])" office:value-type="float" office:value="0.254293103504995">
            <text:p>0,2542931035</text:p>
          </table:table-cell>
          <table:table-cell table:formula="of:=[.$H$1]*EXP(-(([.$A195]-MOD([.$A195];[.D$1]))+[.D$1])*[.$H$2])" office:value-type="float" office:value="0.222179930764846">
            <text:p>0,2221799308</text:p>
          </table:table-cell>
          <table:table-cell table:formula="of:=[.$H$1]*EXP(-(([.$A195]-MOD([.$A195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650">
            <text:p>9650</text:p>
          </table:table-cell>
          <table:table-cell table:formula="of:=[.$H$1]*EXP(-(([.$A196]-MOD([.$A196];[.B$1]))+[.B$1])*[.$H$2])" office:value-type="float" office:value="0.258911823140043">
            <text:p>0,2589118231</text:p>
          </table:table-cell>
          <table:table-cell table:formula="of:=[.$H$1]*EXP(-(([.$A196]-MOD([.$A196];[.C$1]))+[.C$1])*[.$H$2])" office:value-type="float" office:value="0.254293103504995">
            <text:p>0,2542931035</text:p>
          </table:table-cell>
          <table:table-cell table:formula="of:=[.$H$1]*EXP(-(([.$A196]-MOD([.$A196];[.D$1]))+[.D$1])*[.$H$2])" office:value-type="float" office:value="0.222179930764846">
            <text:p>0,2221799308</text:p>
          </table:table-cell>
          <table:table-cell table:formula="of:=[.$H$1]*EXP(-(([.$A196]-MOD([.$A196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700">
            <text:p>9700</text:p>
          </table:table-cell>
          <table:table-cell table:formula="of:=[.$H$1]*EXP(-(([.$A197]-MOD([.$A197];[.B$1]))+[.B$1])*[.$H$2])" office:value-type="float" office:value="0.253151355399159">
            <text:p>0,2531513554</text:p>
          </table:table-cell>
          <table:table-cell table:formula="of:=[.$H$1]*EXP(-(([.$A197]-MOD([.$A197];[.C$1]))+[.C$1])*[.$H$2])" office:value-type="float" office:value="0.243103566598299">
            <text:p>0,2431035666</text:p>
          </table:table-cell>
          <table:table-cell table:formula="of:=[.$H$1]*EXP(-(([.$A197]-MOD([.$A197];[.D$1]))+[.D$1])*[.$H$2])" office:value-type="float" office:value="0.222179930764846">
            <text:p>0,2221799308</text:p>
          </table:table-cell>
          <table:table-cell table:formula="of:=[.$H$1]*EXP(-(([.$A197]-MOD([.$A197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750">
            <text:p>9750</text:p>
          </table:table-cell>
          <table:table-cell table:formula="of:=[.$H$1]*EXP(-(([.$A198]-MOD([.$A198];[.B$1]))+[.B$1])*[.$H$2])" office:value-type="float" office:value="0.247519050938698">
            <text:p>0,2475190509</text:p>
          </table:table-cell>
          <table:table-cell table:formula="of:=[.$H$1]*EXP(-(([.$A198]-MOD([.$A198];[.C$1]))+[.C$1])*[.$H$2])" office:value-type="float" office:value="0.243103566598299">
            <text:p>0,2431035666</text:p>
          </table:table-cell>
          <table:table-cell table:formula="of:=[.$H$1]*EXP(-(([.$A198]-MOD([.$A198];[.D$1]))+[.D$1])*[.$H$2])" office:value-type="float" office:value="0.222179930764846">
            <text:p>0,2221799308</text:p>
          </table:table-cell>
          <table:table-cell table:formula="of:=[.$H$1]*EXP(-(([.$A198]-MOD([.$A198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800">
            <text:p>9800</text:p>
          </table:table-cell>
          <table:table-cell table:formula="of:=[.$H$1]*EXP(-(([.$A199]-MOD([.$A199];[.B$1]))+[.B$1])*[.$H$2])" office:value-type="float" office:value="0.242012058284233">
            <text:p>0,2420120583</text:p>
          </table:table-cell>
          <table:table-cell table:formula="of:=[.$H$1]*EXP(-(([.$A199]-MOD([.$A199];[.C$1]))+[.C$1])*[.$H$2])" office:value-type="float" office:value="0.232406397492619">
            <text:p>0,2324063975</text:p>
          </table:table-cell>
          <table:table-cell table:formula="of:=[.$H$1]*EXP(-(([.$A199]-MOD([.$A199];[.D$1]))+[.D$1])*[.$H$2])" office:value-type="float" office:value="0.222179930764846">
            <text:p>0,2221799308</text:p>
          </table:table-cell>
          <table:table-cell table:formula="of:=[.$H$1]*EXP(-(([.$A199]-MOD([.$A199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850">
            <text:p>9850</text:p>
          </table:table-cell>
          <table:table-cell table:formula="of:=[.$H$1]*EXP(-(([.$A200]-MOD([.$A200];[.B$1]))+[.B$1])*[.$H$2])" office:value-type="float" office:value="0.236627589403114">
            <text:p>0,2366275894</text:p>
          </table:table-cell>
          <table:table-cell table:formula="of:=[.$H$1]*EXP(-(([.$A200]-MOD([.$A200];[.C$1]))+[.C$1])*[.$H$2])" office:value-type="float" office:value="0.232406397492619">
            <text:p>0,2324063975</text:p>
          </table:table-cell>
          <table:table-cell table:formula="of:=[.$H$1]*EXP(-(([.$A200]-MOD([.$A200];[.D$1]))+[.D$1])*[.$H$2])" office:value-type="float" office:value="0.222179930764846">
            <text:p>0,2221799308</text:p>
          </table:table-cell>
          <table:table-cell table:formula="of:=[.$H$1]*EXP(-(([.$A200]-MOD([.$A200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900">
            <text:p>9900</text:p>
          </table:table-cell>
          <table:table-cell table:formula="of:=[.$H$1]*EXP(-(([.$A201]-MOD([.$A201];[.B$1]))+[.B$1])*[.$H$2])" office:value-type="float" office:value="0.231362918292972">
            <text:p>0,2313629183</text:p>
          </table:table-cell>
          <table:table-cell table:formula="of:=[.$H$1]*EXP(-(([.$A201]-MOD([.$A201];[.C$1]))+[.C$1])*[.$H$2])" office:value-type="float" office:value="0.222179930764846">
            <text:p>0,2221799308</text:p>
          </table:table-cell>
          <table:table-cell table:formula="of:=[.$H$1]*EXP(-(([.$A201]-MOD([.$A201];[.D$1]))+[.D$1])*[.$H$2])" office:value-type="float" office:value="0.222179930764846">
            <text:p>0,2221799308</text:p>
          </table:table-cell>
          <table:table-cell table:formula="of:=[.$H$1]*EXP(-(([.$A201]-MOD([.$A201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9950">
            <text:p>9950</text:p>
          </table:table-cell>
          <table:table-cell table:formula="of:=[.$H$1]*EXP(-(([.$A202]-MOD([.$A202];[.B$1]))+[.B$1])*[.$H$2])" office:value-type="float" office:value="0.226215379601614">
            <text:p>0,2262153796</text:p>
          </table:table-cell>
          <table:table-cell table:formula="of:=[.$H$1]*EXP(-(([.$A202]-MOD([.$A202];[.C$1]))+[.C$1])*[.$H$2])" office:value-type="float" office:value="0.222179930764846">
            <text:p>0,2221799308</text:p>
          </table:table-cell>
          <table:table-cell table:formula="of:=[.$H$1]*EXP(-(([.$A202]-MOD([.$A202];[.D$1]))+[.D$1])*[.$H$2])" office:value-type="float" office:value="0.222179930764846">
            <text:p>0,2221799308</text:p>
          </table:table-cell>
          <table:table-cell table:formula="of:=[.$H$1]*EXP(-(([.$A202]-MOD([.$A202];[.E$1]))+[.E$1])*[.$H$2]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table:formula="of:=[.$H$1]*EXP(-(([.$A203]-MOD([.$A203];[.B$1]))+[.B$1])*[.$H$2])" office:value-type="float" office:value="0.221182367277638">
            <text:p>0,2211823673</text:p>
          </table:table-cell>
          <table:table-cell table:formula="of:=[.$H$1]*EXP(-(([.$A203]-MOD([.$A203];[.C$1]))+[.C$1])*[.$H$2])" office:value-type="float" office:value="0.212403454325045">
            <text:p>0,2124034543</text:p>
          </table:table-cell>
          <table:table-cell table:formula="of:=[.$H$1]*EXP(-(([.$A203]-MOD([.$A203];[.D$1]))+[.D$1])*[.$H$2])" office:value-type="float" office:value="0.177414278198565">
            <text:p>0,1774142782</text:p>
          </table:table-cell>
          <table:table-cell table:formula="of:=[.$H$1]*EXP(-(([.$A203]-MOD([.$A203];[.E$1]))+[.E$1])*[.$H$2])" office:value-type="float" office:value="0.141668178581042">
            <text:p>0,1416681786</text:p>
          </table:table-cell>
          <table:table-cell table:number-columns-repeated="3"/>
        </table:table-row>
      </table:table>
      <table:table table:name="K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ta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Lambda</text:p>
          </table:table-cell>
          <table:table-cell office:value-type="float" office:value="0.00045">
            <text:p>0,00045</text:p>
          </table:table-cell>
        </table:table-row>
        <table:table-row table:style-name="ro1">
          <table:table-cell table:number-columns-repeated="8"/>
          <table:table-cell office:value-type="string">
            <text:p>L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$A3]-MOD([.$A3];[.J$2]))+[.J$2]" office:value-type="float" office:value="100">
            <text:p>100</text:p>
          </table:table-cell>
          <table:table-cell table:formula="of:=([.C$1]*EXP(-[.$J$1]*[.$B3]))" office:value-type="float" office:value="0.9559974818331">
            <text:p>0,9559974818</text:p>
          </table:table-cell>
          <table:table-cell table:formula="of:=([.D$1]*EXP(-[.$J$1]*[.$B3]))" office:value-type="float" office:value="9.559974818331">
            <text:p>9,5599748183</text:p>
          </table:table-cell>
          <table:table-cell table:formula="of:=([.E$1]*EXP(-[.$J$1]*[.$B3]))" office:value-type="float" office:value="19.119949636662">
            <text:p>19,1199496367</text:p>
          </table:table-cell>
          <table:table-cell table:formula="of:=([.F$1]*EXP(-[.$J$1]*[.$B3]))" office:value-type="float" office:value="95.59974818331">
            <text:p>95,5997481833</text:p>
          </table:table-cell>
          <table:table-cell table:formula="of:=([.G$1]*EXP(-[.$J$1]*[.$B3]))" office:value-type="float" office:value="477.99874091655">
            <text:p>477,998740916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([.$A4]-MOD([.$A4];[.J$2]))+[.J$2]" office:value-type="float" office:value="200">
            <text:p>200</text:p>
          </table:table-cell>
          <table:table-cell table:formula="of:=([.C$1]*EXP(-[.$J$1]*[.$B4]))" office:value-type="float" office:value="0.913931185271228">
            <text:p>0,9139311853</text:p>
          </table:table-cell>
          <table:table-cell table:formula="of:=([.D$1]*EXP(-[.$J$1]*[.$B4]))" office:value-type="float" office:value="9.13931185271228">
            <text:p>9,1393118527</text:p>
          </table:table-cell>
          <table:table-cell table:formula="of:=([.E$1]*EXP(-[.$J$1]*[.$B4]))" office:value-type="float" office:value="18.2786237054246">
            <text:p>18,2786237054</text:p>
          </table:table-cell>
          <table:table-cell table:formula="of:=([.F$1]*EXP(-[.$J$1]*[.$B4]))" office:value-type="float" office:value="91.3931185271228">
            <text:p>91,3931185271</text:p>
          </table:table-cell>
          <table:table-cell table:formula="of:=([.G$1]*EXP(-[.$J$1]*[.$B4]))" office:value-type="float" office:value="456.965592635614">
            <text:p>456,9655926356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([.$A5]-MOD([.$A5];[.J$2]))+[.J$2]" office:value-type="float" office:value="300">
            <text:p>300</text:p>
          </table:table-cell>
          <table:table-cell table:formula="of:=([.C$1]*EXP(-[.$J$1]*[.$B5]))" office:value-type="float" office:value="0.873715911688034">
            <text:p>0,8737159117</text:p>
          </table:table-cell>
          <table:table-cell table:formula="of:=([.D$1]*EXP(-[.$J$1]*[.$B5]))" office:value-type="float" office:value="8.73715911688034">
            <text:p>8,7371591169</text:p>
          </table:table-cell>
          <table:table-cell table:formula="of:=([.E$1]*EXP(-[.$J$1]*[.$B5]))" office:value-type="float" office:value="17.4743182337607">
            <text:p>17,4743182338</text:p>
          </table:table-cell>
          <table:table-cell table:formula="of:=([.F$1]*EXP(-[.$J$1]*[.$B5]))" office:value-type="float" office:value="87.3715911688035">
            <text:p>87,3715911688</text:p>
          </table:table-cell>
          <table:table-cell table:formula="of:=([.G$1]*EXP(-[.$J$1]*[.$B5]))" office:value-type="float" office:value="436.857955844017">
            <text:p>436,857955844</text:p>
          </table:table-cell>
          <table:table-cell>
            <draw:frame table:end-cell-address="K.N28" table:end-x="2.251cm" table:end-y="0.238cm" draw:z-index="0" draw:style-name="gr1" svg:width="15.119cm" svg:height="10.558cm" svg:x="0.681cm" svg:y="0.027cm">
              <draw:object draw:notify-on-update-of-ranges="K.B1:K.B2 K.B3:K.B103 K.C1:K.C2 K.C3:K.C103 K.D1:K.D2 K.D3:K.D103 K.E1:K.E2 K.E3:K.E103 K.F1:K.F2 K.F3:K.F103 K.G1:K.G2 K.G3:K.G1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([.$A6]-MOD([.$A6];[.J$2]))+[.J$2]" office:value-type="float" office:value="400">
            <text:p>400</text:p>
          </table:table-cell>
          <table:table-cell table:formula="of:=([.C$1]*EXP(-[.$J$1]*[.$B6]))" office:value-type="float" office:value="0.835270211411272">
            <text:p>0,8352702114</text:p>
          </table:table-cell>
          <table:table-cell table:formula="of:=([.D$1]*EXP(-[.$J$1]*[.$B6]))" office:value-type="float" office:value="8.35270211411272">
            <text:p>8,3527021141</text:p>
          </table:table-cell>
          <table:table-cell table:formula="of:=([.E$1]*EXP(-[.$J$1]*[.$B6]))" office:value-type="float" office:value="16.7054042282254">
            <text:p>16,7054042282</text:p>
          </table:table-cell>
          <table:table-cell table:formula="of:=([.F$1]*EXP(-[.$J$1]*[.$B6]))" office:value-type="float" office:value="83.5270211411272">
            <text:p>83,5270211411</text:p>
          </table:table-cell>
          <table:table-cell table:formula="of:=([.G$1]*EXP(-[.$J$1]*[.$B6]))" office:value-type="float" office:value="417.635105705636">
            <text:p>417,6351057056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formula="of:=([.$A7]-MOD([.$A7];[.J$2]))+[.J$2]" office:value-type="float" office:value="500">
            <text:p>500</text:p>
          </table:table-cell>
          <table:table-cell table:formula="of:=([.C$1]*EXP(-[.$J$1]*[.$B7]))" office:value-type="float" office:value="0.798516218759377">
            <text:p>0,7985162188</text:p>
          </table:table-cell>
          <table:table-cell table:formula="of:=([.D$1]*EXP(-[.$J$1]*[.$B7]))" office:value-type="float" office:value="7.98516218759377">
            <text:p>7,9851621876</text:p>
          </table:table-cell>
          <table:table-cell table:formula="of:=([.E$1]*EXP(-[.$J$1]*[.$B7]))" office:value-type="float" office:value="15.9703243751875">
            <text:p>15,9703243752</text:p>
          </table:table-cell>
          <table:table-cell table:formula="of:=([.F$1]*EXP(-[.$J$1]*[.$B7]))" office:value-type="float" office:value="79.8516218759377">
            <text:p>79,8516218759</text:p>
          </table:table-cell>
          <table:table-cell table:formula="of:=([.G$1]*EXP(-[.$J$1]*[.$B7]))" office:value-type="float" office:value="399.258109379688">
            <text:p>399,2581093797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([.$A8]-MOD([.$A8];[.J$2]))+[.J$2]" office:value-type="float" office:value="600">
            <text:p>600</text:p>
          </table:table-cell>
          <table:table-cell table:formula="of:=([.C$1]*EXP(-[.$J$1]*[.$B8]))" office:value-type="float" office:value="0.763379494336853">
            <text:p>0,7633794943</text:p>
          </table:table-cell>
          <table:table-cell table:formula="of:=([.D$1]*EXP(-[.$J$1]*[.$B8]))" office:value-type="float" office:value="7.63379494336853">
            <text:p>7,6337949434</text:p>
          </table:table-cell>
          <table:table-cell table:formula="of:=([.E$1]*EXP(-[.$J$1]*[.$B8]))" office:value-type="float" office:value="15.2675898867371">
            <text:p>15,2675898867</text:p>
          </table:table-cell>
          <table:table-cell table:formula="of:=([.F$1]*EXP(-[.$J$1]*[.$B8]))" office:value-type="float" office:value="76.3379494336853">
            <text:p>76,3379494337</text:p>
          </table:table-cell>
          <table:table-cell table:formula="of:=([.G$1]*EXP(-[.$J$1]*[.$B8]))" office:value-type="float" office:value="381.689747168427">
            <text:p>381,6897471684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table:formula="of:=([.$A9]-MOD([.$A9];[.J$2]))+[.J$2]" office:value-type="float" office:value="700">
            <text:p>700</text:p>
          </table:table-cell>
          <table:table-cell table:formula="of:=([.C$1]*EXP(-[.$J$1]*[.$B9]))" office:value-type="float" office:value="0.729788874269057">
            <text:p>0,7297888743</text:p>
          </table:table-cell>
          <table:table-cell table:formula="of:=([.D$1]*EXP(-[.$J$1]*[.$B9]))" office:value-type="float" office:value="7.29788874269057">
            <text:p>7,2978887427</text:p>
          </table:table-cell>
          <table:table-cell table:formula="of:=([.E$1]*EXP(-[.$J$1]*[.$B9]))" office:value-type="float" office:value="14.5957774853811">
            <text:p>14,5957774854</text:p>
          </table:table-cell>
          <table:table-cell table:formula="of:=([.F$1]*EXP(-[.$J$1]*[.$B9]))" office:value-type="float" office:value="72.9788874269057">
            <text:p>72,9788874269</text:p>
          </table:table-cell>
          <table:table-cell table:formula="of:=([.G$1]*EXP(-[.$J$1]*[.$B9]))" office:value-type="float" office:value="364.894437134528">
            <text:p>364,8944371345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table:formula="of:=([.$A10]-MOD([.$A10];[.J$2]))+[.J$2]" office:value-type="float" office:value="800">
            <text:p>800</text:p>
          </table:table-cell>
          <table:table-cell table:formula="of:=([.C$1]*EXP(-[.$J$1]*[.$B10]))" office:value-type="float" office:value="0.697676326071031">
            <text:p>0,6976763261</text:p>
          </table:table-cell>
          <table:table-cell table:formula="of:=([.D$1]*EXP(-[.$J$1]*[.$B10]))" office:value-type="float" office:value="6.97676326071031">
            <text:p>6,9767632607</text:p>
          </table:table-cell>
          <table:table-cell table:formula="of:=([.E$1]*EXP(-[.$J$1]*[.$B10]))" office:value-type="float" office:value="13.9535265214206">
            <text:p>13,9535265214</text:p>
          </table:table-cell>
          <table:table-cell table:formula="of:=([.F$1]*EXP(-[.$J$1]*[.$B10]))" office:value-type="float" office:value="69.7676326071031">
            <text:p>69,7676326071</text:p>
          </table:table-cell>
          <table:table-cell table:formula="of:=([.G$1]*EXP(-[.$J$1]*[.$B10]))" office:value-type="float" office:value="348.838163035516">
            <text:p>348,8381630355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formula="of:=([.$A11]-MOD([.$A11];[.J$2]))+[.J$2]" office:value-type="float" office:value="900">
            <text:p>900</text:p>
          </table:table-cell>
          <table:table-cell table:formula="of:=([.C$1]*EXP(-[.$J$1]*[.$B11]))" office:value-type="float" office:value="0.666976810858474">
            <text:p>0,6669768109</text:p>
          </table:table-cell>
          <table:table-cell table:formula="of:=([.D$1]*EXP(-[.$J$1]*[.$B11]))" office:value-type="float" office:value="6.66976810858474">
            <text:p>6,6697681086</text:p>
          </table:table-cell>
          <table:table-cell table:formula="of:=([.E$1]*EXP(-[.$J$1]*[.$B11]))" office:value-type="float" office:value="13.3395362171695">
            <text:p>13,3395362172</text:p>
          </table:table-cell>
          <table:table-cell table:formula="of:=([.F$1]*EXP(-[.$J$1]*[.$B11]))" office:value-type="float" office:value="66.6976810858474">
            <text:p>66,6976810858</text:p>
          </table:table-cell>
          <table:table-cell table:formula="of:=([.G$1]*EXP(-[.$J$1]*[.$B11]))" office:value-type="float" office:value="333.488405429237">
            <text:p>333,4884054292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table:formula="of:=([.$A12]-MOD([.$A12];[.J$2]))+[.J$2]" office:value-type="float" office:value="1000">
            <text:p>1000</text:p>
          </table:table-cell>
          <table:table-cell table:formula="of:=([.C$1]*EXP(-[.$J$1]*[.$B12]))" office:value-type="float" office:value="0.637628151621773">
            <text:p>0,6376281516</text:p>
          </table:table-cell>
          <table:table-cell table:formula="of:=([.D$1]*EXP(-[.$J$1]*[.$B12]))" office:value-type="float" office:value="6.37628151621773">
            <text:p>6,3762815162</text:p>
          </table:table-cell>
          <table:table-cell table:formula="of:=([.E$1]*EXP(-[.$J$1]*[.$B12]))" office:value-type="float" office:value="12.7525630324355">
            <text:p>12,7525630324</text:p>
          </table:table-cell>
          <table:table-cell table:formula="of:=([.F$1]*EXP(-[.$J$1]*[.$B12]))" office:value-type="float" office:value="63.7628151621773">
            <text:p>63,7628151622</text:p>
          </table:table-cell>
          <table:table-cell table:formula="of:=([.G$1]*EXP(-[.$J$1]*[.$B12]))" office:value-type="float" office:value="318.814075810887">
            <text:p>318,8140758109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([.$A13]-MOD([.$A13];[.J$2]))+[.J$2]" office:value-type="float" office:value="1100">
            <text:p>1100</text:p>
          </table:table-cell>
          <table:table-cell table:formula="of:=([.C$1]*EXP(-[.$J$1]*[.$B13]))" office:value-type="float" office:value="0.609570907296309">
            <text:p>0,6095709073</text:p>
          </table:table-cell>
          <table:table-cell table:formula="of:=([.D$1]*EXP(-[.$J$1]*[.$B13]))" office:value-type="float" office:value="6.09570907296309">
            <text:p>6,095709073</text:p>
          </table:table-cell>
          <table:table-cell table:formula="of:=([.E$1]*EXP(-[.$J$1]*[.$B13]))" office:value-type="float" office:value="12.1914181459262">
            <text:p>12,1914181459</text:p>
          </table:table-cell>
          <table:table-cell table:formula="of:=([.F$1]*EXP(-[.$J$1]*[.$B13]))" office:value-type="float" office:value="60.9570907296309">
            <text:p>60,9570907296</text:p>
          </table:table-cell>
          <table:table-cell table:formula="of:=([.G$1]*EXP(-[.$J$1]*[.$B13]))" office:value-type="float" office:value="304.785453648155">
            <text:p>304,7854536482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table:formula="of:=([.$A14]-MOD([.$A14];[.J$2]))+[.J$2]" office:value-type="float" office:value="1200">
            <text:p>1200</text:p>
          </table:table-cell>
          <table:table-cell table:formula="of:=([.C$1]*EXP(-[.$J$1]*[.$B14]))" office:value-type="float" office:value="0.58274825237399">
            <text:p>0,5827482524</text:p>
          </table:table-cell>
          <table:table-cell table:formula="of:=([.D$1]*EXP(-[.$J$1]*[.$B14]))" office:value-type="float" office:value="5.8274825237399">
            <text:p>5,8274825237</text:p>
          </table:table-cell>
          <table:table-cell table:formula="of:=([.E$1]*EXP(-[.$J$1]*[.$B14]))" office:value-type="float" office:value="11.6549650474798">
            <text:p>11,6549650475</text:p>
          </table:table-cell>
          <table:table-cell table:formula="of:=([.F$1]*EXP(-[.$J$1]*[.$B14]))" office:value-type="float" office:value="58.274825237399">
            <text:p>58,2748252374</text:p>
          </table:table-cell>
          <table:table-cell table:formula="of:=([.G$1]*EXP(-[.$J$1]*[.$B14]))" office:value-type="float" office:value="291.374126186995">
            <text:p>291,374126187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table:formula="of:=([.$A15]-MOD([.$A15];[.J$2]))+[.J$2]" office:value-type="float" office:value="1300">
            <text:p>1300</text:p>
          </table:table-cell>
          <table:table-cell table:formula="of:=([.C$1]*EXP(-[.$J$1]*[.$B15]))" office:value-type="float" office:value="0.557105861812174">
            <text:p>0,5571058618</text:p>
          </table:table-cell>
          <table:table-cell table:formula="of:=([.D$1]*EXP(-[.$J$1]*[.$B15]))" office:value-type="float" office:value="5.57105861812174">
            <text:p>5,5710586181</text:p>
          </table:table-cell>
          <table:table-cell table:formula="of:=([.E$1]*EXP(-[.$J$1]*[.$B15]))" office:value-type="float" office:value="11.1421172362435">
            <text:p>11,1421172362</text:p>
          </table:table-cell>
          <table:table-cell table:formula="of:=([.F$1]*EXP(-[.$J$1]*[.$B15]))" office:value-type="float" office:value="55.7105861812174">
            <text:p>55,7105861812</text:p>
          </table:table-cell>
          <table:table-cell table:formula="of:=([.G$1]*EXP(-[.$J$1]*[.$B15]))" office:value-type="float" office:value="278.552930906087">
            <text:p>278,5529309061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table:formula="of:=([.$A16]-MOD([.$A16];[.J$2]))+[.J$2]" office:value-type="float" office:value="1400">
            <text:p>1400</text:p>
          </table:table-cell>
          <table:table-cell table:formula="of:=([.C$1]*EXP(-[.$J$1]*[.$B16]))" office:value-type="float" office:value="0.532591801006897">
            <text:p>0,532591801</text:p>
          </table:table-cell>
          <table:table-cell table:formula="of:=([.D$1]*EXP(-[.$J$1]*[.$B16]))" office:value-type="float" office:value="5.32591801006897">
            <text:p>5,3259180101</text:p>
          </table:table-cell>
          <table:table-cell table:formula="of:=([.E$1]*EXP(-[.$J$1]*[.$B16]))" office:value-type="float" office:value="10.6518360201379">
            <text:p>10,6518360201</text:p>
          </table:table-cell>
          <table:table-cell table:formula="of:=([.F$1]*EXP(-[.$J$1]*[.$B16]))" office:value-type="float" office:value="53.2591801006897">
            <text:p>53,2591801007</text:p>
          </table:table-cell>
          <table:table-cell table:formula="of:=([.G$1]*EXP(-[.$J$1]*[.$B16]))" office:value-type="float" office:value="266.295900503449">
            <text:p>266,2959005034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table:formula="of:=([.$A17]-MOD([.$A17];[.J$2]))+[.J$2]" office:value-type="float" office:value="1500">
            <text:p>1500</text:p>
          </table:table-cell>
          <table:table-cell table:formula="of:=([.C$1]*EXP(-[.$J$1]*[.$B17]))" office:value-type="float" office:value="0.509156420607549">
            <text:p>0,5091564206</text:p>
          </table:table-cell>
          <table:table-cell table:formula="of:=([.D$1]*EXP(-[.$J$1]*[.$B17]))" office:value-type="float" office:value="5.09156420607549">
            <text:p>5,0915642061</text:p>
          </table:table-cell>
          <table:table-cell table:formula="of:=([.E$1]*EXP(-[.$J$1]*[.$B17]))" office:value-type="float" office:value="10.183128412151">
            <text:p>10,1831284122</text:p>
          </table:table-cell>
          <table:table-cell table:formula="of:=([.F$1]*EXP(-[.$J$1]*[.$B17]))" office:value-type="float" office:value="50.9156420607549">
            <text:p>50,9156420608</text:p>
          </table:table-cell>
          <table:table-cell table:formula="of:=([.G$1]*EXP(-[.$J$1]*[.$B17]))" office:value-type="float" office:value="254.578210303775">
            <text:p>254,5782103038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table:formula="of:=([.$A18]-MOD([.$A18];[.J$2]))+[.J$2]" office:value-type="float" office:value="1600">
            <text:p>1600</text:p>
          </table:table-cell>
          <table:table-cell table:formula="of:=([.C$1]*EXP(-[.$J$1]*[.$B18]))" office:value-type="float" office:value="0.486752255959972">
            <text:p>0,486752256</text:p>
          </table:table-cell>
          <table:table-cell table:formula="of:=([.D$1]*EXP(-[.$J$1]*[.$B18]))" office:value-type="float" office:value="4.86752255959972">
            <text:p>4,8675225596</text:p>
          </table:table-cell>
          <table:table-cell table:formula="of:=([.E$1]*EXP(-[.$J$1]*[.$B18]))" office:value-type="float" office:value="9.73504511919943">
            <text:p>9,7350451192</text:p>
          </table:table-cell>
          <table:table-cell table:formula="of:=([.F$1]*EXP(-[.$J$1]*[.$B18]))" office:value-type="float" office:value="48.6752255959972">
            <text:p>48,675225596</text:p>
          </table:table-cell>
          <table:table-cell table:formula="of:=([.G$1]*EXP(-[.$J$1]*[.$B18]))" office:value-type="float" office:value="243.376127979986">
            <text:p>243,37612798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formula="of:=([.$A19]-MOD([.$A19];[.J$2]))+[.J$2]" office:value-type="float" office:value="1700">
            <text:p>1700</text:p>
          </table:table-cell>
          <table:table-cell table:formula="of:=([.C$1]*EXP(-[.$J$1]*[.$B19]))" office:value-type="float" office:value="0.465333930974313">
            <text:p>0,465333931</text:p>
          </table:table-cell>
          <table:table-cell table:formula="of:=([.D$1]*EXP(-[.$J$1]*[.$B19]))" office:value-type="float" office:value="4.65333930974313">
            <text:p>4,6533393097</text:p>
          </table:table-cell>
          <table:table-cell table:formula="of:=([.E$1]*EXP(-[.$J$1]*[.$B19]))" office:value-type="float" office:value="9.30667861948627">
            <text:p>9,3066786195</text:p>
          </table:table-cell>
          <table:table-cell table:formula="of:=([.F$1]*EXP(-[.$J$1]*[.$B19]))" office:value-type="float" office:value="46.5333930974313">
            <text:p>46,5333930974</text:p>
          </table:table-cell>
          <table:table-cell table:formula="of:=([.G$1]*EXP(-[.$J$1]*[.$B19]))" office:value-type="float" office:value="232.666965487157">
            <text:p>232,6669654872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table:formula="of:=([.$A20]-MOD([.$A20];[.J$2]))+[.J$2]" office:value-type="float" office:value="1800">
            <text:p>1800</text:p>
          </table:table-cell>
          <table:table-cell table:formula="of:=([.C$1]*EXP(-[.$J$1]*[.$B20]))" office:value-type="float" office:value="0.444858066222941">
            <text:p>0,4448580662</text:p>
          </table:table-cell>
          <table:table-cell table:formula="of:=([.D$1]*EXP(-[.$J$1]*[.$B20]))" office:value-type="float" office:value="4.44858066222941">
            <text:p>4,4485806622</text:p>
          </table:table-cell>
          <table:table-cell table:formula="of:=([.E$1]*EXP(-[.$J$1]*[.$B20]))" office:value-type="float" office:value="8.89716132445882">
            <text:p>8,8971613245</text:p>
          </table:table-cell>
          <table:table-cell table:formula="of:=([.F$1]*EXP(-[.$J$1]*[.$B20]))" office:value-type="float" office:value="44.4858066222941">
            <text:p>44,4858066223</text:p>
          </table:table-cell>
          <table:table-cell table:formula="of:=([.G$1]*EXP(-[.$J$1]*[.$B20]))" office:value-type="float" office:value="222.429033111471">
            <text:p>222,4290331115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table:formula="of:=([.$A21]-MOD([.$A21];[.J$2]))+[.J$2]" office:value-type="float" office:value="1900">
            <text:p>1900</text:p>
          </table:table-cell>
          <table:table-cell table:formula="of:=([.C$1]*EXP(-[.$J$1]*[.$B21]))" office:value-type="float" office:value="0.425283191082274">
            <text:p>0,4252831911</text:p>
          </table:table-cell>
          <table:table-cell table:formula="of:=([.D$1]*EXP(-[.$J$1]*[.$B21]))" office:value-type="float" office:value="4.25283191082274">
            <text:p>4,2528319108</text:p>
          </table:table-cell>
          <table:table-cell table:formula="of:=([.E$1]*EXP(-[.$J$1]*[.$B21]))" office:value-type="float" office:value="8.50566382164548">
            <text:p>8,5056638216</text:p>
          </table:table-cell>
          <table:table-cell table:formula="of:=([.F$1]*EXP(-[.$J$1]*[.$B21]))" office:value-type="float" office:value="42.5283191082274">
            <text:p>42,5283191082</text:p>
          </table:table-cell>
          <table:table-cell table:formula="of:=([.G$1]*EXP(-[.$J$1]*[.$B21]))" office:value-type="float" office:value="212.641595541137">
            <text:p>212,6415955411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table:formula="of:=([.$A22]-MOD([.$A22];[.J$2]))+[.J$2]" office:value-type="float" office:value="2000">
            <text:p>2000</text:p>
          </table:table-cell>
          <table:table-cell table:formula="of:=([.C$1]*EXP(-[.$J$1]*[.$B22]))" office:value-type="float" office:value="0.406569659740599">
            <text:p>0,4065696597</text:p>
          </table:table-cell>
          <table:table-cell table:formula="of:=([.D$1]*EXP(-[.$J$1]*[.$B22]))" office:value-type="float" office:value="4.06569659740599">
            <text:p>4,0656965974</text:p>
          </table:table-cell>
          <table:table-cell table:formula="of:=([.E$1]*EXP(-[.$J$1]*[.$B22]))" office:value-type="float" office:value="8.13139319481198">
            <text:p>8,1313931948</text:p>
          </table:table-cell>
          <table:table-cell table:formula="of:=([.F$1]*EXP(-[.$J$1]*[.$B22]))" office:value-type="float" office:value="40.6569659740599">
            <text:p>40,6569659741</text:p>
          </table:table-cell>
          <table:table-cell table:formula="of:=([.G$1]*EXP(-[.$J$1]*[.$B22]))" office:value-type="float" office:value="203.2848298703">
            <text:p>203,2848298703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table:formula="of:=([.$A23]-MOD([.$A23];[.J$2]))+[.J$2]" office:value-type="float" office:value="2100">
            <text:p>2100</text:p>
          </table:table-cell>
          <table:table-cell table:formula="of:=([.C$1]*EXP(-[.$J$1]*[.$B23]))" office:value-type="float" office:value="0.388679570901753">
            <text:p>0,3886795709</text:p>
          </table:table-cell>
          <table:table-cell table:formula="of:=([.D$1]*EXP(-[.$J$1]*[.$B23]))" office:value-type="float" office:value="3.88679570901753">
            <text:p>3,886795709</text:p>
          </table:table-cell>
          <table:table-cell table:formula="of:=([.E$1]*EXP(-[.$J$1]*[.$B23]))" office:value-type="float" office:value="7.77359141803506">
            <text:p>7,773591418</text:p>
          </table:table-cell>
          <table:table-cell table:formula="of:=([.F$1]*EXP(-[.$J$1]*[.$B23]))" office:value-type="float" office:value="38.8679570901753">
            <text:p>38,8679570902</text:p>
          </table:table-cell>
          <table:table-cell table:formula="of:=([.G$1]*EXP(-[.$J$1]*[.$B23]))" office:value-type="float" office:value="194.339785450877">
            <text:p>194,3397854509</text:p>
          </table:table-cell>
          <table:table-cell table:number-columns-repeated="3"/>
        </table:table-row>
        <table:table-row table:style-name="ro1">
          <table:table-cell office:value-type="float" office:value="2100">
            <text:p>2100</text:p>
          </table:table-cell>
          <table:table-cell table:formula="of:=([.$A24]-MOD([.$A24];[.J$2]))+[.J$2]" office:value-type="float" office:value="2200">
            <text:p>2200</text:p>
          </table:table-cell>
          <table:table-cell table:formula="of:=([.C$1]*EXP(-[.$J$1]*[.$B24]))" office:value-type="float" office:value="0.371576691022046">
            <text:p>0,371576691</text:p>
          </table:table-cell>
          <table:table-cell table:formula="of:=([.D$1]*EXP(-[.$J$1]*[.$B24]))" office:value-type="float" office:value="3.71576691022046">
            <text:p>3,7157669102</text:p>
          </table:table-cell>
          <table:table-cell table:formula="of:=([.E$1]*EXP(-[.$J$1]*[.$B24]))" office:value-type="float" office:value="7.43153382044091">
            <text:p>7,4315338204</text:p>
          </table:table-cell>
          <table:table-cell table:formula="of:=([.F$1]*EXP(-[.$J$1]*[.$B24]))" office:value-type="float" office:value="37.1576691022046">
            <text:p>37,1576691022</text:p>
          </table:table-cell>
          <table:table-cell table:formula="of:=([.G$1]*EXP(-[.$J$1]*[.$B24]))" office:value-type="float" office:value="185.788345511023">
            <text:p>185,788345511</text:p>
          </table:table-cell>
          <table:table-cell table:number-columns-repeated="3"/>
        </table:table-row>
        <table:table-row table:style-name="ro1">
          <table:table-cell office:value-type="float" office:value="2200">
            <text:p>2200</text:p>
          </table:table-cell>
          <table:table-cell table:formula="of:=([.$A25]-MOD([.$A25];[.J$2]))+[.J$2]" office:value-type="float" office:value="2300">
            <text:p>2300</text:p>
          </table:table-cell>
          <table:table-cell table:formula="of:=([.C$1]*EXP(-[.$J$1]*[.$B25]))" office:value-type="float" office:value="0.355226380924951">
            <text:p>0,3552263809</text:p>
          </table:table-cell>
          <table:table-cell table:formula="of:=([.D$1]*EXP(-[.$J$1]*[.$B25]))" office:value-type="float" office:value="3.55226380924951">
            <text:p>3,5522638092</text:p>
          </table:table-cell>
          <table:table-cell table:formula="of:=([.E$1]*EXP(-[.$J$1]*[.$B25]))" office:value-type="float" office:value="7.10452761849903">
            <text:p>7,1045276185</text:p>
          </table:table-cell>
          <table:table-cell table:formula="of:=([.F$1]*EXP(-[.$J$1]*[.$B25]))" office:value-type="float" office:value="35.5226380924951">
            <text:p>35,5226380925</text:p>
          </table:table-cell>
          <table:table-cell table:formula="of:=([.G$1]*EXP(-[.$J$1]*[.$B25]))" office:value-type="float" office:value="177.613190462476">
            <text:p>177,6131904625</text:p>
          </table:table-cell>
          <table:table-cell table:number-columns-repeated="3"/>
        </table:table-row>
        <table:table-row table:style-name="ro1">
          <table:table-cell office:value-type="float" office:value="2300">
            <text:p>2300</text:p>
          </table:table-cell>
          <table:table-cell table:formula="of:=([.$A26]-MOD([.$A26];[.J$2]))+[.J$2]" office:value-type="float" office:value="2400">
            <text:p>2400</text:p>
          </table:table-cell>
          <table:table-cell table:formula="of:=([.C$1]*EXP(-[.$J$1]*[.$B26]))" office:value-type="float" office:value="0.339595525644939">
            <text:p>0,3395955256</text:p>
          </table:table-cell>
          <table:table-cell table:formula="of:=([.D$1]*EXP(-[.$J$1]*[.$B26]))" office:value-type="float" office:value="3.39595525644939">
            <text:p>3,3959552564</text:p>
          </table:table-cell>
          <table:table-cell table:formula="of:=([.E$1]*EXP(-[.$J$1]*[.$B26]))" office:value-type="float" office:value="6.79191051289878">
            <text:p>6,7919105129</text:p>
          </table:table-cell>
          <table:table-cell table:formula="of:=([.F$1]*EXP(-[.$J$1]*[.$B26]))" office:value-type="float" office:value="33.9595525644939">
            <text:p>33,9595525645</text:p>
          </table:table-cell>
          <table:table-cell table:formula="of:=([.G$1]*EXP(-[.$J$1]*[.$B26]))" office:value-type="float" office:value="169.79776282247">
            <text:p>169,7977628225</text:p>
          </table:table-cell>
          <table:table-cell table:number-columns-repeated="3"/>
        </table:table-row>
        <table:table-row table:style-name="ro1">
          <table:table-cell office:value-type="float" office:value="2400">
            <text:p>2400</text:p>
          </table:table-cell>
          <table:table-cell table:formula="of:=([.$A27]-MOD([.$A27];[.J$2]))+[.J$2]" office:value-type="float" office:value="2500">
            <text:p>2500</text:p>
          </table:table-cell>
          <table:table-cell table:formula="of:=([.C$1]*EXP(-[.$J$1]*[.$B27]))" office:value-type="float" office:value="0.32465246735835">
            <text:p>0,3246524674</text:p>
          </table:table-cell>
          <table:table-cell table:formula="of:=([.D$1]*EXP(-[.$J$1]*[.$B27]))" office:value-type="float" office:value="3.2465246735835">
            <text:p>3,2465246736</text:p>
          </table:table-cell>
          <table:table-cell table:formula="of:=([.E$1]*EXP(-[.$J$1]*[.$B27]))" office:value-type="float" office:value="6.493049347167">
            <text:p>6,4930493472</text:p>
          </table:table-cell>
          <table:table-cell table:formula="of:=([.F$1]*EXP(-[.$J$1]*[.$B27]))" office:value-type="float" office:value="32.465246735835">
            <text:p>32,4652467358</text:p>
          </table:table-cell>
          <table:table-cell table:formula="of:=([.G$1]*EXP(-[.$J$1]*[.$B27]))" office:value-type="float" office:value="162.326233679175">
            <text:p>162,3262336792</text:p>
          </table:table-cell>
          <table:table-cell table:number-columns-repeated="3"/>
        </table:table-row>
        <table:table-row table:style-name="ro1">
          <table:table-cell office:value-type="float" office:value="2500">
            <text:p>2500</text:p>
          </table:table-cell>
          <table:table-cell table:formula="of:=([.$A28]-MOD([.$A28];[.J$2]))+[.J$2]" office:value-type="float" office:value="2600">
            <text:p>2600</text:p>
          </table:table-cell>
          <table:table-cell table:formula="of:=([.C$1]*EXP(-[.$J$1]*[.$B28]))" office:value-type="float" office:value="0.310366941265485">
            <text:p>0,3103669413</text:p>
          </table:table-cell>
          <table:table-cell table:formula="of:=([.D$1]*EXP(-[.$J$1]*[.$B28]))" office:value-type="float" office:value="3.10366941265485">
            <text:p>3,1036694127</text:p>
          </table:table-cell>
          <table:table-cell table:formula="of:=([.E$1]*EXP(-[.$J$1]*[.$B28]))" office:value-type="float" office:value="6.2073388253097">
            <text:p>6,2073388253</text:p>
          </table:table-cell>
          <table:table-cell table:formula="of:=([.F$1]*EXP(-[.$J$1]*[.$B28]))" office:value-type="float" office:value="31.0366941265485">
            <text:p>31,0366941265</text:p>
          </table:table-cell>
          <table:table-cell table:formula="of:=([.G$1]*EXP(-[.$J$1]*[.$B28]))" office:value-type="float" office:value="155.183470632742">
            <text:p>155,1834706327</text:p>
          </table:table-cell>
          <table:table-cell table:number-columns-repeated="3"/>
        </table:table-row>
        <table:table-row table:style-name="ro1">
          <table:table-cell office:value-type="float" office:value="2600">
            <text:p>2600</text:p>
          </table:table-cell>
          <table:table-cell table:formula="of:=([.$A29]-MOD([.$A29];[.J$2]))+[.J$2]" office:value-type="float" office:value="2700">
            <text:p>2700</text:p>
          </table:table-cell>
          <table:table-cell table:formula="of:=([.C$1]*EXP(-[.$J$1]*[.$B29]))" office:value-type="float" office:value="0.296710014294045">
            <text:p>0,2967100143</text:p>
          </table:table-cell>
          <table:table-cell table:formula="of:=([.D$1]*EXP(-[.$J$1]*[.$B29]))" office:value-type="float" office:value="2.96710014294045">
            <text:p>2,9671001429</text:p>
          </table:table-cell>
          <table:table-cell table:formula="of:=([.E$1]*EXP(-[.$J$1]*[.$B29]))" office:value-type="float" office:value="5.93420028588091">
            <text:p>5,9342002859</text:p>
          </table:table-cell>
          <table:table-cell table:formula="of:=([.F$1]*EXP(-[.$J$1]*[.$B29]))" office:value-type="float" office:value="29.6710014294045">
            <text:p>29,6710014294</text:p>
          </table:table-cell>
          <table:table-cell table:formula="of:=([.G$1]*EXP(-[.$J$1]*[.$B29]))" office:value-type="float" office:value="148.355007147023">
            <text:p>148,355007147</text:p>
          </table:table-cell>
          <table:table-cell table:number-columns-repeated="3"/>
        </table:table-row>
        <table:table-row table:style-name="ro1">
          <table:table-cell office:value-type="float" office:value="2700">
            <text:p>2700</text:p>
          </table:table-cell>
          <table:table-cell table:formula="of:=([.$A30]-MOD([.$A30];[.J$2]))+[.J$2]" office:value-type="float" office:value="2800">
            <text:p>2800</text:p>
          </table:table-cell>
          <table:table-cell table:formula="of:=([.C$1]*EXP(-[.$J$1]*[.$B30]))" office:value-type="float" office:value="0.28365402649977">
            <text:p>0,2836540265</text:p>
          </table:table-cell>
          <table:table-cell table:formula="of:=([.D$1]*EXP(-[.$J$1]*[.$B30]))" office:value-type="float" office:value="2.8365402649977">
            <text:p>2,836540265</text:p>
          </table:table-cell>
          <table:table-cell table:formula="of:=([.E$1]*EXP(-[.$J$1]*[.$B30]))" office:value-type="float" office:value="5.67308052999541">
            <text:p>5,67308053</text:p>
          </table:table-cell>
          <table:table-cell table:formula="of:=([.F$1]*EXP(-[.$J$1]*[.$B30]))" office:value-type="float" office:value="28.365402649977">
            <text:p>28,36540265</text:p>
          </table:table-cell>
          <table:table-cell table:formula="of:=([.G$1]*EXP(-[.$J$1]*[.$B30]))" office:value-type="float" office:value="141.827013249885">
            <text:p>141,8270132499</text:p>
          </table:table-cell>
          <table:table-cell table:number-columns-repeated="3"/>
        </table:table-row>
        <table:table-row table:style-name="ro1">
          <table:table-cell office:value-type="float" office:value="2800">
            <text:p>2800</text:p>
          </table:table-cell>
          <table:table-cell table:formula="of:=([.$A31]-MOD([.$A31];[.J$2]))+[.J$2]" office:value-type="float" office:value="2900">
            <text:p>2900</text:p>
          </table:table-cell>
          <table:table-cell table:formula="of:=([.C$1]*EXP(-[.$J$1]*[.$B31]))" office:value-type="float" office:value="0.2711725350456">
            <text:p>0,271172535</text:p>
          </table:table-cell>
          <table:table-cell table:formula="of:=([.D$1]*EXP(-[.$J$1]*[.$B31]))" office:value-type="float" office:value="2.711725350456">
            <text:p>2,7117253505</text:p>
          </table:table-cell>
          <table:table-cell table:formula="of:=([.E$1]*EXP(-[.$J$1]*[.$B31]))" office:value-type="float" office:value="5.423450700912">
            <text:p>5,4234507009</text:p>
          </table:table-cell>
          <table:table-cell table:formula="of:=([.F$1]*EXP(-[.$J$1]*[.$B31]))" office:value-type="float" office:value="27.11725350456">
            <text:p>27,1172535046</text:p>
          </table:table-cell>
          <table:table-cell table:formula="of:=([.G$1]*EXP(-[.$J$1]*[.$B31]))" office:value-type="float" office:value="135.5862675228">
            <text:p>135,5862675228</text:p>
          </table:table-cell>
          <table:table-cell table:number-columns-repeated="3"/>
        </table:table-row>
        <table:table-row table:style-name="ro1">
          <table:table-cell office:value-type="float" office:value="2900">
            <text:p>2900</text:p>
          </table:table-cell>
          <table:table-cell table:formula="of:=([.$A32]-MOD([.$A32];[.J$2]))+[.J$2]" office:value-type="float" office:value="3000">
            <text:p>3000</text:p>
          </table:table-cell>
          <table:table-cell table:formula="of:=([.C$1]*EXP(-[.$J$1]*[.$B32]))" office:value-type="float" office:value="0.259240260645891">
            <text:p>0,2592402606</text:p>
          </table:table-cell>
          <table:table-cell table:formula="of:=([.D$1]*EXP(-[.$J$1]*[.$B32]))" office:value-type="float" office:value="2.59240260645891">
            <text:p>2,5924026065</text:p>
          </table:table-cell>
          <table:table-cell table:formula="of:=([.E$1]*EXP(-[.$J$1]*[.$B32]))" office:value-type="float" office:value="5.18480521291783">
            <text:p>5,1848052129</text:p>
          </table:table-cell>
          <table:table-cell table:formula="of:=([.F$1]*EXP(-[.$J$1]*[.$B32]))" office:value-type="float" office:value="25.9240260645891">
            <text:p>25,9240260646</text:p>
          </table:table-cell>
          <table:table-cell table:formula="of:=([.G$1]*EXP(-[.$J$1]*[.$B32]))" office:value-type="float" office:value="129.620130322946">
            <text:p>129,6201303229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([.$A33]-MOD([.$A33];[.J$2]))+[.J$2]" office:value-type="float" office:value="3100">
            <text:p>3100</text:p>
          </table:table-cell>
          <table:table-cell table:formula="of:=([.C$1]*EXP(-[.$J$1]*[.$B33]))" office:value-type="float" office:value="0.247833036367229">
            <text:p>0,2478330364</text:p>
          </table:table-cell>
          <table:table-cell table:formula="of:=([.D$1]*EXP(-[.$J$1]*[.$B33]))" office:value-type="float" office:value="2.47833036367229">
            <text:p>2,4783303637</text:p>
          </table:table-cell>
          <table:table-cell table:formula="of:=([.E$1]*EXP(-[.$J$1]*[.$B33]))" office:value-type="float" office:value="4.95666072734457">
            <text:p>4,9566607273</text:p>
          </table:table-cell>
          <table:table-cell table:formula="of:=([.F$1]*EXP(-[.$J$1]*[.$B33]))" office:value-type="float" office:value="24.7833036367229">
            <text:p>24,7833036367</text:p>
          </table:table-cell>
          <table:table-cell table:formula="of:=([.G$1]*EXP(-[.$J$1]*[.$B33]))" office:value-type="float" office:value="123.916518183614">
            <text:p>123,9165181836</text:p>
          </table:table-cell>
          <table:table-cell table:number-columns-repeated="3"/>
        </table:table-row>
        <table:table-row table:style-name="ro1">
          <table:table-cell office:value-type="float" office:value="3100">
            <text:p>3100</text:p>
          </table:table-cell>
          <table:table-cell table:formula="of:=([.$A34]-MOD([.$A34];[.J$2]))+[.J$2]" office:value-type="float" office:value="3200">
            <text:p>3200</text:p>
          </table:table-cell>
          <table:table-cell table:formula="of:=([.C$1]*EXP(-[.$J$1]*[.$B34]))" office:value-type="float" office:value="0.236927758682122">
            <text:p>0,2369277587</text:p>
          </table:table-cell>
          <table:table-cell table:formula="of:=([.D$1]*EXP(-[.$J$1]*[.$B34]))" office:value-type="float" office:value="2.36927758682122">
            <text:p>2,3692775868</text:p>
          </table:table-cell>
          <table:table-cell table:formula="of:=([.E$1]*EXP(-[.$J$1]*[.$B34]))" office:value-type="float" office:value="4.73855517364243">
            <text:p>4,7385551736</text:p>
          </table:table-cell>
          <table:table-cell table:formula="of:=([.F$1]*EXP(-[.$J$1]*[.$B34]))" office:value-type="float" office:value="23.6927758682122">
            <text:p>23,6927758682</text:p>
          </table:table-cell>
          <table:table-cell table:formula="of:=([.G$1]*EXP(-[.$J$1]*[.$B34]))" office:value-type="float" office:value="118.463879341061">
            <text:p>118,4638793411</text:p>
          </table:table-cell>
          <table:table-cell table:number-columns-repeated="3"/>
        </table:table-row>
        <table:table-row table:style-name="ro1">
          <table:table-cell office:value-type="float" office:value="3200">
            <text:p>3200</text:p>
          </table:table-cell>
          <table:table-cell table:formula="of:=([.$A35]-MOD([.$A35];[.J$2]))+[.J$2]" office:value-type="float" office:value="3300">
            <text:p>3300</text:p>
          </table:table-cell>
          <table:table-cell table:formula="of:=([.C$1]*EXP(-[.$J$1]*[.$B35]))" office:value-type="float" office:value="0.226502340676469">
            <text:p>0,2265023407</text:p>
          </table:table-cell>
          <table:table-cell table:formula="of:=([.D$1]*EXP(-[.$J$1]*[.$B35]))" office:value-type="float" office:value="2.26502340676469">
            <text:p>2,2650234068</text:p>
          </table:table-cell>
          <table:table-cell table:formula="of:=([.E$1]*EXP(-[.$J$1]*[.$B35]))" office:value-type="float" office:value="4.53004681352938">
            <text:p>4,5300468135</text:p>
          </table:table-cell>
          <table:table-cell table:formula="of:=([.F$1]*EXP(-[.$J$1]*[.$B35]))" office:value-type="float" office:value="22.6502340676469">
            <text:p>22,6502340676</text:p>
          </table:table-cell>
          <table:table-cell table:formula="of:=([.G$1]*EXP(-[.$J$1]*[.$B35]))" office:value-type="float" office:value="113.251170338234">
            <text:p>113,2511703382</text:p>
          </table:table-cell>
          <table:table-cell table:number-columns-repeated="3"/>
        </table:table-row>
        <table:table-row table:style-name="ro1">
          <table:table-cell office:value-type="float" office:value="3300">
            <text:p>3300</text:p>
          </table:table-cell>
          <table:table-cell table:formula="of:=([.$A36]-MOD([.$A36];[.J$2]))+[.J$2]" office:value-type="float" office:value="3400">
            <text:p>3400</text:p>
          </table:table-cell>
          <table:table-cell table:formula="of:=([.C$1]*EXP(-[.$J$1]*[.$B36]))" office:value-type="float" office:value="0.216535667316007">
            <text:p>0,2165356673</text:p>
          </table:table-cell>
          <table:table-cell table:formula="of:=([.D$1]*EXP(-[.$J$1]*[.$B36]))" office:value-type="float" office:value="2.16535667316007">
            <text:p>2,1653566732</text:p>
          </table:table-cell>
          <table:table-cell table:formula="of:=([.E$1]*EXP(-[.$J$1]*[.$B36]))" office:value-type="float" office:value="4.33071334632014">
            <text:p>4,3307133463</text:p>
          </table:table-cell>
          <table:table-cell table:formula="of:=([.F$1]*EXP(-[.$J$1]*[.$B36]))" office:value-type="float" office:value="21.6535667316007">
            <text:p>21,6535667316</text:p>
          </table:table-cell>
          <table:table-cell table:formula="of:=([.G$1]*EXP(-[.$J$1]*[.$B36]))" office:value-type="float" office:value="108.267833658004">
            <text:p>108,267833658</text:p>
          </table:table-cell>
          <table:table-cell table:number-columns-repeated="3"/>
        </table:table-row>
        <table:table-row table:style-name="ro1">
          <table:table-cell office:value-type="float" office:value="3400">
            <text:p>3400</text:p>
          </table:table-cell>
          <table:table-cell table:formula="of:=([.$A37]-MOD([.$A37];[.J$2]))+[.J$2]" office:value-type="float" office:value="3500">
            <text:p>3500</text:p>
          </table:table-cell>
          <table:table-cell table:formula="of:=([.C$1]*EXP(-[.$J$1]*[.$B37]))" office:value-type="float" office:value="0.207007552681153">
            <text:p>0,2070075527</text:p>
          </table:table-cell>
          <table:table-cell table:formula="of:=([.D$1]*EXP(-[.$J$1]*[.$B37]))" office:value-type="float" office:value="2.07007552681153">
            <text:p>2,0700755268</text:p>
          </table:table-cell>
          <table:table-cell table:formula="of:=([.E$1]*EXP(-[.$J$1]*[.$B37]))" office:value-type="float" office:value="4.14015105362305">
            <text:p>4,1401510536</text:p>
          </table:table-cell>
          <table:table-cell table:formula="of:=([.F$1]*EXP(-[.$J$1]*[.$B37]))" office:value-type="float" office:value="20.7007552681153">
            <text:p>20,7007552681</text:p>
          </table:table-cell>
          <table:table-cell table:formula="of:=([.G$1]*EXP(-[.$J$1]*[.$B37]))" office:value-type="float" office:value="103.503776340576">
            <text:p>103,5037763406</text:p>
          </table:table-cell>
          <table:table-cell table:number-columns-repeated="3"/>
        </table:table-row>
        <table:table-row table:style-name="ro1">
          <table:table-cell office:value-type="float" office:value="3500">
            <text:p>3500</text:p>
          </table:table-cell>
          <table:table-cell table:formula="of:=([.$A38]-MOD([.$A38];[.J$2]))+[.J$2]" office:value-type="float" office:value="3600">
            <text:p>3600</text:p>
          </table:table-cell>
          <table:table-cell table:formula="of:=([.C$1]*EXP(-[.$J$1]*[.$B38]))" office:value-type="float" office:value="0.197898699083615">
            <text:p>0,1978986991</text:p>
          </table:table-cell>
          <table:table-cell table:formula="of:=([.D$1]*EXP(-[.$J$1]*[.$B38]))" office:value-type="float" office:value="1.97898699083615">
            <text:p>1,9789869908</text:p>
          </table:table-cell>
          <table:table-cell table:formula="of:=([.E$1]*EXP(-[.$J$1]*[.$B38]))" office:value-type="float" office:value="3.95797398167229">
            <text:p>3,9579739817</text:p>
          </table:table-cell>
          <table:table-cell table:formula="of:=([.F$1]*EXP(-[.$J$1]*[.$B38]))" office:value-type="float" office:value="19.7898699083615">
            <text:p>19,7898699084</text:p>
          </table:table-cell>
          <table:table-cell table:formula="of:=([.G$1]*EXP(-[.$J$1]*[.$B38]))" office:value-type="float" office:value="98.9493495418073">
            <text:p>98,9493495418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table:formula="of:=([.$A39]-MOD([.$A39];[.J$2]))+[.J$2]" office:value-type="float" office:value="3700">
            <text:p>3700</text:p>
          </table:table-cell>
          <table:table-cell table:formula="of:=([.C$1]*EXP(-[.$J$1]*[.$B39]))" office:value-type="float" office:value="0.189190657981982">
            <text:p>0,189190658</text:p>
          </table:table-cell>
          <table:table-cell table:formula="of:=([.D$1]*EXP(-[.$J$1]*[.$B39]))" office:value-type="float" office:value="1.89190657981982">
            <text:p>1,8919065798</text:p>
          </table:table-cell>
          <table:table-cell table:formula="of:=([.E$1]*EXP(-[.$J$1]*[.$B39]))" office:value-type="float" office:value="3.78381315963964">
            <text:p>3,7838131596</text:p>
          </table:table-cell>
          <table:table-cell table:formula="of:=([.F$1]*EXP(-[.$J$1]*[.$B39]))" office:value-type="float" office:value="18.9190657981982">
            <text:p>18,9190657982</text:p>
          </table:table-cell>
          <table:table-cell table:formula="of:=([.G$1]*EXP(-[.$J$1]*[.$B39]))" office:value-type="float" office:value="94.595328990991">
            <text:p>94,595328991</text:p>
          </table:table-cell>
          <table:table-cell table:number-columns-repeated="3"/>
        </table:table-row>
        <table:table-row table:style-name="ro1">
          <table:table-cell office:value-type="float" office:value="3700">
            <text:p>3700</text:p>
          </table:table-cell>
          <table:table-cell table:formula="of:=([.$A40]-MOD([.$A40];[.J$2]))+[.J$2]" office:value-type="float" office:value="3800">
            <text:p>3800</text:p>
          </table:table-cell>
          <table:table-cell table:formula="of:=([.C$1]*EXP(-[.$J$1]*[.$B40]))" office:value-type="float" office:value="0.180865792617122">
            <text:p>0,1808657926</text:p>
          </table:table-cell>
          <table:table-cell table:formula="of:=([.D$1]*EXP(-[.$J$1]*[.$B40]))" office:value-type="float" office:value="1.80865792617122">
            <text:p>1,8086579262</text:p>
          </table:table-cell>
          <table:table-cell table:formula="of:=([.E$1]*EXP(-[.$J$1]*[.$B40]))" office:value-type="float" office:value="3.61731585234244">
            <text:p>3,6173158523</text:p>
          </table:table-cell>
          <table:table-cell table:formula="of:=([.F$1]*EXP(-[.$J$1]*[.$B40]))" office:value-type="float" office:value="18.0865792617122">
            <text:p>18,0865792617</text:p>
          </table:table-cell>
          <table:table-cell table:formula="of:=([.G$1]*EXP(-[.$J$1]*[.$B40]))" office:value-type="float" office:value="90.432896308561">
            <text:p>90,4328963086</text:p>
          </table:table-cell>
          <table:table-cell table:number-columns-repeated="3"/>
        </table:table-row>
        <table:table-row table:style-name="ro1">
          <table:table-cell office:value-type="float" office:value="3800">
            <text:p>3800</text:p>
          </table:table-cell>
          <table:table-cell table:formula="of:=([.$A41]-MOD([.$A41];[.J$2]))+[.J$2]" office:value-type="float" office:value="3900">
            <text:p>3900</text:p>
          </table:table-cell>
          <table:table-cell table:formula="of:=([.C$1]*EXP(-[.$J$1]*[.$B41]))" office:value-type="float" office:value="0.172907242291716">
            <text:p>0,1729072423</text:p>
          </table:table-cell>
          <table:table-cell table:formula="of:=([.D$1]*EXP(-[.$J$1]*[.$B41]))" office:value-type="float" office:value="1.72907242291716">
            <text:p>1,7290724229</text:p>
          </table:table-cell>
          <table:table-cell table:formula="of:=([.E$1]*EXP(-[.$J$1]*[.$B41]))" office:value-type="float" office:value="3.45814484583433">
            <text:p>3,4581448458</text:p>
          </table:table-cell>
          <table:table-cell table:formula="of:=([.F$1]*EXP(-[.$J$1]*[.$B41]))" office:value-type="float" office:value="17.2907242291716">
            <text:p>17,2907242292</text:p>
          </table:table-cell>
          <table:table-cell table:formula="of:=([.G$1]*EXP(-[.$J$1]*[.$B41]))" office:value-type="float" office:value="86.4536211458582">
            <text:p>86,4536211459</text:p>
          </table:table-cell>
          <table:table-cell table:number-columns-repeated="3"/>
        </table:table-row>
        <table:table-row table:style-name="ro1">
          <table:table-cell office:value-type="float" office:value="3900">
            <text:p>3900</text:p>
          </table:table-cell>
          <table:table-cell table:formula="of:=([.$A42]-MOD([.$A42];[.J$2]))+[.J$2]" office:value-type="float" office:value="4000">
            <text:p>4000</text:p>
          </table:table-cell>
          <table:table-cell table:formula="of:=([.C$1]*EXP(-[.$J$1]*[.$B42]))" office:value-type="float" office:value="0.165298888221586">
            <text:p>0,1652988882</text:p>
          </table:table-cell>
          <table:table-cell table:formula="of:=([.D$1]*EXP(-[.$J$1]*[.$B42]))" office:value-type="float" office:value="1.65298888221586">
            <text:p>1,6529888822</text:p>
          </table:table-cell>
          <table:table-cell table:formula="of:=([.E$1]*EXP(-[.$J$1]*[.$B42]))" office:value-type="float" office:value="3.30597776443173">
            <text:p>3,3059777644</text:p>
          </table:table-cell>
          <table:table-cell table:formula="of:=([.F$1]*EXP(-[.$J$1]*[.$B42]))" office:value-type="float" office:value="16.5298888221586">
            <text:p>16,5298888222</text:p>
          </table:table-cell>
          <table:table-cell table:formula="of:=([.G$1]*EXP(-[.$J$1]*[.$B42]))" office:value-type="float" office:value="82.6494441107933">
            <text:p>82,6494441108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table:formula="of:=([.$A43]-MOD([.$A43];[.J$2]))+[.J$2]" office:value-type="float" office:value="4100">
            <text:p>4100</text:p>
          </table:table-cell>
          <table:table-cell table:formula="of:=([.C$1]*EXP(-[.$J$1]*[.$B43]))" office:value-type="float" office:value="0.158025320889648">
            <text:p>0,1580253209</text:p>
          </table:table-cell>
          <table:table-cell table:formula="of:=([.D$1]*EXP(-[.$J$1]*[.$B43]))" office:value-type="float" office:value="1.58025320889648">
            <text:p>1,5802532089</text:p>
          </table:table-cell>
          <table:table-cell table:formula="of:=([.E$1]*EXP(-[.$J$1]*[.$B43]))" office:value-type="float" office:value="3.16050641779296">
            <text:p>3,1605064178</text:p>
          </table:table-cell>
          <table:table-cell table:formula="of:=([.F$1]*EXP(-[.$J$1]*[.$B43]))" office:value-type="float" office:value="15.8025320889648">
            <text:p>15,802532089</text:p>
          </table:table-cell>
          <table:table-cell table:formula="of:=([.G$1]*EXP(-[.$J$1]*[.$B43]))" office:value-type="float" office:value="79.0126604448239">
            <text:p>79,0126604448</text:p>
          </table:table-cell>
          <table:table-cell table:number-columns-repeated="3"/>
        </table:table-row>
        <table:table-row table:style-name="ro1">
          <table:table-cell office:value-type="float" office:value="4100">
            <text:p>4100</text:p>
          </table:table-cell>
          <table:table-cell table:formula="of:=([.$A44]-MOD([.$A44];[.J$2]))+[.J$2]" office:value-type="float" office:value="4200">
            <text:p>4200</text:p>
          </table:table-cell>
          <table:table-cell table:formula="of:=([.C$1]*EXP(-[.$J$1]*[.$B44]))" office:value-type="float" office:value="0.151071808836371">
            <text:p>0,1510718088</text:p>
          </table:table-cell>
          <table:table-cell table:formula="of:=([.D$1]*EXP(-[.$J$1]*[.$B44]))" office:value-type="float" office:value="1.51071808836371">
            <text:p>1,5107180884</text:p>
          </table:table-cell>
          <table:table-cell table:formula="of:=([.E$1]*EXP(-[.$J$1]*[.$B44]))" office:value-type="float" office:value="3.02143617672742">
            <text:p>3,0214361767</text:p>
          </table:table-cell>
          <table:table-cell table:formula="of:=([.F$1]*EXP(-[.$J$1]*[.$B44]))" office:value-type="float" office:value="15.1071808836371">
            <text:p>15,1071808836</text:p>
          </table:table-cell>
          <table:table-cell table:formula="of:=([.G$1]*EXP(-[.$J$1]*[.$B44]))" office:value-type="float" office:value="75.5359044181854">
            <text:p>75,5359044182</text:p>
          </table:table-cell>
          <table:table-cell table:number-columns-repeated="3"/>
        </table:table-row>
        <table:table-row table:style-name="ro1">
          <table:table-cell office:value-type="float" office:value="4200">
            <text:p>4200</text:p>
          </table:table-cell>
          <table:table-cell table:formula="of:=([.$A45]-MOD([.$A45];[.J$2]))+[.J$2]" office:value-type="float" office:value="4300">
            <text:p>4300</text:p>
          </table:table-cell>
          <table:table-cell table:formula="of:=([.C$1]*EXP(-[.$J$1]*[.$B45]))" office:value-type="float" office:value="0.144424268823542">
            <text:p>0,1444242688</text:p>
          </table:table-cell>
          <table:table-cell table:formula="of:=([.D$1]*EXP(-[.$J$1]*[.$B45]))" office:value-type="float" office:value="1.44424268823542">
            <text:p>1,4442426882</text:p>
          </table:table-cell>
          <table:table-cell table:formula="of:=([.E$1]*EXP(-[.$J$1]*[.$B45]))" office:value-type="float" office:value="2.88848537647084">
            <text:p>2,8884853765</text:p>
          </table:table-cell>
          <table:table-cell table:formula="of:=([.F$1]*EXP(-[.$J$1]*[.$B45]))" office:value-type="float" office:value="14.4424268823542">
            <text:p>14,4424268824</text:p>
          </table:table-cell>
          <table:table-cell table:formula="of:=([.G$1]*EXP(-[.$J$1]*[.$B45]))" office:value-type="float" office:value="72.212134411771">
            <text:p>72,2121344118</text:p>
          </table:table-cell>
          <table:table-cell table:number-columns-repeated="3"/>
        </table:table-row>
        <table:table-row table:style-name="ro1">
          <table:table-cell office:value-type="float" office:value="4300">
            <text:p>4300</text:p>
          </table:table-cell>
          <table:table-cell table:formula="of:=([.$A46]-MOD([.$A46];[.J$2]))+[.J$2]" office:value-type="float" office:value="4400">
            <text:p>4400</text:p>
          </table:table-cell>
          <table:table-cell table:formula="of:=([.C$1]*EXP(-[.$J$1]*[.$B46]))" office:value-type="float" office:value="0.138069237310893">
            <text:p>0,1380692373</text:p>
          </table:table-cell>
          <table:table-cell table:formula="of:=([.D$1]*EXP(-[.$J$1]*[.$B46]))" office:value-type="float" office:value="1.38069237310893">
            <text:p>1,3806923731</text:p>
          </table:table-cell>
          <table:table-cell table:formula="of:=([.E$1]*EXP(-[.$J$1]*[.$B46]))" office:value-type="float" office:value="2.76138474621786">
            <text:p>2,7613847462</text:p>
          </table:table-cell>
          <table:table-cell table:formula="of:=([.F$1]*EXP(-[.$J$1]*[.$B46]))" office:value-type="float" office:value="13.8069237310893">
            <text:p>13,8069237311</text:p>
          </table:table-cell>
          <table:table-cell table:formula="of:=([.G$1]*EXP(-[.$J$1]*[.$B46]))" office:value-type="float" office:value="69.0346186554464">
            <text:p>69,0346186554</text:p>
          </table:table-cell>
          <table:table-cell table:number-columns-repeated="3"/>
        </table:table-row>
        <table:table-row table:style-name="ro1">
          <table:table-cell office:value-type="float" office:value="4400">
            <text:p>4400</text:p>
          </table:table-cell>
          <table:table-cell table:formula="of:=([.$A47]-MOD([.$A47];[.J$2]))+[.J$2]" office:value-type="float" office:value="4500">
            <text:p>4500</text:p>
          </table:table-cell>
          <table:table-cell table:formula="of:=([.C$1]*EXP(-[.$J$1]*[.$B47]))" office:value-type="float" office:value="0.13199384318783">
            <text:p>0,1319938432</text:p>
          </table:table-cell>
          <table:table-cell table:formula="of:=([.D$1]*EXP(-[.$J$1]*[.$B47]))" office:value-type="float" office:value="1.3199384318783">
            <text:p>1,3199384319</text:p>
          </table:table-cell>
          <table:table-cell table:formula="of:=([.E$1]*EXP(-[.$J$1]*[.$B47]))" office:value-type="float" office:value="2.6398768637566">
            <text:p>2,6398768638</text:p>
          </table:table-cell>
          <table:table-cell table:formula="of:=([.F$1]*EXP(-[.$J$1]*[.$B47]))" office:value-type="float" office:value="13.199384318783">
            <text:p>13,1993843188</text:p>
          </table:table-cell>
          <table:table-cell table:formula="of:=([.G$1]*EXP(-[.$J$1]*[.$B47]))" office:value-type="float" office:value="65.9969215939151">
            <text:p>65,9969215939</text:p>
          </table:table-cell>
          <table:table-cell table:number-columns-repeated="3"/>
        </table:table-row>
        <table:table-row table:style-name="ro1">
          <table:table-cell office:value-type="float" office:value="4500">
            <text:p>4500</text:p>
          </table:table-cell>
          <table:table-cell table:formula="of:=([.$A48]-MOD([.$A48];[.J$2]))+[.J$2]" office:value-type="float" office:value="4600">
            <text:p>4600</text:p>
          </table:table-cell>
          <table:table-cell table:formula="of:=([.C$1]*EXP(-[.$J$1]*[.$B48]))" office:value-type="float" office:value="0.126185781705039">
            <text:p>0,1261857817</text:p>
          </table:table-cell>
          <table:table-cell table:formula="of:=([.D$1]*EXP(-[.$J$1]*[.$B48]))" office:value-type="float" office:value="1.26185781705039">
            <text:p>1,2618578171</text:p>
          </table:table-cell>
          <table:table-cell table:formula="of:=([.E$1]*EXP(-[.$J$1]*[.$B48]))" office:value-type="float" office:value="2.52371563410077">
            <text:p>2,5237156341</text:p>
          </table:table-cell>
          <table:table-cell table:formula="of:=([.F$1]*EXP(-[.$J$1]*[.$B48]))" office:value-type="float" office:value="12.6185781705039">
            <text:p>12,6185781705</text:p>
          </table:table-cell>
          <table:table-cell table:formula="of:=([.G$1]*EXP(-[.$J$1]*[.$B48]))" office:value-type="float" office:value="63.0928908525194">
            <text:p>63,0928908525</text:p>
          </table:table-cell>
          <table:table-cell table:number-columns-repeated="3"/>
        </table:table-row>
        <table:table-row table:style-name="ro1">
          <table:table-cell office:value-type="float" office:value="4600">
            <text:p>4600</text:p>
          </table:table-cell>
          <table:table-cell table:formula="of:=([.$A49]-MOD([.$A49];[.J$2]))+[.J$2]" office:value-type="float" office:value="4700">
            <text:p>4700</text:p>
          </table:table-cell>
          <table:table-cell table:formula="of:=([.C$1]*EXP(-[.$J$1]*[.$B49]))" office:value-type="float" office:value="0.120633289553158">
            <text:p>0,1206332896</text:p>
          </table:table-cell>
          <table:table-cell table:formula="of:=([.D$1]*EXP(-[.$J$1]*[.$B49]))" office:value-type="float" office:value="1.20633289553158">
            <text:p>1,2063328955</text:p>
          </table:table-cell>
          <table:table-cell table:formula="of:=([.E$1]*EXP(-[.$J$1]*[.$B49]))" office:value-type="float" office:value="2.41266579106317">
            <text:p>2,4126657911</text:p>
          </table:table-cell>
          <table:table-cell table:formula="of:=([.F$1]*EXP(-[.$J$1]*[.$B49]))" office:value-type="float" office:value="12.0633289553158">
            <text:p>12,0633289553</text:p>
          </table:table-cell>
          <table:table-cell table:formula="of:=([.G$1]*EXP(-[.$J$1]*[.$B49]))" office:value-type="float" office:value="60.3166447765791">
            <text:p>60,3166447766</text:p>
          </table:table-cell>
          <table:table-cell table:number-columns-repeated="3"/>
        </table:table-row>
        <table:table-row table:style-name="ro1">
          <table:table-cell office:value-type="float" office:value="4700">
            <text:p>4700</text:p>
          </table:table-cell>
          <table:table-cell table:formula="of:=([.$A50]-MOD([.$A50];[.J$2]))+[.J$2]" office:value-type="float" office:value="4800">
            <text:p>4800</text:p>
          </table:table-cell>
          <table:table-cell table:formula="of:=([.C$1]*EXP(-[.$J$1]*[.$B50]))" office:value-type="float" office:value="0.115325121038063">
            <text:p>0,115325121</text:p>
          </table:table-cell>
          <table:table-cell table:formula="of:=([.D$1]*EXP(-[.$J$1]*[.$B50]))" office:value-type="float" office:value="1.15325121038063">
            <text:p>1,1532512104</text:p>
          </table:table-cell>
          <table:table-cell table:formula="of:=([.E$1]*EXP(-[.$J$1]*[.$B50]))" office:value-type="float" office:value="2.30650242076125">
            <text:p>2,3065024208</text:p>
          </table:table-cell>
          <table:table-cell table:formula="of:=([.F$1]*EXP(-[.$J$1]*[.$B50]))" office:value-type="float" office:value="11.5325121038063">
            <text:p>11,5325121038</text:p>
          </table:table-cell>
          <table:table-cell table:formula="of:=([.G$1]*EXP(-[.$J$1]*[.$B50]))" office:value-type="float" office:value="57.6625605190313">
            <text:p>57,662560519</text:p>
          </table:table-cell>
          <table:table-cell table:number-columns-repeated="3"/>
        </table:table-row>
        <table:table-row table:style-name="ro1">
          <table:table-cell office:value-type="float" office:value="4800">
            <text:p>4800</text:p>
          </table:table-cell>
          <table:table-cell table:formula="of:=([.$A51]-MOD([.$A51];[.J$2]))+[.J$2]" office:value-type="float" office:value="4900">
            <text:p>4900</text:p>
          </table:table-cell>
          <table:table-cell table:formula="of:=([.C$1]*EXP(-[.$J$1]*[.$B51]))" office:value-type="float" office:value="0.110250525304485">
            <text:p>0,1102505253</text:p>
          </table:table-cell>
          <table:table-cell table:formula="of:=([.D$1]*EXP(-[.$J$1]*[.$B51]))" office:value-type="float" office:value="1.10250525304485">
            <text:p>1,102505253</text:p>
          </table:table-cell>
          <table:table-cell table:formula="of:=([.E$1]*EXP(-[.$J$1]*[.$B51]))" office:value-type="float" office:value="2.2050105060897">
            <text:p>2,2050105061</text:p>
          </table:table-cell>
          <table:table-cell table:formula="of:=([.F$1]*EXP(-[.$J$1]*[.$B51]))" office:value-type="float" office:value="11.0250525304485">
            <text:p>11,0250525304</text:p>
          </table:table-cell>
          <table:table-cell table:formula="of:=([.G$1]*EXP(-[.$J$1]*[.$B51]))" office:value-type="float" office:value="55.1252626522426">
            <text:p>55,1252626522</text:p>
          </table:table-cell>
          <table:table-cell table:number-columns-repeated="3"/>
        </table:table-row>
        <table:table-row table:style-name="ro1">
          <table:table-cell office:value-type="float" office:value="4900">
            <text:p>4900</text:p>
          </table:table-cell>
          <table:table-cell table:formula="of:=([.$A52]-MOD([.$A52];[.J$2]))+[.J$2]" office:value-type="float" office:value="5000">
            <text:p>5000</text:p>
          </table:table-cell>
          <table:table-cell table:formula="of:=([.C$1]*EXP(-[.$J$1]*[.$B52]))" office:value-type="float" office:value="0.105399224561864">
            <text:p>0,1053992246</text:p>
          </table:table-cell>
          <table:table-cell table:formula="of:=([.D$1]*EXP(-[.$J$1]*[.$B52]))" office:value-type="float" office:value="1.05399224561864">
            <text:p>1,0539922456</text:p>
          </table:table-cell>
          <table:table-cell table:formula="of:=([.E$1]*EXP(-[.$J$1]*[.$B52]))" office:value-type="float" office:value="2.10798449123729">
            <text:p>2,1079844912</text:p>
          </table:table-cell>
          <table:table-cell table:formula="of:=([.F$1]*EXP(-[.$J$1]*[.$B52]))" office:value-type="float" office:value="10.5399224561864">
            <text:p>10,5399224562</text:p>
          </table:table-cell>
          <table:table-cell table:formula="of:=([.G$1]*EXP(-[.$J$1]*[.$B52]))" office:value-type="float" office:value="52.6996122809322">
            <text:p>52,6996122809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([.$A53]-MOD([.$A53];[.J$2]))+[.J$2]" office:value-type="float" office:value="5100">
            <text:p>5100</text:p>
          </table:table-cell>
          <table:table-cell table:formula="of:=([.C$1]*EXP(-[.$J$1]*[.$B53]))" office:value-type="float" office:value="0.100761393268304">
            <text:p>0,1007613933</text:p>
          </table:table-cell>
          <table:table-cell table:formula="of:=([.D$1]*EXP(-[.$J$1]*[.$B53]))" office:value-type="float" office:value="1.00761393268304">
            <text:p>1,0076139327</text:p>
          </table:table-cell>
          <table:table-cell table:formula="of:=([.E$1]*EXP(-[.$J$1]*[.$B53]))" office:value-type="float" office:value="2.01522786536607">
            <text:p>2,0152278654</text:p>
          </table:table-cell>
          <table:table-cell table:formula="of:=([.F$1]*EXP(-[.$J$1]*[.$B53]))" office:value-type="float" office:value="10.0761393268304">
            <text:p>10,0761393268</text:p>
          </table:table-cell>
          <table:table-cell table:formula="of:=([.G$1]*EXP(-[.$J$1]*[.$B53]))" office:value-type="float" office:value="50.3806966341518">
            <text:p>50,3806966342</text:p>
          </table:table-cell>
          <table:table-cell table:number-columns-repeated="3"/>
        </table:table-row>
        <table:table-row table:style-name="ro1">
          <table:table-cell office:value-type="float" office:value="5100">
            <text:p>5100</text:p>
          </table:table-cell>
          <table:table-cell table:formula="of:=([.$A54]-MOD([.$A54];[.J$2]))+[.J$2]" office:value-type="float" office:value="5200">
            <text:p>5200</text:p>
          </table:table-cell>
          <table:table-cell table:formula="of:=([.C$1]*EXP(-[.$J$1]*[.$B54]))" office:value-type="float" office:value="0.096327638230493">
            <text:p>0,0963276382</text:p>
          </table:table-cell>
          <table:table-cell table:formula="of:=([.D$1]*EXP(-[.$J$1]*[.$B54]))" office:value-type="float" office:value="0.96327638230493">
            <text:p>0,9632763823</text:p>
          </table:table-cell>
          <table:table-cell table:formula="of:=([.E$1]*EXP(-[.$J$1]*[.$B54]))" office:value-type="float" office:value="1.92655276460986">
            <text:p>1,9265527646</text:p>
          </table:table-cell>
          <table:table-cell table:formula="of:=([.F$1]*EXP(-[.$J$1]*[.$B54]))" office:value-type="float" office:value="9.6327638230493">
            <text:p>9,632763823</text:p>
          </table:table-cell>
          <table:table-cell table:formula="of:=([.G$1]*EXP(-[.$J$1]*[.$B54]))" office:value-type="float" office:value="48.1638191152465">
            <text:p>48,1638191152</text:p>
          </table:table-cell>
          <table:table-cell table:number-columns-repeated="3"/>
        </table:table-row>
        <table:table-row table:style-name="ro1">
          <table:table-cell office:value-type="float" office:value="5200">
            <text:p>5200</text:p>
          </table:table-cell>
          <table:table-cell table:formula="of:=([.$A55]-MOD([.$A55];[.J$2]))+[.J$2]" office:value-type="float" office:value="5300">
            <text:p>5300</text:p>
          </table:table-cell>
          <table:table-cell table:formula="of:=([.C$1]*EXP(-[.$J$1]*[.$B55]))" office:value-type="float" office:value="0.0920889795792812">
            <text:p>0,0920889796</text:p>
          </table:table-cell>
          <table:table-cell table:formula="of:=([.D$1]*EXP(-[.$J$1]*[.$B55]))" office:value-type="float" office:value="0.920889795792811">
            <text:p>0,9208897958</text:p>
          </table:table-cell>
          <table:table-cell table:formula="of:=([.E$1]*EXP(-[.$J$1]*[.$B55]))" office:value-type="float" office:value="1.84177959158562">
            <text:p>1,8417795916</text:p>
          </table:table-cell>
          <table:table-cell table:formula="of:=([.F$1]*EXP(-[.$J$1]*[.$B55]))" office:value-type="float" office:value="9.20889795792812">
            <text:p>9,2088979579</text:p>
          </table:table-cell>
          <table:table-cell table:formula="of:=([.G$1]*EXP(-[.$J$1]*[.$B55]))" office:value-type="float" office:value="46.0444897896406">
            <text:p>46,0444897896</text:p>
          </table:table-cell>
          <table:table-cell table:number-columns-repeated="3"/>
        </table:table-row>
        <table:table-row table:style-name="ro1">
          <table:table-cell office:value-type="float" office:value="5300">
            <text:p>5300</text:p>
          </table:table-cell>
          <table:table-cell table:formula="of:=([.$A56]-MOD([.$A56];[.J$2]))+[.J$2]" office:value-type="float" office:value="5400">
            <text:p>5400</text:p>
          </table:table-cell>
          <table:table-cell table:formula="of:=([.C$1]*EXP(-[.$J$1]*[.$B56]))" office:value-type="float" office:value="0.0880368325823726">
            <text:p>0,0880368326</text:p>
          </table:table-cell>
          <table:table-cell table:formula="of:=([.D$1]*EXP(-[.$J$1]*[.$B56]))" office:value-type="float" office:value="0.880368325823726">
            <text:p>0,8803683258</text:p>
          </table:table-cell>
          <table:table-cell table:formula="of:=([.E$1]*EXP(-[.$J$1]*[.$B56]))" office:value-type="float" office:value="1.76073665164745">
            <text:p>1,7607366516</text:p>
          </table:table-cell>
          <table:table-cell table:formula="of:=([.F$1]*EXP(-[.$J$1]*[.$B56]))" office:value-type="float" office:value="8.80368325823726">
            <text:p>8,8036832582</text:p>
          </table:table-cell>
          <table:table-cell table:formula="of:=([.G$1]*EXP(-[.$J$1]*[.$B56]))" office:value-type="float" office:value="44.0184162911863">
            <text:p>44,0184162912</text:p>
          </table:table-cell>
          <table:table-cell table:number-columns-repeated="3"/>
        </table:table-row>
        <table:table-row table:style-name="ro1">
          <table:table-cell office:value-type="float" office:value="5400">
            <text:p>5400</text:p>
          </table:table-cell>
          <table:table-cell table:formula="of:=([.$A57]-MOD([.$A57];[.J$2]))+[.J$2]" office:value-type="float" office:value="5500">
            <text:p>5500</text:p>
          </table:table-cell>
          <table:table-cell table:formula="of:=([.C$1]*EXP(-[.$J$1]*[.$B57]))" office:value-type="float" office:value="0.0841629902573104">
            <text:p>0,0841629903</text:p>
          </table:table-cell>
          <table:table-cell table:formula="of:=([.D$1]*EXP(-[.$J$1]*[.$B57]))" office:value-type="float" office:value="0.841629902573104">
            <text:p>0,8416299026</text:p>
          </table:table-cell>
          <table:table-cell table:formula="of:=([.E$1]*EXP(-[.$J$1]*[.$B57]))" office:value-type="float" office:value="1.68325980514621">
            <text:p>1,6832598051</text:p>
          </table:table-cell>
          <table:table-cell table:formula="of:=([.F$1]*EXP(-[.$J$1]*[.$B57]))" office:value-type="float" office:value="8.41629902573104">
            <text:p>8,4162990257</text:p>
          </table:table-cell>
          <table:table-cell table:formula="of:=([.G$1]*EXP(-[.$J$1]*[.$B57]))" office:value-type="float" office:value="42.0814951286552">
            <text:p>42,0814951287</text:p>
          </table:table-cell>
          <table:table-cell table:number-columns-repeated="3"/>
        </table:table-row>
        <table:table-row table:style-name="ro1">
          <table:table-cell office:value-type="float" office:value="5500">
            <text:p>5500</text:p>
          </table:table-cell>
          <table:table-cell table:formula="of:=([.$A58]-MOD([.$A58];[.J$2]))+[.J$2]" office:value-type="float" office:value="5600">
            <text:p>5600</text:p>
          </table:table-cell>
          <table:table-cell table:formula="of:=([.C$1]*EXP(-[.$J$1]*[.$B58]))" office:value-type="float" office:value="0.0804596067495324">
            <text:p>0,0804596067</text:p>
          </table:table-cell>
          <table:table-cell table:formula="of:=([.D$1]*EXP(-[.$J$1]*[.$B58]))" office:value-type="float" office:value="0.804596067495324">
            <text:p>0,8045960675</text:p>
          </table:table-cell>
          <table:table-cell table:formula="of:=([.E$1]*EXP(-[.$J$1]*[.$B58]))" office:value-type="float" office:value="1.60919213499065">
            <text:p>1,609192135</text:p>
          </table:table-cell>
          <table:table-cell table:formula="of:=([.F$1]*EXP(-[.$J$1]*[.$B58]))" office:value-type="float" office:value="8.04596067495324">
            <text:p>8,045960675</text:p>
          </table:table-cell>
          <table:table-cell table:formula="of:=([.G$1]*EXP(-[.$J$1]*[.$B58]))" office:value-type="float" office:value="40.2298033747662">
            <text:p>40,2298033748</text:p>
          </table:table-cell>
          <table:table-cell table:number-columns-repeated="3"/>
        </table:table-row>
        <table:table-row table:style-name="ro1">
          <table:table-cell office:value-type="float" office:value="5600">
            <text:p>5600</text:p>
          </table:table-cell>
          <table:table-cell table:formula="of:=([.$A59]-MOD([.$A59];[.J$2]))+[.J$2]" office:value-type="float" office:value="5700">
            <text:p>5700</text:p>
          </table:table-cell>
          <table:table-cell table:formula="of:=([.C$1]*EXP(-[.$J$1]*[.$B59]))" office:value-type="float" office:value="0.0769191814418345">
            <text:p>0,0769191814</text:p>
          </table:table-cell>
          <table:table-cell table:formula="of:=([.D$1]*EXP(-[.$J$1]*[.$B59]))" office:value-type="float" office:value="0.769191814418345">
            <text:p>0,7691918144</text:p>
          </table:table-cell>
          <table:table-cell table:formula="of:=([.E$1]*EXP(-[.$J$1]*[.$B59]))" office:value-type="float" office:value="1.53838362883669">
            <text:p>1,5383836288</text:p>
          </table:table-cell>
          <table:table-cell table:formula="of:=([.F$1]*EXP(-[.$J$1]*[.$B59]))" office:value-type="float" office:value="7.69191814418345">
            <text:p>7,6919181442</text:p>
          </table:table-cell>
          <table:table-cell table:formula="of:=([.G$1]*EXP(-[.$J$1]*[.$B59]))" office:value-type="float" office:value="38.4595907209172">
            <text:p>38,4595907209</text:p>
          </table:table-cell>
          <table:table-cell table:number-columns-repeated="3"/>
        </table:table-row>
        <table:table-row table:style-name="ro1">
          <table:table-cell office:value-type="float" office:value="5700">
            <text:p>5700</text:p>
          </table:table-cell>
          <table:table-cell table:formula="of:=([.$A60]-MOD([.$A60];[.J$2]))+[.J$2]" office:value-type="float" office:value="5800">
            <text:p>5800</text:p>
          </table:table-cell>
          <table:table-cell table:formula="of:=([.C$1]*EXP(-[.$J$1]*[.$B60]))" office:value-type="float" office:value="0.0735345437630571">
            <text:p>0,0735345438</text:p>
          </table:table-cell>
          <table:table-cell table:formula="of:=([.D$1]*EXP(-[.$J$1]*[.$B60]))" office:value-type="float" office:value="0.735345437630571">
            <text:p>0,7353454376</text:p>
          </table:table-cell>
          <table:table-cell table:formula="of:=([.E$1]*EXP(-[.$J$1]*[.$B60]))" office:value-type="float" office:value="1.47069087526114">
            <text:p>1,4706908753</text:p>
          </table:table-cell>
          <table:table-cell table:formula="of:=([.F$1]*EXP(-[.$J$1]*[.$B60]))" office:value-type="float" office:value="7.35345437630571">
            <text:p>7,3534543763</text:p>
          </table:table-cell>
          <table:table-cell table:formula="of:=([.G$1]*EXP(-[.$J$1]*[.$B60]))" office:value-type="float" office:value="36.7672718815285">
            <text:p>36,7672718815</text:p>
          </table:table-cell>
          <table:table-cell table:number-columns-repeated="3"/>
        </table:table-row>
        <table:table-row table:style-name="ro1">
          <table:table-cell office:value-type="float" office:value="5800">
            <text:p>5800</text:p>
          </table:table-cell>
          <table:table-cell table:formula="of:=([.$A61]-MOD([.$A61];[.J$2]))+[.J$2]" office:value-type="float" office:value="5900">
            <text:p>5900</text:p>
          </table:table-cell>
          <table:table-cell table:formula="of:=([.C$1]*EXP(-[.$J$1]*[.$B61]))" office:value-type="float" office:value="0.0702988386652284">
            <text:p>0,0702988387</text:p>
          </table:table-cell>
          <table:table-cell table:formula="of:=([.D$1]*EXP(-[.$J$1]*[.$B61]))" office:value-type="float" office:value="0.702988386652284">
            <text:p>0,7029883867</text:p>
          </table:table-cell>
          <table:table-cell table:formula="of:=([.E$1]*EXP(-[.$J$1]*[.$B61]))" office:value-type="float" office:value="1.40597677330457">
            <text:p>1,4059767733</text:p>
          </table:table-cell>
          <table:table-cell table:formula="of:=([.F$1]*EXP(-[.$J$1]*[.$B61]))" office:value-type="float" office:value="7.02988386652284">
            <text:p>7,0298838665</text:p>
          </table:table-cell>
          <table:table-cell table:formula="of:=([.G$1]*EXP(-[.$J$1]*[.$B61]))" office:value-type="float" office:value="35.1494193326142">
            <text:p>35,1494193326</text:p>
          </table:table-cell>
          <table:table-cell table:number-columns-repeated="3"/>
        </table:table-row>
        <table:table-row table:style-name="ro1">
          <table:table-cell office:value-type="float" office:value="5900">
            <text:p>5900</text:p>
          </table:table-cell>
          <table:table-cell table:formula="of:=([.$A62]-MOD([.$A62];[.J$2]))+[.J$2]" office:value-type="float" office:value="6000">
            <text:p>6000</text:p>
          </table:table-cell>
          <table:table-cell table:formula="of:=([.C$1]*EXP(-[.$J$1]*[.$B62]))" office:value-type="float" office:value="0.0672055127397498">
            <text:p>0,0672055127</text:p>
          </table:table-cell>
          <table:table-cell table:formula="of:=([.D$1]*EXP(-[.$J$1]*[.$B62]))" office:value-type="float" office:value="0.672055127397497">
            <text:p>0,6720551274</text:p>
          </table:table-cell>
          <table:table-cell table:formula="of:=([.E$1]*EXP(-[.$J$1]*[.$B62]))" office:value-type="float" office:value="1.344110254795">
            <text:p>1,3441102548</text:p>
          </table:table-cell>
          <table:table-cell table:formula="of:=([.F$1]*EXP(-[.$J$1]*[.$B62]))" office:value-type="float" office:value="6.72055127397498">
            <text:p>6,720551274</text:p>
          </table:table-cell>
          <table:table-cell table:formula="of:=([.G$1]*EXP(-[.$J$1]*[.$B62]))" office:value-type="float" office:value="33.6027563698749">
            <text:p>33,6027563699</text:p>
          </table:table-cell>
          <table:table-cell table:number-columns-repeated="3"/>
        </table:table-row>
        <table:table-row table:style-name="ro1">
          <table:table-cell office:value-type="float" office:value="6000">
            <text:p>6000</text:p>
          </table:table-cell>
          <table:table-cell table:formula="of:=([.$A63]-MOD([.$A63];[.J$2]))+[.J$2]" office:value-type="float" office:value="6100">
            <text:p>6100</text:p>
          </table:table-cell>
          <table:table-cell table:formula="of:=([.C$1]*EXP(-[.$J$1]*[.$B63]))" office:value-type="float" office:value="0.0642483009445031">
            <text:p>0,0642483009</text:p>
          </table:table-cell>
          <table:table-cell table:formula="of:=([.D$1]*EXP(-[.$J$1]*[.$B63]))" office:value-type="float" office:value="0.642483009445031">
            <text:p>0,6424830094</text:p>
          </table:table-cell>
          <table:table-cell table:formula="of:=([.E$1]*EXP(-[.$J$1]*[.$B63]))" office:value-type="float" office:value="1.28496601889006">
            <text:p>1,2849660189</text:p>
          </table:table-cell>
          <table:table-cell table:formula="of:=([.F$1]*EXP(-[.$J$1]*[.$B63]))" office:value-type="float" office:value="6.42483009445031">
            <text:p>6,4248300945</text:p>
          </table:table-cell>
          <table:table-cell table:formula="of:=([.G$1]*EXP(-[.$J$1]*[.$B63]))" office:value-type="float" office:value="32.1241504722515">
            <text:p>32,1241504723</text:p>
          </table:table-cell>
          <table:table-cell table:number-columns-repeated="3"/>
        </table:table-row>
        <table:table-row table:style-name="ro1">
          <table:table-cell office:value-type="float" office:value="6100">
            <text:p>6100</text:p>
          </table:table-cell>
          <table:table-cell table:formula="of:=([.$A64]-MOD([.$A64];[.J$2]))+[.J$2]" office:value-type="float" office:value="6200">
            <text:p>6200</text:p>
          </table:table-cell>
          <table:table-cell table:formula="of:=([.C$1]*EXP(-[.$J$1]*[.$B64]))" office:value-type="float" office:value="0.0614212139150001">
            <text:p>0,0614212139</text:p>
          </table:table-cell>
          <table:table-cell table:formula="of:=([.D$1]*EXP(-[.$J$1]*[.$B64]))" office:value-type="float" office:value="0.614212139150001">
            <text:p>0,6142121392</text:p>
          </table:table-cell>
          <table:table-cell table:formula="of:=([.E$1]*EXP(-[.$J$1]*[.$B64]))" office:value-type="float" office:value="1.2284242783">
            <text:p>1,2284242783</text:p>
          </table:table-cell>
          <table:table-cell table:formula="of:=([.F$1]*EXP(-[.$J$1]*[.$B64]))" office:value-type="float" office:value="6.14212139150001">
            <text:p>6,1421213915</text:p>
          </table:table-cell>
          <table:table-cell table:formula="of:=([.G$1]*EXP(-[.$J$1]*[.$B64]))" office:value-type="float" office:value="30.7106069575001">
            <text:p>30,7106069575</text:p>
          </table:table-cell>
          <table:table-cell table:number-columns-repeated="3"/>
        </table:table-row>
        <table:table-row table:style-name="ro1">
          <table:table-cell office:value-type="float" office:value="6200">
            <text:p>6200</text:p>
          </table:table-cell>
          <table:table-cell table:formula="of:=([.$A65]-MOD([.$A65];[.J$2]))+[.J$2]" office:value-type="float" office:value="6300">
            <text:p>6300</text:p>
          </table:table-cell>
          <table:table-cell table:formula="of:=([.C$1]*EXP(-[.$J$1]*[.$B65]))" office:value-type="float" office:value="0.0587185258338723">
            <text:p>0,0587185258</text:p>
          </table:table-cell>
          <table:table-cell table:formula="of:=([.D$1]*EXP(-[.$J$1]*[.$B65]))" office:value-type="float" office:value="0.587185258338723">
            <text:p>0,5871852583</text:p>
          </table:table-cell>
          <table:table-cell table:formula="of:=([.E$1]*EXP(-[.$J$1]*[.$B65]))" office:value-type="float" office:value="1.17437051667745">
            <text:p>1,1743705167</text:p>
          </table:table-cell>
          <table:table-cell table:formula="of:=([.F$1]*EXP(-[.$J$1]*[.$B65]))" office:value-type="float" office:value="5.87185258338723">
            <text:p>5,8718525834</text:p>
          </table:table-cell>
          <table:table-cell table:formula="of:=([.G$1]*EXP(-[.$J$1]*[.$B65]))" office:value-type="float" office:value="29.3592629169361">
            <text:p>29,3592629169</text:p>
          </table:table-cell>
          <table:table-cell table:number-columns-repeated="3"/>
        </table:table-row>
        <table:table-row table:style-name="ro1">
          <table:table-cell office:value-type="float" office:value="6300">
            <text:p>6300</text:p>
          </table:table-cell>
          <table:table-cell table:formula="of:=([.$A66]-MOD([.$A66];[.J$2]))+[.J$2]" office:value-type="float" office:value="6400">
            <text:p>6400</text:p>
          </table:table-cell>
          <table:table-cell table:formula="of:=([.C$1]*EXP(-[.$J$1]*[.$B66]))" office:value-type="float" office:value="0.0561347628341337">
            <text:p>0,0561347628</text:p>
          </table:table-cell>
          <table:table-cell table:formula="of:=([.D$1]*EXP(-[.$J$1]*[.$B66]))" office:value-type="float" office:value="0.561347628341337">
            <text:p>0,5613476283</text:p>
          </table:table-cell>
          <table:table-cell table:formula="of:=([.E$1]*EXP(-[.$J$1]*[.$B66]))" office:value-type="float" office:value="1.12269525668267">
            <text:p>1,1226952567</text:p>
          </table:table-cell>
          <table:table-cell table:formula="of:=([.F$1]*EXP(-[.$J$1]*[.$B66]))" office:value-type="float" office:value="5.61347628341337">
            <text:p>5,6134762834</text:p>
          </table:table-cell>
          <table:table-cell table:formula="of:=([.G$1]*EXP(-[.$J$1]*[.$B66]))" office:value-type="float" office:value="28.0673814170669">
            <text:p>28,0673814171</text:p>
          </table:table-cell>
          <table:table-cell table:number-columns-repeated="3"/>
        </table:table-row>
        <table:table-row table:style-name="ro1">
          <table:table-cell office:value-type="float" office:value="6400">
            <text:p>6400</text:p>
          </table:table-cell>
          <table:table-cell table:formula="of:=([.$A67]-MOD([.$A67];[.J$2]))+[.J$2]" office:value-type="float" office:value="6500">
            <text:p>6500</text:p>
          </table:table-cell>
          <table:table-cell table:formula="of:=([.C$1]*EXP(-[.$J$1]*[.$B67]))" office:value-type="float" office:value="0.0536646919127301">
            <text:p>0,0536646919</text:p>
          </table:table-cell>
          <table:table-cell table:formula="of:=([.D$1]*EXP(-[.$J$1]*[.$B67]))" office:value-type="float" office:value="0.536646919127301">
            <text:p>0,5366469191</text:p>
          </table:table-cell>
          <table:table-cell table:formula="of:=([.E$1]*EXP(-[.$J$1]*[.$B67]))" office:value-type="float" office:value="1.0732938382546">
            <text:p>1,0732938383</text:p>
          </table:table-cell>
          <table:table-cell table:formula="of:=([.F$1]*EXP(-[.$J$1]*[.$B67]))" office:value-type="float" office:value="5.36646919127301">
            <text:p>5,3664691913</text:p>
          </table:table-cell>
          <table:table-cell table:formula="of:=([.G$1]*EXP(-[.$J$1]*[.$B67]))" office:value-type="float" office:value="26.8323459563651">
            <text:p>26,8323459564</text:p>
          </table:table-cell>
          <table:table-cell table:number-columns-repeated="3"/>
        </table:table-row>
        <table:table-row table:style-name="ro1">
          <table:table-cell office:value-type="float" office:value="6500">
            <text:p>6500</text:p>
          </table:table-cell>
          <table:table-cell table:formula="of:=([.$A68]-MOD([.$A68];[.J$2]))+[.J$2]" office:value-type="float" office:value="6600">
            <text:p>6600</text:p>
          </table:table-cell>
          <table:table-cell table:formula="of:=([.C$1]*EXP(-[.$J$1]*[.$B68]))" office:value-type="float" office:value="0.0513033103319191">
            <text:p>0,0513033103</text:p>
          </table:table-cell>
          <table:table-cell table:formula="of:=([.D$1]*EXP(-[.$J$1]*[.$B68]))" office:value-type="float" office:value="0.513033103319191">
            <text:p>0,5130331033</text:p>
          </table:table-cell>
          <table:table-cell table:formula="of:=([.E$1]*EXP(-[.$J$1]*[.$B68]))" office:value-type="float" office:value="1.02606620663838">
            <text:p>1,0260662066</text:p>
          </table:table-cell>
          <table:table-cell table:formula="of:=([.F$1]*EXP(-[.$J$1]*[.$B68]))" office:value-type="float" office:value="5.13033103319191">
            <text:p>5,1303310332</text:p>
          </table:table-cell>
          <table:table-cell table:formula="of:=([.G$1]*EXP(-[.$J$1]*[.$B68]))" office:value-type="float" office:value="25.6516551659596">
            <text:p>25,651655166</text:p>
          </table:table-cell>
          <table:table-cell table:number-columns-repeated="3"/>
        </table:table-row>
        <table:table-row table:style-name="ro1">
          <table:table-cell office:value-type="float" office:value="6600">
            <text:p>6600</text:p>
          </table:table-cell>
          <table:table-cell table:formula="of:=([.$A69]-MOD([.$A69];[.J$2]))+[.J$2]" office:value-type="float" office:value="6700">
            <text:p>6700</text:p>
          </table:table-cell>
          <table:table-cell table:formula="of:=([.C$1]*EXP(-[.$J$1]*[.$B69]))" office:value-type="float" office:value="0.0490458354870167">
            <text:p>0,0490458355</text:p>
          </table:table-cell>
          <table:table-cell table:formula="of:=([.D$1]*EXP(-[.$J$1]*[.$B69]))" office:value-type="float" office:value="0.490458354870167">
            <text:p>0,4904583549</text:p>
          </table:table-cell>
          <table:table-cell table:formula="of:=([.E$1]*EXP(-[.$J$1]*[.$B69]))" office:value-type="float" office:value="0.980916709740335">
            <text:p>0,9809167097</text:p>
          </table:table-cell>
          <table:table-cell table:formula="of:=([.F$1]*EXP(-[.$J$1]*[.$B69]))" office:value-type="float" office:value="4.90458354870167">
            <text:p>4,9045835487</text:p>
          </table:table-cell>
          <table:table-cell table:formula="of:=([.G$1]*EXP(-[.$J$1]*[.$B69]))" office:value-type="float" office:value="24.5229177435084">
            <text:p>24,5229177435</text:p>
          </table:table-cell>
          <table:table-cell table:number-columns-repeated="3"/>
        </table:table-row>
        <table:table-row table:style-name="ro1">
          <table:table-cell office:value-type="float" office:value="6700">
            <text:p>6700</text:p>
          </table:table-cell>
          <table:table-cell table:formula="of:=([.$A70]-MOD([.$A70];[.J$2]))+[.J$2]" office:value-type="float" office:value="6800">
            <text:p>6800</text:p>
          </table:table-cell>
          <table:table-cell table:formula="of:=([.C$1]*EXP(-[.$J$1]*[.$B70]))" office:value-type="float" office:value="0.0468876952199885">
            <text:p>0,0468876952</text:p>
          </table:table-cell>
          <table:table-cell table:formula="of:=([.D$1]*EXP(-[.$J$1]*[.$B70]))" office:value-type="float" office:value="0.468876952199885">
            <text:p>0,4688769522</text:p>
          </table:table-cell>
          <table:table-cell table:formula="of:=([.E$1]*EXP(-[.$J$1]*[.$B70]))" office:value-type="float" office:value="0.937753904399769">
            <text:p>0,9377539044</text:p>
          </table:table-cell>
          <table:table-cell table:formula="of:=([.F$1]*EXP(-[.$J$1]*[.$B70]))" office:value-type="float" office:value="4.68876952199885">
            <text:p>4,688769522</text:p>
          </table:table-cell>
          <table:table-cell table:formula="of:=([.G$1]*EXP(-[.$J$1]*[.$B70]))" office:value-type="float" office:value="23.4438476099942">
            <text:p>23,44384761</text:p>
          </table:table-cell>
          <table:table-cell table:number-columns-repeated="3"/>
        </table:table-row>
        <table:table-row table:style-name="ro1">
          <table:table-cell office:value-type="float" office:value="6800">
            <text:p>6800</text:p>
          </table:table-cell>
          <table:table-cell table:formula="of:=([.$A71]-MOD([.$A71];[.J$2]))+[.J$2]" office:value-type="float" office:value="6900">
            <text:p>6900</text:p>
          </table:table-cell>
          <table:table-cell table:formula="of:=([.C$1]*EXP(-[.$J$1]*[.$B71]))" office:value-type="float" office:value="0.0448245185592668">
            <text:p>0,0448245186</text:p>
          </table:table-cell>
          <table:table-cell table:formula="of:=([.D$1]*EXP(-[.$J$1]*[.$B71]))" office:value-type="float" office:value="0.448245185592668">
            <text:p>0,4482451856</text:p>
          </table:table-cell>
          <table:table-cell table:formula="of:=([.E$1]*EXP(-[.$J$1]*[.$B71]))" office:value-type="float" office:value="0.896490371185337">
            <text:p>0,8964903712</text:p>
          </table:table-cell>
          <table:table-cell table:formula="of:=([.F$1]*EXP(-[.$J$1]*[.$B71]))" office:value-type="float" office:value="4.48245185592669">
            <text:p>4,4824518559</text:p>
          </table:table-cell>
          <table:table-cell table:formula="of:=([.G$1]*EXP(-[.$J$1]*[.$B71]))" office:value-type="float" office:value="22.4122592796334">
            <text:p>22,4122592796</text:p>
          </table:table-cell>
          <table:table-cell table:number-columns-repeated="3"/>
        </table:table-row>
        <table:table-row table:style-name="ro1">
          <table:table-cell office:value-type="float" office:value="6900">
            <text:p>6900</text:p>
          </table:table-cell>
          <table:table-cell table:formula="of:=([.$A72]-MOD([.$A72];[.J$2]))+[.J$2]" office:value-type="float" office:value="7000">
            <text:p>7000</text:p>
          </table:table-cell>
          <table:table-cell table:formula="of:=([.C$1]*EXP(-[.$J$1]*[.$B72]))" office:value-type="float" office:value="0.0428521268670402">
            <text:p>0,0428521269</text:p>
          </table:table-cell>
          <table:table-cell table:formula="of:=([.D$1]*EXP(-[.$J$1]*[.$B72]))" office:value-type="float" office:value="0.428521268670402">
            <text:p>0,4285212687</text:p>
          </table:table-cell>
          <table:table-cell table:formula="of:=([.E$1]*EXP(-[.$J$1]*[.$B72]))" office:value-type="float" office:value="0.857042537340803">
            <text:p>0,8570425373</text:p>
          </table:table-cell>
          <table:table-cell table:formula="of:=([.F$1]*EXP(-[.$J$1]*[.$B72]))" office:value-type="float" office:value="4.28521268670402">
            <text:p>4,2852126867</text:p>
          </table:table-cell>
          <table:table-cell table:formula="of:=([.G$1]*EXP(-[.$J$1]*[.$B72]))" office:value-type="float" office:value="21.4260634335201">
            <text:p>21,4260634335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([.$A73]-MOD([.$A73];[.J$2]))+[.J$2]" office:value-type="float" office:value="7100">
            <text:p>7100</text:p>
          </table:table-cell>
          <table:table-cell table:formula="of:=([.C$1]*EXP(-[.$J$1]*[.$B73]))" office:value-type="float" office:value="0.0409665253760829">
            <text:p>0,0409665254</text:p>
          </table:table-cell>
          <table:table-cell table:formula="of:=([.D$1]*EXP(-[.$J$1]*[.$B73]))" office:value-type="float" office:value="0.409665253760829">
            <text:p>0,4096652538</text:p>
          </table:table-cell>
          <table:table-cell table:formula="of:=([.E$1]*EXP(-[.$J$1]*[.$B73]))" office:value-type="float" office:value="0.819330507521658">
            <text:p>0,8193305075</text:p>
          </table:table-cell>
          <table:table-cell table:formula="of:=([.F$1]*EXP(-[.$J$1]*[.$B73]))" office:value-type="float" office:value="4.09665253760829">
            <text:p>4,0966525376</text:p>
          </table:table-cell>
          <table:table-cell table:formula="of:=([.G$1]*EXP(-[.$J$1]*[.$B73]))" office:value-type="float" office:value="20.4832626880415">
            <text:p>20,483262688</text:p>
          </table:table-cell>
          <table:table-cell table:number-columns-repeated="3"/>
        </table:table-row>
        <table:table-row table:style-name="ro1">
          <table:table-cell office:value-type="float" office:value="7100">
            <text:p>7100</text:p>
          </table:table-cell>
          <table:table-cell table:formula="of:=([.$A74]-MOD([.$A74];[.J$2]))+[.J$2]" office:value-type="float" office:value="7200">
            <text:p>7200</text:p>
          </table:table-cell>
          <table:table-cell table:formula="of:=([.C$1]*EXP(-[.$J$1]*[.$B74]))" office:value-type="float" office:value="0.0391638950989871">
            <text:p>0,0391638951</text:p>
          </table:table-cell>
          <table:table-cell table:formula="of:=([.D$1]*EXP(-[.$J$1]*[.$B74]))" office:value-type="float" office:value="0.391638950989871">
            <text:p>0,391638951</text:p>
          </table:table-cell>
          <table:table-cell table:formula="of:=([.E$1]*EXP(-[.$J$1]*[.$B74]))" office:value-type="float" office:value="0.783277901979741">
            <text:p>0,783277902</text:p>
          </table:table-cell>
          <table:table-cell table:formula="of:=([.F$1]*EXP(-[.$J$1]*[.$B74]))" office:value-type="float" office:value="3.91638950989871">
            <text:p>3,9163895099</text:p>
          </table:table-cell>
          <table:table-cell table:formula="of:=([.G$1]*EXP(-[.$J$1]*[.$B74]))" office:value-type="float" office:value="19.5819475494935">
            <text:p>19,5819475495</text:p>
          </table:table-cell>
          <table:table-cell table:number-columns-repeated="3"/>
        </table:table-row>
        <table:table-row table:style-name="ro1">
          <table:table-cell office:value-type="float" office:value="7200">
            <text:p>7200</text:p>
          </table:table-cell>
          <table:table-cell table:formula="of:=([.$A75]-MOD([.$A75];[.J$2]))+[.J$2]" office:value-type="float" office:value="7300">
            <text:p>7300</text:p>
          </table:table-cell>
          <table:table-cell table:formula="of:=([.C$1]*EXP(-[.$J$1]*[.$B75]))" office:value-type="float" office:value="0.0374405850934073">
            <text:p>0,0374405851</text:p>
          </table:table-cell>
          <table:table-cell table:formula="of:=([.D$1]*EXP(-[.$J$1]*[.$B75]))" office:value-type="float" office:value="0.374405850934073">
            <text:p>0,3744058509</text:p>
          </table:table-cell>
          <table:table-cell table:formula="of:=([.E$1]*EXP(-[.$J$1]*[.$B75]))" office:value-type="float" office:value="0.748811701868146">
            <text:p>0,7488117019</text:p>
          </table:table-cell>
          <table:table-cell table:formula="of:=([.F$1]*EXP(-[.$J$1]*[.$B75]))" office:value-type="float" office:value="3.74405850934073">
            <text:p>3,7440585093</text:p>
          </table:table-cell>
          <table:table-cell table:formula="of:=([.G$1]*EXP(-[.$J$1]*[.$B75]))" office:value-type="float" office:value="18.7202925467037">
            <text:p>18,7202925467</text:p>
          </table:table-cell>
          <table:table-cell table:number-columns-repeated="3"/>
        </table:table-row>
        <table:table-row table:style-name="ro1">
          <table:table-cell office:value-type="float" office:value="7300">
            <text:p>7300</text:p>
          </table:table-cell>
          <table:table-cell table:formula="of:=([.$A76]-MOD([.$A76];[.J$2]))+[.J$2]" office:value-type="float" office:value="7400">
            <text:p>7400</text:p>
          </table:table-cell>
          <table:table-cell table:formula="of:=([.C$1]*EXP(-[.$J$1]*[.$B76]))" office:value-type="float" office:value="0.0357931050676553">
            <text:p>0,0357931051</text:p>
          </table:table-cell>
          <table:table-cell table:formula="of:=([.D$1]*EXP(-[.$J$1]*[.$B76]))" office:value-type="float" office:value="0.357931050676553">
            <text:p>0,3579310507</text:p>
          </table:table-cell>
          <table:table-cell table:formula="of:=([.E$1]*EXP(-[.$J$1]*[.$B76]))" office:value-type="float" office:value="0.715862101353106">
            <text:p>0,7158621014</text:p>
          </table:table-cell>
          <table:table-cell table:formula="of:=([.F$1]*EXP(-[.$J$1]*[.$B76]))" office:value-type="float" office:value="3.57931050676553">
            <text:p>3,5793105068</text:p>
          </table:table-cell>
          <table:table-cell table:formula="of:=([.G$1]*EXP(-[.$J$1]*[.$B76]))" office:value-type="float" office:value="17.8965525338276">
            <text:p>17,8965525338</text:p>
          </table:table-cell>
          <table:table-cell table:number-columns-repeated="3"/>
        </table:table-row>
        <table:table-row table:style-name="ro1">
          <table:table-cell office:value-type="float" office:value="7400">
            <text:p>7400</text:p>
          </table:table-cell>
          <table:table-cell table:formula="of:=([.$A77]-MOD([.$A77];[.J$2]))+[.J$2]" office:value-type="float" office:value="7500">
            <text:p>7500</text:p>
          </table:table-cell>
          <table:table-cell table:formula="of:=([.C$1]*EXP(-[.$J$1]*[.$B77]))" office:value-type="float" office:value="0.034218118311666">
            <text:p>0,0342181183</text:p>
          </table:table-cell>
          <table:table-cell table:formula="of:=([.D$1]*EXP(-[.$J$1]*[.$B77]))" office:value-type="float" office:value="0.34218118311666">
            <text:p>0,3421811831</text:p>
          </table:table-cell>
          <table:table-cell table:formula="of:=([.E$1]*EXP(-[.$J$1]*[.$B77]))" office:value-type="float" office:value="0.68436236623332">
            <text:p>0,6843623662</text:p>
          </table:table-cell>
          <table:table-cell table:formula="of:=([.F$1]*EXP(-[.$J$1]*[.$B77]))" office:value-type="float" office:value="3.4218118311666">
            <text:p>3,4218118312</text:p>
          </table:table-cell>
          <table:table-cell table:formula="of:=([.G$1]*EXP(-[.$J$1]*[.$B77]))" office:value-type="float" office:value="17.109059155833">
            <text:p>17,1090591558</text:p>
          </table:table-cell>
          <table:table-cell table:number-columns-repeated="3"/>
        </table:table-row>
        <table:table-row table:style-name="ro1">
          <table:table-cell office:value-type="float" office:value="7500">
            <text:p>7500</text:p>
          </table:table-cell>
          <table:table-cell table:formula="of:=([.$A78]-MOD([.$A78];[.J$2]))+[.J$2]" office:value-type="float" office:value="7600">
            <text:p>7600</text:p>
          </table:table-cell>
          <table:table-cell table:formula="of:=([.C$1]*EXP(-[.$J$1]*[.$B78]))" office:value-type="float" office:value="0.0327124349390198">
            <text:p>0,0327124349</text:p>
          </table:table-cell>
          <table:table-cell table:formula="of:=([.D$1]*EXP(-[.$J$1]*[.$B78]))" office:value-type="float" office:value="0.327124349390198">
            <text:p>0,3271243494</text:p>
          </table:table-cell>
          <table:table-cell table:formula="of:=([.E$1]*EXP(-[.$J$1]*[.$B78]))" office:value-type="float" office:value="0.654248698780396">
            <text:p>0,6542486988</text:p>
          </table:table-cell>
          <table:table-cell table:formula="of:=([.F$1]*EXP(-[.$J$1]*[.$B78]))" office:value-type="float" office:value="3.27124349390198">
            <text:p>3,2712434939</text:p>
          </table:table-cell>
          <table:table-cell table:formula="of:=([.G$1]*EXP(-[.$J$1]*[.$B78]))" office:value-type="float" office:value="16.3562174695099">
            <text:p>16,3562174695</text:p>
          </table:table-cell>
          <table:table-cell table:number-columns-repeated="3"/>
        </table:table-row>
        <table:table-row table:style-name="ro1">
          <table:table-cell office:value-type="float" office:value="7600">
            <text:p>7600</text:p>
          </table:table-cell>
          <table:table-cell table:formula="of:=([.$A79]-MOD([.$A79];[.J$2]))+[.J$2]" office:value-type="float" office:value="7700">
            <text:p>7700</text:p>
          </table:table-cell>
          <table:table-cell table:formula="of:=([.C$1]*EXP(-[.$J$1]*[.$B79]))" office:value-type="float" office:value="0.031273005426332">
            <text:p>0,0312730054</text:p>
          </table:table-cell>
          <table:table-cell table:formula="of:=([.D$1]*EXP(-[.$J$1]*[.$B79]))" office:value-type="float" office:value="0.31273005426332">
            <text:p>0,3127300543</text:p>
          </table:table-cell>
          <table:table-cell table:formula="of:=([.E$1]*EXP(-[.$J$1]*[.$B79]))" office:value-type="float" office:value="0.625460108526641">
            <text:p>0,6254601085</text:p>
          </table:table-cell>
          <table:table-cell table:formula="of:=([.F$1]*EXP(-[.$J$1]*[.$B79]))" office:value-type="float" office:value="3.1273005426332">
            <text:p>3,1273005426</text:p>
          </table:table-cell>
          <table:table-cell table:formula="of:=([.G$1]*EXP(-[.$J$1]*[.$B79]))" office:value-type="float" office:value="15.636502713166">
            <text:p>15,6365027132</text:p>
          </table:table-cell>
          <table:table-cell table:number-columns-repeated="3"/>
        </table:table-row>
        <table:table-row table:style-name="ro1">
          <table:table-cell office:value-type="float" office:value="7700">
            <text:p>7700</text:p>
          </table:table-cell>
          <table:table-cell table:formula="of:=([.$A80]-MOD([.$A80];[.J$2]))+[.J$2]" office:value-type="float" office:value="7800">
            <text:p>7800</text:p>
          </table:table-cell>
          <table:table-cell table:formula="of:=([.C$1]*EXP(-[.$J$1]*[.$B80]))" office:value-type="float" office:value="0.0298969144369263">
            <text:p>0,0298969144</text:p>
          </table:table-cell>
          <table:table-cell table:formula="of:=([.D$1]*EXP(-[.$J$1]*[.$B80]))" office:value-type="float" office:value="0.298969144369263">
            <text:p>0,2989691444</text:p>
          </table:table-cell>
          <table:table-cell table:formula="of:=([.E$1]*EXP(-[.$J$1]*[.$B80]))" office:value-type="float" office:value="0.597938288738526">
            <text:p>0,5979382887</text:p>
          </table:table-cell>
          <table:table-cell table:formula="of:=([.F$1]*EXP(-[.$J$1]*[.$B80]))" office:value-type="float" office:value="2.98969144369263">
            <text:p>2,9896914437</text:p>
          </table:table-cell>
          <table:table-cell table:formula="of:=([.G$1]*EXP(-[.$J$1]*[.$B80]))" office:value-type="float" office:value="14.9484572184632">
            <text:p>14,9484572185</text:p>
          </table:table-cell>
          <table:table-cell table:number-columns-repeated="3"/>
        </table:table-row>
        <table:table-row table:style-name="ro1">
          <table:table-cell office:value-type="float" office:value="7800">
            <text:p>7800</text:p>
          </table:table-cell>
          <table:table-cell table:formula="of:=([.$A81]-MOD([.$A81];[.J$2]))+[.J$2]" office:value-type="float" office:value="7900">
            <text:p>7900</text:p>
          </table:table-cell>
          <table:table-cell table:formula="of:=([.C$1]*EXP(-[.$J$1]*[.$B81]))" office:value-type="float" office:value="0.0285813749162812">
            <text:p>0,0285813749</text:p>
          </table:table-cell>
          <table:table-cell table:formula="of:=([.D$1]*EXP(-[.$J$1]*[.$B81]))" office:value-type="float" office:value="0.285813749162812">
            <text:p>0,2858137492</text:p>
          </table:table-cell>
          <table:table-cell table:formula="of:=([.E$1]*EXP(-[.$J$1]*[.$B81]))" office:value-type="float" office:value="0.571627498325624">
            <text:p>0,5716274983</text:p>
          </table:table-cell>
          <table:table-cell table:formula="of:=([.F$1]*EXP(-[.$J$1]*[.$B81]))" office:value-type="float" office:value="2.85813749162812">
            <text:p>2,8581374916</text:p>
          </table:table-cell>
          <table:table-cell table:formula="of:=([.G$1]*EXP(-[.$J$1]*[.$B81]))" office:value-type="float" office:value="14.2906874581406">
            <text:p>14,2906874581</text:p>
          </table:table-cell>
          <table:table-cell table:number-columns-repeated="3"/>
        </table:table-row>
        <table:table-row table:style-name="ro1">
          <table:table-cell office:value-type="float" office:value="7900">
            <text:p>7900</text:p>
          </table:table-cell>
          <table:table-cell table:formula="of:=([.$A82]-MOD([.$A82];[.J$2]))+[.J$2]" office:value-type="float" office:value="8000">
            <text:p>8000</text:p>
          </table:table-cell>
          <table:table-cell table:formula="of:=([.C$1]*EXP(-[.$J$1]*[.$B82]))" office:value-type="float" office:value="0.0273237224472925">
            <text:p>0,0273237224</text:p>
          </table:table-cell>
          <table:table-cell table:formula="of:=([.D$1]*EXP(-[.$J$1]*[.$B82]))" office:value-type="float" office:value="0.273237224472925">
            <text:p>0,2732372245</text:p>
          </table:table-cell>
          <table:table-cell table:formula="of:=([.E$1]*EXP(-[.$J$1]*[.$B82]))" office:value-type="float" office:value="0.546474448945851">
            <text:p>0,5464744489</text:p>
          </table:table-cell>
          <table:table-cell table:formula="of:=([.F$1]*EXP(-[.$J$1]*[.$B82]))" office:value-type="float" office:value="2.73237224472925">
            <text:p>2,7323722447</text:p>
          </table:table-cell>
          <table:table-cell table:formula="of:=([.G$1]*EXP(-[.$J$1]*[.$B82]))" office:value-type="float" office:value="13.6618612236463">
            <text:p>13,6618612236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table:formula="of:=([.$A83]-MOD([.$A83];[.J$2]))+[.J$2]" office:value-type="float" office:value="8100">
            <text:p>8100</text:p>
          </table:table-cell>
          <table:table-cell table:formula="of:=([.C$1]*EXP(-[.$J$1]*[.$B83]))" office:value-type="float" office:value="0.0261214098539182">
            <text:p>0,0261214099</text:p>
          </table:table-cell>
          <table:table-cell table:formula="of:=([.D$1]*EXP(-[.$J$1]*[.$B83]))" office:value-type="float" office:value="0.261214098539182">
            <text:p>0,2612140985</text:p>
          </table:table-cell>
          <table:table-cell table:formula="of:=([.E$1]*EXP(-[.$J$1]*[.$B83]))" office:value-type="float" office:value="0.522428197078364">
            <text:p>0,5224281971</text:p>
          </table:table-cell>
          <table:table-cell table:formula="of:=([.F$1]*EXP(-[.$J$1]*[.$B83]))" office:value-type="float" office:value="2.61214098539182">
            <text:p>2,6121409854</text:p>
          </table:table-cell>
          <table:table-cell table:formula="of:=([.G$1]*EXP(-[.$J$1]*[.$B83]))" office:value-type="float" office:value="13.0607049269591">
            <text:p>13,060704927</text:p>
          </table:table-cell>
          <table:table-cell table:number-columns-repeated="3"/>
        </table:table-row>
        <table:table-row table:style-name="ro1">
          <table:table-cell office:value-type="float" office:value="8100">
            <text:p>8100</text:p>
          </table:table-cell>
          <table:table-cell table:formula="of:=([.$A84]-MOD([.$A84];[.J$2]))+[.J$2]" office:value-type="float" office:value="8200">
            <text:p>8200</text:p>
          </table:table-cell>
          <table:table-cell table:formula="of:=([.C$1]*EXP(-[.$J$1]*[.$B84]))" office:value-type="float" office:value="0.0249720020422761">
            <text:p>0,024972002</text:p>
          </table:table-cell>
          <table:table-cell table:formula="of:=([.D$1]*EXP(-[.$J$1]*[.$B84]))" office:value-type="float" office:value="0.249720020422761">
            <text:p>0,2497200204</text:p>
          </table:table-cell>
          <table:table-cell table:formula="of:=([.E$1]*EXP(-[.$J$1]*[.$B84]))" office:value-type="float" office:value="0.499440040845523">
            <text:p>0,4994400408</text:p>
          </table:table-cell>
          <table:table-cell table:formula="of:=([.F$1]*EXP(-[.$J$1]*[.$B84]))" office:value-type="float" office:value="2.49720020422761">
            <text:p>2,4972002042</text:p>
          </table:table-cell>
          <table:table-cell table:formula="of:=([.G$1]*EXP(-[.$J$1]*[.$B84]))" office:value-type="float" office:value="12.4860010211381">
            <text:p>12,4860010211</text:p>
          </table:table-cell>
          <table:table-cell table:number-columns-repeated="3"/>
        </table:table-row>
        <table:table-row table:style-name="ro1">
          <table:table-cell office:value-type="float" office:value="8200">
            <text:p>8200</text:p>
          </table:table-cell>
          <table:table-cell table:formula="of:=([.$A85]-MOD([.$A85];[.J$2]))+[.J$2]" office:value-type="float" office:value="8300">
            <text:p>8300</text:p>
          </table:table-cell>
          <table:table-cell table:formula="of:=([.C$1]*EXP(-[.$J$1]*[.$B85]))" office:value-type="float" office:value="0.023873171068747">
            <text:p>0,0238731711</text:p>
          </table:table-cell>
          <table:table-cell table:formula="of:=([.D$1]*EXP(-[.$J$1]*[.$B85]))" office:value-type="float" office:value="0.23873171068747">
            <text:p>0,2387317107</text:p>
          </table:table-cell>
          <table:table-cell table:formula="of:=([.E$1]*EXP(-[.$J$1]*[.$B85]))" office:value-type="float" office:value="0.47746342137494">
            <text:p>0,4774634214</text:p>
          </table:table-cell>
          <table:table-cell table:formula="of:=([.F$1]*EXP(-[.$J$1]*[.$B85]))" office:value-type="float" office:value="2.3873171068747">
            <text:p>2,3873171069</text:p>
          </table:table-cell>
          <table:table-cell table:formula="of:=([.G$1]*EXP(-[.$J$1]*[.$B85]))" office:value-type="float" office:value="11.9365855343735">
            <text:p>11,9365855344</text:p>
          </table:table-cell>
          <table:table-cell table:number-columns-repeated="3"/>
        </table:table-row>
        <table:table-row table:style-name="ro1">
          <table:table-cell office:value-type="float" office:value="8300">
            <text:p>8300</text:p>
          </table:table-cell>
          <table:table-cell table:formula="of:=([.$A86]-MOD([.$A86];[.J$2]))+[.J$2]" office:value-type="float" office:value="8400">
            <text:p>8400</text:p>
          </table:table-cell>
          <table:table-cell table:formula="of:=([.C$1]*EXP(-[.$J$1]*[.$B86]))" office:value-type="float" office:value="0.022822691425093">
            <text:p>0,0228226914</text:p>
          </table:table-cell>
          <table:table-cell table:formula="of:=([.D$1]*EXP(-[.$J$1]*[.$B86]))" office:value-type="float" office:value="0.22822691425093">
            <text:p>0,2282269143</text:p>
          </table:table-cell>
          <table:table-cell table:formula="of:=([.E$1]*EXP(-[.$J$1]*[.$B86]))" office:value-type="float" office:value="0.456453828501859">
            <text:p>0,4564538285</text:p>
          </table:table-cell>
          <table:table-cell table:formula="of:=([.F$1]*EXP(-[.$J$1]*[.$B86]))" office:value-type="float" office:value="2.2822691425093">
            <text:p>2,2822691425</text:p>
          </table:table-cell>
          <table:table-cell table:formula="of:=([.G$1]*EXP(-[.$J$1]*[.$B86]))" office:value-type="float" office:value="11.4113457125465">
            <text:p>11,4113457125</text:p>
          </table:table-cell>
          <table:table-cell table:number-columns-repeated="3"/>
        </table:table-row>
        <table:table-row table:style-name="ro1">
          <table:table-cell office:value-type="float" office:value="8400">
            <text:p>8400</text:p>
          </table:table-cell>
          <table:table-cell table:formula="of:=([.$A87]-MOD([.$A87];[.J$2]))+[.J$2]" office:value-type="float" office:value="8500">
            <text:p>8500</text:p>
          </table:table-cell>
          <table:table-cell table:formula="of:=([.C$1]*EXP(-[.$J$1]*[.$B87]))" office:value-type="float" office:value="0.0218184355310428">
            <text:p>0,0218184355</text:p>
          </table:table-cell>
          <table:table-cell table:formula="of:=([.D$1]*EXP(-[.$J$1]*[.$B87]))" office:value-type="float" office:value="0.218184355310428">
            <text:p>0,2181843553</text:p>
          </table:table-cell>
          <table:table-cell table:formula="of:=([.E$1]*EXP(-[.$J$1]*[.$B87]))" office:value-type="float" office:value="0.436368710620855">
            <text:p>0,4363687106</text:p>
          </table:table-cell>
          <table:table-cell table:formula="of:=([.F$1]*EXP(-[.$J$1]*[.$B87]))" office:value-type="float" office:value="2.18184355310428">
            <text:p>2,1818435531</text:p>
          </table:table-cell>
          <table:table-cell table:formula="of:=([.G$1]*EXP(-[.$J$1]*[.$B87]))" office:value-type="float" office:value="10.9092177655214">
            <text:p>10,9092177655</text:p>
          </table:table-cell>
          <table:table-cell table:number-columns-repeated="3"/>
        </table:table-row>
        <table:table-row table:style-name="ro1">
          <table:table-cell office:value-type="float" office:value="8500">
            <text:p>8500</text:p>
          </table:table-cell>
          <table:table-cell table:formula="of:=([.$A88]-MOD([.$A88];[.J$2]))+[.J$2]" office:value-type="float" office:value="8600">
            <text:p>8600</text:p>
          </table:table-cell>
          <table:table-cell table:formula="of:=([.C$1]*EXP(-[.$J$1]*[.$B88]))" office:value-type="float" office:value="0.0208583694252147">
            <text:p>0,0208583694</text:p>
          </table:table-cell>
          <table:table-cell table:formula="of:=([.D$1]*EXP(-[.$J$1]*[.$B88]))" office:value-type="float" office:value="0.208583694252147">
            <text:p>0,2085836943</text:p>
          </table:table-cell>
          <table:table-cell table:formula="of:=([.E$1]*EXP(-[.$J$1]*[.$B88]))" office:value-type="float" office:value="0.417167388504294">
            <text:p>0,4171673885</text:p>
          </table:table-cell>
          <table:table-cell table:formula="of:=([.F$1]*EXP(-[.$J$1]*[.$B88]))" office:value-type="float" office:value="2.08583694252147">
            <text:p>2,0858369425</text:p>
          </table:table-cell>
          <table:table-cell table:formula="of:=([.G$1]*EXP(-[.$J$1]*[.$B88]))" office:value-type="float" office:value="10.4291847126074">
            <text:p>10,4291847126</text:p>
          </table:table-cell>
          <table:table-cell table:number-columns-repeated="3"/>
        </table:table-row>
        <table:table-row table:style-name="ro1">
          <table:table-cell office:value-type="float" office:value="8600">
            <text:p>8600</text:p>
          </table:table-cell>
          <table:table-cell table:formula="of:=([.$A89]-MOD([.$A89];[.J$2]))+[.J$2]" office:value-type="float" office:value="8700">
            <text:p>8700</text:p>
          </table:table-cell>
          <table:table-cell table:formula="of:=([.C$1]*EXP(-[.$J$1]*[.$B89]))" office:value-type="float" office:value="0.0199405486456498">
            <text:p>0,0199405486</text:p>
          </table:table-cell>
          <table:table-cell table:formula="of:=([.D$1]*EXP(-[.$J$1]*[.$B89]))" office:value-type="float" office:value="0.199405486456498">
            <text:p>0,1994054865</text:p>
          </table:table-cell>
          <table:table-cell table:formula="of:=([.E$1]*EXP(-[.$J$1]*[.$B89]))" office:value-type="float" office:value="0.398810972912996">
            <text:p>0,3988109729</text:p>
          </table:table-cell>
          <table:table-cell table:formula="of:=([.F$1]*EXP(-[.$J$1]*[.$B89]))" office:value-type="float" office:value="1.99405486456498">
            <text:p>1,9940548646</text:p>
          </table:table-cell>
          <table:table-cell table:formula="of:=([.G$1]*EXP(-[.$J$1]*[.$B89]))" office:value-type="float" office:value="9.97027432282489">
            <text:p>9,9702743228</text:p>
          </table:table-cell>
          <table:table-cell table:number-columns-repeated="3"/>
        </table:table-row>
        <table:table-row table:style-name="ro1">
          <table:table-cell office:value-type="float" office:value="8700">
            <text:p>8700</text:p>
          </table:table-cell>
          <table:table-cell table:formula="of:=([.$A90]-MOD([.$A90];[.J$2]))+[.J$2]" office:value-type="float" office:value="8800">
            <text:p>8800</text:p>
          </table:table-cell>
          <table:table-cell table:formula="of:=([.C$1]*EXP(-[.$J$1]*[.$B90]))" office:value-type="float" office:value="0.0190631142916116">
            <text:p>0,0190631143</text:p>
          </table:table-cell>
          <table:table-cell table:formula="of:=([.D$1]*EXP(-[.$J$1]*[.$B90]))" office:value-type="float" office:value="0.190631142916116">
            <text:p>0,1906311429</text:p>
          </table:table-cell>
          <table:table-cell table:formula="of:=([.E$1]*EXP(-[.$J$1]*[.$B90]))" office:value-type="float" office:value="0.381262285832233">
            <text:p>0,3812622858</text:p>
          </table:table-cell>
          <table:table-cell table:formula="of:=([.F$1]*EXP(-[.$J$1]*[.$B90]))" office:value-type="float" office:value="1.90631142916116">
            <text:p>1,9063114292</text:p>
          </table:table-cell>
          <table:table-cell table:formula="of:=([.G$1]*EXP(-[.$J$1]*[.$B90]))" office:value-type="float" office:value="9.53155714580581">
            <text:p>9,5315571458</text:p>
          </table:table-cell>
          <table:table-cell table:number-columns-repeated="3"/>
        </table:table-row>
        <table:table-row table:style-name="ro1">
          <table:table-cell office:value-type="float" office:value="8800">
            <text:p>8800</text:p>
          </table:table-cell>
          <table:table-cell table:formula="of:=([.$A91]-MOD([.$A91];[.J$2]))+[.J$2]" office:value-type="float" office:value="8900">
            <text:p>8900</text:p>
          </table:table-cell>
          <table:table-cell table:formula="of:=([.C$1]*EXP(-[.$J$1]*[.$B91]))" office:value-type="float" office:value="0.0182242892586773">
            <text:p>0,0182242893</text:p>
          </table:table-cell>
          <table:table-cell table:formula="of:=([.D$1]*EXP(-[.$J$1]*[.$B91]))" office:value-type="float" office:value="0.182242892586773">
            <text:p>0,1822428926</text:p>
          </table:table-cell>
          <table:table-cell table:formula="of:=([.E$1]*EXP(-[.$J$1]*[.$B91]))" office:value-type="float" office:value="0.364485785173546">
            <text:p>0,3644857852</text:p>
          </table:table-cell>
          <table:table-cell table:formula="of:=([.F$1]*EXP(-[.$J$1]*[.$B91]))" office:value-type="float" office:value="1.82242892586773">
            <text:p>1,8224289259</text:p>
          </table:table-cell>
          <table:table-cell table:formula="of:=([.G$1]*EXP(-[.$J$1]*[.$B91]))" office:value-type="float" office:value="9.11214462933864">
            <text:p>9,1121446293</text:p>
          </table:table-cell>
          <table:table-cell table:number-columns-repeated="3"/>
        </table:table-row>
        <table:table-row table:style-name="ro1">
          <table:table-cell office:value-type="float" office:value="8900">
            <text:p>8900</text:p>
          </table:table-cell>
          <table:table-cell table:formula="of:=([.$A92]-MOD([.$A92];[.J$2]))+[.J$2]" office:value-type="float" office:value="9000">
            <text:p>9000</text:p>
          </table:table-cell>
          <table:table-cell table:formula="of:=([.C$1]*EXP(-[.$J$1]*[.$B92]))" office:value-type="float" office:value="0.0174223746394935">
            <text:p>0,0174223746</text:p>
          </table:table-cell>
          <table:table-cell table:formula="of:=([.D$1]*EXP(-[.$J$1]*[.$B92]))" office:value-type="float" office:value="0.174223746394935">
            <text:p>0,1742237464</text:p>
          </table:table-cell>
          <table:table-cell table:formula="of:=([.E$1]*EXP(-[.$J$1]*[.$B92]))" office:value-type="float" office:value="0.34844749278987">
            <text:p>0,3484474928</text:p>
          </table:table-cell>
          <table:table-cell table:formula="of:=([.F$1]*EXP(-[.$J$1]*[.$B92]))" office:value-type="float" office:value="1.74223746394935">
            <text:p>1,7422374639</text:p>
          </table:table-cell>
          <table:table-cell table:formula="of:=([.G$1]*EXP(-[.$J$1]*[.$B92]))" office:value-type="float" office:value="8.71118731974675">
            <text:p>8,7111873197</text:p>
          </table:table-cell>
          <table:table-cell table:number-columns-repeated="3"/>
        </table:table-row>
        <table:table-row table:style-name="ro1">
          <table:table-cell office:value-type="float" office:value="9000">
            <text:p>9000</text:p>
          </table:table-cell>
          <table:table-cell table:formula="of:=([.$A93]-MOD([.$A93];[.J$2]))+[.J$2]" office:value-type="float" office:value="9100">
            <text:p>9100</text:p>
          </table:table-cell>
          <table:table-cell table:formula="of:=([.C$1]*EXP(-[.$J$1]*[.$B93]))" office:value-type="float" office:value="0.0166557462829086">
            <text:p>0,0166557463</text:p>
          </table:table-cell>
          <table:table-cell table:formula="of:=([.D$1]*EXP(-[.$J$1]*[.$B93]))" office:value-type="float" office:value="0.166557462829086">
            <text:p>0,1665574628</text:p>
          </table:table-cell>
          <table:table-cell table:formula="of:=([.E$1]*EXP(-[.$J$1]*[.$B93]))" office:value-type="float" office:value="0.333114925658173">
            <text:p>0,3331149257</text:p>
          </table:table-cell>
          <table:table-cell table:formula="of:=([.F$1]*EXP(-[.$J$1]*[.$B93]))" office:value-type="float" office:value="1.66557462829086">
            <text:p>1,6655746283</text:p>
          </table:table-cell>
          <table:table-cell table:formula="of:=([.G$1]*EXP(-[.$J$1]*[.$B93]))" office:value-type="float" office:value="8.32787314145432">
            <text:p>8,3278731415</text:p>
          </table:table-cell>
          <table:table-cell table:number-columns-repeated="3"/>
        </table:table-row>
        <table:table-row table:style-name="ro1">
          <table:table-cell office:value-type="float" office:value="9100">
            <text:p>9100</text:p>
          </table:table-cell>
          <table:table-cell table:formula="of:=([.$A94]-MOD([.$A94];[.J$2]))+[.J$2]" office:value-type="float" office:value="9200">
            <text:p>9200</text:p>
          </table:table-cell>
          <table:table-cell table:formula="of:=([.C$1]*EXP(-[.$J$1]*[.$B94]))" office:value-type="float" office:value="0.0159228515045117">
            <text:p>0,0159228515</text:p>
          </table:table-cell>
          <table:table-cell table:formula="of:=([.D$1]*EXP(-[.$J$1]*[.$B94]))" office:value-type="float" office:value="0.159228515045117">
            <text:p>0,159228515</text:p>
          </table:table-cell>
          <table:table-cell table:formula="of:=([.E$1]*EXP(-[.$J$1]*[.$B94]))" office:value-type="float" office:value="0.318457030090234">
            <text:p>0,3184570301</text:p>
          </table:table-cell>
          <table:table-cell table:formula="of:=([.F$1]*EXP(-[.$J$1]*[.$B94]))" office:value-type="float" office:value="1.59228515045117">
            <text:p>1,5922851505</text:p>
          </table:table-cell>
          <table:table-cell table:formula="of:=([.G$1]*EXP(-[.$J$1]*[.$B94]))" office:value-type="float" office:value="7.96142575225584">
            <text:p>7,9614257523</text:p>
          </table:table-cell>
          <table:table-cell table:number-columns-repeated="3"/>
        </table:table-row>
        <table:table-row table:style-name="ro1">
          <table:table-cell office:value-type="float" office:value="9200">
            <text:p>9200</text:p>
          </table:table-cell>
          <table:table-cell table:formula="of:=([.$A95]-MOD([.$A95];[.J$2]))+[.J$2]" office:value-type="float" office:value="9300">
            <text:p>9300</text:p>
          </table:table-cell>
          <table:table-cell table:formula="of:=([.C$1]*EXP(-[.$J$1]*[.$B95]))" office:value-type="float" office:value="0.0152222059419156">
            <text:p>0,0152222059</text:p>
          </table:table-cell>
          <table:table-cell table:formula="of:=([.D$1]*EXP(-[.$J$1]*[.$B95]))" office:value-type="float" office:value="0.152222059419156">
            <text:p>0,1522220594</text:p>
          </table:table-cell>
          <table:table-cell table:formula="of:=([.E$1]*EXP(-[.$J$1]*[.$B95]))" office:value-type="float" office:value="0.304444118838311">
            <text:p>0,3044441188</text:p>
          </table:table-cell>
          <table:table-cell table:formula="of:=([.F$1]*EXP(-[.$J$1]*[.$B95]))" office:value-type="float" office:value="1.52222059419156">
            <text:p>1,5222205942</text:p>
          </table:table-cell>
          <table:table-cell table:formula="of:=([.G$1]*EXP(-[.$J$1]*[.$B95]))" office:value-type="float" office:value="7.61110297095778">
            <text:p>7,611102971</text:p>
          </table:table-cell>
          <table:table-cell table:number-columns-repeated="3"/>
        </table:table-row>
        <table:table-row table:style-name="ro1">
          <table:table-cell office:value-type="float" office:value="9300">
            <text:p>9300</text:p>
          </table:table-cell>
          <table:table-cell table:formula="of:=([.$A96]-MOD([.$A96];[.J$2]))+[.J$2]" office:value-type="float" office:value="9400">
            <text:p>9400</text:p>
          </table:table-cell>
          <table:table-cell table:formula="of:=([.C$1]*EXP(-[.$J$1]*[.$B96]))" office:value-type="float" office:value="0.0145523905484161">
            <text:p>0,0145523905</text:p>
          </table:table-cell>
          <table:table-cell table:formula="of:=([.D$1]*EXP(-[.$J$1]*[.$B96]))" office:value-type="float" office:value="0.145523905484161">
            <text:p>0,1455239055</text:p>
          </table:table-cell>
          <table:table-cell table:formula="of:=([.E$1]*EXP(-[.$J$1]*[.$B96]))" office:value-type="float" office:value="0.291047810968322">
            <text:p>0,291047811</text:p>
          </table:table-cell>
          <table:table-cell table:formula="of:=([.F$1]*EXP(-[.$J$1]*[.$B96]))" office:value-type="float" office:value="1.45523905484161">
            <text:p>1,4552390548</text:p>
          </table:table-cell>
          <table:table-cell table:formula="of:=([.G$1]*EXP(-[.$J$1]*[.$B96]))" office:value-type="float" office:value="7.27619527420806">
            <text:p>7,2761952742</text:p>
          </table:table-cell>
          <table:table-cell table:number-columns-repeated="3"/>
        </table:table-row>
        <table:table-row table:style-name="ro1">
          <table:table-cell office:value-type="float" office:value="9400">
            <text:p>9400</text:p>
          </table:table-cell>
          <table:table-cell table:formula="of:=([.$A97]-MOD([.$A97];[.J$2]))+[.J$2]" office:value-type="float" office:value="9500">
            <text:p>9500</text:p>
          </table:table-cell>
          <table:table-cell table:formula="of:=([.C$1]*EXP(-[.$J$1]*[.$B97]))" office:value-type="float" office:value="0.0139120487189376">
            <text:p>0,0139120487</text:p>
          </table:table-cell>
          <table:table-cell table:formula="of:=([.D$1]*EXP(-[.$J$1]*[.$B97]))" office:value-type="float" office:value="0.139120487189376">
            <text:p>0,1391204872</text:p>
          </table:table-cell>
          <table:table-cell table:formula="of:=([.E$1]*EXP(-[.$J$1]*[.$B97]))" office:value-type="float" office:value="0.278240974378752">
            <text:p>0,2782409744</text:p>
          </table:table-cell>
          <table:table-cell table:formula="of:=([.F$1]*EXP(-[.$J$1]*[.$B97]))" office:value-type="float" office:value="1.39120487189376">
            <text:p>1,3912048719</text:p>
          </table:table-cell>
          <table:table-cell table:formula="of:=([.G$1]*EXP(-[.$J$1]*[.$B97]))" office:value-type="float" office:value="6.95602435946881">
            <text:p>6,9560243595</text:p>
          </table:table-cell>
          <table:table-cell table:number-columns-repeated="3"/>
        </table:table-row>
        <table:table-row table:style-name="ro1">
          <table:table-cell office:value-type="float" office:value="9500">
            <text:p>9500</text:p>
          </table:table-cell>
          <table:table-cell table:formula="of:=([.$A98]-MOD([.$A98];[.J$2]))+[.J$2]" office:value-type="float" office:value="9600">
            <text:p>9600</text:p>
          </table:table-cell>
          <table:table-cell table:formula="of:=([.C$1]*EXP(-[.$J$1]*[.$B98]))" office:value-type="float" office:value="0.0132998835424438">
            <text:p>0,0132998835</text:p>
          </table:table-cell>
          <table:table-cell table:formula="of:=([.D$1]*EXP(-[.$J$1]*[.$B98]))" office:value-type="float" office:value="0.132998835424438">
            <text:p>0,1329988354</text:p>
          </table:table-cell>
          <table:table-cell table:formula="of:=([.E$1]*EXP(-[.$J$1]*[.$B98]))" office:value-type="float" office:value="0.265997670848875">
            <text:p>0,2659976708</text:p>
          </table:table-cell>
          <table:table-cell table:formula="of:=([.F$1]*EXP(-[.$J$1]*[.$B98]))" office:value-type="float" office:value="1.32998835424438">
            <text:p>1,3299883542</text:p>
          </table:table-cell>
          <table:table-cell table:formula="of:=([.G$1]*EXP(-[.$J$1]*[.$B98]))" office:value-type="float" office:value="6.64994177122188">
            <text:p>6,6499417712</text:p>
          </table:table-cell>
          <table:table-cell table:number-columns-repeated="3"/>
        </table:table-row>
        <table:table-row table:style-name="ro1">
          <table:table-cell office:value-type="float" office:value="9600">
            <text:p>9600</text:p>
          </table:table-cell>
          <table:table-cell table:formula="of:=([.$A99]-MOD([.$A99];[.J$2]))+[.J$2]" office:value-type="float" office:value="9700">
            <text:p>9700</text:p>
          </table:table-cell>
          <table:table-cell table:formula="of:=([.C$1]*EXP(-[.$J$1]*[.$B99]))" office:value-type="float" office:value="0.0127146551752497">
            <text:p>0,0127146552</text:p>
          </table:table-cell>
          <table:table-cell table:formula="of:=([.D$1]*EXP(-[.$J$1]*[.$B99]))" office:value-type="float" office:value="0.127146551752497">
            <text:p>0,1271465518</text:p>
          </table:table-cell>
          <table:table-cell table:formula="of:=([.E$1]*EXP(-[.$J$1]*[.$B99]))" office:value-type="float" office:value="0.254293103504995">
            <text:p>0,2542931035</text:p>
          </table:table-cell>
          <table:table-cell table:formula="of:=([.F$1]*EXP(-[.$J$1]*[.$B99]))" office:value-type="float" office:value="1.27146551752497">
            <text:p>1,2714655175</text:p>
          </table:table-cell>
          <table:table-cell table:formula="of:=([.G$1]*EXP(-[.$J$1]*[.$B99]))" office:value-type="float" office:value="6.35732758762487">
            <text:p>6,3573275876</text:p>
          </table:table-cell>
          <table:table-cell table:number-columns-repeated="3"/>
        </table:table-row>
        <table:table-row table:style-name="ro1">
          <table:table-cell office:value-type="float" office:value="9700">
            <text:p>9700</text:p>
          </table:table-cell>
          <table:table-cell table:formula="of:=([.$A100]-MOD([.$A100];[.J$2]))+[.J$2]" office:value-type="float" office:value="9800">
            <text:p>9800</text:p>
          </table:table-cell>
          <table:table-cell table:formula="of:=([.C$1]*EXP(-[.$J$1]*[.$B100]))" office:value-type="float" office:value="0.0121551783299149">
            <text:p>0,0121551783</text:p>
          </table:table-cell>
          <table:table-cell table:formula="of:=([.D$1]*EXP(-[.$J$1]*[.$B100]))" office:value-type="float" office:value="0.121551783299149">
            <text:p>0,1215517833</text:p>
          </table:table-cell>
          <table:table-cell table:formula="of:=([.E$1]*EXP(-[.$J$1]*[.$B100]))" office:value-type="float" office:value="0.243103566598299">
            <text:p>0,2431035666</text:p>
          </table:table-cell>
          <table:table-cell table:formula="of:=([.F$1]*EXP(-[.$J$1]*[.$B100]))" office:value-type="float" office:value="1.21551783299149">
            <text:p>1,215517833</text:p>
          </table:table-cell>
          <table:table-cell table:formula="of:=([.G$1]*EXP(-[.$J$1]*[.$B100]))" office:value-type="float" office:value="6.07758916495747">
            <text:p>6,077589165</text:p>
          </table:table-cell>
          <table:table-cell table:number-columns-repeated="3"/>
        </table:table-row>
        <table:table-row table:style-name="ro1">
          <table:table-cell office:value-type="float" office:value="9800">
            <text:p>9800</text:p>
          </table:table-cell>
          <table:table-cell table:formula="of:=([.$A101]-MOD([.$A101];[.J$2]))+[.J$2]" office:value-type="float" office:value="9900">
            <text:p>9900</text:p>
          </table:table-cell>
          <table:table-cell table:formula="of:=([.C$1]*EXP(-[.$J$1]*[.$B101]))" office:value-type="float" office:value="0.0116203198746309">
            <text:p>0,0116203199</text:p>
          </table:table-cell>
          <table:table-cell table:formula="of:=([.D$1]*EXP(-[.$J$1]*[.$B101]))" office:value-type="float" office:value="0.116203198746309">
            <text:p>0,1162031987</text:p>
          </table:table-cell>
          <table:table-cell table:formula="of:=([.E$1]*EXP(-[.$J$1]*[.$B101]))" office:value-type="float" office:value="0.232406397492619">
            <text:p>0,2324063975</text:p>
          </table:table-cell>
          <table:table-cell table:formula="of:=([.F$1]*EXP(-[.$J$1]*[.$B101]))" office:value-type="float" office:value="1.16203198746309">
            <text:p>1,1620319875</text:p>
          </table:table-cell>
          <table:table-cell table:formula="of:=([.G$1]*EXP(-[.$J$1]*[.$B101]))" office:value-type="float" office:value="5.81015993731547">
            <text:p>5,8101599373</text:p>
          </table:table-cell>
          <table:table-cell table:number-columns-repeated="3"/>
        </table:table-row>
        <table:table-row table:style-name="ro1">
          <table:table-cell office:value-type="float" office:value="9900">
            <text:p>9900</text:p>
          </table:table-cell>
          <table:table-cell table:formula="of:=([.$A102]-MOD([.$A102];[.J$2]))+[.J$2]" office:value-type="float" office:value="10000">
            <text:p>10000</text:p>
          </table:table-cell>
          <table:table-cell table:formula="of:=([.C$1]*EXP(-[.$J$1]*[.$B102]))" office:value-type="float" office:value="0.0111089965382423">
            <text:p>0,0111089965</text:p>
          </table:table-cell>
          <table:table-cell table:formula="of:=([.D$1]*EXP(-[.$J$1]*[.$B102]))" office:value-type="float" office:value="0.111089965382423">
            <text:p>0,1110899654</text:p>
          </table:table-cell>
          <table:table-cell table:formula="of:=([.E$1]*EXP(-[.$J$1]*[.$B102]))" office:value-type="float" office:value="0.222179930764846">
            <text:p>0,2221799308</text:p>
          </table:table-cell>
          <table:table-cell table:formula="of:=([.F$1]*EXP(-[.$J$1]*[.$B102]))" office:value-type="float" office:value="1.11089965382423">
            <text:p>1,1108996538</text:p>
          </table:table-cell>
          <table:table-cell table:formula="of:=([.G$1]*EXP(-[.$J$1]*[.$B102]))" office:value-type="float" office:value="5.55449826912115">
            <text:p>5,5544982691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table:formula="of:=([.$A103]-MOD([.$A103];[.J$2]))+[.J$2]" office:value-type="float" office:value="10100">
            <text:p>10100</text:p>
          </table:table-cell>
          <table:table-cell table:formula="of:=([.C$1]*EXP(-[.$J$1]*[.$B103]))" office:value-type="float" office:value="0.0106201727162523">
            <text:p>0,0106201727</text:p>
          </table:table-cell>
          <table:table-cell table:formula="of:=([.D$1]*EXP(-[.$J$1]*[.$B103]))" office:value-type="float" office:value="0.106201727162523">
            <text:p>0,1062017272</text:p>
          </table:table-cell>
          <table:table-cell table:formula="of:=([.E$1]*EXP(-[.$J$1]*[.$B103]))" office:value-type="float" office:value="0.212403454325045">
            <text:p>0,2124034543</text:p>
          </table:table-cell>
          <table:table-cell table:formula="of:=([.F$1]*EXP(-[.$J$1]*[.$B103]))" office:value-type="float" office:value="1.06201727162523">
            <text:p>1,0620172716</text:p>
          </table:table-cell>
          <table:table-cell table:formula="of:=([.G$1]*EXP(-[.$J$1]*[.$B103]))" office:value-type="float" office:value="5.31008635812613">
            <text:p>5,3100863581</text:p>
          </table:table-cell>
          <table:table-cell table:number-columns-repeated="3"/>
        </table:table-row>
      </table:table>
      <table:table table:name="Lambda" table:style-name="ta1" table:print="false">
        <table:table-column table:style-name="co3" table:default-cell-style-name="ce2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t</text:p>
          </table:table-cell>
          <table:table-cell office:value-type="string">
            <text:p>tau</text:p>
          </table:table-cell>
          <table:table-cell office:value-type="float" office:value="0.000045">
            <text:p>0,000045</text:p>
          </table:table-cell>
          <table:table-cell office:value-type="float" office:value="0.00015">
            <text:p>0,00015</text:p>
          </table:table-cell>
          <table:table-cell office:value-type="float" office:value="0.00045">
            <text:p>0,00045</text:p>
          </table:table-cell>
          <table:table-cell office:value-type="float" office:value="0.0015">
            <text:p>0,0015</text:p>
          </table:table-cell>
          <table:table-cell office:value-type="float" office:value="0.0045">
            <text:p>0,0045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K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9"/>
          <table:table-cell office:value-type="string">
            <text:p>L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$A3]-MOD([.$A3];[.K$2]))+[.K$2]" office:value-type="float" office:value="100">
            <text:p>100</text:p>
          </table:table-cell>
          <table:table-cell table:formula="of:=([.$K$1]*EXP(-[.C$1]*[.$B3]))" office:value-type="float" office:value="19.9102021965914">
            <text:p>19,9102021966</text:p>
          </table:table-cell>
          <table:table-cell table:formula="of:=([.$K$1]*EXP(-[.D$1]*[.$B3]))" office:value-type="float" office:value="19.7022387920613">
            <text:p>19,7022387921</text:p>
          </table:table-cell>
          <table:table-cell table:formula="of:=([.$K$1]*EXP(-[.E$1]*[.$B3]))" office:value-type="float" office:value="19.119949636662">
            <text:p>19,1199496367</text:p>
          </table:table-cell>
          <table:table-cell table:formula="of:=([.$K$1]*EXP(-[.F$1]*[.$B3]))" office:value-type="float" office:value="17.2141595285012">
            <text:p>17,2141595285</text:p>
          </table:table-cell>
          <table:table-cell table:formula="of:=([.$K$1]*EXP(-[.G$1]*[.$B3]))" office:value-type="float" office:value="12.7525630324355">
            <text:p>12,7525630324</text:p>
          </table:table-cell>
          <table:table-cell table:formula="of:=([.$K$1]*EXP(-[.H$1]*[.$B3]))" office:value-type="float" office:value="0.222179930764846">
            <text:p>0,22217993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([.$A4]-MOD([.$A4];[.K$2]))+[.K$2]" office:value-type="float" office:value="200">
            <text:p>200</text:p>
          </table:table-cell>
          <table:table-cell table:formula="of:=([.$K$1]*EXP(-[.C$1]*[.$B4]))" office:value-type="float" office:value="19.8208075754577">
            <text:p>19,8208075755</text:p>
          </table:table-cell>
          <table:table-cell table:formula="of:=([.$K$1]*EXP(-[.D$1]*[.$B4]))" office:value-type="float" office:value="19.4089106709702">
            <text:p>19,408910671</text:p>
          </table:table-cell>
          <table:table-cell table:formula="of:=([.$K$1]*EXP(-[.E$1]*[.$B4]))" office:value-type="float" office:value="18.2786237054246">
            <text:p>18,2786237054</text:p>
          </table:table-cell>
          <table:table-cell table:formula="of:=([.$K$1]*EXP(-[.F$1]*[.$B4]))" office:value-type="float" office:value="14.8163644136344">
            <text:p>14,8163644136</text:p>
          </table:table-cell>
          <table:table-cell table:formula="of:=([.$K$1]*EXP(-[.G$1]*[.$B4]))" office:value-type="float" office:value="8.13139319481198">
            <text:p>8,1313931948</text:p>
          </table:table-cell>
          <table:table-cell table:formula="of:=([.$K$1]*EXP(-[.H$1]*[.$B4]))" office:value-type="float" office:value="0.00246819608173359">
            <text:p>0,0024681961</text:p>
          </table:table-cell>
          <table:table-cell>
            <draw:frame table:end-cell-address="Lambda.P25" table:end-x="0.798cm" table:end-y="0.385cm" draw:z-index="0" draw:style-name="gr1" svg:width="15.634cm" svg:height="9.541cm" svg:x="0.971cm" svg:y="0.291cm">
              <draw:object draw:notify-on-update-of-ranges="Lambda.B1:Lambda.B2 Lambda.B3:Lambda.B103 Lambda.C1:Lambda.C2 Lambda.C3:Lambda.C103 Lambda.D1:Lambda.D2 Lambda.D3:Lambda.D103 Lambda.E1:Lambda.E2 Lambda.E3:Lambda.E103 Lambda.F1:Lambda.F2 Lambda.F3:Lambda.F103 Lambda.G1:Lambda.G2 Lambda.G3:Lambda.G103 Lambda.H1:Lambda.H2 Lambda.H3:Lambda.H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([.$A5]-MOD([.$A5];[.K$2]))+[.K$2]" office:value-type="float" office:value="300">
            <text:p>300</text:p>
          </table:table-cell>
          <table:table-cell table:formula="of:=([.$K$1]*EXP(-[.C$1]*[.$B5]))" office:value-type="float" office:value="19.7318143263547">
            <text:p>19,7318143264</text:p>
          </table:table-cell>
          <table:table-cell table:formula="of:=([.$K$1]*EXP(-[.D$1]*[.$B5]))" office:value-type="float" office:value="19.119949636662">
            <text:p>19,1199496367</text:p>
          </table:table-cell>
          <table:table-cell table:formula="of:=([.$K$1]*EXP(-[.E$1]*[.$B5]))" office:value-type="float" office:value="17.4743182337607">
            <text:p>17,4743182338</text:p>
          </table:table-cell>
          <table:table-cell table:formula="of:=([.$K$1]*EXP(-[.F$1]*[.$B5]))" office:value-type="float" office:value="12.7525630324355">
            <text:p>12,7525630324</text:p>
          </table:table-cell>
          <table:table-cell table:formula="of:=([.$K$1]*EXP(-[.G$1]*[.$B5]))" office:value-type="float" office:value="5.18480521291783">
            <text:p>5,1848052129</text:p>
          </table:table-cell>
          <table:table-cell table:formula="of:=([.$K$1]*EXP(-[.H$1]*[.$B5]))" office:value-type="float" office:value="0.0000274191817276817">
            <text:p>2,74191817276817E-00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formula="of:=([.$A6]-MOD([.$A6];[.K$2]))+[.K$2]" office:value-type="float" office:value="400">
            <text:p>400</text:p>
          </table:table-cell>
          <table:table-cell table:formula="of:=([.$K$1]*EXP(-[.C$1]*[.$B6]))" office:value-type="float" office:value="19.643220647166">
            <text:p>19,6432206472</text:p>
          </table:table-cell>
          <table:table-cell table:formula="of:=([.$K$1]*EXP(-[.D$1]*[.$B6]))" office:value-type="float" office:value="18.835290671685">
            <text:p>18,8352906717</text:p>
          </table:table-cell>
          <table:table-cell table:formula="of:=([.$K$1]*EXP(-[.E$1]*[.$B6]))" office:value-type="float" office:value="16.7054042282254">
            <text:p>16,7054042282</text:p>
          </table:table-cell>
          <table:table-cell table:formula="of:=([.$K$1]*EXP(-[.F$1]*[.$B6]))" office:value-type="float" office:value="10.9762327218805">
            <text:p>10,9762327219</text:p>
          </table:table-cell>
          <table:table-cell table:formula="of:=([.$K$1]*EXP(-[.G$1]*[.$B6]))" office:value-type="float" office:value="3.30597776443173">
            <text:p>3,3059777644</text:p>
          </table:table-cell>
          <table:table-cell table:formula="of:=([.$K$1]*EXP(-[.H$1]*[.$B6]))" office:value-type="float" office:value="0.000000304599594894253">
            <text:p>3,04599594894253E-007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formula="of:=([.$A7]-MOD([.$A7];[.K$2]))+[.K$2]" office:value-type="float" office:value="500">
            <text:p>500</text:p>
          </table:table-cell>
          <table:table-cell table:formula="of:=([.$K$1]*EXP(-[.C$1]*[.$B7]))" office:value-type="float" office:value="19.5550247438667">
            <text:p>19,5550247439</text:p>
          </table:table-cell>
          <table:table-cell table:formula="of:=([.$K$1]*EXP(-[.D$1]*[.$B7]))" office:value-type="float" office:value="18.5548697265711">
            <text:p>18,5548697266</text:p>
          </table:table-cell>
          <table:table-cell table:formula="of:=([.$K$1]*EXP(-[.E$1]*[.$B7]))" office:value-type="float" office:value="15.9703243751875">
            <text:p>15,9703243752</text:p>
          </table:table-cell>
          <table:table-cell table:formula="of:=([.$K$1]*EXP(-[.F$1]*[.$B7]))" office:value-type="float" office:value="9.44733105482029">
            <text:p>9,4473310548</text:p>
          </table:table-cell>
          <table:table-cell table:formula="of:=([.$K$1]*EXP(-[.G$1]*[.$B7]))" office:value-type="float" office:value="2.10798449123729">
            <text:p>2,1079844912</text:p>
          </table:table-cell>
          <table:table-cell table:formula="of:=([.$K$1]*EXP(-[.H$1]*[.$B7]))" office:value-type="float" office:value="0.00000000338379584523026">
            <text:p>3,38379584523026E-009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([.$A8]-MOD([.$A8];[.K$2]))+[.K$2]" office:value-type="float" office:value="600">
            <text:p>600</text:p>
          </table:table-cell>
          <table:table-cell table:formula="of:=([.$K$1]*EXP(-[.C$1]*[.$B8]))" office:value-type="float" office:value="19.4672248304867">
            <text:p>19,4672248305</text:p>
          </table:table-cell>
          <table:table-cell table:formula="of:=([.$K$1]*EXP(-[.D$1]*[.$B8]))" office:value-type="float" office:value="18.2786237054246">
            <text:p>18,2786237054</text:p>
          </table:table-cell>
          <table:table-cell table:formula="of:=([.$K$1]*EXP(-[.E$1]*[.$B8]))" office:value-type="float" office:value="15.2675898867371">
            <text:p>15,2675898867</text:p>
          </table:table-cell>
          <table:table-cell table:formula="of:=([.$K$1]*EXP(-[.F$1]*[.$B8]))" office:value-type="float" office:value="8.13139319481198">
            <text:p>8,1313931948</text:p>
          </table:table-cell>
          <table:table-cell table:formula="of:=([.$K$1]*EXP(-[.G$1]*[.$B8]))" office:value-type="float" office:value="1.344110254795">
            <text:p>1,3441102548</text:p>
          </table:table-cell>
          <table:table-cell table:formula="of:=([.$K$1]*EXP(-[.H$1]*[.$B8]))" office:value-type="float" office:value="0.0000000000375905763307817">
            <text:p>3,75905763307817E-011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table:formula="of:=([.$A9]-MOD([.$A9];[.K$2]))+[.K$2]" office:value-type="float" office:value="700">
            <text:p>700</text:p>
          </table:table-cell>
          <table:table-cell table:formula="of:=([.$K$1]*EXP(-[.C$1]*[.$B9]))" office:value-type="float" office:value="19.3798191290748">
            <text:p>19,3798191291</text:p>
          </table:table-cell>
          <table:table-cell table:formula="of:=([.$K$1]*EXP(-[.D$1]*[.$B9]))" office:value-type="float" office:value="18.0064904517253">
            <text:p>18,0064904517</text:p>
          </table:table-cell>
          <table:table-cell table:formula="of:=([.$K$1]*EXP(-[.E$1]*[.$B9]))" office:value-type="float" office:value="14.5957774853811">
            <text:p>14,5957774854</text:p>
          </table:table-cell>
          <table:table-cell table:formula="of:=([.$K$1]*EXP(-[.F$1]*[.$B9]))" office:value-type="float" office:value="6.99875498222311">
            <text:p>6,9987549822</text:p>
          </table:table-cell>
          <table:table-cell table:formula="of:=([.$K$1]*EXP(-[.G$1]*[.$B9]))" office:value-type="float" office:value="0.857042537340803">
            <text:p>0,8570425373</text:p>
          </table:table-cell>
          <table:table-cell table:formula="of:=([.$K$1]*EXP(-[.H$1]*[.$B9]))" office:value-type="float" office:value="0.000000000000417593582329187">
            <text:p>4,17593582329187E-013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table:formula="of:=([.$A10]-MOD([.$A10];[.K$2]))+[.K$2]" office:value-type="float" office:value="800">
            <text:p>800</text:p>
          </table:table-cell>
          <table:table-cell table:formula="of:=([.$K$1]*EXP(-[.C$1]*[.$B10]))" office:value-type="float" office:value="19.2928058696625">
            <text:p>19,2928058697</text:p>
          </table:table-cell>
          <table:table-cell table:formula="of:=([.$K$1]*EXP(-[.D$1]*[.$B10]))" office:value-type="float" office:value="17.7384087343432">
            <text:p>17,7384087343</text:p>
          </table:table-cell>
          <table:table-cell table:formula="of:=([.$K$1]*EXP(-[.E$1]*[.$B10]))" office:value-type="float" office:value="13.9535265214206">
            <text:p>13,9535265214</text:p>
          </table:table-cell>
          <table:table-cell table:formula="of:=([.$K$1]*EXP(-[.F$1]*[.$B10]))" office:value-type="float" office:value="6.02388423824404">
            <text:p>6,0238842382</text:p>
          </table:table-cell>
          <table:table-cell table:formula="of:=([.$K$1]*EXP(-[.G$1]*[.$B10]))" office:value-type="float" office:value="0.546474448945851">
            <text:p>0,5464744489</text:p>
          </table:table-cell>
          <table:table-cell table:formula="of:=([.$K$1]*EXP(-[.H$1]*[.$B10]))" office:value-type="float" office:value="4.63904566048714E-015">
            <text:p>4,63904566048714E-015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formula="of:=([.$A11]-MOD([.$A11];[.K$2]))+[.K$2]" office:value-type="float" office:value="900">
            <text:p>900</text:p>
          </table:table-cell>
          <table:table-cell table:formula="of:=([.$K$1]*EXP(-[.C$1]*[.$B11]))" office:value-type="float" office:value="19.2061832902283">
            <text:p>19,2061832902</text:p>
          </table:table-cell>
          <table:table-cell table:formula="of:=([.$K$1]*EXP(-[.D$1]*[.$B11]))" office:value-type="float" office:value="17.4743182337607">
            <text:p>17,4743182338</text:p>
          </table:table-cell>
          <table:table-cell table:formula="of:=([.$K$1]*EXP(-[.E$1]*[.$B11]))" office:value-type="float" office:value="13.3395362171695">
            <text:p>13,3395362172</text:p>
          </table:table-cell>
          <table:table-cell table:formula="of:=([.$K$1]*EXP(-[.F$1]*[.$B11]))" office:value-type="float" office:value="5.18480521291783">
            <text:p>5,1848052129</text:p>
          </table:table-cell>
          <table:table-cell table:formula="of:=([.$K$1]*EXP(-[.G$1]*[.$B11]))" office:value-type="float" office:value="0.34844749278987">
            <text:p>0,3484474928</text:p>
          </table:table-cell>
          <table:table-cell table:formula="of:=([.$K$1]*EXP(-[.H$1]*[.$B11]))" office:value-type="float" office:value="5.15351421830996E-017">
            <text:p>5,15351421830996E-017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table:formula="of:=([.$A12]-MOD([.$A12];[.K$2]))+[.K$2]" office:value-type="float" office:value="1000">
            <text:p>1000</text:p>
          </table:table-cell>
          <table:table-cell table:formula="of:=([.$K$1]*EXP(-[.C$1]*[.$B12]))" office:value-type="float" office:value="19.119949636662">
            <text:p>19,1199496367</text:p>
          </table:table-cell>
          <table:table-cell table:formula="of:=([.$K$1]*EXP(-[.D$1]*[.$B12]))" office:value-type="float" office:value="17.2141595285012">
            <text:p>17,2141595285</text:p>
          </table:table-cell>
          <table:table-cell table:formula="of:=([.$K$1]*EXP(-[.E$1]*[.$B12]))" office:value-type="float" office:value="12.7525630324355">
            <text:p>12,7525630324</text:p>
          </table:table-cell>
          <table:table-cell table:formula="of:=([.$K$1]*EXP(-[.F$1]*[.$B12]))" office:value-type="float" office:value="4.4626032029686">
            <text:p>4,462603203</text:p>
          </table:table-cell>
          <table:table-cell table:formula="of:=([.$K$1]*EXP(-[.G$1]*[.$B12]))" office:value-type="float" office:value="0.222179930764846">
            <text:p>0,2221799308</text:p>
          </table:table-cell>
          <table:table-cell table:formula="of:=([.$K$1]*EXP(-[.H$1]*[.$B12]))" office:value-type="float" office:value="5.72503716109879E-019">
            <text:p>5,72503716109879E-019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([.$A13]-MOD([.$A13];[.K$2]))+[.K$2]" office:value-type="float" office:value="1100">
            <text:p>1100</text:p>
          </table:table-cell>
          <table:table-cell table:formula="of:=([.$K$1]*EXP(-[.C$1]*[.$B13]))" office:value-type="float" office:value="19.0341031627292">
            <text:p>19,0341031627</text:p>
          </table:table-cell>
          <table:table-cell table:formula="of:=([.$K$1]*EXP(-[.D$1]*[.$B13]))" office:value-type="float" office:value="16.9578740817583">
            <text:p>16,9578740818</text:p>
          </table:table-cell>
          <table:table-cell table:formula="of:=([.$K$1]*EXP(-[.E$1]*[.$B13]))" office:value-type="float" office:value="12.1914181459262">
            <text:p>12,1914181459</text:p>
          </table:table-cell>
          <table:table-cell table:formula="of:=([.$K$1]*EXP(-[.F$1]*[.$B13]))" office:value-type="float" office:value="3.84099817241508">
            <text:p>3,8409981724</text:p>
          </table:table-cell>
          <table:table-cell table:formula="of:=([.$K$1]*EXP(-[.G$1]*[.$B13]))" office:value-type="float" office:value="0.141668178581042">
            <text:p>0,1416681786</text:p>
          </table:table-cell>
          <table:table-cell table:formula="of:=([.$K$1]*EXP(-[.H$1]*[.$B13]))" office:value-type="float" office:value="6.3599418003955E-021">
            <text:p>6,3599418003955E-021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table:formula="of:=([.$A14]-MOD([.$A14];[.K$2]))+[.K$2]" office:value-type="float" office:value="1200">
            <text:p>1200</text:p>
          </table:table-cell>
          <table:table-cell table:formula="of:=([.$K$1]*EXP(-[.C$1]*[.$B14]))" office:value-type="float" office:value="18.948642130036">
            <text:p>18,94864213</text:p>
          </table:table-cell>
          <table:table-cell table:formula="of:=([.$K$1]*EXP(-[.D$1]*[.$B14]))" office:value-type="float" office:value="16.7054042282254">
            <text:p>16,7054042282</text:p>
          </table:table-cell>
          <table:table-cell table:formula="of:=([.$K$1]*EXP(-[.E$1]*[.$B14]))" office:value-type="float" office:value="11.6549650474798">
            <text:p>11,6549650475</text:p>
          </table:table-cell>
          <table:table-cell table:formula="of:=([.$K$1]*EXP(-[.F$1]*[.$B14]))" office:value-type="float" office:value="3.30597776443173">
            <text:p>3,3059777644</text:p>
          </table:table-cell>
          <table:table-cell table:formula="of:=([.$K$1]*EXP(-[.G$1]*[.$B14]))" office:value-type="float" office:value="0.0903316188522533">
            <text:p>0,0903316189</text:p>
          </table:table-cell>
          <table:table-cell table:formula="of:=([.$K$1]*EXP(-[.H$1]*[.$B14]))" office:value-type="float" office:value="7.06525714440161E-023">
            <text:p>7,06525714440161E-023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table:formula="of:=([.$A15]-MOD([.$A15];[.K$2]))+[.K$2]" office:value-type="float" office:value="1300">
            <text:p>1300</text:p>
          </table:table-cell>
          <table:table-cell table:formula="of:=([.$K$1]*EXP(-[.C$1]*[.$B15]))" office:value-type="float" office:value="18.8635648079933">
            <text:p>18,863564808</text:p>
          </table:table-cell>
          <table:table-cell table:formula="of:=([.$K$1]*EXP(-[.D$1]*[.$B15]))" office:value-type="float" office:value="16.4566931611204">
            <text:p>16,4566931611</text:p>
          </table:table-cell>
          <table:table-cell table:formula="of:=([.$K$1]*EXP(-[.E$1]*[.$B15]))" office:value-type="float" office:value="11.1421172362435">
            <text:p>11,1421172362</text:p>
          </table:table-cell>
          <table:table-cell table:formula="of:=([.$K$1]*EXP(-[.F$1]*[.$B15]))" office:value-type="float" office:value="2.84548143173027">
            <text:p>2,8454814317</text:p>
          </table:table-cell>
          <table:table-cell table:formula="of:=([.$K$1]*EXP(-[.G$1]*[.$B15]))" office:value-type="float" office:value="0.0575979831617648">
            <text:p>0,0575979832</text:p>
          </table:table-cell>
          <table:table-cell table:formula="of:=([.$K$1]*EXP(-[.H$1]*[.$B15]))" office:value-type="float" office:value="7.84879171589493E-025">
            <text:p>7,84879171589493E-025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table:formula="of:=([.$A16]-MOD([.$A16];[.K$2]))+[.K$2]" office:value-type="float" office:value="1400">
            <text:p>1400</text:p>
          </table:table-cell>
          <table:table-cell table:formula="of:=([.$K$1]*EXP(-[.C$1]*[.$B16]))" office:value-type="float" office:value="18.7788694737827">
            <text:p>18,7788694738</text:p>
          </table:table-cell>
          <table:table-cell table:formula="of:=([.$K$1]*EXP(-[.D$1]*[.$B16]))" office:value-type="float" office:value="16.2116849194037">
            <text:p>16,2116849194</text:p>
          </table:table-cell>
          <table:table-cell table:formula="of:=([.$K$1]*EXP(-[.E$1]*[.$B16]))" office:value-type="float" office:value="10.6518360201379">
            <text:p>10,6518360201</text:p>
          </table:table-cell>
          <table:table-cell table:formula="of:=([.$K$1]*EXP(-[.F$1]*[.$B16]))" office:value-type="float" office:value="2.44912856505964">
            <text:p>2,4491285651</text:p>
          </table:table-cell>
          <table:table-cell table:formula="of:=([.$K$1]*EXP(-[.G$1]*[.$B16]))" office:value-type="float" office:value="0.0367260955405781">
            <text:p>0,0367260955</text:p>
          </table:table-cell>
          <table:table-cell table:formula="of:=([.$K$1]*EXP(-[.H$1]*[.$B16]))" office:value-type="float" office:value="8.71922000012616E-027">
            <text:p>8,71922000012616E-027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table:formula="of:=([.$A17]-MOD([.$A17];[.K$2]))+[.K$2]" office:value-type="float" office:value="1500">
            <text:p>1500</text:p>
          </table:table-cell>
          <table:table-cell table:formula="of:=([.$K$1]*EXP(-[.C$1]*[.$B17]))" office:value-type="float" office:value="18.6945544123206">
            <text:p>18,6945544123</text:p>
          </table:table-cell>
          <table:table-cell table:formula="of:=([.$K$1]*EXP(-[.D$1]*[.$B17]))" office:value-type="float" office:value="15.9703243751875">
            <text:p>15,9703243752</text:p>
          </table:table-cell>
          <table:table-cell table:formula="of:=([.$K$1]*EXP(-[.E$1]*[.$B17]))" office:value-type="float" office:value="10.183128412151">
            <text:p>10,1831284122</text:p>
          </table:table-cell>
          <table:table-cell table:formula="of:=([.$K$1]*EXP(-[.F$1]*[.$B17]))" office:value-type="float" office:value="2.10798449123729">
            <text:p>2,1079844912</text:p>
          </table:table-cell>
          <table:table-cell table:formula="of:=([.$K$1]*EXP(-[.G$1]*[.$B17]))" office:value-type="float" office:value="0.0234175924158235">
            <text:p>0,0234175924</text:p>
          </table:table-cell>
          <table:table-cell table:formula="of:=([.$K$1]*EXP(-[.H$1]*[.$B17]))" office:value-type="float" office:value="9.68617847975746E-029">
            <text:p>9,68617847975746E-029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table:formula="of:=([.$A18]-MOD([.$A18];[.K$2]))+[.K$2]" office:value-type="float" office:value="1600">
            <text:p>1600</text:p>
          </table:table-cell>
          <table:table-cell table:formula="of:=([.$K$1]*EXP(-[.C$1]*[.$B18]))" office:value-type="float" office:value="18.6106179162241">
            <text:p>18,6106179162</text:p>
          </table:table-cell>
          <table:table-cell table:formula="of:=([.$K$1]*EXP(-[.D$1]*[.$B18]))" office:value-type="float" office:value="15.7325572213311">
            <text:p>15,7325572213</text:p>
          </table:table-cell>
          <table:table-cell table:formula="of:=([.$K$1]*EXP(-[.E$1]*[.$B18]))" office:value-type="float" office:value="9.73504511919943">
            <text:p>9,7350451192</text:p>
          </table:table-cell>
          <table:table-cell table:formula="of:=([.$K$1]*EXP(-[.F$1]*[.$B18]))" office:value-type="float" office:value="1.81435906578825">
            <text:p>1,8143590658</text:p>
          </table:table-cell>
          <table:table-cell table:formula="of:=([.$K$1]*EXP(-[.G$1]*[.$B18]))" office:value-type="float" office:value="0.0149317161675336">
            <text:p>0,0149317162</text:p>
          </table:table-cell>
          <table:table-cell table:formula="of:=([.$K$1]*EXP(-[.H$1]*[.$B18]))" office:value-type="float" office:value="1.07603723200423E-030">
            <text:p>1,07603723200423E-030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formula="of:=([.$A19]-MOD([.$A19];[.K$2]))+[.K$2]" office:value-type="float" office:value="1700">
            <text:p>1700</text:p>
          </table:table-cell>
          <table:table-cell table:formula="of:=([.$K$1]*EXP(-[.C$1]*[.$B19]))" office:value-type="float" office:value="18.5270582857764">
            <text:p>18,5270582858</text:p>
          </table:table-cell>
          <table:table-cell table:formula="of:=([.$K$1]*EXP(-[.D$1]*[.$B19]))" office:value-type="float" office:value="15.4983299592216">
            <text:p>15,4983299592</text:p>
          </table:table-cell>
          <table:table-cell table:formula="of:=([.$K$1]*EXP(-[.E$1]*[.$B19]))" office:value-type="float" office:value="9.30667861948627">
            <text:p>9,3066786195</text:p>
          </table:table-cell>
          <table:table-cell table:formula="of:=([.$K$1]*EXP(-[.F$1]*[.$B19]))" office:value-type="float" office:value="1.56163332002306">
            <text:p>1,56163332</text:p>
          </table:table-cell>
          <table:table-cell table:formula="of:=([.$K$1]*EXP(-[.G$1]*[.$B19]))" office:value-type="float" office:value="0.00952088258044538">
            <text:p>0,0095208826</text:p>
          </table:table-cell>
          <table:table-cell table:formula="of:=([.$K$1]*EXP(-[.H$1]*[.$B19]))" office:value-type="float" office:value="1.19536938853548E-032">
            <text:p>1,19536938853548E-032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table:formula="of:=([.$A20]-MOD([.$A20];[.K$2]))+[.K$2]" office:value-type="float" office:value="1800">
            <text:p>1800</text:p>
          </table:table-cell>
          <table:table-cell table:formula="of:=([.$K$1]*EXP(-[.C$1]*[.$B20]))" office:value-type="float" office:value="18.4438738288922">
            <text:p>18,4438738289</text:p>
          </table:table-cell>
          <table:table-cell table:formula="of:=([.$K$1]*EXP(-[.D$1]*[.$B20]))" office:value-type="float" office:value="15.2675898867371">
            <text:p>15,2675898867</text:p>
          </table:table-cell>
          <table:table-cell table:formula="of:=([.$K$1]*EXP(-[.E$1]*[.$B20]))" office:value-type="float" office:value="8.89716132445882">
            <text:p>8,8971613245</text:p>
          </table:table-cell>
          <table:table-cell table:formula="of:=([.$K$1]*EXP(-[.F$1]*[.$B20]))" office:value-type="float" office:value="1.344110254795">
            <text:p>1,3441102548</text:p>
          </table:table-cell>
          <table:table-cell table:formula="of:=([.$K$1]*EXP(-[.G$1]*[.$B20]))" office:value-type="float" office:value="0.00607078276157733">
            <text:p>0,0060707828</text:p>
          </table:table-cell>
          <table:table-cell table:formula="of:=([.$K$1]*EXP(-[.H$1]*[.$B20]))" office:value-type="float" office:value="1.32793543991615E-034">
            <text:p>1,32793543991615E-034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table:formula="of:=([.$A21]-MOD([.$A21];[.K$2]))+[.K$2]" office:value-type="float" office:value="1900">
            <text:p>1900</text:p>
          </table:table-cell>
          <table:table-cell table:formula="of:=([.$K$1]*EXP(-[.C$1]*[.$B21]))" office:value-type="float" office:value="18.3610628610832">
            <text:p>18,3610628611</text:p>
          </table:table-cell>
          <table:table-cell table:formula="of:=([.$K$1]*EXP(-[.D$1]*[.$B21]))" office:value-type="float" office:value="15.0402850863877">
            <text:p>15,0402850864</text:p>
          </table:table-cell>
          <table:table-cell table:formula="of:=([.$K$1]*EXP(-[.E$1]*[.$B21]))" office:value-type="float" office:value="8.50566382164548">
            <text:p>8,5056638216</text:p>
          </table:table-cell>
          <table:table-cell table:formula="of:=([.$K$1]*EXP(-[.F$1]*[.$B21]))" office:value-type="float" office:value="1.15688641749677">
            <text:p>1,1568864175</text:p>
          </table:table-cell>
          <table:table-cell table:formula="of:=([.$K$1]*EXP(-[.G$1]*[.$B21]))" office:value-type="float" office:value="0.00387090199116188">
            <text:p>0,003870902</text:p>
          </table:table-cell>
          <table:table-cell table:formula="of:=([.$K$1]*EXP(-[.H$1]*[.$B21]))" office:value-type="float" office:value="1.47520302050378E-036">
            <text:p>1,47520302050378E-036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table:formula="of:=([.$A22]-MOD([.$A22];[.K$2]))+[.K$2]" office:value-type="float" office:value="2000">
            <text:p>2000</text:p>
          </table:table-cell>
          <table:table-cell table:formula="of:=([.$K$1]*EXP(-[.C$1]*[.$B22]))" office:value-type="float" office:value="18.2786237054246">
            <text:p>18,2786237054</text:p>
          </table:table-cell>
          <table:table-cell table:formula="of:=([.$K$1]*EXP(-[.D$1]*[.$B22]))" office:value-type="float" office:value="14.8163644136344">
            <text:p>14,8163644136</text:p>
          </table:table-cell>
          <table:table-cell table:formula="of:=([.$K$1]*EXP(-[.E$1]*[.$B22]))" office:value-type="float" office:value="8.13139319481198">
            <text:p>8,1313931948</text:p>
          </table:table-cell>
          <table:table-cell table:formula="of:=([.$K$1]*EXP(-[.F$1]*[.$B22]))" office:value-type="float" office:value="0.995741367357279">
            <text:p>0,9957413674</text:p>
          </table:table-cell>
          <table:table-cell table:formula="of:=([.$K$1]*EXP(-[.G$1]*[.$B22]))" office:value-type="float" office:value="0.00246819608173359">
            <text:p>0,0024681961</text:p>
          </table:table-cell>
          <table:table-cell table:formula="of:=([.$K$1]*EXP(-[.H$1]*[.$B22]))" office:value-type="float" office:value="1.6388025247981E-038">
            <text:p>1,6388025247981E-038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table:formula="of:=([.$A23]-MOD([.$A23];[.K$2]))+[.K$2]" office:value-type="float" office:value="2100">
            <text:p>2100</text:p>
          </table:table-cell>
          <table:table-cell table:formula="of:=([.$K$1]*EXP(-[.C$1]*[.$B23]))" office:value-type="float" office:value="18.1965546925206">
            <text:p>18,1965546925</text:p>
          </table:table-cell>
          <table:table-cell table:formula="of:=([.$K$1]*EXP(-[.D$1]*[.$B23]))" office:value-type="float" office:value="14.5957774853811">
            <text:p>14,5957774854</text:p>
          </table:table-cell>
          <table:table-cell table:formula="of:=([.$K$1]*EXP(-[.E$1]*[.$B23]))" office:value-type="float" office:value="7.77359141803506">
            <text:p>7,773591418</text:p>
          </table:table-cell>
          <table:table-cell table:formula="of:=([.$K$1]*EXP(-[.F$1]*[.$B23]))" office:value-type="float" office:value="0.857042537340804">
            <text:p>0,8570425373</text:p>
          </table:table-cell>
          <table:table-cell table:formula="of:=([.$K$1]*EXP(-[.G$1]*[.$B23]))" office:value-type="float" office:value="0.00157379130543589">
            <text:p>0,0015737913</text:p>
          </table:table-cell>
          <table:table-cell table:formula="of:=([.$K$1]*EXP(-[.H$1]*[.$B23]))" office:value-type="float" office:value="1.82054515748449E-040">
            <text:p>1,82054515748449E-040</text:p>
          </table:table-cell>
          <table:table-cell table:number-columns-repeated="3"/>
        </table:table-row>
        <table:table-row table:style-name="ro1">
          <table:table-cell office:value-type="float" office:value="2100">
            <text:p>2100</text:p>
          </table:table-cell>
          <table:table-cell table:formula="of:=([.$A24]-MOD([.$A24];[.K$2]))+[.K$2]" office:value-type="float" office:value="2200">
            <text:p>2200</text:p>
          </table:table-cell>
          <table:table-cell table:formula="of:=([.$K$1]*EXP(-[.C$1]*[.$B24]))" office:value-type="float" office:value="18.114854160471">
            <text:p>18,1148541605</text:p>
          </table:table-cell>
          <table:table-cell table:formula="of:=([.$K$1]*EXP(-[.D$1]*[.$B24]))" office:value-type="float" office:value="14.3784746686385">
            <text:p>14,3784746686</text:p>
          </table:table-cell>
          <table:table-cell table:formula="of:=([.$K$1]*EXP(-[.E$1]*[.$B24]))" office:value-type="float" office:value="7.43153382044091">
            <text:p>7,4315338204</text:p>
          </table:table-cell>
          <table:table-cell table:formula="of:=([.$K$1]*EXP(-[.F$1]*[.$B24]))" office:value-type="float" office:value="0.7376633480248">
            <text:p>0,737663348</text:p>
          </table:table-cell>
          <table:table-cell table:formula="of:=([.$K$1]*EXP(-[.G$1]*[.$B24]))" office:value-type="float" office:value="0.00100349364112351">
            <text:p>0,0010034936</text:p>
          </table:table-cell>
          <table:table-cell table:formula="of:=([.$K$1]*EXP(-[.H$1]*[.$B24]))" office:value-type="float" office:value="2.0224429852209E-042">
            <text:p>2,0224429852209E-042</text:p>
          </table:table-cell>
          <table:table-cell table:number-columns-repeated="3"/>
        </table:table-row>
        <table:table-row table:style-name="ro1">
          <table:table-cell office:value-type="float" office:value="2200">
            <text:p>2200</text:p>
          </table:table-cell>
          <table:table-cell table:formula="of:=([.$A25]-MOD([.$A25];[.K$2]))+[.K$2]" office:value-type="float" office:value="2300">
            <text:p>2300</text:p>
          </table:table-cell>
          <table:table-cell table:formula="of:=([.$K$1]*EXP(-[.C$1]*[.$B25]))" office:value-type="float" office:value="18.0335204548371">
            <text:p>18,0335204548</text:p>
          </table:table-cell>
          <table:table-cell table:formula="of:=([.$K$1]*EXP(-[.D$1]*[.$B25]))" office:value-type="float" office:value="14.164407069356">
            <text:p>14,1644070694</text:p>
          </table:table-cell>
          <table:table-cell table:formula="of:=([.$K$1]*EXP(-[.E$1]*[.$B25]))" office:value-type="float" office:value="7.10452761849903">
            <text:p>7,1045276185</text:p>
          </table:table-cell>
          <table:table-cell table:formula="of:=([.$K$1]*EXP(-[.F$1]*[.$B25]))" office:value-type="float" office:value="0.634912727561359">
            <text:p>0,6349127276</text:p>
          </table:table-cell>
          <table:table-cell table:formula="of:=([.$K$1]*EXP(-[.G$1]*[.$B25]))" office:value-type="float" office:value="0.000639855795553783">
            <text:p>0,0006398558</text:p>
          </table:table-cell>
          <table:table-cell table:formula="of:=([.$K$1]*EXP(-[.H$1]*[.$B25]))" office:value-type="float" office:value="2.24673121216114E-044">
            <text:p>2,24673121216114E-044</text:p>
          </table:table-cell>
          <table:table-cell table:number-columns-repeated="3"/>
        </table:table-row>
        <table:table-row table:style-name="ro1">
          <table:table-cell office:value-type="float" office:value="2300">
            <text:p>2300</text:p>
          </table:table-cell>
          <table:table-cell table:formula="of:=([.$A26]-MOD([.$A26];[.K$2]))+[.K$2]" office:value-type="float" office:value="2400">
            <text:p>2400</text:p>
          </table:table-cell>
          <table:table-cell table:formula="of:=([.$K$1]*EXP(-[.C$1]*[.$B26]))" office:value-type="float" office:value="17.9525519286087">
            <text:p>17,9525519286</text:p>
          </table:table-cell>
          <table:table-cell table:formula="of:=([.$K$1]*EXP(-[.D$1]*[.$B26]))" office:value-type="float" office:value="13.9535265214206">
            <text:p>13,9535265214</text:p>
          </table:table-cell>
          <table:table-cell table:formula="of:=([.$K$1]*EXP(-[.E$1]*[.$B26]))" office:value-type="float" office:value="6.79191051289878">
            <text:p>6,7919105129</text:p>
          </table:table-cell>
          <table:table-cell table:formula="of:=([.$K$1]*EXP(-[.F$1]*[.$B26]))" office:value-type="float" office:value="0.546474448945851">
            <text:p>0,5464744489</text:p>
          </table:table-cell>
          <table:table-cell table:formula="of:=([.$K$1]*EXP(-[.G$1]*[.$B26]))" office:value-type="float" office:value="0.000407990068223438">
            <text:p>0,0004079901</text:p>
          </table:table-cell>
          <table:table-cell table:formula="of:=([.$K$1]*EXP(-[.H$1]*[.$B26]))" office:value-type="float" office:value="2.4958929258259E-046">
            <text:p>2,4958929258259E-046</text:p>
          </table:table-cell>
          <table:table-cell table:number-columns-repeated="3"/>
        </table:table-row>
        <table:table-row table:style-name="ro1">
          <table:table-cell office:value-type="float" office:value="2400">
            <text:p>2400</text:p>
          </table:table-cell>
          <table:table-cell table:formula="of:=([.$A27]-MOD([.$A27];[.K$2]))+[.K$2]" office:value-type="float" office:value="2500">
            <text:p>2500</text:p>
          </table:table-cell>
          <table:table-cell table:formula="of:=([.$K$1]*EXP(-[.C$1]*[.$B27]))" office:value-type="float" office:value="17.8719469421703">
            <text:p>17,8719469422</text:p>
          </table:table-cell>
          <table:table-cell table:formula="of:=([.$K$1]*EXP(-[.D$1]*[.$B27]))" office:value-type="float" office:value="13.7457855758194">
            <text:p>13,7457855758</text:p>
          </table:table-cell>
          <table:table-cell table:formula="of:=([.$K$1]*EXP(-[.E$1]*[.$B27]))" office:value-type="float" office:value="6.493049347167">
            <text:p>6,4930493472</text:p>
          </table:table-cell>
          <table:table-cell table:formula="of:=([.$K$1]*EXP(-[.F$1]*[.$B27]))" office:value-type="float" office:value="0.470354917120182">
            <text:p>0,4703549171</text:p>
          </table:table-cell>
          <table:table-cell table:formula="of:=([.$K$1]*EXP(-[.G$1]*[.$B27]))" office:value-type="float" office:value="0.000260145953081352">
            <text:p>0,000260146</text:p>
          </table:table-cell>
          <table:table-cell table:formula="of:=([.$K$1]*EXP(-[.H$1]*[.$B27]))" office:value-type="float" office:value="2.77268658728234E-048">
            <text:p>2,77268658728234E-048</text:p>
          </table:table-cell>
          <table:table-cell table:number-columns-repeated="3"/>
        </table:table-row>
        <table:table-row table:style-name="ro1">
          <table:table-cell office:value-type="float" office:value="2500">
            <text:p>2500</text:p>
          </table:table-cell>
          <table:table-cell table:formula="of:=([.$A28]-MOD([.$A28];[.K$2]))+[.K$2]" office:value-type="float" office:value="2600">
            <text:p>2600</text:p>
          </table:table-cell>
          <table:table-cell table:formula="of:=([.$K$1]*EXP(-[.C$1]*[.$B28]))" office:value-type="float" office:value="17.7917038632682">
            <text:p>17,7917038633</text:p>
          </table:table-cell>
          <table:table-cell table:formula="of:=([.$K$1]*EXP(-[.D$1]*[.$B28]))" office:value-type="float" office:value="13.5411374899633">
            <text:p>13,54113749</text:p>
          </table:table-cell>
          <table:table-cell table:formula="of:=([.$K$1]*EXP(-[.E$1]*[.$B28]))" office:value-type="float" office:value="6.2073388253097">
            <text:p>6,2073388253</text:p>
          </table:table-cell>
          <table:table-cell table:formula="of:=([.$K$1]*EXP(-[.F$1]*[.$B28]))" office:value-type="float" office:value="0.404838228916088">
            <text:p>0,4048382289</text:p>
          </table:table-cell>
          <table:table-cell table:formula="of:=([.$K$1]*EXP(-[.G$1]*[.$B28]))" office:value-type="float" office:value="0.000165876383215147">
            <text:p>0,0001658764</text:p>
          </table:table-cell>
          <table:table-cell table:formula="of:=([.$K$1]*EXP(-[.H$1]*[.$B28]))" office:value-type="float" office:value="3.08017656997504E-050">
            <text:p>3,08017656997504E-050</text:p>
          </table:table-cell>
          <table:table-cell table:number-columns-repeated="3"/>
        </table:table-row>
        <table:table-row table:style-name="ro1">
          <table:table-cell office:value-type="float" office:value="2600">
            <text:p>2600</text:p>
          </table:table-cell>
          <table:table-cell table:formula="of:=([.$A29]-MOD([.$A29];[.K$2]))+[.K$2]" office:value-type="float" office:value="2700">
            <text:p>2700</text:p>
          </table:table-cell>
          <table:table-cell table:formula="of:=([.$K$1]*EXP(-[.C$1]*[.$B29]))" office:value-type="float" office:value="17.7118210669773">
            <text:p>17,711821067</text:p>
          </table:table-cell>
          <table:table-cell table:formula="of:=([.$K$1]*EXP(-[.D$1]*[.$B29]))" office:value-type="float" office:value="13.3395362171695">
            <text:p>13,3395362172</text:p>
          </table:table-cell>
          <table:table-cell table:formula="of:=([.$K$1]*EXP(-[.E$1]*[.$B29]))" office:value-type="float" office:value="5.93420028588091">
            <text:p>5,9342002859</text:p>
          </table:table-cell>
          <table:table-cell table:formula="of:=([.$K$1]*EXP(-[.F$1]*[.$B29]))" office:value-type="float" office:value="0.34844749278987">
            <text:p>0,3484474928</text:p>
          </table:table-cell>
          <table:table-cell table:formula="of:=([.$K$1]*EXP(-[.G$1]*[.$B29]))" office:value-type="float" office:value="0.000105767451627179">
            <text:p>0,0001057675</text:p>
          </table:table-cell>
          <table:table-cell table:formula="of:=([.$K$1]*EXP(-[.H$1]*[.$B29]))" office:value-type="float" office:value="3.42176708530278E-052">
            <text:p>3,42176708530278E-052</text:p>
          </table:table-cell>
          <table:table-cell table:number-columns-repeated="3"/>
        </table:table-row>
        <table:table-row table:style-name="ro1">
          <table:table-cell office:value-type="float" office:value="2700">
            <text:p>2700</text:p>
          </table:table-cell>
          <table:table-cell table:formula="of:=([.$A30]-MOD([.$A30];[.K$2]))+[.K$2]" office:value-type="float" office:value="2800">
            <text:p>2800</text:p>
          </table:table-cell>
          <table:table-cell table:formula="of:=([.$K$1]*EXP(-[.C$1]*[.$B30]))" office:value-type="float" office:value="17.6322969356683">
            <text:p>17,6322969357</text:p>
          </table:table-cell>
          <table:table-cell table:formula="of:=([.$K$1]*EXP(-[.D$1]*[.$B30]))" office:value-type="float" office:value="13.1409363963011">
            <text:p>13,1409363963</text:p>
          </table:table-cell>
          <table:table-cell table:formula="of:=([.$K$1]*EXP(-[.E$1]*[.$B30]))" office:value-type="float" office:value="5.67308052999541">
            <text:p>5,67308053</text:p>
          </table:table-cell>
          <table:table-cell table:formula="of:=([.$K$1]*EXP(-[.F$1]*[.$B30]))" office:value-type="float" office:value="0.299911536409554">
            <text:p>0,2999115364</text:p>
          </table:table-cell>
          <table:table-cell table:formula="of:=([.$K$1]*EXP(-[.G$1]*[.$B30]))" office:value-type="float" office:value="0.0000674403046827836">
            <text:p>6,74403046827836E-005</text:p>
          </table:table-cell>
          <table:table-cell table:formula="of:=([.$K$1]*EXP(-[.H$1]*[.$B30]))" office:value-type="float" office:value="3.80123987053E-054">
            <text:p>3,80123987053E-054</text:p>
          </table:table-cell>
          <table:table-cell table:number-columns-repeated="3"/>
        </table:table-row>
        <table:table-row table:style-name="ro1">
          <table:table-cell office:value-type="float" office:value="2800">
            <text:p>2800</text:p>
          </table:table-cell>
          <table:table-cell table:formula="of:=([.$A31]-MOD([.$A31];[.K$2]))+[.K$2]" office:value-type="float" office:value="2900">
            <text:p>2900</text:p>
          </table:table-cell>
          <table:table-cell table:formula="of:=([.$K$1]*EXP(-[.C$1]*[.$B31]))" office:value-type="float" office:value="17.5531298589748">
            <text:p>17,553129859</text:p>
          </table:table-cell>
          <table:table-cell table:formula="of:=([.$K$1]*EXP(-[.D$1]*[.$B31]))" office:value-type="float" office:value="12.9452933415607">
            <text:p>12,9452933416</text:p>
          </table:table-cell>
          <table:table-cell table:formula="of:=([.$K$1]*EXP(-[.E$1]*[.$B31]))" office:value-type="float" office:value="5.423450700912">
            <text:p>5,4234507009</text:p>
          </table:table-cell>
          <table:table-cell table:formula="of:=([.$K$1]*EXP(-[.F$1]*[.$B31]))" office:value-type="float" office:value="0.258136251609597">
            <text:p>0,2581362516</text:p>
          </table:table-cell>
          <table:table-cell table:formula="of:=([.$K$1]*EXP(-[.G$1]*[.$B31]))" office:value-type="float" office:value="0.0000430018368196925">
            <text:p>4,30018368196925E-005</text:p>
          </table:table-cell>
          <table:table-cell table:formula="of:=([.$K$1]*EXP(-[.H$1]*[.$B31]))" office:value-type="float" office:value="4.22279605627464E-056">
            <text:p>4,22279605627464E-056</text:p>
          </table:table-cell>
          <table:table-cell table:number-columns-repeated="3"/>
        </table:table-row>
        <table:table-row table:style-name="ro1">
          <table:table-cell office:value-type="float" office:value="2900">
            <text:p>2900</text:p>
          </table:table-cell>
          <table:table-cell table:formula="of:=([.$A32]-MOD([.$A32];[.K$2]))+[.K$2]" office:value-type="float" office:value="3000">
            <text:p>3000</text:p>
          </table:table-cell>
          <table:table-cell table:formula="of:=([.$K$1]*EXP(-[.C$1]*[.$B32]))" office:value-type="float" office:value="17.4743182337607">
            <text:p>17,4743182338</text:p>
          </table:table-cell>
          <table:table-cell table:formula="of:=([.$K$1]*EXP(-[.D$1]*[.$B32]))" office:value-type="float" office:value="12.7525630324355">
            <text:p>12,7525630324</text:p>
          </table:table-cell>
          <table:table-cell table:formula="of:=([.$K$1]*EXP(-[.E$1]*[.$B32]))" office:value-type="float" office:value="5.18480521291783">
            <text:p>5,1848052129</text:p>
          </table:table-cell>
          <table:table-cell table:formula="of:=([.$K$1]*EXP(-[.F$1]*[.$B32]))" office:value-type="float" office:value="0.222179930764846">
            <text:p>0,2221799308</text:p>
          </table:table-cell>
          <table:table-cell table:formula="of:=([.$K$1]*EXP(-[.G$1]*[.$B32]))" office:value-type="float" office:value="0.0000274191817276816">
            <text:p>2,74191817276816E-005</text:p>
          </table:table-cell>
          <table:table-cell table:formula="of:=([.$K$1]*EXP(-[.H$1]*[.$B32]))" office:value-type="float" office:value="4.69110267708583E-058">
            <text:p>4,69110267708583E-058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([.$A33]-MOD([.$A33];[.K$2]))+[.K$2]" office:value-type="float" office:value="3100">
            <text:p>3100</text:p>
          </table:table-cell>
          <table:table-cell table:formula="of:=([.$K$1]*EXP(-[.C$1]*[.$B33]))" office:value-type="float" office:value="17.395860464088">
            <text:p>17,3958604641</text:p>
          </table:table-cell>
          <table:table-cell table:formula="of:=([.$K$1]*EXP(-[.D$1]*[.$B33]))" office:value-type="float" office:value="12.5627021037928">
            <text:p>12,5627021038</text:p>
          </table:table-cell>
          <table:table-cell table:formula="of:=([.$K$1]*EXP(-[.E$1]*[.$B33]))" office:value-type="float" office:value="4.95666072734457">
            <text:p>4,9566607273</text:p>
          </table:table-cell>
          <table:table-cell table:formula="of:=([.$K$1]*EXP(-[.F$1]*[.$B33]))" office:value-type="float" office:value="0.19123203861087">
            <text:p>0,1912320386</text:p>
          </table:table-cell>
          <table:table-cell table:formula="of:=([.$K$1]*EXP(-[.G$1]*[.$B33]))" office:value-type="float" office:value="0.0000174832421640032">
            <text:p>1,74832421640032E-005</text:p>
          </table:table-cell>
          <table:table-cell table:formula="of:=([.$K$1]*EXP(-[.H$1]*[.$B33]))" office:value-type="float" office:value="5.21134434002857E-060">
            <text:p>5,21134434002857E-060</text:p>
          </table:table-cell>
          <table:table-cell table:number-columns-repeated="3"/>
        </table:table-row>
        <table:table-row table:style-name="ro1">
          <table:table-cell office:value-type="float" office:value="3100">
            <text:p>3100</text:p>
          </table:table-cell>
          <table:table-cell table:formula="of:=([.$A34]-MOD([.$A34];[.K$2]))+[.K$2]" office:value-type="float" office:value="3200">
            <text:p>3200</text:p>
          </table:table-cell>
          <table:table-cell table:formula="of:=([.$K$1]*EXP(-[.C$1]*[.$B34]))" office:value-type="float" office:value="17.3177549611841">
            <text:p>17,3177549612</text:p>
          </table:table-cell>
          <table:table-cell table:formula="of:=([.$K$1]*EXP(-[.D$1]*[.$B34]))" office:value-type="float" office:value="12.3756678361228">
            <text:p>12,3756678361</text:p>
          </table:table-cell>
          <table:table-cell table:formula="of:=([.$K$1]*EXP(-[.E$1]*[.$B34]))" office:value-type="float" office:value="4.73855517364243">
            <text:p>4,7385551736</text:p>
          </table:table-cell>
          <table:table-cell table:formula="of:=([.$K$1]*EXP(-[.F$1]*[.$B34]))" office:value-type="float" office:value="0.164594940980401">
            <text:p>0,164594941</text:p>
          </table:table-cell>
          <table:table-cell table:formula="of:=([.$K$1]*EXP(-[.G$1]*[.$B34]))" office:value-type="float" office:value="0.0000111478073853892">
            <text:p>1,11478073853892E-005</text:p>
          </table:table-cell>
          <table:table-cell table:formula="of:=([.$K$1]*EXP(-[.H$1]*[.$B34]))" office:value-type="float" office:value="5.7892806232966E-062">
            <text:p>5,7892806232966E-062</text:p>
          </table:table-cell>
          <table:table-cell table:number-columns-repeated="3"/>
        </table:table-row>
        <table:table-row table:style-name="ro1">
          <table:table-cell office:value-type="float" office:value="3200">
            <text:p>3200</text:p>
          </table:table-cell>
          <table:table-cell table:formula="of:=([.$A35]-MOD([.$A35];[.K$2]))+[.K$2]" office:value-type="float" office:value="3300">
            <text:p>3300</text:p>
          </table:table-cell>
          <table:table-cell table:formula="of:=([.$K$1]*EXP(-[.C$1]*[.$B35]))" office:value-type="float" office:value="17.24000014341">
            <text:p>17,2400001434</text:p>
          </table:table-cell>
          <table:table-cell table:formula="of:=([.$K$1]*EXP(-[.D$1]*[.$B35]))" office:value-type="float" office:value="12.1914181459262">
            <text:p>12,1914181459</text:p>
          </table:table-cell>
          <table:table-cell table:formula="of:=([.$K$1]*EXP(-[.E$1]*[.$B35]))" office:value-type="float" office:value="4.53004681352938">
            <text:p>4,5300468135</text:p>
          </table:table-cell>
          <table:table-cell table:formula="of:=([.$K$1]*EXP(-[.F$1]*[.$B35]))" office:value-type="float" office:value="0.141668178581042">
            <text:p>0,1416681786</text:p>
          </table:table-cell>
          <table:table-cell table:formula="of:=([.$K$1]*EXP(-[.G$1]*[.$B35]))" office:value-type="float" office:value="0.00000710815581778126">
            <text:p>7,10815581778126E-006</text:p>
          </table:table-cell>
          <table:table-cell table:formula="of:=([.$K$1]*EXP(-[.H$1]*[.$B35]))" office:value-type="float" office:value="6.43130984031152E-064">
            <text:p>6,43130984031152E-064</text:p>
          </table:table-cell>
          <table:table-cell table:number-columns-repeated="3"/>
        </table:table-row>
        <table:table-row table:style-name="ro1">
          <table:table-cell office:value-type="float" office:value="3300">
            <text:p>3300</text:p>
          </table:table-cell>
          <table:table-cell table:formula="of:=([.$A36]-MOD([.$A36];[.K$2]))+[.K$2]" office:value-type="float" office:value="3400">
            <text:p>3400</text:p>
          </table:table-cell>
          <table:table-cell table:formula="of:=([.$K$1]*EXP(-[.C$1]*[.$B36]))" office:value-type="float" office:value="17.1625944362279">
            <text:p>17,1625944362</text:p>
          </table:table-cell>
          <table:table-cell table:formula="of:=([.$K$1]*EXP(-[.D$1]*[.$B36]))" office:value-type="float" office:value="12.0099115762453">
            <text:p>12,0099115762</text:p>
          </table:table-cell>
          <table:table-cell table:formula="of:=([.$K$1]*EXP(-[.E$1]*[.$B36]))" office:value-type="float" office:value="4.33071334632014">
            <text:p>4,3307133463</text:p>
          </table:table-cell>
          <table:table-cell table:formula="of:=([.$K$1]*EXP(-[.F$1]*[.$B36]))" office:value-type="float" office:value="0.121934931310313">
            <text:p>0,1219349313</text:p>
          </table:table-cell>
          <table:table-cell table:formula="of:=([.$K$1]*EXP(-[.G$1]*[.$B36]))" office:value-type="float" office:value="0.00000453236025553141">
            <text:p>4,53236025553141E-006</text:p>
          </table:table-cell>
          <table:table-cell table:formula="of:=([.$K$1]*EXP(-[.H$1]*[.$B36]))" office:value-type="float" office:value="7.14453987523843E-066">
            <text:p>7,14453987523843E-066</text:p>
          </table:table-cell>
          <table:table-cell table:number-columns-repeated="3"/>
        </table:table-row>
        <table:table-row table:style-name="ro1">
          <table:table-cell office:value-type="float" office:value="3400">
            <text:p>3400</text:p>
          </table:table-cell>
          <table:table-cell table:formula="of:=([.$A37]-MOD([.$A37];[.K$2]))+[.K$2]" office:value-type="float" office:value="3500">
            <text:p>3500</text:p>
          </table:table-cell>
          <table:table-cell table:formula="of:=([.$K$1]*EXP(-[.C$1]*[.$B37]))" office:value-type="float" office:value="17.0855362721696">
            <text:p>17,0855362722</text:p>
          </table:table-cell>
          <table:table-cell table:formula="of:=([.$K$1]*EXP(-[.D$1]*[.$B37]))" office:value-type="float" office:value="11.8311072873363">
            <text:p>11,8311072873</text:p>
          </table:table-cell>
          <table:table-cell table:formula="of:=([.$K$1]*EXP(-[.E$1]*[.$B37]))" office:value-type="float" office:value="4.14015105362305">
            <text:p>4,1401510536</text:p>
          </table:table-cell>
          <table:table-cell table:formula="of:=([.$K$1]*EXP(-[.F$1]*[.$B37]))" office:value-type="float" office:value="0.104950367983628">
            <text:p>0,104950368</text:p>
          </table:table-cell>
          <table:table-cell table:formula="of:=([.$K$1]*EXP(-[.G$1]*[.$B37]))" office:value-type="float" office:value="0.00000288996049221848">
            <text:p>0,00000289</text:p>
          </table:table-cell>
          <table:table-cell table:formula="of:=([.$K$1]*EXP(-[.H$1]*[.$B37]))" office:value-type="float" office:value="7.93686687413579E-068">
            <text:p>7,93686687413579E-068</text:p>
          </table:table-cell>
          <table:table-cell table:number-columns-repeated="3"/>
        </table:table-row>
        <table:table-row table:style-name="ro1">
          <table:table-cell office:value-type="float" office:value="3500">
            <text:p>3500</text:p>
          </table:table-cell>
          <table:table-cell table:formula="of:=([.$A38]-MOD([.$A38];[.K$2]))+[.K$2]" office:value-type="float" office:value="3600">
            <text:p>3600</text:p>
          </table:table-cell>
          <table:table-cell table:formula="of:=([.$K$1]*EXP(-[.C$1]*[.$B38]))" office:value-type="float" office:value="17.0088240908047">
            <text:p>17,0088240908</text:p>
          </table:table-cell>
          <table:table-cell table:formula="of:=([.$K$1]*EXP(-[.D$1]*[.$B38]))" office:value-type="float" office:value="11.6549650474798">
            <text:p>11,6549650475</text:p>
          </table:table-cell>
          <table:table-cell table:formula="of:=([.$K$1]*EXP(-[.E$1]*[.$B38]))" office:value-type="float" office:value="3.95797398167229">
            <text:p>3,9579739817</text:p>
          </table:table-cell>
          <table:table-cell table:formula="of:=([.$K$1]*EXP(-[.F$1]*[.$B38]))" office:value-type="float" office:value="0.0903316188522533">
            <text:p>0,0903316189</text:p>
          </table:table-cell>
          <table:table-cell table:formula="of:=([.$K$1]*EXP(-[.G$1]*[.$B38]))" office:value-type="float" office:value="0.00000184272016691322">
            <text:p>1,84272016691322E-006</text:p>
          </table:table-cell>
          <table:table-cell table:formula="of:=([.$K$1]*EXP(-[.H$1]*[.$B38]))" office:value-type="float" office:value="8.81706266292645E-070">
            <text:p>8,81706266292645E-070</text:p>
          </table:table-cell>
          <table:table-cell table:number-columns-repeated="3"/>
        </table:table-row>
        <table:table-row table:style-name="ro1">
          <table:table-cell office:value-type="float" office:value="3600">
            <text:p>3600</text:p>
          </table:table-cell>
          <table:table-cell table:formula="of:=([.$A39]-MOD([.$A39];[.K$2]))+[.K$2]" office:value-type="float" office:value="3700">
            <text:p>3700</text:p>
          </table:table-cell>
          <table:table-cell table:formula="of:=([.$K$1]*EXP(-[.C$1]*[.$B39]))" office:value-type="float" office:value="16.9324563387088">
            <text:p>16,9324563387</text:p>
          </table:table-cell>
          <table:table-cell table:formula="of:=([.$K$1]*EXP(-[.D$1]*[.$B39]))" office:value-type="float" office:value="11.4814452239287">
            <text:p>11,4814452239</text:p>
          </table:table-cell>
          <table:table-cell table:formula="of:=([.$K$1]*EXP(-[.E$1]*[.$B39]))" office:value-type="float" office:value="3.78381315963964">
            <text:p>3,7838131596</text:p>
          </table:table-cell>
          <table:table-cell table:formula="of:=([.$K$1]*EXP(-[.F$1]*[.$B39]))" office:value-type="float" office:value="0.0777491448695226">
            <text:p>0,0777491449</text:p>
          </table:table-cell>
          <table:table-cell table:formula="of:=([.$K$1]*EXP(-[.G$1]*[.$B39]))" office:value-type="float" office:value="0.00000117497025398504">
            <text:p>0,000001175</text:p>
          </table:table-cell>
          <table:table-cell table:formula="of:=([.$K$1]*EXP(-[.H$1]*[.$B39]))" office:value-type="float" office:value="9.79487185999155E-072">
            <text:p>9,79487185999155E-072</text:p>
          </table:table-cell>
          <table:table-cell table:number-columns-repeated="3"/>
        </table:table-row>
        <table:table-row table:style-name="ro1">
          <table:table-cell office:value-type="float" office:value="3700">
            <text:p>3700</text:p>
          </table:table-cell>
          <table:table-cell table:formula="of:=([.$A40]-MOD([.$A40];[.K$2]))+[.K$2]" office:value-type="float" office:value="3800">
            <text:p>3800</text:p>
          </table:table-cell>
          <table:table-cell table:formula="of:=([.$K$1]*EXP(-[.C$1]*[.$B40]))" office:value-type="float" office:value="16.8564314694324">
            <text:p>16,8564314694</text:p>
          </table:table-cell>
          <table:table-cell table:formula="of:=([.$K$1]*EXP(-[.D$1]*[.$B40]))" office:value-type="float" office:value="11.3105087739907">
            <text:p>11,310508774</text:p>
          </table:table-cell>
          <table:table-cell table:formula="of:=([.$K$1]*EXP(-[.E$1]*[.$B40]))" office:value-type="float" office:value="3.61731585234244">
            <text:p>3,6173158523</text:p>
          </table:table-cell>
          <table:table-cell table:formula="of:=([.$K$1]*EXP(-[.F$1]*[.$B40]))" office:value-type="float" office:value="0.0669193091494254">
            <text:p>0,0669193091</text:p>
          </table:table-cell>
          <table:table-cell table:formula="of:=([.$K$1]*EXP(-[.G$1]*[.$B40]))" office:value-type="float" office:value="0.000000749194111259049">
            <text:p>7,49194111259049E-007</text:p>
          </table:table-cell>
          <table:table-cell table:formula="of:=([.$K$1]*EXP(-[.H$1]*[.$B40]))" office:value-type="float" office:value="1.08811197585173E-073">
            <text:p>1,08811197585173E-073</text:p>
          </table:table-cell>
          <table:table-cell table:number-columns-repeated="3"/>
        </table:table-row>
        <table:table-row table:style-name="ro1">
          <table:table-cell office:value-type="float" office:value="3800">
            <text:p>3800</text:p>
          </table:table-cell>
          <table:table-cell table:formula="of:=([.$A41]-MOD([.$A41];[.K$2]))+[.K$2]" office:value-type="float" office:value="3900">
            <text:p>3900</text:p>
          </table:table-cell>
          <table:table-cell table:formula="of:=([.$K$1]*EXP(-[.C$1]*[.$B41]))" office:value-type="float" office:value="16.7807479434693">
            <text:p>16,7807479435</text:p>
          </table:table-cell>
          <table:table-cell table:formula="of:=([.$K$1]*EXP(-[.D$1]*[.$B41]))" office:value-type="float" office:value="11.1421172362435">
            <text:p>11,1421172362</text:p>
          </table:table-cell>
          <table:table-cell table:formula="of:=([.$K$1]*EXP(-[.E$1]*[.$B41]))" office:value-type="float" office:value="3.45814484583433">
            <text:p>3,4581448458</text:p>
          </table:table-cell>
          <table:table-cell table:formula="of:=([.$K$1]*EXP(-[.F$1]*[.$B41]))" office:value-type="float" office:value="0.0575979831617648">
            <text:p>0,0575979832</text:p>
          </table:table-cell>
          <table:table-cell table:formula="of:=([.$K$1]*EXP(-[.G$1]*[.$B41]))" office:value-type="float" office:value="0.000000477707256368025">
            <text:p>4,77707256368025E-007</text:p>
          </table:table-cell>
          <table:table-cell table:formula="of:=([.$K$1]*EXP(-[.H$1]*[.$B41]))" office:value-type="float" office:value="1.20878321729569E-075">
            <text:p>1,20878321729569E-075</text:p>
          </table:table-cell>
          <table:table-cell table:number-columns-repeated="3"/>
        </table:table-row>
        <table:table-row table:style-name="ro1">
          <table:table-cell office:value-type="float" office:value="3900">
            <text:p>3900</text:p>
          </table:table-cell>
          <table:table-cell table:formula="of:=([.$A42]-MOD([.$A42];[.K$2]))+[.K$2]" office:value-type="float" office:value="4000">
            <text:p>4000</text:p>
          </table:table-cell>
          <table:table-cell table:formula="of:=([.$K$1]*EXP(-[.C$1]*[.$B42]))" office:value-type="float" office:value="16.7054042282254">
            <text:p>16,7054042282</text:p>
          </table:table-cell>
          <table:table-cell table:formula="of:=([.$K$1]*EXP(-[.D$1]*[.$B42]))" office:value-type="float" office:value="10.9762327218805">
            <text:p>10,9762327219</text:p>
          </table:table-cell>
          <table:table-cell table:formula="of:=([.$K$1]*EXP(-[.E$1]*[.$B42]))" office:value-type="float" office:value="3.30597776443173">
            <text:p>3,3059777644</text:p>
          </table:table-cell>
          <table:table-cell table:formula="of:=([.$K$1]*EXP(-[.F$1]*[.$B42]))" office:value-type="float" office:value="0.0495750435333272">
            <text:p>0,0495750435</text:p>
          </table:table-cell>
          <table:table-cell table:formula="of:=([.$K$1]*EXP(-[.G$1]*[.$B42]))" office:value-type="float" office:value="0.000000304599594894251">
            <text:p>3,04599594894251E-007</text:p>
          </table:table-cell>
          <table:table-cell table:formula="of:=([.$K$1]*EXP(-[.H$1]*[.$B42]))" office:value-type="float" office:value="1.34283685764232E-077">
            <text:p>1,34283685764232E-077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table:formula="of:=([.$A43]-MOD([.$A43];[.K$2]))+[.K$2]" office:value-type="float" office:value="4100">
            <text:p>4100</text:p>
          </table:table-cell>
          <table:table-cell table:formula="of:=([.$K$1]*EXP(-[.C$1]*[.$B43]))" office:value-type="float" office:value="16.6303987979881">
            <text:p>16,630398798</text:p>
          </table:table-cell>
          <table:table-cell table:formula="of:=([.$K$1]*EXP(-[.D$1]*[.$B43]))" office:value-type="float" office:value="10.8128179061863">
            <text:p>10,8128179062</text:p>
          </table:table-cell>
          <table:table-cell table:formula="of:=([.$K$1]*EXP(-[.E$1]*[.$B43]))" office:value-type="float" office:value="3.16050641779296">
            <text:p>3,1605064178</text:p>
          </table:table-cell>
          <table:table-cell table:formula="of:=([.$K$1]*EXP(-[.F$1]*[.$B43]))" office:value-type="float" office:value="0.0426696354007542">
            <text:p>0,0426696354</text:p>
          </table:table-cell>
          <table:table-cell table:formula="of:=([.$K$1]*EXP(-[.G$1]*[.$B43]))" office:value-type="float" office:value="0.000000194221276677163">
            <text:p>1,94221276677163E-007</text:p>
          </table:table-cell>
          <table:table-cell table:formula="of:=([.$K$1]*EXP(-[.H$1]*[.$B43]))" office:value-type="float" office:value="1.49175700029727E-079">
            <text:p>1,49175700029727E-079</text:p>
          </table:table-cell>
          <table:table-cell table:number-columns-repeated="3"/>
        </table:table-row>
        <table:table-row table:style-name="ro1">
          <table:table-cell office:value-type="float" office:value="4100">
            <text:p>4100</text:p>
          </table:table-cell>
          <table:table-cell table:formula="of:=([.$A44]-MOD([.$A44];[.K$2]))+[.K$2]" office:value-type="float" office:value="4200">
            <text:p>4200</text:p>
          </table:table-cell>
          <table:table-cell table:formula="of:=([.$K$1]*EXP(-[.C$1]*[.$B44]))" office:value-type="float" office:value="16.5557301338947">
            <text:p>16,5557301339</text:p>
          </table:table-cell>
          <table:table-cell table:formula="of:=([.$K$1]*EXP(-[.D$1]*[.$B44]))" office:value-type="float" office:value="10.6518360201379">
            <text:p>10,6518360201</text:p>
          </table:table-cell>
          <table:table-cell table:formula="of:=([.$K$1]*EXP(-[.E$1]*[.$B44]))" office:value-type="float" office:value="3.02143617672742">
            <text:p>3,0214361767</text:p>
          </table:table-cell>
          <table:table-cell table:formula="of:=([.$K$1]*EXP(-[.F$1]*[.$B44]))" office:value-type="float" office:value="0.0367260955405781">
            <text:p>0,0367260955</text:p>
          </table:table-cell>
          <table:table-cell table:formula="of:=([.$K$1]*EXP(-[.G$1]*[.$B44]))" office:value-type="float" office:value="0.00000012384095365328">
            <text:p>1,2384095365328E-007</text:p>
          </table:table-cell>
          <table:table-cell table:formula="of:=([.$K$1]*EXP(-[.H$1]*[.$B44]))" office:value-type="float" office:value="1.65719233522011E-081">
            <text:p>1,65719233522011E-081</text:p>
          </table:table-cell>
          <table:table-cell table:number-columns-repeated="3"/>
        </table:table-row>
        <table:table-row table:style-name="ro1">
          <table:table-cell office:value-type="float" office:value="4200">
            <text:p>4200</text:p>
          </table:table-cell>
          <table:table-cell table:formula="of:=([.$A45]-MOD([.$A45];[.K$2]))+[.K$2]" office:value-type="float" office:value="4300">
            <text:p>4300</text:p>
          </table:table-cell>
          <table:table-cell table:formula="of:=([.$K$1]*EXP(-[.C$1]*[.$B45]))" office:value-type="float" office:value="16.4813967239022">
            <text:p>16,4813967239</text:p>
          </table:table-cell>
          <table:table-cell table:formula="of:=([.$K$1]*EXP(-[.D$1]*[.$B45]))" office:value-type="float" office:value="10.4932508421319">
            <text:p>10,4932508421</text:p>
          </table:table-cell>
          <table:table-cell table:formula="of:=([.$K$1]*EXP(-[.E$1]*[.$B45]))" office:value-type="float" office:value="2.88848537647084">
            <text:p>2,8884853765</text:p>
          </table:table-cell>
          <table:table-cell table:formula="of:=([.$K$1]*EXP(-[.F$1]*[.$B45]))" office:value-type="float" office:value="0.0316104433747243">
            <text:p>0,0316104434</text:p>
          </table:table-cell>
          <table:table-cell table:formula="of:=([.$K$1]*EXP(-[.G$1]*[.$B45]))" office:value-type="float" office:value="0.0000000789644783730189">
            <text:p>0,000000079</text:p>
          </table:table-cell>
          <table:table-cell table:formula="of:=([.$K$1]*EXP(-[.H$1]*[.$B45]))" office:value-type="float" office:value="1.84097439151619E-083">
            <text:p>1,84097439151619E-083</text:p>
          </table:table-cell>
          <table:table-cell table:number-columns-repeated="3"/>
        </table:table-row>
        <table:table-row table:style-name="ro1">
          <table:table-cell office:value-type="float" office:value="4300">
            <text:p>4300</text:p>
          </table:table-cell>
          <table:table-cell table:formula="of:=([.$A46]-MOD([.$A46];[.K$2]))+[.K$2]" office:value-type="float" office:value="4400">
            <text:p>4400</text:p>
          </table:table-cell>
          <table:table-cell table:formula="of:=([.$K$1]*EXP(-[.C$1]*[.$B46]))" office:value-type="float" office:value="16.4073970627566">
            <text:p>16,4073970628</text:p>
          </table:table-cell>
          <table:table-cell table:formula="of:=([.$K$1]*EXP(-[.D$1]*[.$B46]))" office:value-type="float" office:value="10.337026689834">
            <text:p>10,3370266898</text:p>
          </table:table-cell>
          <table:table-cell table:formula="of:=([.$K$1]*EXP(-[.E$1]*[.$B46]))" office:value-type="float" office:value="2.76138474621786">
            <text:p>2,7613847462</text:p>
          </table:table-cell>
          <table:table-cell table:formula="of:=([.$K$1]*EXP(-[.F$1]*[.$B46]))" office:value-type="float" office:value="0.0272073607509579">
            <text:p>0,0272073608</text:p>
          </table:table-cell>
          <table:table-cell table:formula="of:=([.$K$1]*EXP(-[.G$1]*[.$B46]))" office:value-type="float" office:value="0.0000000503499743887656">
            <text:p>5,03499743887656E-008</text:p>
          </table:table-cell>
          <table:table-cell table:formula="of:=([.$K$1]*EXP(-[.H$1]*[.$B46]))" office:value-type="float" office:value="2.04513781423461E-085">
            <text:p>2,04513781423461E-085</text:p>
          </table:table-cell>
          <table:table-cell table:number-columns-repeated="3"/>
        </table:table-row>
        <table:table-row table:style-name="ro1">
          <table:table-cell office:value-type="float" office:value="4400">
            <text:p>4400</text:p>
          </table:table-cell>
          <table:table-cell table:formula="of:=([.$A47]-MOD([.$A47];[.K$2]))+[.K$2]" office:value-type="float" office:value="4500">
            <text:p>4500</text:p>
          </table:table-cell>
          <table:table-cell table:formula="of:=([.$K$1]*EXP(-[.C$1]*[.$B47]))" office:value-type="float" office:value="16.3337296519622">
            <text:p>16,333729652</text:p>
          </table:table-cell>
          <table:table-cell table:formula="of:=([.$K$1]*EXP(-[.D$1]*[.$B47]))" office:value-type="float" office:value="10.183128412151">
            <text:p>10,1831284122</text:p>
          </table:table-cell>
          <table:table-cell table:formula="of:=([.$K$1]*EXP(-[.E$1]*[.$B47]))" office:value-type="float" office:value="2.6398768637566">
            <text:p>2,6398768638</text:p>
          </table:table-cell>
          <table:table-cell table:formula="of:=([.$K$1]*EXP(-[.F$1]*[.$B47]))" office:value-type="float" office:value="0.0234175924158235">
            <text:p>0,0234175924</text:p>
          </table:table-cell>
          <table:table-cell table:formula="of:=([.$K$1]*EXP(-[.G$1]*[.$B47]))" office:value-type="float" office:value="0.0000000321045611037121">
            <text:p>3,21045611037121E-008</text:p>
          </table:table-cell>
          <table:table-cell table:formula="of:=([.$K$1]*EXP(-[.H$1]*[.$B47]))" office:value-type="float" office:value="2.27194288985607E-087">
            <text:p>2,27194288985607E-087</text:p>
          </table:table-cell>
          <table:table-cell table:number-columns-repeated="3"/>
        </table:table-row>
        <table:table-row table:style-name="ro1">
          <table:table-cell office:value-type="float" office:value="4500">
            <text:p>4500</text:p>
          </table:table-cell>
          <table:table-cell table:formula="of:=([.$A48]-MOD([.$A48];[.K$2]))+[.K$2]" office:value-type="float" office:value="4600">
            <text:p>4600</text:p>
          </table:table-cell>
          <table:table-cell table:formula="of:=([.$K$1]*EXP(-[.C$1]*[.$B48]))" office:value-type="float" office:value="16.2603929997514">
            <text:p>16,2603929998</text:p>
          </table:table-cell>
          <table:table-cell table:formula="of:=([.$K$1]*EXP(-[.D$1]*[.$B48]))" office:value-type="float" office:value="10.0315213813211">
            <text:p>10,0315213813</text:p>
          </table:table-cell>
          <table:table-cell table:formula="of:=([.$K$1]*EXP(-[.E$1]*[.$B48]))" office:value-type="float" office:value="2.52371563410077">
            <text:p>2,5237156341</text:p>
          </table:table-cell>
          <table:table-cell table:formula="of:=([.$K$1]*EXP(-[.F$1]*[.$B48]))" office:value-type="float" office:value="0.0201557085809702">
            <text:p>0,0201557086</text:p>
          </table:table-cell>
          <table:table-cell table:formula="of:=([.$K$1]*EXP(-[.G$1]*[.$B48]))" office:value-type="float" office:value="0.0000000204707719551882">
            <text:p>2,04707719551882E-008</text:p>
          </table:table-cell>
          <table:table-cell table:formula="of:=([.$K$1]*EXP(-[.H$1]*[.$B48]))" office:value-type="float" office:value="2.52390056984953E-089">
            <text:p>2,52390056984953E-089</text:p>
          </table:table-cell>
          <table:table-cell table:number-columns-repeated="3"/>
        </table:table-row>
        <table:table-row table:style-name="ro1">
          <table:table-cell office:value-type="float" office:value="4600">
            <text:p>4600</text:p>
          </table:table-cell>
          <table:table-cell table:formula="of:=([.$A49]-MOD([.$A49];[.K$2]))+[.K$2]" office:value-type="float" office:value="4700">
            <text:p>4700</text:p>
          </table:table-cell>
          <table:table-cell table:formula="of:=([.$K$1]*EXP(-[.C$1]*[.$B49]))" office:value-type="float" office:value="16.1873856210545">
            <text:p>16,1873856211</text:p>
          </table:table-cell>
          <table:table-cell table:formula="of:=([.$K$1]*EXP(-[.D$1]*[.$B49]))" office:value-type="float" office:value="9.88217148512283">
            <text:p>9,8821714851</text:p>
          </table:table-cell>
          <table:table-cell table:formula="of:=([.$K$1]*EXP(-[.E$1]*[.$B49]))" office:value-type="float" office:value="2.41266579106317">
            <text:p>2,4126657911</text:p>
          </table:table-cell>
          <table:table-cell table:formula="of:=([.$K$1]*EXP(-[.F$1]*[.$B49]))" office:value-type="float" office:value="0.0173481791461401">
            <text:p>0,0173481791</text:p>
          </table:table-cell>
          <table:table-cell table:formula="of:=([.$K$1]*EXP(-[.G$1]*[.$B49]))" office:value-type="float" office:value="0.0000000130527404840575">
            <text:p>1,30527404840575E-008</text:p>
          </table:table-cell>
          <table:table-cell table:formula="of:=([.$K$1]*EXP(-[.H$1]*[.$B49]))" office:value-type="float" office:value="2.80380026933262E-091">
            <text:p>2,80380026933262E-091</text:p>
          </table:table-cell>
          <table:table-cell table:number-columns-repeated="3"/>
        </table:table-row>
        <table:table-row table:style-name="ro1">
          <table:table-cell office:value-type="float" office:value="4700">
            <text:p>4700</text:p>
          </table:table-cell>
          <table:table-cell table:formula="of:=([.$A50]-MOD([.$A50];[.K$2]))+[.K$2]" office:value-type="float" office:value="4800">
            <text:p>4800</text:p>
          </table:table-cell>
          <table:table-cell table:formula="of:=([.$K$1]*EXP(-[.C$1]*[.$B50]))" office:value-type="float" office:value="16.1147060374696">
            <text:p>16,1147060375</text:p>
          </table:table-cell>
          <table:table-cell table:formula="of:=([.$K$1]*EXP(-[.D$1]*[.$B50]))" office:value-type="float" office:value="9.73504511919943">
            <text:p>9,7350451192</text:p>
          </table:table-cell>
          <table:table-cell table:formula="of:=([.$K$1]*EXP(-[.E$1]*[.$B50]))" office:value-type="float" office:value="2.30650242076125">
            <text:p>2,3065024208</text:p>
          </table:table-cell>
          <table:table-cell table:formula="of:=([.$K$1]*EXP(-[.F$1]*[.$B50]))" office:value-type="float" office:value="0.0149317161675336">
            <text:p>0,0149317162</text:p>
          </table:table-cell>
          <table:table-cell table:formula="of:=([.$K$1]*EXP(-[.G$1]*[.$B50]))" office:value-type="float" office:value="0.0000000083227947884483">
            <text:p>8,3227947884483E-009</text:p>
          </table:table-cell>
          <table:table-cell table:formula="of:=([.$K$1]*EXP(-[.H$1]*[.$B50]))" office:value-type="float" office:value="3.11474074859389E-093">
            <text:p>3,11474074859389E-093</text:p>
          </table:table-cell>
          <table:table-cell table:number-columns-repeated="3"/>
        </table:table-row>
        <table:table-row table:style-name="ro1">
          <table:table-cell office:value-type="float" office:value="4800">
            <text:p>4800</text:p>
          </table:table-cell>
          <table:table-cell table:formula="of:=([.$A51]-MOD([.$A51];[.K$2]))+[.K$2]" office:value-type="float" office:value="4900">
            <text:p>4900</text:p>
          </table:table-cell>
          <table:table-cell table:formula="of:=([.$K$1]*EXP(-[.C$1]*[.$B51]))" office:value-type="float" office:value="16.0423527772326">
            <text:p>16,0423527772</text:p>
          </table:table-cell>
          <table:table-cell table:formula="of:=([.$K$1]*EXP(-[.D$1]*[.$B51]))" office:value-type="float" office:value="9.59010917949788">
            <text:p>9,5901091795</text:p>
          </table:table-cell>
          <table:table-cell table:formula="of:=([.$K$1]*EXP(-[.E$1]*[.$B51]))" office:value-type="float" office:value="2.2050105060897">
            <text:p>2,2050105061</text:p>
          </table:table-cell>
          <table:table-cell table:formula="of:=([.$K$1]*EXP(-[.F$1]*[.$B51]))" office:value-type="float" office:value="0.0128518472071111">
            <text:p>0,0128518472</text:p>
          </table:table-cell>
          <table:table-cell table:formula="of:=([.$K$1]*EXP(-[.G$1]*[.$B51]))" office:value-type="float" office:value="0.0000000053068482572856">
            <text:p>5,3068482572856E-009</text:p>
          </table:table-cell>
          <table:table-cell table:formula="of:=([.$K$1]*EXP(-[.H$1]*[.$B51]))" office:value-type="float" office:value="3.46016441936518E-095">
            <text:p>3,46016441936518E-095</text:p>
          </table:table-cell>
          <table:table-cell table:number-columns-repeated="3"/>
        </table:table-row>
        <table:table-row table:style-name="ro1">
          <table:table-cell office:value-type="float" office:value="4900">
            <text:p>4900</text:p>
          </table:table-cell>
          <table:table-cell table:formula="of:=([.$A52]-MOD([.$A52];[.K$2]))+[.K$2]" office:value-type="float" office:value="5000">
            <text:p>5000</text:p>
          </table:table-cell>
          <table:table-cell table:formula="of:=([.$K$1]*EXP(-[.C$1]*[.$B52]))" office:value-type="float" office:value="15.9703243751875">
            <text:p>15,9703243752</text:p>
          </table:table-cell>
          <table:table-cell table:formula="of:=([.$K$1]*EXP(-[.D$1]*[.$B52]))" office:value-type="float" office:value="9.44733105482029">
            <text:p>9,4473310548</text:p>
          </table:table-cell>
          <table:table-cell table:formula="of:=([.$K$1]*EXP(-[.E$1]*[.$B52]))" office:value-type="float" office:value="2.10798449123729">
            <text:p>2,1079844912</text:p>
          </table:table-cell>
          <table:table-cell table:formula="of:=([.$K$1]*EXP(-[.F$1]*[.$B52]))" office:value-type="float" office:value="0.0110616874029567">
            <text:p>0,0110616874</text:p>
          </table:table-cell>
          <table:table-cell table:formula="of:=([.$K$1]*EXP(-[.G$1]*[.$B52]))" office:value-type="float" office:value="0.00000000338379584523025">
            <text:p>3,38379584523025E-009</text:p>
          </table:table-cell>
          <table:table-cell table:formula="of:=([.$K$1]*EXP(-[.H$1]*[.$B52]))" office:value-type="float" office:value="3.8438954556477E-097">
            <text:p>3,8438954556477E-097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([.$A53]-MOD([.$A53];[.K$2]))+[.K$2]" office:value-type="float" office:value="5100">
            <text:p>5100</text:p>
          </table:table-cell>
          <table:table-cell table:formula="of:=([.$K$1]*EXP(-[.C$1]*[.$B53]))" office:value-type="float" office:value="15.8986193727568">
            <text:p>15,8986193728</text:p>
          </table:table-cell>
          <table:table-cell table:formula="of:=([.$K$1]*EXP(-[.D$1]*[.$B53]))" office:value-type="float" office:value="9.30667861948627">
            <text:p>9,3066786195</text:p>
          </table:table-cell>
          <table:table-cell table:formula="of:=([.$K$1]*EXP(-[.E$1]*[.$B53]))" office:value-type="float" office:value="2.01522786536607">
            <text:p>2,0152278654</text:p>
          </table:table-cell>
          <table:table-cell table:formula="of:=([.$K$1]*EXP(-[.F$1]*[.$B53]))" office:value-type="float" office:value="0.00952088258044539">
            <text:p>0,0095208826</text:p>
          </table:table-cell>
          <table:table-cell table:formula="of:=([.$K$1]*EXP(-[.G$1]*[.$B53]))" office:value-type="float" office:value="0.0000000021576034902596">
            <text:p>2,1576034902596E-009</text:p>
          </table:table-cell>
          <table:table-cell table:formula="of:=([.$K$1]*EXP(-[.H$1]*[.$B53]))" office:value-type="float" office:value="4.27018213101556E-099">
            <text:p>4,27018213101556E-099</text:p>
          </table:table-cell>
          <table:table-cell table:number-columns-repeated="3"/>
        </table:table-row>
        <table:table-row table:style-name="ro1">
          <table:table-cell office:value-type="float" office:value="5100">
            <text:p>5100</text:p>
          </table:table-cell>
          <table:table-cell table:formula="of:=([.$A54]-MOD([.$A54];[.K$2]))+[.K$2]" office:value-type="float" office:value="5200">
            <text:p>5200</text:p>
          </table:table-cell>
          <table:table-cell table:formula="of:=([.$K$1]*EXP(-[.C$1]*[.$B54]))" office:value-type="float" office:value="15.8272363179117">
            <text:p>15,8272363179</text:p>
          </table:table-cell>
          <table:table-cell table:formula="of:=([.$K$1]*EXP(-[.D$1]*[.$B54]))" office:value-type="float" office:value="9.16812022610447">
            <text:p>9,1681202261</text:p>
          </table:table-cell>
          <table:table-cell table:formula="of:=([.$K$1]*EXP(-[.E$1]*[.$B54]))" office:value-type="float" office:value="1.92655276460986">
            <text:p>1,9265527646</text:p>
          </table:table-cell>
          <table:table-cell table:formula="of:=([.$K$1]*EXP(-[.F$1]*[.$B54]))" office:value-type="float" office:value="0.00819469957959574">
            <text:p>0,0081946996</text:p>
          </table:table-cell>
          <table:table-cell table:formula="of:=([.$K$1]*EXP(-[.G$1]*[.$B54]))" office:value-type="float" office:value="0.00000000137574872542692">
            <text:p>1,37574872542692E-009</text:p>
          </table:table-cell>
          <table:table-cell table:formula="of:=([.$K$1]*EXP(-[.H$1]*[.$B54]))" office:value-type="float" office:value="4.7437438511116E-101">
            <text:p>4,7437438511116E-101</text:p>
          </table:table-cell>
          <table:table-cell table:number-columns-repeated="3"/>
        </table:table-row>
        <table:table-row table:style-name="ro1">
          <table:table-cell office:value-type="float" office:value="5200">
            <text:p>5200</text:p>
          </table:table-cell>
          <table:table-cell table:formula="of:=([.$A55]-MOD([.$A55];[.K$2]))+[.K$2]" office:value-type="float" office:value="5300">
            <text:p>5300</text:p>
          </table:table-cell>
          <table:table-cell table:formula="of:=([.$K$1]*EXP(-[.C$1]*[.$B55]))" office:value-type="float" office:value="15.7561737651428">
            <text:p>15,7561737651</text:p>
          </table:table-cell>
          <table:table-cell table:formula="of:=([.$K$1]*EXP(-[.D$1]*[.$B55]))" office:value-type="float" office:value="9.03162469845185">
            <text:p>9,0316246985</text:p>
          </table:table-cell>
          <table:table-cell table:formula="of:=([.$K$1]*EXP(-[.E$1]*[.$B55]))" office:value-type="float" office:value="1.84177959158562">
            <text:p>1,8417795916</text:p>
          </table:table-cell>
          <table:table-cell table:formula="of:=([.$K$1]*EXP(-[.F$1]*[.$B55]))" office:value-type="float" office:value="0.00705324329256512">
            <text:p>0,0070532433</text:p>
          </table:table-cell>
          <table:table-cell table:formula="of:=([.$K$1]*EXP(-[.G$1]*[.$B55]))" office:value-type="float" office:value="0.000000000877216116889976">
            <text:p>8,77216116889976E-010</text:p>
          </table:table-cell>
          <table:table-cell table:formula="of:=([.$K$1]*EXP(-[.H$1]*[.$B55]))" office:value-type="float" office:value="5.2698234020307E-103">
            <text:p>5,2698234020307E-103</text:p>
          </table:table-cell>
          <table:table-cell table:number-columns-repeated="3"/>
        </table:table-row>
        <table:table-row table:style-name="ro1">
          <table:table-cell office:value-type="float" office:value="5300">
            <text:p>5300</text:p>
          </table:table-cell>
          <table:table-cell table:formula="of:=([.$A56]-MOD([.$A56];[.K$2]))+[.K$2]" office:value-type="float" office:value="5400">
            <text:p>5400</text:p>
          </table:table-cell>
          <table:table-cell table:formula="of:=([.$K$1]*EXP(-[.C$1]*[.$B56]))" office:value-type="float" office:value="15.6854302754311">
            <text:p>15,6854302754</text:p>
          </table:table-cell>
          <table:table-cell table:formula="of:=([.$K$1]*EXP(-[.D$1]*[.$B56]))" office:value-type="float" office:value="8.89716132445882">
            <text:p>8,8971613245</text:p>
          </table:table-cell>
          <table:table-cell table:formula="of:=([.$K$1]*EXP(-[.E$1]*[.$B56]))" office:value-type="float" office:value="1.76073665164745">
            <text:p>1,7607366516</text:p>
          </table:table-cell>
          <table:table-cell table:formula="of:=([.$K$1]*EXP(-[.F$1]*[.$B56]))" office:value-type="float" office:value="0.00607078276157734">
            <text:p>0,0060707828</text:p>
          </table:table-cell>
          <table:table-cell table:formula="of:=([.$K$1]*EXP(-[.G$1]*[.$B56]))" office:value-type="float" office:value="0.000000000559337691185383">
            <text:p>5,59337691185383E-010</text:p>
          </table:table-cell>
          <table:table-cell table:formula="of:=([.$K$1]*EXP(-[.H$1]*[.$B56]))" office:value-type="float" office:value="5.85424499303074E-105">
            <text:p>5,85424499303074E-105</text:p>
          </table:table-cell>
          <table:table-cell table:number-columns-repeated="3"/>
        </table:table-row>
        <table:table-row table:style-name="ro1">
          <table:table-cell office:value-type="float" office:value="5400">
            <text:p>5400</text:p>
          </table:table-cell>
          <table:table-cell table:formula="of:=([.$A57]-MOD([.$A57];[.K$2]))+[.K$2]" office:value-type="float" office:value="5500">
            <text:p>5500</text:p>
          </table:table-cell>
          <table:table-cell table:formula="of:=([.$K$1]*EXP(-[.C$1]*[.$B57]))" office:value-type="float" office:value="15.6150044162185">
            <text:p>15,6150044162</text:p>
          </table:table-cell>
          <table:table-cell table:formula="of:=([.$K$1]*EXP(-[.D$1]*[.$B57]))" office:value-type="float" office:value="8.76469984929898">
            <text:p>8,7646998493</text:p>
          </table:table-cell>
          <table:table-cell table:formula="of:=([.$K$1]*EXP(-[.E$1]*[.$B57]))" office:value-type="float" office:value="1.68325980514621">
            <text:p>1,6832598051</text:p>
          </table:table-cell>
          <table:table-cell table:formula="of:=([.$K$1]*EXP(-[.F$1]*[.$B57]))" office:value-type="float" office:value="0.00522517114603335">
            <text:p>0,0052251711</text:p>
          </table:table-cell>
          <table:table-cell table:formula="of:=([.$K$1]*EXP(-[.G$1]*[.$B57]))" office:value-type="float" office:value="0.000000000356649458162927">
            <text:p>3,56649458162927E-010</text:p>
          </table:table-cell>
          <table:table-cell table:formula="of:=([.$K$1]*EXP(-[.H$1]*[.$B57]))" office:value-type="float" office:value="6.50347873616008E-107">
            <text:p>6,50347873616008E-107</text:p>
          </table:table-cell>
          <table:table-cell table:number-columns-repeated="3"/>
        </table:table-row>
        <table:table-row table:style-name="ro1">
          <table:table-cell office:value-type="float" office:value="5500">
            <text:p>5500</text:p>
          </table:table-cell>
          <table:table-cell table:formula="of:=([.$A58]-MOD([.$A58];[.K$2]))+[.K$2]" office:value-type="float" office:value="5600">
            <text:p>5600</text:p>
          </table:table-cell>
          <table:table-cell table:formula="of:=([.$K$1]*EXP(-[.C$1]*[.$B58]))" office:value-type="float" office:value="15.5448947613789">
            <text:p>15,5448947614</text:p>
          </table:table-cell>
          <table:table-cell table:formula="of:=([.$K$1]*EXP(-[.D$1]*[.$B58]))" office:value-type="float" office:value="8.63421046858159">
            <text:p>8,6342104686</text:p>
          </table:table-cell>
          <table:table-cell table:formula="of:=([.$K$1]*EXP(-[.E$1]*[.$B58]))" office:value-type="float" office:value="1.60919213499065">
            <text:p>1,609192135</text:p>
          </table:table-cell>
          <table:table-cell table:formula="of:=([.$K$1]*EXP(-[.F$1]*[.$B58]))" office:value-type="float" office:value="0.00449734648357696">
            <text:p>0,0044973465</text:p>
          </table:table-cell>
          <table:table-cell table:formula="of:=([.$K$1]*EXP(-[.G$1]*[.$B58]))" office:value-type="float" office:value="0.000000000227409734785334">
            <text:p>2,27409734785334E-010</text:p>
          </table:table-cell>
          <table:table-cell table:formula="of:=([.$K$1]*EXP(-[.H$1]*[.$B58]))" office:value-type="float" office:value="7.22471227665348E-109">
            <text:p>7,22471227665348E-109</text:p>
          </table:table-cell>
          <table:table-cell table:number-columns-repeated="3"/>
        </table:table-row>
        <table:table-row table:style-name="ro1">
          <table:table-cell office:value-type="float" office:value="5600">
            <text:p>5600</text:p>
          </table:table-cell>
          <table:table-cell table:formula="of:=([.$A59]-MOD([.$A59];[.K$2]))+[.K$2]" office:value-type="float" office:value="5700">
            <text:p>5700</text:p>
          </table:table-cell>
          <table:table-cell table:formula="of:=([.$K$1]*EXP(-[.C$1]*[.$B59]))" office:value-type="float" office:value="15.4750998911894">
            <text:p>15,4750998912</text:p>
          </table:table-cell>
          <table:table-cell table:formula="of:=([.$K$1]*EXP(-[.D$1]*[.$B59]))" office:value-type="float" office:value="8.50566382164548">
            <text:p>8,5056638216</text:p>
          </table:table-cell>
          <table:table-cell table:formula="of:=([.$K$1]*EXP(-[.E$1]*[.$B59]))" office:value-type="float" office:value="1.53838362883669">
            <text:p>1,5383836288</text:p>
          </table:table-cell>
          <table:table-cell table:formula="of:=([.$K$1]*EXP(-[.F$1]*[.$B59]))" office:value-type="float" office:value="0.00387090199116188">
            <text:p>0,003870902</text:p>
          </table:table-cell>
          <table:table-cell table:formula="of:=([.$K$1]*EXP(-[.G$1]*[.$B59]))" office:value-type="float" office:value="0.00000000014500284885197">
            <text:p>1,4500284885197E-010</text:p>
          </table:table-cell>
          <table:table-cell table:formula="of:=([.$K$1]*EXP(-[.H$1]*[.$B59]))" office:value-type="float" office:value="8.02593036711402E-111">
            <text:p>8,02593036711402E-111</text:p>
          </table:table-cell>
          <table:table-cell table:number-columns-repeated="3"/>
        </table:table-row>
        <table:table-row table:style-name="ro1">
          <table:table-cell office:value-type="float" office:value="5700">
            <text:p>5700</text:p>
          </table:table-cell>
          <table:table-cell table:formula="of:=([.$A60]-MOD([.$A60];[.K$2]))+[.K$2]" office:value-type="float" office:value="5800">
            <text:p>5800</text:p>
          </table:table-cell>
          <table:table-cell table:formula="of:=([.$K$1]*EXP(-[.C$1]*[.$B60]))" office:value-type="float" office:value="15.4056183923016">
            <text:p>15,4056183923</text:p>
          </table:table-cell>
          <table:table-cell table:formula="of:=([.$K$1]*EXP(-[.D$1]*[.$B60]))" office:value-type="float" office:value="8.37903098495278">
            <text:p>8,379030985</text:p>
          </table:table-cell>
          <table:table-cell table:formula="of:=([.$K$1]*EXP(-[.E$1]*[.$B60]))" office:value-type="float" office:value="1.47069087526114">
            <text:p>1,4706908753</text:p>
          </table:table-cell>
          <table:table-cell table:formula="of:=([.$K$1]*EXP(-[.F$1]*[.$B60]))" office:value-type="float" office:value="0.00333171621975266">
            <text:p>0,0033317162</text:p>
          </table:table-cell>
          <table:table-cell table:formula="of:=([.$K$1]*EXP(-[.G$1]*[.$B60]))" office:value-type="float" office:value="0.0000000000924578984933732">
            <text:p>9,24578984933732E-011</text:p>
          </table:table-cell>
          <table:table-cell table:formula="of:=([.$K$1]*EXP(-[.H$1]*[.$B60]))" office:value-type="float" office:value="8.91600326644434E-113">
            <text:p>8,91600326644434E-113</text:p>
          </table:table-cell>
          <table:table-cell table:number-columns-repeated="3"/>
        </table:table-row>
        <table:table-row table:style-name="ro1">
          <table:table-cell office:value-type="float" office:value="5800">
            <text:p>5800</text:p>
          </table:table-cell>
          <table:table-cell table:formula="of:=([.$A61]-MOD([.$A61];[.K$2]))+[.K$2]" office:value-type="float" office:value="5900">
            <text:p>5900</text:p>
          </table:table-cell>
          <table:table-cell table:formula="of:=([.$K$1]*EXP(-[.C$1]*[.$B61]))" office:value-type="float" office:value="15.3364488577126">
            <text:p>15,3364488577</text:p>
          </table:table-cell>
          <table:table-cell table:formula="of:=([.$K$1]*EXP(-[.D$1]*[.$B61]))" office:value-type="float" office:value="8.25428346558099">
            <text:p>8,2542834656</text:p>
          </table:table-cell>
          <table:table-cell table:formula="of:=([.$K$1]*EXP(-[.E$1]*[.$B61]))" office:value-type="float" office:value="1.40597677330457">
            <text:p>1,4059767733</text:p>
          </table:table-cell>
          <table:table-cell table:formula="of:=([.$K$1]*EXP(-[.F$1]*[.$B61]))" office:value-type="float" office:value="0.00286763472552586">
            <text:p>0,0028676347</text:p>
          </table:table-cell>
          <table:table-cell table:formula="of:=([.$K$1]*EXP(-[.G$1]*[.$B61]))" office:value-type="float" office:value="0.000000000058953758919163">
            <text:p>5,8953758919163E-011</text:p>
          </table:table-cell>
          <table:table-cell table:formula="of:=([.$K$1]*EXP(-[.H$1]*[.$B61]))" office:value-type="float" office:value="9.90478494218873E-115">
            <text:p>9,90478494218873E-115</text:p>
          </table:table-cell>
          <table:table-cell table:number-columns-repeated="3"/>
        </table:table-row>
        <table:table-row table:style-name="ro1">
          <table:table-cell office:value-type="float" office:value="5900">
            <text:p>5900</text:p>
          </table:table-cell>
          <table:table-cell table:formula="of:=([.$A62]-MOD([.$A62];[.K$2]))+[.K$2]" office:value-type="float" office:value="6000">
            <text:p>6000</text:p>
          </table:table-cell>
          <table:table-cell table:formula="of:=([.$K$1]*EXP(-[.C$1]*[.$B62]))" office:value-type="float" office:value="15.2675898867371">
            <text:p>15,2675898867</text:p>
          </table:table-cell>
          <table:table-cell table:formula="of:=([.$K$1]*EXP(-[.D$1]*[.$B62]))" office:value-type="float" office:value="8.13139319481198">
            <text:p>8,1313931948</text:p>
          </table:table-cell>
          <table:table-cell table:formula="of:=([.$K$1]*EXP(-[.E$1]*[.$B62]))" office:value-type="float" office:value="1.344110254795">
            <text:p>1,3441102548</text:p>
          </table:table-cell>
          <table:table-cell table:formula="of:=([.$K$1]*EXP(-[.F$1]*[.$B62]))" office:value-type="float" office:value="0.00246819608173359">
            <text:p>0,0024681961</text:p>
          </table:table-cell>
          <table:table-cell table:formula="of:=([.$K$1]*EXP(-[.G$1]*[.$B62]))" office:value-type="float" office:value="0.0000000000375905763307815">
            <text:p>3,75905763307815E-011</text:p>
          </table:table-cell>
          <table:table-cell table:formula="of:=([.$K$1]*EXP(-[.H$1]*[.$B62]))" office:value-type="float" office:value="1.10032221634809E-116">
            <text:p>1,10032221634809E-116</text:p>
          </table:table-cell>
          <table:table-cell table:number-columns-repeated="3"/>
        </table:table-row>
        <table:table-row table:style-name="ro1">
          <table:table-cell office:value-type="float" office:value="6000">
            <text:p>6000</text:p>
          </table:table-cell>
          <table:table-cell table:formula="of:=([.$A63]-MOD([.$A63];[.K$2]))+[.K$2]" office:value-type="float" office:value="6100">
            <text:p>6100</text:p>
          </table:table-cell>
          <table:table-cell table:formula="of:=([.$K$1]*EXP(-[.C$1]*[.$B63]))" office:value-type="float" office:value="15.1990400849785">
            <text:p>15,199040085</text:p>
          </table:table-cell>
          <table:table-cell table:formula="of:=([.$K$1]*EXP(-[.D$1]*[.$B63]))" office:value-type="float" office:value="8.01033252181638">
            <text:p>8,0103325218</text:p>
          </table:table-cell>
          <table:table-cell table:formula="of:=([.$K$1]*EXP(-[.E$1]*[.$B63]))" office:value-type="float" office:value="1.28496601889006">
            <text:p>1,2849660189</text:p>
          </table:table-cell>
          <table:table-cell table:formula="of:=([.$K$1]*EXP(-[.F$1]*[.$B63]))" office:value-type="float" office:value="0.00212439605492917">
            <text:p>0,0021243961</text:p>
          </table:table-cell>
          <table:table-cell table:formula="of:=([.$K$1]*EXP(-[.G$1]*[.$B63]))" office:value-type="float" office:value="0.0000000000239688097041934">
            <text:p>2,39688097041934E-011</text:p>
          </table:table-cell>
          <table:table-cell table:formula="of:=([.$K$1]*EXP(-[.H$1]*[.$B63]))" office:value-type="float" office:value="1.22234756923621E-118">
            <text:p>1,22234756923621E-118</text:p>
          </table:table-cell>
          <table:table-cell table:number-columns-repeated="3"/>
        </table:table-row>
        <table:table-row table:style-name="ro1">
          <table:table-cell office:value-type="float" office:value="6100">
            <text:p>6100</text:p>
          </table:table-cell>
          <table:table-cell table:formula="of:=([.$A64]-MOD([.$A64];[.K$2]))+[.K$2]" office:value-type="float" office:value="6200">
            <text:p>6200</text:p>
          </table:table-cell>
          <table:table-cell table:formula="of:=([.$K$1]*EXP(-[.C$1]*[.$B64]))" office:value-type="float" office:value="15.1307980643009">
            <text:p>15,1307980643</text:p>
          </table:table-cell>
          <table:table-cell table:formula="of:=([.$K$1]*EXP(-[.D$1]*[.$B64]))" office:value-type="float" office:value="7.89107420743202">
            <text:p>7,8910742074</text:p>
          </table:table-cell>
          <table:table-cell table:formula="of:=([.$K$1]*EXP(-[.E$1]*[.$B64]))" office:value-type="float" office:value="1.2284242783">
            <text:p>1,2284242783</text:p>
          </table:table-cell>
          <table:table-cell table:formula="of:=([.$K$1]*EXP(-[.F$1]*[.$B64]))" office:value-type="float" office:value="0.00182848462956347">
            <text:p>0,0018284846</text:p>
          </table:table-cell>
          <table:table-cell table:formula="of:=([.$K$1]*EXP(-[.G$1]*[.$B64]))" office:value-type="float" office:value="0.0000000000152831878282589">
            <text:p>1,52831878282589E-011</text:p>
          </table:table-cell>
          <table:table-cell table:formula="of:=([.$K$1]*EXP(-[.H$1]*[.$B64]))" office:value-type="float" office:value="1.35790549151739E-120">
            <text:p>1,35790549151739E-120</text:p>
          </table:table-cell>
          <table:table-cell table:number-columns-repeated="3"/>
        </table:table-row>
        <table:table-row table:style-name="ro1">
          <table:table-cell office:value-type="float" office:value="6200">
            <text:p>6200</text:p>
          </table:table-cell>
          <table:table-cell table:formula="of:=([.$A65]-MOD([.$A65];[.K$2]))+[.K$2]" office:value-type="float" office:value="6300">
            <text:p>6300</text:p>
          </table:table-cell>
          <table:table-cell table:formula="of:=([.$K$1]*EXP(-[.C$1]*[.$B65]))" office:value-type="float" office:value="15.0628624428013">
            <text:p>15,0628624428</text:p>
          </table:table-cell>
          <table:table-cell table:formula="of:=([.$K$1]*EXP(-[.D$1]*[.$B65]))" office:value-type="float" office:value="7.77359141803506">
            <text:p>7,773591418</text:p>
          </table:table-cell>
          <table:table-cell table:formula="of:=([.$K$1]*EXP(-[.E$1]*[.$B65]))" office:value-type="float" office:value="1.17437051667745">
            <text:p>1,1743705167</text:p>
          </table:table-cell>
          <table:table-cell table:formula="of:=([.$K$1]*EXP(-[.F$1]*[.$B65]))" office:value-type="float" office:value="0.00157379130543589">
            <text:p>0,0015737913</text:p>
          </table:table-cell>
          <table:table-cell table:formula="of:=([.$K$1]*EXP(-[.G$1]*[.$B65]))" office:value-type="float" office:value="0.00000000000974499080582107">
            <text:p>9,74499080582107E-012</text:p>
          </table:table-cell>
          <table:table-cell table:formula="of:=([.$K$1]*EXP(-[.H$1]*[.$B65]))" office:value-type="float" office:value="1.50849674045269E-122">
            <text:p>1,50849674045269E-122</text:p>
          </table:table-cell>
          <table:table-cell table:number-columns-repeated="3"/>
        </table:table-row>
        <table:table-row table:style-name="ro1">
          <table:table-cell office:value-type="float" office:value="6300">
            <text:p>6300</text:p>
          </table:table-cell>
          <table:table-cell table:formula="of:=([.$A66]-MOD([.$A66];[.K$2]))+[.K$2]" office:value-type="float" office:value="6400">
            <text:p>6400</text:p>
          </table:table-cell>
          <table:table-cell table:formula="of:=([.$K$1]*EXP(-[.C$1]*[.$B66]))" office:value-type="float" office:value="14.9952318447808">
            <text:p>14,9952318448</text:p>
          </table:table-cell>
          <table:table-cell table:formula="of:=([.$K$1]*EXP(-[.D$1]*[.$B66]))" office:value-type="float" office:value="7.65785771950224">
            <text:p>7,6578577195</text:p>
          </table:table-cell>
          <table:table-cell table:formula="of:=([.$K$1]*EXP(-[.E$1]*[.$B66]))" office:value-type="float" office:value="1.12269525668267">
            <text:p>1,1226952567</text:p>
          </table:table-cell>
          <table:table-cell table:formula="of:=([.$K$1]*EXP(-[.F$1]*[.$B66]))" office:value-type="float" office:value="0.00135457472981708">
            <text:p>0,0013545747</text:p>
          </table:table-cell>
          <table:table-cell table:formula="of:=([.$K$1]*EXP(-[.G$1]*[.$B66]))" office:value-type="float" office:value="0.00000000000621368047508687">
            <text:p>6,21368047508687E-012</text:p>
          </table:table-cell>
          <table:table-cell table:formula="of:=([.$K$1]*EXP(-[.H$1]*[.$B66]))" office:value-type="float" office:value="1.67578850676387E-124">
            <text:p>1,67578850676387E-124</text:p>
          </table:table-cell>
          <table:table-cell table:number-columns-repeated="3"/>
        </table:table-row>
        <table:table-row table:style-name="ro1">
          <table:table-cell office:value-type="float" office:value="6400">
            <text:p>6400</text:p>
          </table:table-cell>
          <table:table-cell table:formula="of:=([.$A67]-MOD([.$A67];[.K$2]))+[.K$2]" office:value-type="float" office:value="6500">
            <text:p>6500</text:p>
          </table:table-cell>
          <table:table-cell table:formula="of:=([.$K$1]*EXP(-[.C$1]*[.$B67]))" office:value-type="float" office:value="14.9279049007176">
            <text:p>14,9279049007</text:p>
          </table:table-cell>
          <table:table-cell table:formula="of:=([.$K$1]*EXP(-[.D$1]*[.$B67]))" office:value-type="float" office:value="7.54384707126314">
            <text:p>7,5438470713</text:p>
          </table:table-cell>
          <table:table-cell table:formula="of:=([.$K$1]*EXP(-[.E$1]*[.$B67]))" office:value-type="float" office:value="1.0732938382546">
            <text:p>1,0732938383</text:p>
          </table:table-cell>
          <table:table-cell table:formula="of:=([.$K$1]*EXP(-[.F$1]*[.$B67]))" office:value-type="float" office:value="0.00116589327461738">
            <text:p>0,0011658933</text:p>
          </table:table-cell>
          <table:table-cell table:formula="of:=([.$K$1]*EXP(-[.G$1]*[.$B67]))" office:value-type="float" office:value="0.00000000000396201759609795">
            <text:p>3,96201759609795E-012</text:p>
          </table:table-cell>
          <table:table-cell table:formula="of:=([.$K$1]*EXP(-[.H$1]*[.$B67]))" office:value-type="float" office:value="1.86163287204661E-126">
            <text:p>1,86163287204661E-126</text:p>
          </table:table-cell>
          <table:table-cell table:number-columns-repeated="3"/>
        </table:table-row>
        <table:table-row table:style-name="ro1">
          <table:table-cell office:value-type="float" office:value="6500">
            <text:p>6500</text:p>
          </table:table-cell>
          <table:table-cell table:formula="of:=([.$A68]-MOD([.$A68];[.K$2]))+[.K$2]" office:value-type="float" office:value="6600">
            <text:p>6600</text:p>
          </table:table-cell>
          <table:table-cell table:formula="of:=([.$K$1]*EXP(-[.C$1]*[.$B68]))" office:value-type="float" office:value="14.8608802472388">
            <text:p>14,8608802472</text:p>
          </table:table-cell>
          <table:table-cell table:formula="of:=([.$K$1]*EXP(-[.D$1]*[.$B68]))" office:value-type="float" office:value="7.43153382044091">
            <text:p>7,4315338204</text:p>
          </table:table-cell>
          <table:table-cell table:formula="of:=([.$K$1]*EXP(-[.E$1]*[.$B68]))" office:value-type="float" office:value="1.02606620663838">
            <text:p>1,0260662066</text:p>
          </table:table-cell>
          <table:table-cell table:formula="of:=([.$K$1]*EXP(-[.F$1]*[.$B68]))" office:value-type="float" office:value="0.00100349364112351">
            <text:p>0,0010034936</text:p>
          </table:table-cell>
          <table:table-cell table:formula="of:=([.$K$1]*EXP(-[.G$1]*[.$B68]))" office:value-type="float" office:value="0.00000000000252629395649288">
            <text:p>2,52629395649288E-012</text:p>
          </table:table-cell>
          <table:table-cell table:formula="of:=([.$K$1]*EXP(-[.H$1]*[.$B68]))" office:value-type="float" office:value="2.06808731310439E-128">
            <text:p>2,06808731310439E-128</text:p>
          </table:table-cell>
          <table:table-cell table:number-columns-repeated="3"/>
        </table:table-row>
        <table:table-row table:style-name="ro1">
          <table:table-cell office:value-type="float" office:value="6600">
            <text:p>6600</text:p>
          </table:table-cell>
          <table:table-cell table:formula="of:=([.$A69]-MOD([.$A69];[.K$2]))+[.K$2]" office:value-type="float" office:value="6700">
            <text:p>6700</text:p>
          </table:table-cell>
          <table:table-cell table:formula="of:=([.$K$1]*EXP(-[.C$1]*[.$B69]))" office:value-type="float" office:value="14.7941565270928">
            <text:p>14,7941565271</text:p>
          </table:table-cell>
          <table:table-cell table:formula="of:=([.$K$1]*EXP(-[.D$1]*[.$B69]))" office:value-type="float" office:value="7.32089269608031">
            <text:p>7,3208926961</text:p>
          </table:table-cell>
          <table:table-cell table:formula="of:=([.$K$1]*EXP(-[.E$1]*[.$B69]))" office:value-type="float" office:value="0.980916709740335">
            <text:p>0,9809167097</text:p>
          </table:table-cell>
          <table:table-cell table:formula="of:=([.$K$1]*EXP(-[.F$1]*[.$B69]))" office:value-type="float" office:value="0.000863714981206825">
            <text:p>0,000863715</text:p>
          </table:table-cell>
          <table:table-cell table:formula="of:=([.$K$1]*EXP(-[.G$1]*[.$B69]))" office:value-type="float" office:value="0.00000000000161083614593181">
            <text:p>1,61083614593181E-012</text:p>
          </table:table-cell>
          <table:table-cell table:formula="of:=([.$K$1]*EXP(-[.H$1]*[.$B69]))" office:value-type="float" office:value="2.29743748020595E-130">
            <text:p>2,29743748020595E-130</text:p>
          </table:table-cell>
          <table:table-cell table:number-columns-repeated="3"/>
        </table:table-row>
        <table:table-row table:style-name="ro1">
          <table:table-cell office:value-type="float" office:value="6700">
            <text:p>6700</text:p>
          </table:table-cell>
          <table:table-cell table:formula="of:=([.$A70]-MOD([.$A70];[.K$2]))+[.K$2]" office:value-type="float" office:value="6800">
            <text:p>6800</text:p>
          </table:table-cell>
          <table:table-cell table:formula="of:=([.$K$1]*EXP(-[.C$1]*[.$B70]))" office:value-type="float" office:value="14.727732389122">
            <text:p>14,7277323891</text:p>
          </table:table-cell>
          <table:table-cell table:formula="of:=([.$K$1]*EXP(-[.D$1]*[.$B70]))" office:value-type="float" office:value="7.21189880346157">
            <text:p>7,2118988035</text:p>
          </table:table-cell>
          <table:table-cell table:formula="of:=([.$K$1]*EXP(-[.E$1]*[.$B70]))" office:value-type="float" office:value="0.937753904399769">
            <text:p>0,9377539044</text:p>
          </table:table-cell>
          <table:table-cell table:formula="of:=([.$K$1]*EXP(-[.F$1]*[.$B70]))" office:value-type="float" office:value="0.000743406373682533">
            <text:p>0,0007434064</text:p>
          </table:table-cell>
          <table:table-cell table:formula="of:=([.$K$1]*EXP(-[.G$1]*[.$B70]))" office:value-type="float" office:value="0.00000000000102711447429604">
            <text:p>1,02711447429604E-012</text:p>
          </table:table-cell>
          <table:table-cell table:formula="of:=([.$K$1]*EXP(-[.H$1]*[.$B70]))" office:value-type="float" office:value="2.5522225014436E-132">
            <text:p>2,5522225014436E-132</text:p>
          </table:table-cell>
          <table:table-cell table:number-columns-repeated="3"/>
        </table:table-row>
        <table:table-row table:style-name="ro1">
          <table:table-cell office:value-type="float" office:value="6800">
            <text:p>6800</text:p>
          </table:table-cell>
          <table:table-cell table:formula="of:=([.$A71]-MOD([.$A71];[.K$2]))+[.K$2]" office:value-type="float" office:value="6900">
            <text:p>6900</text:p>
          </table:table-cell>
          <table:table-cell table:formula="of:=([.$K$1]*EXP(-[.C$1]*[.$B71]))" office:value-type="float" office:value="14.6616064882354">
            <text:p>14,6616064882</text:p>
          </table:table-cell>
          <table:table-cell table:formula="of:=([.$K$1]*EXP(-[.D$1]*[.$B71]))" office:value-type="float" office:value="7.10452761849903">
            <text:p>7,1045276185</text:p>
          </table:table-cell>
          <table:table-cell table:formula="of:=([.$K$1]*EXP(-[.E$1]*[.$B71]))" office:value-type="float" office:value="0.896490371185337">
            <text:p>0,8964903712</text:p>
          </table:table-cell>
          <table:table-cell table:formula="of:=([.$K$1]*EXP(-[.F$1]*[.$B71]))" office:value-type="float" office:value="0.000639855795553785">
            <text:p>0,0006398558</text:p>
          </table:table-cell>
          <table:table-cell table:formula="of:=([.$K$1]*EXP(-[.G$1]*[.$B71]))" office:value-type="float" office:value="0.000000000000654917103749353">
            <text:p>6,54917103749353E-013</text:p>
          </table:table-cell>
          <table:table-cell table:formula="of:=([.$K$1]*EXP(-[.H$1]*[.$B71]))" office:value-type="float" office:value="2.83526309333611E-134">
            <text:p>2,83526309333611E-134</text:p>
          </table:table-cell>
          <table:table-cell table:number-columns-repeated="3"/>
        </table:table-row>
        <table:table-row table:style-name="ro1">
          <table:table-cell office:value-type="float" office:value="6900">
            <text:p>6900</text:p>
          </table:table-cell>
          <table:table-cell table:formula="of:=([.$A72]-MOD([.$A72];[.K$2]))+[.K$2]" office:value-type="float" office:value="7000">
            <text:p>7000</text:p>
          </table:table-cell>
          <table:table-cell table:formula="of:=([.$K$1]*EXP(-[.C$1]*[.$B72]))" office:value-type="float" office:value="14.5957774853811">
            <text:p>14,5957774854</text:p>
          </table:table-cell>
          <table:table-cell table:formula="of:=([.$K$1]*EXP(-[.D$1]*[.$B72]))" office:value-type="float" office:value="6.99875498222311">
            <text:p>6,9987549822</text:p>
          </table:table-cell>
          <table:table-cell table:formula="of:=([.$K$1]*EXP(-[.E$1]*[.$B72]))" office:value-type="float" office:value="0.857042537340803">
            <text:p>0,8570425373</text:p>
          </table:table-cell>
          <table:table-cell table:formula="of:=([.$K$1]*EXP(-[.F$1]*[.$B72]))" office:value-type="float" office:value="0.000550728986994943">
            <text:p>0,000550729</text:p>
          </table:table-cell>
          <table:table-cell table:formula="of:=([.$K$1]*EXP(-[.G$1]*[.$B72]))" office:value-type="float" office:value="0.000000000000417593582329185">
            <text:p>4,17593582329185E-013</text:p>
          </table:table-cell>
          <table:table-cell table:formula="of:=([.$K$1]*EXP(-[.H$1]*[.$B72]))" office:value-type="float" office:value="3.1496927888877E-136">
            <text:p>3,1496927888877E-136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([.$A73]-MOD([.$A73];[.K$2]))+[.K$2]" office:value-type="float" office:value="7100">
            <text:p>7100</text:p>
          </table:table-cell>
          <table:table-cell table:formula="of:=([.$K$1]*EXP(-[.C$1]*[.$B73]))" office:value-type="float" office:value="14.5302440475198">
            <text:p>14,5302440475</text:p>
          </table:table-cell>
          <table:table-cell table:formula="of:=([.$K$1]*EXP(-[.D$1]*[.$B73]))" office:value-type="float" office:value="6.8945570953444">
            <text:p>6,8945570953</text:p>
          </table:table-cell>
          <table:table-cell table:formula="of:=([.$K$1]*EXP(-[.E$1]*[.$B73]))" office:value-type="float" office:value="0.819330507521658">
            <text:p>0,8193305075</text:p>
          </table:table-cell>
          <table:table-cell table:formula="of:=([.$K$1]*EXP(-[.F$1]*[.$B73]))" office:value-type="float" office:value="0.000474016831955039">
            <text:p>0,0004740168</text:p>
          </table:table-cell>
          <table:table-cell table:formula="of:=([.$K$1]*EXP(-[.G$1]*[.$B73]))" office:value-type="float" office:value="0.000000000000266269424029673">
            <text:p>2,66269424029673E-013</text:p>
          </table:table-cell>
          <table:table-cell table:formula="of:=([.$K$1]*EXP(-[.H$1]*[.$B73]))" office:value-type="float" office:value="3.49899262882802E-138">
            <text:p>3,49899262882802E-138</text:p>
          </table:table-cell>
          <table:table-cell table:number-columns-repeated="3"/>
        </table:table-row>
        <table:table-row table:style-name="ro1">
          <table:table-cell office:value-type="float" office:value="7100">
            <text:p>7100</text:p>
          </table:table-cell>
          <table:table-cell table:formula="of:=([.$A74]-MOD([.$A74];[.K$2]))+[.K$2]" office:value-type="float" office:value="7200">
            <text:p>7200</text:p>
          </table:table-cell>
          <table:table-cell table:formula="of:=([.$K$1]*EXP(-[.C$1]*[.$B74]))" office:value-type="float" office:value="14.4650048475969">
            <text:p>14,4650048476</text:p>
          </table:table-cell>
          <table:table-cell table:formula="of:=([.$K$1]*EXP(-[.D$1]*[.$B74]))" office:value-type="float" office:value="6.79191051289878">
            <text:p>6,7919105129</text:p>
          </table:table-cell>
          <table:table-cell table:formula="of:=([.$K$1]*EXP(-[.E$1]*[.$B74]))" office:value-type="float" office:value="0.783277901979741">
            <text:p>0,783277902</text:p>
          </table:table-cell>
          <table:table-cell table:formula="of:=([.$K$1]*EXP(-[.F$1]*[.$B74]))" office:value-type="float" office:value="0.000407990068223438">
            <text:p>0,0004079901</text:p>
          </table:table-cell>
          <table:table-cell table:formula="of:=([.$K$1]*EXP(-[.G$1]*[.$B74]))" office:value-type="float" office:value="0.000000000000169780880677434">
            <text:p>1,69780880677434E-013</text:p>
          </table:table-cell>
          <table:table-cell table:formula="of:=([.$K$1]*EXP(-[.H$1]*[.$B74]))" office:value-type="float" office:value="3.88702970009859E-140">
            <text:p>3,88702970009859E-140</text:p>
          </table:table-cell>
          <table:table-cell table:number-columns-repeated="3"/>
        </table:table-row>
        <table:table-row table:style-name="ro1">
          <table:table-cell office:value-type="float" office:value="7200">
            <text:p>7200</text:p>
          </table:table-cell>
          <table:table-cell table:formula="of:=([.$A75]-MOD([.$A75];[.K$2]))+[.K$2]" office:value-type="float" office:value="7300">
            <text:p>7300</text:p>
          </table:table-cell>
          <table:table-cell table:formula="of:=([.$K$1]*EXP(-[.C$1]*[.$B75]))" office:value-type="float" office:value="14.4000585645164">
            <text:p>14,4000585645</text:p>
          </table:table-cell>
          <table:table-cell table:formula="of:=([.$K$1]*EXP(-[.D$1]*[.$B75]))" office:value-type="float" office:value="6.69079213897215">
            <text:p>6,690792139</text:p>
          </table:table-cell>
          <table:table-cell table:formula="of:=([.$K$1]*EXP(-[.E$1]*[.$B75]))" office:value-type="float" office:value="0.748811701868146">
            <text:p>0,7488117019</text:p>
          </table:table-cell>
          <table:table-cell table:formula="of:=([.$K$1]*EXP(-[.F$1]*[.$B75]))" office:value-type="float" office:value="0.000351160306022117">
            <text:p>0,0003511603</text:p>
          </table:table-cell>
          <table:table-cell table:formula="of:=([.$K$1]*EXP(-[.G$1]*[.$B75]))" office:value-type="float" office:value="0.00000000000010825706912707">
            <text:p>1,0825706912707E-013</text:p>
          </table:table-cell>
          <table:table-cell table:formula="of:=([.$K$1]*EXP(-[.H$1]*[.$B75]))" office:value-type="float" office:value="4.31809994824402E-142">
            <text:p>4,31809994824402E-142</text:p>
          </table:table-cell>
          <table:table-cell table:number-columns-repeated="3"/>
        </table:table-row>
        <table:table-row table:style-name="ro1">
          <table:table-cell office:value-type="float" office:value="7300">
            <text:p>7300</text:p>
          </table:table-cell>
          <table:table-cell table:formula="of:=([.$A76]-MOD([.$A76];[.K$2]))+[.K$2]" office:value-type="float" office:value="7400">
            <text:p>7400</text:p>
          </table:table-cell>
          <table:table-cell table:formula="of:=([.$K$1]*EXP(-[.C$1]*[.$B76]))" office:value-type="float" office:value="14.335403883114">
            <text:p>14,3354038831</text:p>
          </table:table-cell>
          <table:table-cell table:formula="of:=([.$K$1]*EXP(-[.D$1]*[.$B76]))" office:value-type="float" office:value="6.59117922150378">
            <text:p>6,5911792215</text:p>
          </table:table-cell>
          <table:table-cell table:formula="of:=([.$K$1]*EXP(-[.E$1]*[.$B76]))" office:value-type="float" office:value="0.715862101353106">
            <text:p>0,7158621014</text:p>
          </table:table-cell>
          <table:table-cell table:formula="of:=([.$K$1]*EXP(-[.F$1]*[.$B76]))" office:value-type="float" office:value="0.000302246476397101">
            <text:p>0,0003022465</text:p>
          </table:table-cell>
          <table:table-cell table:formula="of:=([.$K$1]*EXP(-[.G$1]*[.$B76]))" office:value-type="float" office:value="0.0000000000000690277548874838">
            <text:p>6,90277548874838E-014</text:p>
          </table:table-cell>
          <table:table-cell table:formula="of:=([.$K$1]*EXP(-[.H$1]*[.$B76]))" office:value-type="float" office:value="4.79697573768271E-144">
            <text:p>4,79697573768271E-144</text:p>
          </table:table-cell>
          <table:table-cell table:number-columns-repeated="3"/>
        </table:table-row>
        <table:table-row table:style-name="ro1">
          <table:table-cell office:value-type="float" office:value="7400">
            <text:p>7400</text:p>
          </table:table-cell>
          <table:table-cell table:formula="of:=([.$A77]-MOD([.$A77];[.K$2]))+[.K$2]" office:value-type="float" office:value="7500">
            <text:p>7500</text:p>
          </table:table-cell>
          <table:table-cell table:formula="of:=([.$K$1]*EXP(-[.C$1]*[.$B77]))" office:value-type="float" office:value="14.2710394941301">
            <text:p>14,2710394941</text:p>
          </table:table-cell>
          <table:table-cell table:formula="of:=([.$K$1]*EXP(-[.D$1]*[.$B77]))" office:value-type="float" office:value="6.493049347167">
            <text:p>6,4930493472</text:p>
          </table:table-cell>
          <table:table-cell table:formula="of:=([.$K$1]*EXP(-[.E$1]*[.$B77]))" office:value-type="float" office:value="0.68436236623332">
            <text:p>0,6843623662</text:p>
          </table:table-cell>
          <table:table-cell table:formula="of:=([.$K$1]*EXP(-[.F$1]*[.$B77]))" office:value-type="float" office:value="0.000260145953081352">
            <text:p>0,000260146</text:p>
          </table:table-cell>
          <table:table-cell table:formula="of:=([.$K$1]*EXP(-[.G$1]*[.$B77]))" office:value-type="float" office:value="0.000000000000044014039759507">
            <text:p>4,4014039759507E-014</text:p>
          </table:table-cell>
          <table:table-cell table:formula="of:=([.$K$1]*EXP(-[.H$1]*[.$B77]))" office:value-type="float" office:value="5.32895868639496E-146">
            <text:p>5,32895868639496E-146</text:p>
          </table:table-cell>
          <table:table-cell table:number-columns-repeated="3"/>
        </table:table-row>
        <table:table-row table:style-name="ro1">
          <table:table-cell office:value-type="float" office:value="7500">
            <text:p>7500</text:p>
          </table:table-cell>
          <table:table-cell table:formula="of:=([.$A78]-MOD([.$A78];[.K$2]))+[.K$2]" office:value-type="float" office:value="7600">
            <text:p>7600</text:p>
          </table:table-cell>
          <table:table-cell table:formula="of:=([.$K$1]*EXP(-[.C$1]*[.$B78]))" office:value-type="float" office:value="14.2069640941835">
            <text:p>14,2069640942</text:p>
          </table:table-cell>
          <table:table-cell table:formula="of:=([.$K$1]*EXP(-[.D$1]*[.$B78]))" office:value-type="float" office:value="6.39638043632608">
            <text:p>6,3963804363</text:p>
          </table:table-cell>
          <table:table-cell table:formula="of:=([.$K$1]*EXP(-[.E$1]*[.$B78]))" office:value-type="float" office:value="0.654248698780396">
            <text:p>0,6542486988</text:p>
          </table:table-cell>
          <table:table-cell table:formula="of:=([.$K$1]*EXP(-[.F$1]*[.$B78]))" office:value-type="float" office:value="0.000223909696851819">
            <text:p>0,0002239097</text:p>
          </table:table-cell>
          <table:table-cell table:formula="of:=([.$K$1]*EXP(-[.G$1]*[.$B78]))" office:value-type="float" office:value="0.0000000000000280645908172618">
            <text:p>2,80645908172618E-014</text:p>
          </table:table-cell>
          <table:table-cell table:formula="of:=([.$K$1]*EXP(-[.H$1]*[.$B78]))" office:value-type="float" office:value="5.91993835995979E-148">
            <text:p>5,91993835995979E-148</text:p>
          </table:table-cell>
          <table:table-cell table:number-columns-repeated="3"/>
        </table:table-row>
        <table:table-row table:style-name="ro1">
          <table:table-cell office:value-type="float" office:value="7600">
            <text:p>7600</text:p>
          </table:table-cell>
          <table:table-cell table:formula="of:=([.$A79]-MOD([.$A79];[.K$2]))+[.K$2]" office:value-type="float" office:value="7700">
            <text:p>7700</text:p>
          </table:table-cell>
          <table:table-cell table:formula="of:=([.$K$1]*EXP(-[.C$1]*[.$B79]))" office:value-type="float" office:value="14.1431763857454">
            <text:p>14,1431763857</text:p>
          </table:table-cell>
          <table:table-cell table:formula="of:=([.$K$1]*EXP(-[.D$1]*[.$B79]))" office:value-type="float" office:value="6.30115073806827">
            <text:p>6,3011507381</text:p>
          </table:table-cell>
          <table:table-cell table:formula="of:=([.$K$1]*EXP(-[.E$1]*[.$B79]))" office:value-type="float" office:value="0.625460108526641">
            <text:p>0,6254601085</text:p>
          </table:table-cell>
          <table:table-cell table:formula="of:=([.$K$1]*EXP(-[.F$1]*[.$B79]))" office:value-type="float" office:value="0.000192720862079277">
            <text:p>0,0001927209</text:p>
          </table:table-cell>
          <table:table-cell table:formula="of:=([.$K$1]*EXP(-[.G$1]*[.$B79]))" office:value-type="float" office:value="0.000000000000017894773168832">
            <text:p>1,7894773168832E-014</text:p>
          </table:table-cell>
          <table:table-cell table:formula="of:=([.$K$1]*EXP(-[.H$1]*[.$B79]))" office:value-type="float" office:value="6.57645747474011E-150">
            <text:p>6,57645747474011E-150</text:p>
          </table:table-cell>
          <table:table-cell table:number-columns-repeated="3"/>
        </table:table-row>
        <table:table-row table:style-name="ro1">
          <table:table-cell office:value-type="float" office:value="7700">
            <text:p>7700</text:p>
          </table:table-cell>
          <table:table-cell table:formula="of:=([.$A80]-MOD([.$A80];[.K$2]))+[.K$2]" office:value-type="float" office:value="7800">
            <text:p>7800</text:p>
          </table:table-cell>
          <table:table-cell table:formula="of:=([.$K$1]*EXP(-[.C$1]*[.$B80]))" office:value-type="float" office:value="14.0796750771124">
            <text:p>14,0796750771</text:p>
          </table:table-cell>
          <table:table-cell table:formula="of:=([.$K$1]*EXP(-[.D$1]*[.$B80]))" office:value-type="float" office:value="6.2073388253097">
            <text:p>6,2073388253</text:p>
          </table:table-cell>
          <table:table-cell table:formula="of:=([.$K$1]*EXP(-[.E$1]*[.$B80]))" office:value-type="float" office:value="0.597938288738526">
            <text:p>0,5979382887</text:p>
          </table:table-cell>
          <table:table-cell table:formula="of:=([.$K$1]*EXP(-[.F$1]*[.$B80]))" office:value-type="float" office:value="0.000165876383215147">
            <text:p>0,0001658764</text:p>
          </table:table-cell>
          <table:table-cell table:formula="of:=([.$K$1]*EXP(-[.G$1]*[.$B80]))" office:value-type="float" office:value="0.0000000000000114102111393333">
            <text:p>1,14102111393333E-014</text:p>
          </table:table-cell>
          <table:table-cell table:formula="of:=([.$K$1]*EXP(-[.H$1]*[.$B80]))" office:value-type="float" office:value="7.30578433207856E-152">
            <text:p>7,30578433207856E-152</text:p>
          </table:table-cell>
          <table:table-cell table:number-columns-repeated="3"/>
        </table:table-row>
        <table:table-row table:style-name="ro1">
          <table:table-cell office:value-type="float" office:value="7800">
            <text:p>7800</text:p>
          </table:table-cell>
          <table:table-cell table:formula="of:=([.$A81]-MOD([.$A81];[.K$2]))+[.K$2]" office:value-type="float" office:value="7900">
            <text:p>7900</text:p>
          </table:table-cell>
          <table:table-cell table:formula="of:=([.$K$1]*EXP(-[.C$1]*[.$B81]))" office:value-type="float" office:value="14.0164588823809">
            <text:p>14,0164588824</text:p>
          </table:table-cell>
          <table:table-cell table:formula="of:=([.$K$1]*EXP(-[.D$1]*[.$B81]))" office:value-type="float" office:value="6.11492358997424">
            <text:p>6,11492359</text:p>
          </table:table-cell>
          <table:table-cell table:formula="of:=([.$K$1]*EXP(-[.E$1]*[.$B81]))" office:value-type="float" office:value="0.571627498325624">
            <text:p>0,5716274983</text:p>
          </table:table-cell>
          <table:table-cell table:formula="of:=([.$K$1]*EXP(-[.F$1]*[.$B81]))" office:value-type="float" office:value="0.000142771126133817">
            <text:p>0,0001427711</text:p>
          </table:table-cell>
          <table:table-cell table:formula="of:=([.$K$1]*EXP(-[.G$1]*[.$B81]))" office:value-type="float" office:value="7.27547183838724E-015">
            <text:p>7,27547183838724E-015</text:p>
          </table:table-cell>
          <table:table-cell table:formula="of:=([.$K$1]*EXP(-[.H$1]*[.$B81]))" office:value-type="float" office:value="8.11599328542057E-154">
            <text:p>8,11599328542057E-154</text:p>
          </table:table-cell>
          <table:table-cell table:number-columns-repeated="3"/>
        </table:table-row>
        <table:table-row table:style-name="ro1">
          <table:table-cell office:value-type="float" office:value="7900">
            <text:p>7900</text:p>
          </table:table-cell>
          <table:table-cell table:formula="of:=([.$A82]-MOD([.$A82];[.K$2]))+[.K$2]" office:value-type="float" office:value="8000">
            <text:p>8000</text:p>
          </table:table-cell>
          <table:table-cell table:formula="of:=([.$K$1]*EXP(-[.C$1]*[.$B82]))" office:value-type="float" office:value="13.9535265214206">
            <text:p>13,9535265214</text:p>
          </table:table-cell>
          <table:table-cell table:formula="of:=([.$K$1]*EXP(-[.D$1]*[.$B82]))" office:value-type="float" office:value="6.02388423824404">
            <text:p>6,0238842382</text:p>
          </table:table-cell>
          <table:table-cell table:formula="of:=([.$K$1]*EXP(-[.E$1]*[.$B82]))" office:value-type="float" office:value="0.546474448945851">
            <text:p>0,5464744489</text:p>
          </table:table-cell>
          <table:table-cell table:formula="of:=([.$K$1]*EXP(-[.F$1]*[.$B82]))" office:value-type="float" office:value="0.000122884247066564">
            <text:p>0,0001228842</text:p>
          </table:table-cell>
          <table:table-cell table:formula="of:=([.$K$1]*EXP(-[.G$1]*[.$B82]))" office:value-type="float" office:value="4.63904566048711E-015">
            <text:p>4,63904566048711E-015</text:p>
          </table:table-cell>
          <table:table-cell table:formula="of:=([.$K$1]*EXP(-[.H$1]*[.$B82]))" office:value-type="float" office:value="9.01605413121348E-156">
            <text:p>9,01605413121348E-156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table:formula="of:=([.$A83]-MOD([.$A83];[.K$2]))+[.K$2]" office:value-type="float" office:value="8100">
            <text:p>8100</text:p>
          </table:table-cell>
          <table:table-cell table:formula="of:=([.$K$1]*EXP(-[.C$1]*[.$B83]))" office:value-type="float" office:value="13.8908767198493">
            <text:p>13,8908767198</text:p>
          </table:table-cell>
          <table:table-cell table:formula="of:=([.$K$1]*EXP(-[.D$1]*[.$B83]))" office:value-type="float" office:value="5.93420028588091">
            <text:p>5,9342002859</text:p>
          </table:table-cell>
          <table:table-cell table:formula="of:=([.$K$1]*EXP(-[.E$1]*[.$B83]))" office:value-type="float" office:value="0.522428197078364">
            <text:p>0,5224281971</text:p>
          </table:table-cell>
          <table:table-cell table:formula="of:=([.$K$1]*EXP(-[.F$1]*[.$B83]))" office:value-type="float" office:value="0.000105767451627179">
            <text:p>0,0001057675</text:p>
          </table:table-cell>
          <table:table-cell table:formula="of:=([.$K$1]*EXP(-[.G$1]*[.$B83]))" office:value-type="float" office:value="2.95798610978541E-015">
            <text:p>2,95798610978541E-015</text:p>
          </table:table-cell>
          <table:table-cell table:formula="of:=([.$K$1]*EXP(-[.H$1]*[.$B83]))" office:value-type="float" office:value="1.00159314132256E-157">
            <text:p>1,00159314132256E-157</text:p>
          </table:table-cell>
          <table:table-cell table:number-columns-repeated="3"/>
        </table:table-row>
        <table:table-row table:style-name="ro1">
          <table:table-cell office:value-type="float" office:value="8100">
            <text:p>8100</text:p>
          </table:table-cell>
          <table:table-cell table:formula="of:=([.$A84]-MOD([.$A84];[.K$2]))+[.K$2]" office:value-type="float" office:value="8200">
            <text:p>8200</text:p>
          </table:table-cell>
          <table:table-cell table:formula="of:=([.$K$1]*EXP(-[.C$1]*[.$B84]))" office:value-type="float" office:value="13.8285082090062">
            <text:p>13,828508209</text:p>
          </table:table-cell>
          <table:table-cell table:formula="of:=([.$K$1]*EXP(-[.D$1]*[.$B84]))" office:value-type="float" office:value="5.84585155361719">
            <text:p>5,8458515536</text:p>
          </table:table-cell>
          <table:table-cell table:formula="of:=([.$K$1]*EXP(-[.E$1]*[.$B84]))" office:value-type="float" office:value="0.499440040845523">
            <text:p>0,4994400408</text:p>
          </table:table-cell>
          <table:table-cell table:formula="of:=([.$K$1]*EXP(-[.F$1]*[.$B84]))" office:value-type="float" office:value="0.0000910348892616646">
            <text:p>9,10348892616646E-005</text:p>
          </table:table-cell>
          <table:table-cell table:formula="of:=([.$K$1]*EXP(-[.G$1]*[.$B84]))" office:value-type="float" office:value="1.88609521570535E-015">
            <text:p>1,88609521570535E-015</text:p>
          </table:table-cell>
          <table:table-cell table:formula="of:=([.$K$1]*EXP(-[.H$1]*[.$B84]))" office:value-type="float" office:value="1.11266947396795E-159">
            <text:p>1,11266947396795E-159</text:p>
          </table:table-cell>
          <table:table-cell table:number-columns-repeated="3"/>
        </table:table-row>
        <table:table-row table:style-name="ro1">
          <table:table-cell office:value-type="float" office:value="8200">
            <text:p>8200</text:p>
          </table:table-cell>
          <table:table-cell table:formula="of:=([.$A85]-MOD([.$A85];[.K$2]))+[.K$2]" office:value-type="float" office:value="8300">
            <text:p>8300</text:p>
          </table:table-cell>
          <table:table-cell table:formula="of:=([.$K$1]*EXP(-[.C$1]*[.$B85]))" office:value-type="float" office:value="13.7664197259269">
            <text:p>13,7664197259</text:p>
          </table:table-cell>
          <table:table-cell table:formula="of:=([.$K$1]*EXP(-[.D$1]*[.$B85]))" office:value-type="float" office:value="5.7588181626154">
            <text:p>5,7588181626</text:p>
          </table:table-cell>
          <table:table-cell table:formula="of:=([.$K$1]*EXP(-[.E$1]*[.$B85]))" office:value-type="float" office:value="0.47746342137494">
            <text:p>0,4774634214</text:p>
          </table:table-cell>
          <table:table-cell table:formula="of:=([.$K$1]*EXP(-[.F$1]*[.$B85]))" office:value-type="float" office:value="0.0000783544553204866">
            <text:p>7,83544553204866E-005</text:p>
          </table:table-cell>
          <table:table-cell table:formula="of:=([.$K$1]*EXP(-[.G$1]*[.$B85]))" office:value-type="float" office:value="1.20262740617288E-015">
            <text:p>1,20262740617288E-015</text:p>
          </table:table-cell>
          <table:table-cell table:formula="of:=([.$K$1]*EXP(-[.H$1]*[.$B85]))" office:value-type="float" office:value="1.23606413345179E-161">
            <text:p>1,23606413345179E-161</text:p>
          </table:table-cell>
          <table:table-cell table:number-columns-repeated="3"/>
        </table:table-row>
        <table:table-row table:style-name="ro1">
          <table:table-cell office:value-type="float" office:value="8300">
            <text:p>8300</text:p>
          </table:table-cell>
          <table:table-cell table:formula="of:=([.$A86]-MOD([.$A86];[.K$2]))+[.K$2]" office:value-type="float" office:value="8400">
            <text:p>8400</text:p>
          </table:table-cell>
          <table:table-cell table:formula="of:=([.$K$1]*EXP(-[.C$1]*[.$B86]))" office:value-type="float" office:value="13.7046100133174">
            <text:p>13,7046100133</text:p>
          </table:table-cell>
          <table:table-cell table:formula="of:=([.$K$1]*EXP(-[.D$1]*[.$B86]))" office:value-type="float" office:value="5.67308052999541">
            <text:p>5,67308053</text:p>
          </table:table-cell>
          <table:table-cell table:formula="of:=([.$K$1]*EXP(-[.E$1]*[.$B86]))" office:value-type="float" office:value="0.456453828501859">
            <text:p>0,4564538285</text:p>
          </table:table-cell>
          <table:table-cell table:formula="of:=([.$K$1]*EXP(-[.F$1]*[.$B86]))" office:value-type="float" office:value="0.0000674403046827837">
            <text:p>6,74403046827837E-005</text:p>
          </table:table-cell>
          <table:table-cell table:formula="of:=([.$K$1]*EXP(-[.G$1]*[.$B86]))" office:value-type="float" office:value="7.66829090087696E-016">
            <text:p>7,66829090087696E-016</text:p>
          </table:table-cell>
          <table:table-cell table:formula="of:=([.$K$1]*EXP(-[.H$1]*[.$B86]))" office:value-type="float" office:value="1.37314321795614E-163">
            <text:p>1,37314321795614E-163</text:p>
          </table:table-cell>
          <table:table-cell table:number-columns-repeated="3"/>
        </table:table-row>
        <table:table-row table:style-name="ro1">
          <table:table-cell office:value-type="float" office:value="8400">
            <text:p>8400</text:p>
          </table:table-cell>
          <table:table-cell table:formula="of:=([.$A87]-MOD([.$A87];[.K$2]))+[.K$2]" office:value-type="float" office:value="8500">
            <text:p>8500</text:p>
          </table:table-cell>
          <table:table-cell table:formula="of:=([.$K$1]*EXP(-[.C$1]*[.$B87]))" office:value-type="float" office:value="13.643077819529">
            <text:p>13,6430778195</text:p>
          </table:table-cell>
          <table:table-cell table:formula="of:=([.$K$1]*EXP(-[.D$1]*[.$B87]))" office:value-type="float" office:value="5.58861936442815">
            <text:p>5,5886193644</text:p>
          </table:table-cell>
          <table:table-cell table:formula="of:=([.$K$1]*EXP(-[.E$1]*[.$B87]))" office:value-type="float" office:value="0.436368710620855">
            <text:p>0,4363687106</text:p>
          </table:table-cell>
          <table:table-cell table:formula="of:=([.$K$1]*EXP(-[.F$1]*[.$B87]))" office:value-type="float" office:value="0.0000580464081730081">
            <text:p>5,80464081730081E-005</text:p>
          </table:table-cell>
          <table:table-cell table:formula="of:=([.$K$1]*EXP(-[.G$1]*[.$B87]))" office:value-type="float" office:value="4.88951815322423E-016">
            <text:p>4,88951815322423E-016</text:p>
          </table:table-cell>
          <table:table-cell table:formula="of:=([.$K$1]*EXP(-[.H$1]*[.$B87]))" office:value-type="float" office:value="1.52542432547857E-165">
            <text:p>1,52542432547857E-165</text:p>
          </table:table-cell>
          <table:table-cell table:number-columns-repeated="3"/>
        </table:table-row>
        <table:table-row table:style-name="ro1">
          <table:table-cell office:value-type="float" office:value="8500">
            <text:p>8500</text:p>
          </table:table-cell>
          <table:table-cell table:formula="of:=([.$A88]-MOD([.$A88];[.K$2]))+[.K$2]" office:value-type="float" office:value="8600">
            <text:p>8600</text:p>
          </table:table-cell>
          <table:table-cell table:formula="of:=([.$K$1]*EXP(-[.C$1]*[.$B88]))" office:value-type="float" office:value="13.5818218985327">
            <text:p>13,5818218985</text:p>
          </table:table-cell>
          <table:table-cell table:formula="of:=([.$K$1]*EXP(-[.D$1]*[.$B88]))" office:value-type="float" office:value="5.50541566179505">
            <text:p>5,5054156618</text:p>
          </table:table-cell>
          <table:table-cell table:formula="of:=([.$K$1]*EXP(-[.E$1]*[.$B88]))" office:value-type="float" office:value="0.417167388504294">
            <text:p>0,4171673885</text:p>
          </table:table-cell>
          <table:table-cell table:formula="of:=([.$K$1]*EXP(-[.F$1]*[.$B88]))" office:value-type="float" office:value="0.0000499610065173327">
            <text:p>0,000049961</text:p>
          </table:table-cell>
          <table:table-cell table:formula="of:=([.$K$1]*EXP(-[.G$1]*[.$B88]))" office:value-type="float" office:value="3.11769442236148E-016">
            <text:p>3,11769442236148E-016</text:p>
          </table:table-cell>
          <table:table-cell table:formula="of:=([.$K$1]*EXP(-[.H$1]*[.$B88]))" office:value-type="float" office:value="1.6945933551092E-167">
            <text:p>1,6945933551092E-167</text:p>
          </table:table-cell>
          <table:table-cell table:number-columns-repeated="3"/>
        </table:table-row>
        <table:table-row table:style-name="ro1">
          <table:table-cell office:value-type="float" office:value="8600">
            <text:p>8600</text:p>
          </table:table-cell>
          <table:table-cell table:formula="of:=([.$A89]-MOD([.$A89];[.K$2]))+[.K$2]" office:value-type="float" office:value="8700">
            <text:p>8700</text:p>
          </table:table-cell>
          <table:table-cell table:formula="of:=([.$K$1]*EXP(-[.C$1]*[.$B89]))" office:value-type="float" office:value="13.520841009894">
            <text:p>13,5208410099</text:p>
          </table:table-cell>
          <table:table-cell table:formula="of:=([.$K$1]*EXP(-[.D$1]*[.$B89]))" office:value-type="float" office:value="5.423450700912">
            <text:p>5,4234507009</text:p>
          </table:table-cell>
          <table:table-cell table:formula="of:=([.$K$1]*EXP(-[.E$1]*[.$B89]))" office:value-type="float" office:value="0.398810972912996">
            <text:p>0,3988109729</text:p>
          </table:table-cell>
          <table:table-cell table:formula="of:=([.$K$1]*EXP(-[.F$1]*[.$B89]))" office:value-type="float" office:value="0.0000430018368196925">
            <text:p>4,30018368196925E-005</text:p>
          </table:table-cell>
          <table:table-cell table:formula="of:=([.$K$1]*EXP(-[.G$1]*[.$B89]))" office:value-type="float" office:value="1.98792973185186E-016">
            <text:p>1,98792973185186E-016</text:p>
          </table:table-cell>
          <table:table-cell table:formula="of:=([.$K$1]*EXP(-[.H$1]*[.$B89]))" office:value-type="float" office:value="1.88252317156365E-169">
            <text:p>1,88252317156365E-169</text:p>
          </table:table-cell>
          <table:table-cell table:number-columns-repeated="3"/>
        </table:table-row>
        <table:table-row table:style-name="ro1">
          <table:table-cell office:value-type="float" office:value="8700">
            <text:p>8700</text:p>
          </table:table-cell>
          <table:table-cell table:formula="of:=([.$A90]-MOD([.$A90];[.K$2]))+[.K$2]" office:value-type="float" office:value="8800">
            <text:p>8800</text:p>
          </table:table-cell>
          <table:table-cell table:formula="of:=([.$K$1]*EXP(-[.C$1]*[.$B90]))" office:value-type="float" office:value="13.4601339187477">
            <text:p>13,4601339187</text:p>
          </table:table-cell>
          <table:table-cell table:formula="of:=([.$K$1]*EXP(-[.D$1]*[.$B90]))" office:value-type="float" office:value="5.34270603931701">
            <text:p>5,3427060393</text:p>
          </table:table-cell>
          <table:table-cell table:formula="of:=([.$K$1]*EXP(-[.E$1]*[.$B90]))" office:value-type="float" office:value="0.381262285832233">
            <text:p>0,3812622858</text:p>
          </table:table-cell>
          <table:table-cell table:formula="of:=([.$K$1]*EXP(-[.F$1]*[.$B90]))" office:value-type="float" office:value="0.0000370120239516381">
            <text:p>0,000037012</text:p>
          </table:table-cell>
          <table:table-cell table:formula="of:=([.$K$1]*EXP(-[.G$1]*[.$B90]))" office:value-type="float" office:value="1.26755996047467E-016">
            <text:p>1,26755996047467E-016</text:p>
          </table:table-cell>
          <table:table-cell table:formula="of:=([.$K$1]*EXP(-[.H$1]*[.$B90]))" office:value-type="float" office:value="2.09129433960615E-171">
            <text:p>2,09129433960615E-171</text:p>
          </table:table-cell>
          <table:table-cell table:number-columns-repeated="3"/>
        </table:table-row>
        <table:table-row table:style-name="ro1">
          <table:table-cell office:value-type="float" office:value="8800">
            <text:p>8800</text:p>
          </table:table-cell>
          <table:table-cell table:formula="of:=([.$A91]-MOD([.$A91];[.K$2]))+[.K$2]" office:value-type="float" office:value="8900">
            <text:p>8900</text:p>
          </table:table-cell>
          <table:table-cell table:formula="of:=([.$K$1]*EXP(-[.C$1]*[.$B91]))" office:value-type="float" office:value="13.3996993957733">
            <text:p>13,3996993958</text:p>
          </table:table-cell>
          <table:table-cell table:formula="of:=([.$K$1]*EXP(-[.D$1]*[.$B91]))" office:value-type="float" office:value="5.26316350912057">
            <text:p>5,2631635091</text:p>
          </table:table-cell>
          <table:table-cell table:formula="of:=([.$K$1]*EXP(-[.E$1]*[.$B91]))" office:value-type="float" office:value="0.364485785173546">
            <text:p>0,3644857852</text:p>
          </table:table-cell>
          <table:table-cell table:formula="of:=([.$K$1]*EXP(-[.F$1]*[.$B91]))" office:value-type="float" office:value="0.0000318565442388102">
            <text:p>3,18565442388102E-005</text:p>
          </table:table-cell>
          <table:table-cell table:formula="of:=([.$K$1]*EXP(-[.G$1]*[.$B91]))" office:value-type="float" office:value="8.08231914667232E-017">
            <text:p>8,08231914667232E-017</text:p>
          </table:table-cell>
          <table:table-cell table:formula="of:=([.$K$1]*EXP(-[.H$1]*[.$B91]))" office:value-type="float" office:value="2.32321815791305E-173">
            <text:p>2,32321815791305E-173</text:p>
          </table:table-cell>
          <table:table-cell table:number-columns-repeated="3"/>
        </table:table-row>
        <table:table-row table:style-name="ro1">
          <table:table-cell office:value-type="float" office:value="8900">
            <text:p>8900</text:p>
          </table:table-cell>
          <table:table-cell table:formula="of:=([.$A92]-MOD([.$A92];[.K$2]))+[.K$2]" office:value-type="float" office:value="9000">
            <text:p>9000</text:p>
          </table:table-cell>
          <table:table-cell table:formula="of:=([.$K$1]*EXP(-[.C$1]*[.$B92]))" office:value-type="float" office:value="13.3395362171695">
            <text:p>13,3395362172</text:p>
          </table:table-cell>
          <table:table-cell table:formula="of:=([.$K$1]*EXP(-[.D$1]*[.$B92]))" office:value-type="float" office:value="5.18480521291783">
            <text:p>5,1848052129</text:p>
          </table:table-cell>
          <table:table-cell table:formula="of:=([.$K$1]*EXP(-[.E$1]*[.$B92]))" office:value-type="float" office:value="0.34844749278987">
            <text:p>0,3484474928</text:p>
          </table:table-cell>
          <table:table-cell table:formula="of:=([.$K$1]*EXP(-[.F$1]*[.$B92]))" office:value-type="float" office:value="0.0000274191817276817">
            <text:p>2,74191817276817E-005</text:p>
          </table:table-cell>
          <table:table-cell table:formula="of:=([.$K$1]*EXP(-[.G$1]*[.$B92]))" office:value-type="float" office:value="5.15351421830992E-017">
            <text:p>5,15351421830992E-017</text:p>
          </table:table-cell>
          <table:table-cell table:formula="of:=([.$K$1]*EXP(-[.H$1]*[.$B92]))" office:value-type="float" office:value="2.58086224738377E-175">
            <text:p>2,58086224738377E-175</text:p>
          </table:table-cell>
          <table:table-cell table:number-columns-repeated="3"/>
        </table:table-row>
        <table:table-row table:style-name="ro1">
          <table:table-cell office:value-type="float" office:value="9000">
            <text:p>9000</text:p>
          </table:table-cell>
          <table:table-cell table:formula="of:=([.$A93]-MOD([.$A93];[.K$2]))+[.K$2]" office:value-type="float" office:value="9100">
            <text:p>9100</text:p>
          </table:table-cell>
          <table:table-cell table:formula="of:=([.$K$1]*EXP(-[.C$1]*[.$B93]))" office:value-type="float" office:value="13.2796431646299">
            <text:p>13,2796431646</text:p>
          </table:table-cell>
          <table:table-cell table:formula="of:=([.$K$1]*EXP(-[.D$1]*[.$B93]))" office:value-type="float" office:value="5.10761351976155">
            <text:p>5,1076135198</text:p>
          </table:table-cell>
          <table:table-cell table:formula="of:=([.$K$1]*EXP(-[.E$1]*[.$B93]))" office:value-type="float" office:value="0.333114925658173">
            <text:p>0,3331149257</text:p>
          </table:table-cell>
          <table:table-cell table:formula="of:=([.$K$1]*EXP(-[.F$1]*[.$B93]))" office:value-type="float" office:value="0.0000235999084200638">
            <text:p>2,35999084200638E-005</text:p>
          </table:table-cell>
          <table:table-cell table:formula="of:=([.$K$1]*EXP(-[.G$1]*[.$B93]))" office:value-type="float" office:value="3.2860257453775E-017">
            <text:p>3,2860257453775E-017</text:p>
          </table:table-cell>
          <table:table-cell table:formula="of:=([.$K$1]*EXP(-[.H$1]*[.$B93]))" office:value-type="float" office:value="2.86707897718666E-177">
            <text:p>2,86707897718666E-177</text:p>
          </table:table-cell>
          <table:table-cell table:number-columns-repeated="3"/>
        </table:table-row>
        <table:table-row table:style-name="ro1">
          <table:table-cell office:value-type="float" office:value="9100">
            <text:p>9100</text:p>
          </table:table-cell>
          <table:table-cell table:formula="of:=([.$A94]-MOD([.$A94];[.K$2]))+[.K$2]" office:value-type="float" office:value="9200">
            <text:p>9200</text:p>
          </table:table-cell>
          <table:table-cell table:formula="of:=([.$K$1]*EXP(-[.C$1]*[.$B94]))" office:value-type="float" office:value="13.2200190253183">
            <text:p>13,2200190253</text:p>
          </table:table-cell>
          <table:table-cell table:formula="of:=([.$K$1]*EXP(-[.D$1]*[.$B94]))" office:value-type="float" office:value="5.03157106119513">
            <text:p>5,0315710612</text:p>
          </table:table-cell>
          <table:table-cell table:formula="of:=([.$K$1]*EXP(-[.E$1]*[.$B94]))" office:value-type="float" office:value="0.318457030090234">
            <text:p>0,3184570301</text:p>
          </table:table-cell>
          <table:table-cell table:formula="of:=([.$K$1]*EXP(-[.F$1]*[.$B94]))" office:value-type="float" office:value="0.0000203126294200498">
            <text:p>2,03126294200498E-005</text:p>
          </table:table-cell>
          <table:table-cell table:formula="of:=([.$K$1]*EXP(-[.G$1]*[.$B94]))" office:value-type="float" office:value="2.09526252220661E-017">
            <text:p>2,09526252220661E-017</text:p>
          </table:table-cell>
          <table:table-cell table:formula="of:=([.$K$1]*EXP(-[.H$1]*[.$B94]))" office:value-type="float" office:value="3.18503704324339E-179">
            <text:p>3,18503704324339E-179</text:p>
          </table:table-cell>
          <table:table-cell table:number-columns-repeated="3"/>
        </table:table-row>
        <table:table-row table:style-name="ro1">
          <table:table-cell office:value-type="float" office:value="9200">
            <text:p>9200</text:p>
          </table:table-cell>
          <table:table-cell table:formula="of:=([.$A95]-MOD([.$A95];[.K$2]))+[.K$2]" office:value-type="float" office:value="9300">
            <text:p>9300</text:p>
          </table:table-cell>
          <table:table-cell table:formula="of:=([.$K$1]*EXP(-[.C$1]*[.$B95]))" office:value-type="float" office:value="13.1606625918436">
            <text:p>13,1606625918</text:p>
          </table:table-cell>
          <table:table-cell table:formula="of:=([.$K$1]*EXP(-[.D$1]*[.$B95]))" office:value-type="float" office:value="4.95666072734457">
            <text:p>4,9566607273</text:p>
          </table:table-cell>
          <table:table-cell table:formula="of:=([.$K$1]*EXP(-[.E$1]*[.$B95]))" office:value-type="float" office:value="0.304444118838311">
            <text:p>0,3044441188</text:p>
          </table:table-cell>
          <table:table-cell table:formula="of:=([.$K$1]*EXP(-[.F$1]*[.$B95]))" office:value-type="float" office:value="0.0000174832421640032">
            <text:p>1,74832421640032E-005</text:p>
          </table:table-cell>
          <table:table-cell table:formula="of:=([.$K$1]*EXP(-[.G$1]*[.$B95]))" office:value-type="float" office:value="1.33599836919698E-017">
            <text:p>1,33599836919698E-017</text:p>
          </table:table-cell>
          <table:table-cell table:formula="of:=([.$K$1]*EXP(-[.H$1]*[.$B95]))" office:value-type="float" office:value="3.53825654875643E-181">
            <text:p>3,53825654875643E-181</text:p>
          </table:table-cell>
          <table:table-cell table:number-columns-repeated="3"/>
        </table:table-row>
        <table:table-row table:style-name="ro1">
          <table:table-cell office:value-type="float" office:value="9300">
            <text:p>9300</text:p>
          </table:table-cell>
          <table:table-cell table:formula="of:=([.$A96]-MOD([.$A96];[.K$2]))+[.K$2]" office:value-type="float" office:value="9400">
            <text:p>9400</text:p>
          </table:table-cell>
          <table:table-cell table:formula="of:=([.$K$1]*EXP(-[.C$1]*[.$B96]))" office:value-type="float" office:value="13.1015726622361">
            <text:p>13,1015726622</text:p>
          </table:table-cell>
          <table:table-cell table:formula="of:=([.$K$1]*EXP(-[.D$1]*[.$B96]))" office:value-type="float" office:value="4.88286566306874">
            <text:p>4,8828656631</text:p>
          </table:table-cell>
          <table:table-cell table:formula="of:=([.$K$1]*EXP(-[.E$1]*[.$B96]))" office:value-type="float" office:value="0.291047810968322">
            <text:p>0,291047811</text:p>
          </table:table-cell>
          <table:table-cell table:formula="of:=([.$K$1]*EXP(-[.F$1]*[.$B96]))" office:value-type="float" office:value="0.0000150479659843284">
            <text:p>0,000015048</text:p>
          </table:table-cell>
          <table:table-cell table:formula="of:=([.$K$1]*EXP(-[.G$1]*[.$B96]))" office:value-type="float" office:value="8.51870170720772E-018">
            <text:p>8,51870170720772E-018</text:p>
          </table:table-cell>
          <table:table-cell table:formula="of:=([.$K$1]*EXP(-[.H$1]*[.$B96]))" office:value-type="float" office:value="3.93064797515484E-183">
            <text:p>3,93064797515484E-183</text:p>
          </table:table-cell>
          <table:table-cell table:number-columns-repeated="3"/>
        </table:table-row>
        <table:table-row table:style-name="ro1">
          <table:table-cell office:value-type="float" office:value="9400">
            <text:p>9400</text:p>
          </table:table-cell>
          <table:table-cell table:formula="of:=([.$A97]-MOD([.$A97];[.K$2]))+[.K$2]" office:value-type="float" office:value="9500">
            <text:p>9500</text:p>
          </table:table-cell>
          <table:table-cell table:formula="of:=([.$K$1]*EXP(-[.C$1]*[.$B97]))" office:value-type="float" office:value="13.0427480399228">
            <text:p>13,0427480399</text:p>
          </table:table-cell>
          <table:table-cell table:formula="of:=([.$K$1]*EXP(-[.D$1]*[.$B97]))" office:value-type="float" office:value="4.81016926416684">
            <text:p>4,8101692642</text:p>
          </table:table-cell>
          <table:table-cell table:formula="of:=([.$K$1]*EXP(-[.E$1]*[.$B97]))" office:value-type="float" office:value="0.278240974378752">
            <text:p>0,2782409744</text:p>
          </table:table-cell>
          <table:table-cell table:formula="of:=([.$K$1]*EXP(-[.F$1]*[.$B97]))" office:value-type="float" office:value="0.0000129519043516844">
            <text:p>1,29519043516844E-005</text:p>
          </table:table-cell>
          <table:table-cell table:formula="of:=([.$K$1]*EXP(-[.G$1]*[.$B97]))" office:value-type="float" office:value="5.43176402378409E-018">
            <text:p>5,43176402378409E-018</text:p>
          </table:table-cell>
          <table:table-cell table:formula="of:=([.$K$1]*EXP(-[.H$1]*[.$B97]))" office:value-type="float" office:value="4.36655547490442E-185">
            <text:p>4,36655547490442E-185</text:p>
          </table:table-cell>
          <table:table-cell table:number-columns-repeated="3"/>
        </table:table-row>
        <table:table-row table:style-name="ro1">
          <table:table-cell office:value-type="float" office:value="9500">
            <text:p>9500</text:p>
          </table:table-cell>
          <table:table-cell table:formula="of:=([.$A98]-MOD([.$A98];[.K$2]))+[.K$2]" office:value-type="float" office:value="9600">
            <text:p>9600</text:p>
          </table:table-cell>
          <table:table-cell table:formula="of:=([.$K$1]*EXP(-[.C$1]*[.$B98]))" office:value-type="float" office:value="12.984187533703">
            <text:p>12,9841875337</text:p>
          </table:table-cell>
          <table:table-cell table:formula="of:=([.$K$1]*EXP(-[.D$1]*[.$B98]))" office:value-type="float" office:value="4.73855517364243">
            <text:p>4,7385551736</text:p>
          </table:table-cell>
          <table:table-cell table:formula="of:=([.$K$1]*EXP(-[.E$1]*[.$B98]))" office:value-type="float" office:value="0.265997670848875">
            <text:p>0,2659976708</text:p>
          </table:table-cell>
          <table:table-cell table:formula="of:=([.$K$1]*EXP(-[.F$1]*[.$B98]))" office:value-type="float" office:value="0.0000111478073853892">
            <text:p>1,11478073853892E-005</text:p>
          </table:table-cell>
          <table:table-cell table:formula="of:=([.$K$1]*EXP(-[.G$1]*[.$B98]))" office:value-type="float" office:value="3.46344565453111E-018">
            <text:p>3,46344565453111E-018</text:p>
          </table:table-cell>
          <table:table-cell table:formula="of:=([.$K$1]*EXP(-[.H$1]*[.$B98]))" office:value-type="float" office:value="4.85080496547562E-187">
            <text:p>4,85080496547562E-187</text:p>
          </table:table-cell>
          <table:table-cell table:number-columns-repeated="3"/>
        </table:table-row>
        <table:table-row table:style-name="ro1">
          <table:table-cell office:value-type="float" office:value="9600">
            <text:p>9600</text:p>
          </table:table-cell>
          <table:table-cell table:formula="of:=([.$A99]-MOD([.$A99];[.K$2]))+[.K$2]" office:value-type="float" office:value="9700">
            <text:p>9700</text:p>
          </table:table-cell>
          <table:table-cell table:formula="of:=([.$K$1]*EXP(-[.C$1]*[.$B99]))" office:value-type="float" office:value="12.9258899577244">
            <text:p>12,9258899577</text:p>
          </table:table-cell>
          <table:table-cell table:formula="of:=([.$K$1]*EXP(-[.D$1]*[.$B99]))" office:value-type="float" office:value="4.66800727802303">
            <text:p>4,668007278</text:p>
          </table:table-cell>
          <table:table-cell table:formula="of:=([.$K$1]*EXP(-[.E$1]*[.$B99]))" office:value-type="float" office:value="0.254293103504995">
            <text:p>0,2542931035</text:p>
          </table:table-cell>
          <table:table-cell table:formula="of:=([.$K$1]*EXP(-[.F$1]*[.$B99]))" office:value-type="float" office:value="0.00000959500673625464">
            <text:p>0,000009595</text:p>
          </table:table-cell>
          <table:table-cell table:formula="of:=([.$K$1]*EXP(-[.G$1]*[.$B99]))" office:value-type="float" office:value="2.20839045094113E-018">
            <text:p>2,20839045094113E-018</text:p>
          </table:table-cell>
          <table:table-cell table:formula="of:=([.$K$1]*EXP(-[.H$1]*[.$B99]))" office:value-type="float" office:value="5.38875755691572E-189">
            <text:p>5,38875755691572E-189</text:p>
          </table:table-cell>
          <table:table-cell table:number-columns-repeated="3"/>
        </table:table-row>
        <table:table-row table:style-name="ro1">
          <table:table-cell office:value-type="float" office:value="9700">
            <text:p>9700</text:p>
          </table:table-cell>
          <table:table-cell table:formula="of:=([.$A100]-MOD([.$A100];[.K$2]))+[.K$2]" office:value-type="float" office:value="9800">
            <text:p>9800</text:p>
          </table:table-cell>
          <table:table-cell table:formula="of:=([.$K$1]*EXP(-[.C$1]*[.$B100]))" office:value-type="float" office:value="12.8678541314591">
            <text:p>12,8678541315</text:p>
          </table:table-cell>
          <table:table-cell table:formula="of:=([.$K$1]*EXP(-[.D$1]*[.$B100]))" office:value-type="float" office:value="4.59850970373448">
            <text:p>4,5985097037</text:p>
          </table:table-cell>
          <table:table-cell table:formula="of:=([.$K$1]*EXP(-[.E$1]*[.$B100]))" office:value-type="float" office:value="0.243103566598299">
            <text:p>0,2431035666</text:p>
          </table:table-cell>
          <table:table-cell table:formula="of:=([.$K$1]*EXP(-[.F$1]*[.$B100]))" office:value-type="float" office:value="0.00000825849883174653">
            <text:p>8,25849883174653E-006</text:p>
          </table:table-cell>
          <table:table-cell table:formula="of:=([.$K$1]*EXP(-[.G$1]*[.$B100]))" office:value-type="float" office:value="1.40813192129276E-018">
            <text:p>1,40813192129276E-018</text:p>
          </table:table-cell>
          <table:table-cell table:formula="of:=([.$K$1]*EXP(-[.H$1]*[.$B100]))" office:value-type="float" office:value="5.98636890452039E-191">
            <text:p>5,98636890452039E-191</text:p>
          </table:table-cell>
          <table:table-cell table:number-columns-repeated="3"/>
        </table:table-row>
        <table:table-row table:style-name="ro1">
          <table:table-cell office:value-type="float" office:value="9800">
            <text:p>9800</text:p>
          </table:table-cell>
          <table:table-cell table:formula="of:=([.$A101]-MOD([.$A101];[.K$2]))+[.K$2]" office:value-type="float" office:value="9900">
            <text:p>9900</text:p>
          </table:table-cell>
          <table:table-cell table:formula="of:=([.$K$1]*EXP(-[.C$1]*[.$B101]))" office:value-type="float" office:value="12.8100788796798">
            <text:p>12,8100788797</text:p>
          </table:table-cell>
          <table:table-cell table:formula="of:=([.$K$1]*EXP(-[.D$1]*[.$B101]))" office:value-type="float" office:value="4.53004681352938">
            <text:p>4,5300468135</text:p>
          </table:table-cell>
          <table:table-cell table:formula="of:=([.$K$1]*EXP(-[.E$1]*[.$B101]))" office:value-type="float" office:value="0.232406397492619">
            <text:p>0,2324063975</text:p>
          </table:table-cell>
          <table:table-cell table:formula="of:=([.$K$1]*EXP(-[.F$1]*[.$B101]))" office:value-type="float" office:value="0.00000710815581778127">
            <text:p>7,10815581778127E-006</text:p>
          </table:table-cell>
          <table:table-cell table:formula="of:=([.$K$1]*EXP(-[.G$1]*[.$B101]))" office:value-type="float" office:value="8.97864554213523E-019">
            <text:p>8,97864554213523E-019</text:p>
          </table:table-cell>
          <table:table-cell table:formula="of:=([.$K$1]*EXP(-[.H$1]*[.$B101]))" office:value-type="float" office:value="6.65025514369584E-193">
            <text:p>6,65025514369584E-193</text:p>
          </table:table-cell>
          <table:table-cell table:number-columns-repeated="3"/>
        </table:table-row>
        <table:table-row table:style-name="ro1">
          <table:table-cell office:value-type="float" office:value="9900">
            <text:p>9900</text:p>
          </table:table-cell>
          <table:table-cell table:formula="of:=([.$A102]-MOD([.$A102];[.K$2]))+[.K$2]" office:value-type="float" office:value="10000">
            <text:p>10000</text:p>
          </table:table-cell>
          <table:table-cell table:formula="of:=([.$K$1]*EXP(-[.C$1]*[.$B102]))" office:value-type="float" office:value="12.7525630324355">
            <text:p>12,7525630324</text:p>
          </table:table-cell>
          <table:table-cell table:formula="of:=([.$K$1]*EXP(-[.D$1]*[.$B102]))" office:value-type="float" office:value="4.4626032029686">
            <text:p>4,462603203</text:p>
          </table:table-cell>
          <table:table-cell table:formula="of:=([.$K$1]*EXP(-[.E$1]*[.$B102]))" office:value-type="float" office:value="0.222179930764846">
            <text:p>0,2221799308</text:p>
          </table:table-cell>
          <table:table-cell table:formula="of:=([.$K$1]*EXP(-[.F$1]*[.$B102]))" office:value-type="float" office:value="0.00000611804641003652">
            <text:p>0,000006118</text:p>
          </table:table-cell>
          <table:table-cell table:formula="of:=([.$K$1]*EXP(-[.G$1]*[.$B102]))" office:value-type="float" office:value="5.72503716109875E-019">
            <text:p>5,72503716109875E-019</text:p>
          </table:table-cell>
          <table:table-cell table:formula="of:=([.$K$1]*EXP(-[.H$1]*[.$B102]))" office:value-type="float" office:value="7.38776613697451E-195">
            <text:p>7,38776613697451E-195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table:formula="of:=([.$A103]-MOD([.$A103];[.K$2]))+[.K$2]" office:value-type="float" office:value="10100">
            <text:p>10100</text:p>
          </table:table-cell>
          <table:table-cell table:formula="of:=([.$K$1]*EXP(-[.C$1]*[.$B103]))" office:value-type="float" office:value="12.6953054250284">
            <text:p>12,695305425</text:p>
          </table:table-cell>
          <table:table-cell table:formula="of:=([.$K$1]*EXP(-[.D$1]*[.$B103]))" office:value-type="float" office:value="4.39616369695523">
            <text:p>4,396163697</text:p>
          </table:table-cell>
          <table:table-cell table:formula="of:=([.$K$1]*EXP(-[.E$1]*[.$B103]))" office:value-type="float" office:value="0.212403454325045">
            <text:p>0,2124034543</text:p>
          </table:table-cell>
          <table:table-cell table:formula="of:=([.$K$1]*EXP(-[.F$1]*[.$B103]))" office:value-type="float" office:value="0.00000526585134525712">
            <text:p>5,26585134525712E-006</text:p>
          </table:table-cell>
          <table:table-cell table:formula="of:=([.$K$1]*EXP(-[.G$1]*[.$B103]))" office:value-type="float" office:value="3.65044486299737E-019">
            <text:p>3,65044486299737E-019</text:p>
          </table:table-cell>
          <table:table-cell table:formula="of:=([.$K$1]*EXP(-[.H$1]*[.$B103]))" office:value-type="float" office:value="8.20706684409936E-197">
            <text:p>8,20706684409936E-197</text:p>
          </table:table-cell>
          <table:table-cell table:number-columns-repeated="3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07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n </meta:initial-creator>
    <meta:creation-date>2011-04-04T01:16:08</meta:creation-date>
    <dc:date>2011-04-04T07:55:58</dc:date>
    <dc:creator>Marion </dc:creator>
    <meta:editing-duration>PT4H40M56S</meta:editing-duration>
    <meta:editing-cycles>21</meta:editing-cycles>
    <meta:generator>LibreOffice/3.3$Unix LibreOffice_project/330m19$Build-6</meta:generator>
    <meta:document-statistic meta:table-count="3" meta:cell-count="25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5cm" chart:symbol-height="0.0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05cm" chart:symbol-height="0.0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05cm" chart:symbol-height="0.0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05cm" chart:symbol-height="0.05cm">
        <chart:symbol-image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35cm" svg:height="9.542cm" xlink:href=".." xlink:type="simple" chart:class="chart:line" chart:style-name="ch1">
        <chart:title svg:x="3.289cm" svg:y="0.326cm" chart:style-name="ch2">
          <text:p>Influencia de lambda sobre la temperatura</text:p>
        </chart:title>
        <chart:legend chart:legend-position="start" svg:x="0.21cm" svg:y="3.351cm" chart:style-name="ch3"/>
        <chart:plot-area chart:style-name="ch4" table:cell-range-address="Lambda.B1:Lambda.H103" chart:data-source-has-labels="both" svg:x="3.443cm" svg:y="1.199cm" svg:width="11.185cm" svg:height="7.673cm">
          <chartooo:coordinate-region svg:x="4.064cm" svg:y="1.398cm" svg:width="10.564cm" svg:height="7.275cm"/>
          <chart:axis chart:dimension="x" chart:name="primary-x" chart:style-name="ch5">
            <chart:title svg:x="8.091cm" svg:y="8.982cm" chart:style-name="ch6">
              <text:p>#iteraciones</text:p>
            </chart:title>
            <chart:categories table:cell-range-address="Lambda.B3:Lambda.B103"/>
          </chart:axis>
          <chart:axis chart:dimension="y" chart:name="primary-y" chart:style-name="ch7">
            <chart:title svg:x="2.571cm" svg:y="6.018cm" chart:style-name="ch8">
              <text:p>Temperatura</text:p>
            </chart:title>
          </chart:axis>
          <chart:series chart:style-name="ch9" chart:values-cell-range-address="Lambda.C3:Lambda.C103" chart:label-cell-address="Lambda.C1:Lambda.C2" chart:class="chart:line">
            <chart:data-point chart:repeated="101"/>
          </chart:series>
          <chart:series chart:style-name="ch10" chart:values-cell-range-address="Lambda.D3:Lambda.D103" chart:label-cell-address="Lambda.D1:Lambda.D2" chart:class="chart:line">
            <chart:data-point chart:repeated="101"/>
          </chart:series>
          <chart:series chart:style-name="ch11" chart:values-cell-range-address="Lambda.E3:Lambda.E103" chart:label-cell-address="Lambda.E1:Lambda.E2" chart:class="chart:line">
            <chart:data-point chart:repeated="101"/>
          </chart:series>
          <chart:series chart:style-name="ch12" chart:values-cell-range-address="Lambda.F3:Lambda.F103" chart:label-cell-address="Lambda.F1:Lambda.F2" chart:class="chart:line">
            <chart:data-point chart:repeated="101"/>
          </chart:series>
          <chart:series chart:style-name="ch13" chart:values-cell-range-address="Lambda.G3:Lambda.G103" chart:label-cell-address="Lambda.G1:Lambda.G2" chart:class="chart:line">
            <chart:data-point chart:repeated="101"/>
          </chart:series>
          <chart:series chart:style-name="ch14" chart:values-cell-range-address="Lambda.H3:Lambda.H103" chart:label-cell-address="Lambda.H1:Lambda.H2" chart:class="chart:line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0045</text:p>
                <text:list>
                  <text:list-item>
                    <text:p>0,000045</text:p>
                  </text:list-item>
                  <text:list-item>
                    <text:p/>
                  </text:list-item>
                </text:list>
                <draw:g>
                  <svg:desc>Lambda.C1:Lambda.C2</svg:desc>
                </draw:g>
              </table:table-cell>
              <table:table-cell office:value-type="string">
                <text:p>0,00015</text:p>
                <text:list>
                  <text:list-item>
                    <text:p>0,00015</text:p>
                  </text:list-item>
                  <text:list-item>
                    <text:p/>
                  </text:list-item>
                </text:list>
                <draw:g>
                  <svg:desc>Lambda.D1:Lambda.D2</svg:desc>
                </draw:g>
              </table:table-cell>
              <table:table-cell office:value-type="string">
                <text:p>0,00045</text:p>
                <text:list>
                  <text:list-item>
                    <text:p>0,00045</text:p>
                  </text:list-item>
                  <text:list-item>
                    <text:p/>
                  </text:list-item>
                </text:list>
                <draw:g>
                  <svg:desc>Lambda.E1:Lambda.E2</svg:desc>
                </draw:g>
              </table:table-cell>
              <table:table-cell office:value-type="string">
                <text:p>0,0015</text:p>
                <text:list>
                  <text:list-item>
                    <text:p>0,0015</text:p>
                  </text:list-item>
                  <text:list-item>
                    <text:p/>
                  </text:list-item>
                </text:list>
                <draw:g>
                  <svg:desc>Lambda.F1:Lambda.F2</svg:desc>
                </draw:g>
              </table:table-cell>
              <table:table-cell office:value-type="string">
                <text:p>0,0045</text:p>
                <text:list>
                  <text:list-item>
                    <text:p>0,0045</text:p>
                  </text:list-item>
                  <text:list-item>
                    <text:p/>
                  </text:list-item>
                </text:list>
                <draw:g>
                  <svg:desc>Lambda.G1:Lambda.G2</svg:desc>
                </draw:g>
              </table:table-cell>
              <table:table-cell office:value-type="string">
                <text:p>0,045</text:p>
                <text:list>
                  <text:list-item>
                    <text:p>0,045</text:p>
                  </text:list-item>
                  <text:list-item>
                    <text:p/>
                  </text:list-item>
                </text:list>
                <draw:g>
                  <svg:desc>Lambda.H1:Lambda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Lambda.B3:Lambda.B103</svg:desc>
                </draw:g>
              </table:table-cell>
              <table:table-cell office:value-type="float" office:value="19.9102021965914">
                <text:p>19.9102021965914</text:p>
                <draw:g>
                  <svg:desc>Lambda.C3:Lambda.C103</svg:desc>
                </draw:g>
              </table:table-cell>
              <table:table-cell office:value-type="float" office:value="19.7022387920613">
                <text:p>19.7022387920613</text:p>
                <draw:g>
                  <svg:desc>Lambda.D3:Lambda.D103</svg:desc>
                </draw:g>
              </table:table-cell>
              <table:table-cell office:value-type="float" office:value="19.119949636662">
                <text:p>19.119949636662</text:p>
                <draw:g>
                  <svg:desc>Lambda.E3:Lambda.E103</svg:desc>
                </draw:g>
              </table:table-cell>
              <table:table-cell office:value-type="float" office:value="17.2141595285012">
                <text:p>17.2141595285012</text:p>
                <draw:g>
                  <svg:desc>Lambda.F3:Lambda.F103</svg:desc>
                </draw:g>
              </table:table-cell>
              <table:table-cell office:value-type="float" office:value="12.7525630324355">
                <text:p>12.7525630324355</text:p>
                <draw:g>
                  <svg:desc>Lambda.G3:Lambda.G103</svg:desc>
                </draw:g>
              </table:table-cell>
              <table:table-cell office:value-type="float" office:value="0.222179930764846">
                <text:p>0.222179930764846</text:p>
                <draw:g>
                  <svg:desc>Lambda.H3:Lambda.H103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208075754577">
                <text:p>19.8208075754577</text:p>
              </table:table-cell>
              <table:table-cell office:value-type="float" office:value="19.4089106709702">
                <text:p>19.4089106709702</text:p>
              </table:table-cell>
              <table:table-cell office:value-type="float" office:value="18.2786237054246">
                <text:p>18.2786237054246</text:p>
              </table:table-cell>
              <table:table-cell office:value-type="float" office:value="14.8163644136344">
                <text:p>14.8163644136344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0.00246819608173359">
                <text:p>0.002468196081733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7318143263547">
                <text:p>19.7318143263547</text:p>
              </table:table-cell>
              <table:table-cell office:value-type="float" office:value="19.119949636662">
                <text:p>19.119949636662</text:p>
              </table:table-cell>
              <table:table-cell office:value-type="float" office:value="17.4743182337607">
                <text:p>17.4743182337607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0.0000274191817276817">
                <text:p>0.00002741918172768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643220647166">
                <text:p>19.643220647166</text:p>
              </table:table-cell>
              <table:table-cell office:value-type="float" office:value="18.835290671685">
                <text:p>18.835290671685</text:p>
              </table:table-cell>
              <table:table-cell office:value-type="float" office:value="16.7054042282254">
                <text:p>16.7054042282254</text:p>
              </table:table-cell>
              <table:table-cell office:value-type="float" office:value="10.9762327218805">
                <text:p>10.9762327218805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0.000000304599594894253">
                <text:p>0.0000003045995948942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5550247438667">
                <text:p>19.5550247438667</text:p>
              </table:table-cell>
              <table:table-cell office:value-type="float" office:value="18.5548697265711">
                <text:p>18.5548697265711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9.44733105482029">
                <text:p>9.44733105482029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0.00000000338379584523026">
                <text:p>0.000000003383795845230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.4672248304867">
                <text:p>19.4672248304867</text:p>
              </table:table-cell>
              <table:table-cell office:value-type="float" office:value="18.2786237054246">
                <text:p>18.2786237054246</text:p>
              </table:table-cell>
              <table:table-cell office:value-type="float" office:value="15.2675898867371">
                <text:p>15.2675898867371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0.0000000000375905763307817">
                <text:p>0.00000000003759057633078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3798191290748">
                <text:p>19.3798191290748</text:p>
              </table:table-cell>
              <table:table-cell office:value-type="float" office:value="18.0064904517253">
                <text:p>18.0064904517253</text:p>
              </table:table-cell>
              <table:table-cell office:value-type="float" office:value="14.5957774853811">
                <text:p>14.5957774853811</text:p>
              </table:table-cell>
              <table:table-cell office:value-type="float" office:value="6.99875498222311">
                <text:p>6.99875498222311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000000000000417593582329187">
                <text:p>0.0000000000004175935823291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.2928058696625">
                <text:p>19.2928058696625</text:p>
              </table:table-cell>
              <table:table-cell office:value-type="float" office:value="17.7384087343432">
                <text:p>17.7384087343432</text:p>
              </table:table-cell>
              <table:table-cell office:value-type="float" office:value="13.9535265214206">
                <text:p>13.9535265214206</text:p>
              </table:table-cell>
              <table:table-cell office:value-type="float" office:value="6.02388423824404">
                <text:p>6.02388423824404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4.63904566048714E-015">
                <text:p>4.63904566048714E-0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.2061832902283">
                <text:p>19.2061832902283</text:p>
              </table:table-cell>
              <table:table-cell office:value-type="float" office:value="17.4743182337607">
                <text:p>17.4743182337607</text:p>
              </table:table-cell>
              <table:table-cell office:value-type="float" office:value="13.3395362171695">
                <text:p>13.3395362171695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5.15351421830996E-017">
                <text:p>5.15351421830996E-0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119949636662">
                <text:p>19.119949636662</text:p>
              </table:table-cell>
              <table:table-cell office:value-type="float" office:value="17.2141595285012">
                <text:p>17.2141595285012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4.4626032029686">
                <text:p>4.4626032029686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5.72503716109879E-019">
                <text:p>5.72503716109879E-0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9.0341031627292">
                <text:p>19.0341031627292</text:p>
              </table:table-cell>
              <table:table-cell office:value-type="float" office:value="16.9578740817583">
                <text:p>16.9578740817583</text:p>
              </table:table-cell>
              <table:table-cell office:value-type="float" office:value="12.1914181459262">
                <text:p>12.1914181459262</text:p>
              </table:table-cell>
              <table:table-cell office:value-type="float" office:value="3.84099817241508">
                <text:p>3.84099817241508</text:p>
              </table:table-cell>
              <table:table-cell office:value-type="float" office:value="0.141668178581042">
                <text:p>0.141668178581042</text:p>
              </table:table-cell>
              <table:table-cell office:value-type="float" office:value="6.3599418003955E-021">
                <text:p>6.3599418003955E-02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.948642130036">
                <text:p>18.948642130036</text:p>
              </table:table-cell>
              <table:table-cell office:value-type="float" office:value="16.7054042282254">
                <text:p>16.7054042282254</text:p>
              </table:table-cell>
              <table:table-cell office:value-type="float" office:value="11.6549650474798">
                <text:p>11.6549650474798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0.0903316188522533">
                <text:p>0.0903316188522533</text:p>
              </table:table-cell>
              <table:table-cell office:value-type="float" office:value="7.06525714440161E-023">
                <text:p>7.06525714440161E-0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8.8635648079933">
                <text:p>18.8635648079933</text:p>
              </table:table-cell>
              <table:table-cell office:value-type="float" office:value="16.4566931611204">
                <text:p>16.4566931611204</text:p>
              </table:table-cell>
              <table:table-cell office:value-type="float" office:value="11.1421172362435">
                <text:p>11.1421172362435</text:p>
              </table:table-cell>
              <table:table-cell office:value-type="float" office:value="2.84548143173027">
                <text:p>2.84548143173027</text:p>
              </table:table-cell>
              <table:table-cell office:value-type="float" office:value="0.0575979831617648">
                <text:p>0.0575979831617648</text:p>
              </table:table-cell>
              <table:table-cell office:value-type="float" office:value="7.84879171589493E-025">
                <text:p>7.84879171589493E-02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.7788694737827">
                <text:p>18.7788694737827</text:p>
              </table:table-cell>
              <table:table-cell office:value-type="float" office:value="16.2116849194037">
                <text:p>16.2116849194037</text:p>
              </table:table-cell>
              <table:table-cell office:value-type="float" office:value="10.6518360201379">
                <text:p>10.6518360201379</text:p>
              </table:table-cell>
              <table:table-cell office:value-type="float" office:value="2.44912856505964">
                <text:p>2.44912856505964</text:p>
              </table:table-cell>
              <table:table-cell office:value-type="float" office:value="0.0367260955405781">
                <text:p>0.0367260955405781</text:p>
              </table:table-cell>
              <table:table-cell office:value-type="float" office:value="8.71922000012616E-027">
                <text:p>8.71922000012616E-02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8.6945544123206">
                <text:p>18.6945544123206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0.0234175924158235">
                <text:p>0.0234175924158235</text:p>
              </table:table-cell>
              <table:table-cell office:value-type="float" office:value="9.68617847975746E-029">
                <text:p>9.68617847975746E-02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.6106179162241">
                <text:p>18.6106179162241</text:p>
              </table:table-cell>
              <table:table-cell office:value-type="float" office:value="15.7325572213311">
                <text:p>15.7325572213311</text:p>
              </table:table-cell>
              <table:table-cell office:value-type="float" office:value="9.73504511919943">
                <text:p>9.73504511919943</text:p>
              </table:table-cell>
              <table:table-cell office:value-type="float" office:value="1.81435906578825">
                <text:p>1.81435906578825</text:p>
              </table:table-cell>
              <table:table-cell office:value-type="float" office:value="0.0149317161675336">
                <text:p>0.0149317161675336</text:p>
              </table:table-cell>
              <table:table-cell office:value-type="float" office:value="1.07603723200423E-030">
                <text:p>1.07603723200423E-03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.5270582857764">
                <text:p>18.5270582857764</text:p>
              </table:table-cell>
              <table:table-cell office:value-type="float" office:value="15.4983299592216">
                <text:p>15.4983299592216</text:p>
              </table:table-cell>
              <table:table-cell office:value-type="float" office:value="9.30667861948627">
                <text:p>9.30667861948627</text:p>
              </table:table-cell>
              <table:table-cell office:value-type="float" office:value="1.56163332002306">
                <text:p>1.56163332002306</text:p>
              </table:table-cell>
              <table:table-cell office:value-type="float" office:value="0.00952088258044538">
                <text:p>0.00952088258044538</text:p>
              </table:table-cell>
              <table:table-cell office:value-type="float" office:value="1.19536938853548E-032">
                <text:p>1.19536938853548E-03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.4438738288922">
                <text:p>18.4438738288922</text:p>
              </table:table-cell>
              <table:table-cell office:value-type="float" office:value="15.2675898867371">
                <text:p>15.2675898867371</text:p>
              </table:table-cell>
              <table:table-cell office:value-type="float" office:value="8.89716132445882">
                <text:p>8.89716132445882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0.00607078276157733">
                <text:p>0.00607078276157733</text:p>
              </table:table-cell>
              <table:table-cell office:value-type="float" office:value="1.32793543991615E-034">
                <text:p>1.32793543991615E-03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.3610628610832">
                <text:p>18.3610628610832</text:p>
              </table:table-cell>
              <table:table-cell office:value-type="float" office:value="15.0402850863877">
                <text:p>15.0402850863877</text:p>
              </table:table-cell>
              <table:table-cell office:value-type="float" office:value="8.50566382164548">
                <text:p>8.50566382164548</text:p>
              </table:table-cell>
              <table:table-cell office:value-type="float" office:value="1.15688641749677">
                <text:p>1.15688641749677</text:p>
              </table:table-cell>
              <table:table-cell office:value-type="float" office:value="0.00387090199116188">
                <text:p>0.00387090199116188</text:p>
              </table:table-cell>
              <table:table-cell office:value-type="float" office:value="1.47520302050378E-036">
                <text:p>1.47520302050378E-03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8.2786237054246">
                <text:p>18.2786237054246</text:p>
              </table:table-cell>
              <table:table-cell office:value-type="float" office:value="14.8163644136344">
                <text:p>14.8163644136344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0.995741367357279">
                <text:p>0.995741367357279</text:p>
              </table:table-cell>
              <table:table-cell office:value-type="float" office:value="0.00246819608173359">
                <text:p>0.00246819608173359</text:p>
              </table:table-cell>
              <table:table-cell office:value-type="float" office:value="1.6388025247981E-038">
                <text:p>1.6388025247981E-03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8.1965546925206">
                <text:p>18.1965546925206</text:p>
              </table:table-cell>
              <table:table-cell office:value-type="float" office:value="14.5957774853811">
                <text:p>14.5957774853811</text:p>
              </table:table-cell>
              <table:table-cell office:value-type="float" office:value="7.77359141803506">
                <text:p>7.77359141803506</text:p>
              </table:table-cell>
              <table:table-cell office:value-type="float" office:value="0.857042537340804">
                <text:p>0.857042537340804</text:p>
              </table:table-cell>
              <table:table-cell office:value-type="float" office:value="0.00157379130543589">
                <text:p>0.00157379130543589</text:p>
              </table:table-cell>
              <table:table-cell office:value-type="float" office:value="1.82054515748449E-040">
                <text:p>1.82054515748449E-04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8.114854160471">
                <text:p>18.114854160471</text:p>
              </table:table-cell>
              <table:table-cell office:value-type="float" office:value="14.3784746686385">
                <text:p>14.3784746686385</text:p>
              </table:table-cell>
              <table:table-cell office:value-type="float" office:value="7.43153382044091">
                <text:p>7.43153382044091</text:p>
              </table:table-cell>
              <table:table-cell office:value-type="float" office:value="0.7376633480248">
                <text:p>0.7376633480248</text:p>
              </table:table-cell>
              <table:table-cell office:value-type="float" office:value="0.00100349364112351">
                <text:p>0.00100349364112351</text:p>
              </table:table-cell>
              <table:table-cell office:value-type="float" office:value="2.0224429852209E-042">
                <text:p>2.0224429852209E-04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8.0335204548371">
                <text:p>18.0335204548371</text:p>
              </table:table-cell>
              <table:table-cell office:value-type="float" office:value="14.164407069356">
                <text:p>14.164407069356</text:p>
              </table:table-cell>
              <table:table-cell office:value-type="float" office:value="7.10452761849903">
                <text:p>7.10452761849903</text:p>
              </table:table-cell>
              <table:table-cell office:value-type="float" office:value="0.634912727561359">
                <text:p>0.634912727561359</text:p>
              </table:table-cell>
              <table:table-cell office:value-type="float" office:value="0.000639855795553783">
                <text:p>0.000639855795553783</text:p>
              </table:table-cell>
              <table:table-cell office:value-type="float" office:value="2.24673121216114E-044">
                <text:p>2.24673121216114E-04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7.9525519286087">
                <text:p>17.9525519286087</text:p>
              </table:table-cell>
              <table:table-cell office:value-type="float" office:value="13.9535265214206">
                <text:p>13.9535265214206</text:p>
              </table:table-cell>
              <table:table-cell office:value-type="float" office:value="6.79191051289878">
                <text:p>6.79191051289878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000407990068223438">
                <text:p>0.000407990068223438</text:p>
              </table:table-cell>
              <table:table-cell office:value-type="float" office:value="2.4958929258259E-046">
                <text:p>2.4958929258259E-04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7.8719469421703">
                <text:p>17.8719469421703</text:p>
              </table:table-cell>
              <table:table-cell office:value-type="float" office:value="13.7457855758194">
                <text:p>13.7457855758194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0.470354917120182">
                <text:p>0.470354917120182</text:p>
              </table:table-cell>
              <table:table-cell office:value-type="float" office:value="0.000260145953081352">
                <text:p>0.000260145953081352</text:p>
              </table:table-cell>
              <table:table-cell office:value-type="float" office:value="2.77268658728234E-048">
                <text:p>2.77268658728234E-04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7.7917038632682">
                <text:p>17.7917038632682</text:p>
              </table:table-cell>
              <table:table-cell office:value-type="float" office:value="13.5411374899633">
                <text:p>13.5411374899633</text:p>
              </table:table-cell>
              <table:table-cell office:value-type="float" office:value="6.2073388253097">
                <text:p>6.2073388253097</text:p>
              </table:table-cell>
              <table:table-cell office:value-type="float" office:value="0.404838228916088">
                <text:p>0.404838228916088</text:p>
              </table:table-cell>
              <table:table-cell office:value-type="float" office:value="0.000165876383215147">
                <text:p>0.000165876383215147</text:p>
              </table:table-cell>
              <table:table-cell office:value-type="float" office:value="3.08017656997504E-050">
                <text:p>3.08017656997504E-05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7.7118210669773">
                <text:p>17.7118210669773</text:p>
              </table:table-cell>
              <table:table-cell office:value-type="float" office:value="13.3395362171695">
                <text:p>13.3395362171695</text:p>
              </table:table-cell>
              <table:table-cell office:value-type="float" office:value="5.93420028588091">
                <text:p>5.93420028588091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000105767451627179">
                <text:p>0.000105767451627179</text:p>
              </table:table-cell>
              <table:table-cell office:value-type="float" office:value="3.42176708530278E-052">
                <text:p>3.42176708530278E-05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7.6322969356683">
                <text:p>17.6322969356683</text:p>
              </table:table-cell>
              <table:table-cell office:value-type="float" office:value="13.1409363963011">
                <text:p>13.1409363963011</text:p>
              </table:table-cell>
              <table:table-cell office:value-type="float" office:value="5.67308052999541">
                <text:p>5.67308052999541</text:p>
              </table:table-cell>
              <table:table-cell office:value-type="float" office:value="0.299911536409554">
                <text:p>0.299911536409554</text:p>
              </table:table-cell>
              <table:table-cell office:value-type="float" office:value="0.0000674403046827836">
                <text:p>0.0000674403046827836</text:p>
              </table:table-cell>
              <table:table-cell office:value-type="float" office:value="3.80123987053E-054">
                <text:p>3.80123987053E-054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7.5531298589748">
                <text:p>17.5531298589748</text:p>
              </table:table-cell>
              <table:table-cell office:value-type="float" office:value="12.9452933415607">
                <text:p>12.9452933415607</text:p>
              </table:table-cell>
              <table:table-cell office:value-type="float" office:value="5.423450700912">
                <text:p>5.423450700912</text:p>
              </table:table-cell>
              <table:table-cell office:value-type="float" office:value="0.258136251609597">
                <text:p>0.258136251609597</text:p>
              </table:table-cell>
              <table:table-cell office:value-type="float" office:value="0.0000430018368196925">
                <text:p>0.0000430018368196925</text:p>
              </table:table-cell>
              <table:table-cell office:value-type="float" office:value="4.22279605627464E-056">
                <text:p>4.22279605627464E-056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7.4743182337607">
                <text:p>17.4743182337607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0000274191817276816">
                <text:p>0.0000274191817276816</text:p>
              </table:table-cell>
              <table:table-cell office:value-type="float" office:value="4.69110267708583E-058">
                <text:p>4.69110267708583E-05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7.395860464088">
                <text:p>17.395860464088</text:p>
              </table:table-cell>
              <table:table-cell office:value-type="float" office:value="12.5627021037928">
                <text:p>12.5627021037928</text:p>
              </table:table-cell>
              <table:table-cell office:value-type="float" office:value="4.95666072734457">
                <text:p>4.95666072734457</text:p>
              </table:table-cell>
              <table:table-cell office:value-type="float" office:value="0.19123203861087">
                <text:p>0.19123203861087</text:p>
              </table:table-cell>
              <table:table-cell office:value-type="float" office:value="0.0000174832421640032">
                <text:p>0.0000174832421640032</text:p>
              </table:table-cell>
              <table:table-cell office:value-type="float" office:value="5.21134434002857E-060">
                <text:p>5.21134434002857E-06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.3177549611841">
                <text:p>17.3177549611841</text:p>
              </table:table-cell>
              <table:table-cell office:value-type="float" office:value="12.3756678361228">
                <text:p>12.3756678361228</text:p>
              </table:table-cell>
              <table:table-cell office:value-type="float" office:value="4.73855517364243">
                <text:p>4.73855517364243</text:p>
              </table:table-cell>
              <table:table-cell office:value-type="float" office:value="0.164594940980401">
                <text:p>0.164594940980401</text:p>
              </table:table-cell>
              <table:table-cell office:value-type="float" office:value="0.0000111478073853892">
                <text:p>0.0000111478073853892</text:p>
              </table:table-cell>
              <table:table-cell office:value-type="float" office:value="5.7892806232966E-062">
                <text:p>5.7892806232966E-062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7.24000014341">
                <text:p>17.24000014341</text:p>
              </table:table-cell>
              <table:table-cell office:value-type="float" office:value="12.1914181459262">
                <text:p>12.1914181459262</text:p>
              </table:table-cell>
              <table:table-cell office:value-type="float" office:value="4.53004681352938">
                <text:p>4.53004681352938</text:p>
              </table:table-cell>
              <table:table-cell office:value-type="float" office:value="0.141668178581042">
                <text:p>0.141668178581042</text:p>
              </table:table-cell>
              <table:table-cell office:value-type="float" office:value="0.00000710815581778126">
                <text:p>0.00000710815581778126</text:p>
              </table:table-cell>
              <table:table-cell office:value-type="float" office:value="6.43130984031152E-064">
                <text:p>6.43130984031152E-064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7.1625944362279">
                <text:p>17.1625944362279</text:p>
              </table:table-cell>
              <table:table-cell office:value-type="float" office:value="12.0099115762453">
                <text:p>12.0099115762453</text:p>
              </table:table-cell>
              <table:table-cell office:value-type="float" office:value="4.33071334632014">
                <text:p>4.33071334632014</text:p>
              </table:table-cell>
              <table:table-cell office:value-type="float" office:value="0.121934931310313">
                <text:p>0.121934931310313</text:p>
              </table:table-cell>
              <table:table-cell office:value-type="float" office:value="0.00000453236025553141">
                <text:p>0.00000453236025553141</text:p>
              </table:table-cell>
              <table:table-cell office:value-type="float" office:value="7.14453987523843E-066">
                <text:p>7.14453987523843E-066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7.0855362721696">
                <text:p>17.0855362721696</text:p>
              </table:table-cell>
              <table:table-cell office:value-type="float" office:value="11.8311072873363">
                <text:p>11.8311072873363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0.104950367983628">
                <text:p>0.104950367983628</text:p>
              </table:table-cell>
              <table:table-cell office:value-type="float" office:value="0.00000288996049221848">
                <text:p>0.00000288996049221848</text:p>
              </table:table-cell>
              <table:table-cell office:value-type="float" office:value="7.93686687413579E-068">
                <text:p>7.93686687413579E-068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7.0088240908047">
                <text:p>17.0088240908047</text:p>
              </table:table-cell>
              <table:table-cell office:value-type="float" office:value="11.6549650474798">
                <text:p>11.6549650474798</text:p>
              </table:table-cell>
              <table:table-cell office:value-type="float" office:value="3.95797398167229">
                <text:p>3.95797398167229</text:p>
              </table:table-cell>
              <table:table-cell office:value-type="float" office:value="0.0903316188522533">
                <text:p>0.0903316188522533</text:p>
              </table:table-cell>
              <table:table-cell office:value-type="float" office:value="0.00000184272016691322">
                <text:p>0.00000184272016691322</text:p>
              </table:table-cell>
              <table:table-cell office:value-type="float" office:value="8.81706266292645E-070">
                <text:p>8.81706266292645E-070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6.9324563387088">
                <text:p>16.9324563387088</text:p>
              </table:table-cell>
              <table:table-cell office:value-type="float" office:value="11.4814452239287">
                <text:p>11.4814452239287</text:p>
              </table:table-cell>
              <table:table-cell office:value-type="float" office:value="3.78381315963964">
                <text:p>3.78381315963964</text:p>
              </table:table-cell>
              <table:table-cell office:value-type="float" office:value="0.0777491448695226">
                <text:p>0.0777491448695226</text:p>
              </table:table-cell>
              <table:table-cell office:value-type="float" office:value="0.00000117497025398504">
                <text:p>0.00000117497025398504</text:p>
              </table:table-cell>
              <table:table-cell office:value-type="float" office:value="9.79487185999155E-072">
                <text:p>9.79487185999155E-072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6.8564314694324">
                <text:p>16.8564314694324</text:p>
              </table:table-cell>
              <table:table-cell office:value-type="float" office:value="11.3105087739907">
                <text:p>11.3105087739907</text:p>
              </table:table-cell>
              <table:table-cell office:value-type="float" office:value="3.61731585234244">
                <text:p>3.61731585234244</text:p>
              </table:table-cell>
              <table:table-cell office:value-type="float" office:value="0.0669193091494254">
                <text:p>0.0669193091494254</text:p>
              </table:table-cell>
              <table:table-cell office:value-type="float" office:value="0.000000749194111259049">
                <text:p>0.000000749194111259049</text:p>
              </table:table-cell>
              <table:table-cell office:value-type="float" office:value="1.08811197585173E-073">
                <text:p>1.08811197585173E-073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16.7807479434693">
                <text:p>16.7807479434693</text:p>
              </table:table-cell>
              <table:table-cell office:value-type="float" office:value="11.1421172362435">
                <text:p>11.1421172362435</text:p>
              </table:table-cell>
              <table:table-cell office:value-type="float" office:value="3.45814484583433">
                <text:p>3.45814484583433</text:p>
              </table:table-cell>
              <table:table-cell office:value-type="float" office:value="0.0575979831617648">
                <text:p>0.0575979831617648</text:p>
              </table:table-cell>
              <table:table-cell office:value-type="float" office:value="0.000000477707256368025">
                <text:p>0.000000477707256368025</text:p>
              </table:table-cell>
              <table:table-cell office:value-type="float" office:value="1.20878321729569E-075">
                <text:p>1.20878321729569E-07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6.7054042282254">
                <text:p>16.7054042282254</text:p>
              </table:table-cell>
              <table:table-cell office:value-type="float" office:value="10.9762327218805">
                <text:p>10.9762327218805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0.0495750435333272">
                <text:p>0.0495750435333272</text:p>
              </table:table-cell>
              <table:table-cell office:value-type="float" office:value="0.000000304599594894251">
                <text:p>0.000000304599594894251</text:p>
              </table:table-cell>
              <table:table-cell office:value-type="float" office:value="1.34283685764232E-077">
                <text:p>1.34283685764232E-077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16.6303987979881">
                <text:p>16.6303987979881</text:p>
              </table:table-cell>
              <table:table-cell office:value-type="float" office:value="10.8128179061863">
                <text:p>10.8128179061863</text:p>
              </table:table-cell>
              <table:table-cell office:value-type="float" office:value="3.16050641779296">
                <text:p>3.16050641779296</text:p>
              </table:table-cell>
              <table:table-cell office:value-type="float" office:value="0.0426696354007542">
                <text:p>0.0426696354007542</text:p>
              </table:table-cell>
              <table:table-cell office:value-type="float" office:value="0.000000194221276677163">
                <text:p>0.000000194221276677163</text:p>
              </table:table-cell>
              <table:table-cell office:value-type="float" office:value="1.49175700029727E-079">
                <text:p>1.49175700029727E-079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16.5557301338947">
                <text:p>16.5557301338947</text:p>
              </table:table-cell>
              <table:table-cell office:value-type="float" office:value="10.6518360201379">
                <text:p>10.6518360201379</text:p>
              </table:table-cell>
              <table:table-cell office:value-type="float" office:value="3.02143617672742">
                <text:p>3.02143617672742</text:p>
              </table:table-cell>
              <table:table-cell office:value-type="float" office:value="0.0367260955405781">
                <text:p>0.0367260955405781</text:p>
              </table:table-cell>
              <table:table-cell office:value-type="float" office:value="0.00000012384095365328">
                <text:p>0.00000012384095365328</text:p>
              </table:table-cell>
              <table:table-cell office:value-type="float" office:value="1.65719233522011E-081">
                <text:p>1.65719233522011E-081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16.4813967239022">
                <text:p>16.4813967239022</text:p>
              </table:table-cell>
              <table:table-cell office:value-type="float" office:value="10.4932508421319">
                <text:p>10.4932508421319</text:p>
              </table:table-cell>
              <table:table-cell office:value-type="float" office:value="2.88848537647084">
                <text:p>2.88848537647084</text:p>
              </table:table-cell>
              <table:table-cell office:value-type="float" office:value="0.0316104433747243">
                <text:p>0.0316104433747243</text:p>
              </table:table-cell>
              <table:table-cell office:value-type="float" office:value="0.0000000789644783730189">
                <text:p>0.0000000789644783730189</text:p>
              </table:table-cell>
              <table:table-cell office:value-type="float" office:value="1.84097439151619E-083">
                <text:p>1.84097439151619E-083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6.4073970627566">
                <text:p>16.4073970627566</text:p>
              </table:table-cell>
              <table:table-cell office:value-type="float" office:value="10.337026689834">
                <text:p>10.337026689834</text:p>
              </table:table-cell>
              <table:table-cell office:value-type="float" office:value="2.76138474621786">
                <text:p>2.76138474621786</text:p>
              </table:table-cell>
              <table:table-cell office:value-type="float" office:value="0.0272073607509579">
                <text:p>0.0272073607509579</text:p>
              </table:table-cell>
              <table:table-cell office:value-type="float" office:value="0.0000000503499743887656">
                <text:p>0.0000000503499743887656</text:p>
              </table:table-cell>
              <table:table-cell office:value-type="float" office:value="2.04513781423461E-085">
                <text:p>2.04513781423461E-085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16.3337296519622">
                <text:p>16.3337296519622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0.0234175924158235">
                <text:p>0.0234175924158235</text:p>
              </table:table-cell>
              <table:table-cell office:value-type="float" office:value="0.0000000321045611037121">
                <text:p>0.0000000321045611037121</text:p>
              </table:table-cell>
              <table:table-cell office:value-type="float" office:value="2.27194288985607E-087">
                <text:p>2.27194288985607E-08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16.2603929997514">
                <text:p>16.2603929997514</text:p>
              </table:table-cell>
              <table:table-cell office:value-type="float" office:value="10.0315213813211">
                <text:p>10.0315213813211</text:p>
              </table:table-cell>
              <table:table-cell office:value-type="float" office:value="2.52371563410077">
                <text:p>2.52371563410077</text:p>
              </table:table-cell>
              <table:table-cell office:value-type="float" office:value="0.0201557085809702">
                <text:p>0.0201557085809702</text:p>
              </table:table-cell>
              <table:table-cell office:value-type="float" office:value="0.0000000204707719551882">
                <text:p>0.0000000204707719551882</text:p>
              </table:table-cell>
              <table:table-cell office:value-type="float" office:value="2.52390056984953E-089">
                <text:p>2.52390056984953E-08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16.1873856210545">
                <text:p>16.1873856210545</text:p>
              </table:table-cell>
              <table:table-cell office:value-type="float" office:value="9.88217148512283">
                <text:p>9.88217148512283</text:p>
              </table:table-cell>
              <table:table-cell office:value-type="float" office:value="2.41266579106317">
                <text:p>2.41266579106317</text:p>
              </table:table-cell>
              <table:table-cell office:value-type="float" office:value="0.0173481791461401">
                <text:p>0.0173481791461401</text:p>
              </table:table-cell>
              <table:table-cell office:value-type="float" office:value="0.0000000130527404840575">
                <text:p>0.0000000130527404840575</text:p>
              </table:table-cell>
              <table:table-cell office:value-type="float" office:value="2.80380026933262E-091">
                <text:p>2.80380026933262E-091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16.1147060374696">
                <text:p>16.1147060374696</text:p>
              </table:table-cell>
              <table:table-cell office:value-type="float" office:value="9.73504511919943">
                <text:p>9.73504511919943</text:p>
              </table:table-cell>
              <table:table-cell office:value-type="float" office:value="2.30650242076125">
                <text:p>2.30650242076125</text:p>
              </table:table-cell>
              <table:table-cell office:value-type="float" office:value="0.0149317161675336">
                <text:p>0.0149317161675336</text:p>
              </table:table-cell>
              <table:table-cell office:value-type="float" office:value="0.0000000083227947884483">
                <text:p>0.0000000083227947884483</text:p>
              </table:table-cell>
              <table:table-cell office:value-type="float" office:value="3.11474074859389E-093">
                <text:p>3.11474074859389E-09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6.0423527772326">
                <text:p>16.0423527772326</text:p>
              </table:table-cell>
              <table:table-cell office:value-type="float" office:value="9.59010917949788">
                <text:p>9.59010917949788</text:p>
              </table:table-cell>
              <table:table-cell office:value-type="float" office:value="2.2050105060897">
                <text:p>2.2050105060897</text:p>
              </table:table-cell>
              <table:table-cell office:value-type="float" office:value="0.0128518472071111">
                <text:p>0.0128518472071111</text:p>
              </table:table-cell>
              <table:table-cell office:value-type="float" office:value="0.0000000053068482572856">
                <text:p>0.0000000053068482572856</text:p>
              </table:table-cell>
              <table:table-cell office:value-type="float" office:value="3.46016441936518E-095">
                <text:p>3.46016441936518E-0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9.44733105482029">
                <text:p>9.44733105482029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0.0110616874029567">
                <text:p>0.0110616874029567</text:p>
              </table:table-cell>
              <table:table-cell office:value-type="float" office:value="0.00000000338379584523025">
                <text:p>0.00000000338379584523025</text:p>
              </table:table-cell>
              <table:table-cell office:value-type="float" office:value="3.8438954556477E-097">
                <text:p>3.8438954556477E-097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5.8986193727568">
                <text:p>15.8986193727568</text:p>
              </table:table-cell>
              <table:table-cell office:value-type="float" office:value="9.30667861948627">
                <text:p>9.30667861948627</text:p>
              </table:table-cell>
              <table:table-cell office:value-type="float" office:value="2.01522786536607">
                <text:p>2.01522786536607</text:p>
              </table:table-cell>
              <table:table-cell office:value-type="float" office:value="0.00952088258044539">
                <text:p>0.00952088258044539</text:p>
              </table:table-cell>
              <table:table-cell office:value-type="float" office:value="0.0000000021576034902596">
                <text:p>0.0000000021576034902596</text:p>
              </table:table-cell>
              <table:table-cell office:value-type="float" office:value="4.27018213101556E-099">
                <text:p>4.27018213101556E-099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15.8272363179117">
                <text:p>15.8272363179117</text:p>
              </table:table-cell>
              <table:table-cell office:value-type="float" office:value="9.16812022610447">
                <text:p>9.16812022610447</text:p>
              </table:table-cell>
              <table:table-cell office:value-type="float" office:value="1.92655276460986">
                <text:p>1.92655276460986</text:p>
              </table:table-cell>
              <table:table-cell office:value-type="float" office:value="0.00819469957959574">
                <text:p>0.00819469957959574</text:p>
              </table:table-cell>
              <table:table-cell office:value-type="float" office:value="0.00000000137574872542692">
                <text:p>0.00000000137574872542692</text:p>
              </table:table-cell>
              <table:table-cell office:value-type="float" office:value="4.7437438511116E-101">
                <text:p>4.7437438511116E-101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15.7561737651428">
                <text:p>15.7561737651428</text:p>
              </table:table-cell>
              <table:table-cell office:value-type="float" office:value="9.03162469845185">
                <text:p>9.03162469845185</text:p>
              </table:table-cell>
              <table:table-cell office:value-type="float" office:value="1.84177959158562">
                <text:p>1.84177959158562</text:p>
              </table:table-cell>
              <table:table-cell office:value-type="float" office:value="0.00705324329256512">
                <text:p>0.00705324329256512</text:p>
              </table:table-cell>
              <table:table-cell office:value-type="float" office:value="0.000000000877216116889976">
                <text:p>0.000000000877216116889976</text:p>
              </table:table-cell>
              <table:table-cell office:value-type="float" office:value="5.2698234020307E-103">
                <text:p>5.2698234020307E-103</text:p>
              </table:table-cell>
            </table:table-row>
            <table:table-row>
              <table:table-cell office:value-type="string">
                <text:p>5400</text:p>
              </table:table-cell>
              <table:table-cell office:value-type="float" office:value="15.6854302754311">
                <text:p>15.6854302754311</text:p>
              </table:table-cell>
              <table:table-cell office:value-type="float" office:value="8.89716132445882">
                <text:p>8.89716132445882</text:p>
              </table:table-cell>
              <table:table-cell office:value-type="float" office:value="1.76073665164745">
                <text:p>1.76073665164745</text:p>
              </table:table-cell>
              <table:table-cell office:value-type="float" office:value="0.00607078276157734">
                <text:p>0.00607078276157734</text:p>
              </table:table-cell>
              <table:table-cell office:value-type="float" office:value="0.000000000559337691185383">
                <text:p>0.000000000559337691185383</text:p>
              </table:table-cell>
              <table:table-cell office:value-type="float" office:value="5.85424499303074E-105">
                <text:p>5.85424499303074E-105</text:p>
              </table:table-cell>
            </table:table-row>
            <table:table-row>
              <table:table-cell office:value-type="string">
                <text:p>5500</text:p>
              </table:table-cell>
              <table:table-cell office:value-type="float" office:value="15.6150044162185">
                <text:p>15.6150044162185</text:p>
              </table:table-cell>
              <table:table-cell office:value-type="float" office:value="8.76469984929898">
                <text:p>8.76469984929898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0.00522517114603335">
                <text:p>0.00522517114603335</text:p>
              </table:table-cell>
              <table:table-cell office:value-type="float" office:value="0.000000000356649458162927">
                <text:p>0.000000000356649458162927</text:p>
              </table:table-cell>
              <table:table-cell office:value-type="float" office:value="6.50347873616008E-107">
                <text:p>6.50347873616008E-107</text:p>
              </table:table-cell>
            </table:table-row>
            <table:table-row>
              <table:table-cell office:value-type="string">
                <text:p>5600</text:p>
              </table:table-cell>
              <table:table-cell office:value-type="float" office:value="15.5448947613789">
                <text:p>15.5448947613789</text:p>
              </table:table-cell>
              <table:table-cell office:value-type="float" office:value="8.63421046858159">
                <text:p>8.63421046858159</text:p>
              </table:table-cell>
              <table:table-cell office:value-type="float" office:value="1.60919213499065">
                <text:p>1.60919213499065</text:p>
              </table:table-cell>
              <table:table-cell office:value-type="float" office:value="0.00449734648357696">
                <text:p>0.00449734648357696</text:p>
              </table:table-cell>
              <table:table-cell office:value-type="float" office:value="0.000000000227409734785334">
                <text:p>0.000000000227409734785334</text:p>
              </table:table-cell>
              <table:table-cell office:value-type="float" office:value="7.22471227665348E-109">
                <text:p>7.22471227665348E-109</text:p>
              </table:table-cell>
            </table:table-row>
            <table:table-row>
              <table:table-cell office:value-type="string">
                <text:p>5700</text:p>
              </table:table-cell>
              <table:table-cell office:value-type="float" office:value="15.4750998911894">
                <text:p>15.4750998911894</text:p>
              </table:table-cell>
              <table:table-cell office:value-type="float" office:value="8.50566382164548">
                <text:p>8.50566382164548</text:p>
              </table:table-cell>
              <table:table-cell office:value-type="float" office:value="1.53838362883669">
                <text:p>1.53838362883669</text:p>
              </table:table-cell>
              <table:table-cell office:value-type="float" office:value="0.00387090199116188">
                <text:p>0.00387090199116188</text:p>
              </table:table-cell>
              <table:table-cell office:value-type="float" office:value="0.00000000014500284885197">
                <text:p>0.00000000014500284885197</text:p>
              </table:table-cell>
              <table:table-cell office:value-type="float" office:value="8.02593036711402E-111">
                <text:p>8.02593036711402E-111</text:p>
              </table:table-cell>
            </table:table-row>
            <table:table-row>
              <table:table-cell office:value-type="string">
                <text:p>5800</text:p>
              </table:table-cell>
              <table:table-cell office:value-type="float" office:value="15.4056183923016">
                <text:p>15.4056183923016</text:p>
              </table:table-cell>
              <table:table-cell office:value-type="float" office:value="8.37903098495278">
                <text:p>8.37903098495278</text:p>
              </table:table-cell>
              <table:table-cell office:value-type="float" office:value="1.47069087526114">
                <text:p>1.47069087526114</text:p>
              </table:table-cell>
              <table:table-cell office:value-type="float" office:value="0.00333171621975266">
                <text:p>0.00333171621975266</text:p>
              </table:table-cell>
              <table:table-cell office:value-type="float" office:value="0.0000000000924578984933732">
                <text:p>0.0000000000924578984933732</text:p>
              </table:table-cell>
              <table:table-cell office:value-type="float" office:value="8.91600326644434E-113">
                <text:p>8.91600326644434E-113</text:p>
              </table:table-cell>
            </table:table-row>
            <table:table-row>
              <table:table-cell office:value-type="string">
                <text:p>5900</text:p>
              </table:table-cell>
              <table:table-cell office:value-type="float" office:value="15.3364488577126">
                <text:p>15.3364488577126</text:p>
              </table:table-cell>
              <table:table-cell office:value-type="float" office:value="8.25428346558099">
                <text:p>8.25428346558099</text:p>
              </table:table-cell>
              <table:table-cell office:value-type="float" office:value="1.40597677330457">
                <text:p>1.40597677330457</text:p>
              </table:table-cell>
              <table:table-cell office:value-type="float" office:value="0.00286763472552586">
                <text:p>0.00286763472552586</text:p>
              </table:table-cell>
              <table:table-cell office:value-type="float" office:value="0.000000000058953758919163">
                <text:p>0.000000000058953758919163</text:p>
              </table:table-cell>
              <table:table-cell office:value-type="float" office:value="9.90478494218873E-115">
                <text:p>9.90478494218873E-115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5.2675898867371">
                <text:p>15.2675898867371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0.00246819608173359">
                <text:p>0.00246819608173359</text:p>
              </table:table-cell>
              <table:table-cell office:value-type="float" office:value="0.0000000000375905763307815">
                <text:p>0.0000000000375905763307815</text:p>
              </table:table-cell>
              <table:table-cell office:value-type="float" office:value="1.10032221634809E-116">
                <text:p>1.10032221634809E-116</text:p>
              </table:table-cell>
            </table:table-row>
            <table:table-row>
              <table:table-cell office:value-type="string">
                <text:p>6100</text:p>
              </table:table-cell>
              <table:table-cell office:value-type="float" office:value="15.1990400849785">
                <text:p>15.1990400849785</text:p>
              </table:table-cell>
              <table:table-cell office:value-type="float" office:value="8.01033252181638">
                <text:p>8.01033252181638</text:p>
              </table:table-cell>
              <table:table-cell office:value-type="float" office:value="1.28496601889006">
                <text:p>1.28496601889006</text:p>
              </table:table-cell>
              <table:table-cell office:value-type="float" office:value="0.00212439605492917">
                <text:p>0.00212439605492917</text:p>
              </table:table-cell>
              <table:table-cell office:value-type="float" office:value="0.0000000000239688097041934">
                <text:p>0.0000000000239688097041934</text:p>
              </table:table-cell>
              <table:table-cell office:value-type="float" office:value="1.22234756923621E-118">
                <text:p>1.22234756923621E-118</text:p>
              </table:table-cell>
            </table:table-row>
            <table:table-row>
              <table:table-cell office:value-type="string">
                <text:p>6200</text:p>
              </table:table-cell>
              <table:table-cell office:value-type="float" office:value="15.1307980643009">
                <text:p>15.1307980643009</text:p>
              </table:table-cell>
              <table:table-cell office:value-type="float" office:value="7.89107420743202">
                <text:p>7.89107420743202</text:p>
              </table:table-cell>
              <table:table-cell office:value-type="float" office:value="1.2284242783">
                <text:p>1.2284242783</text:p>
              </table:table-cell>
              <table:table-cell office:value-type="float" office:value="0.00182848462956347">
                <text:p>0.00182848462956347</text:p>
              </table:table-cell>
              <table:table-cell office:value-type="float" office:value="0.0000000000152831878282589">
                <text:p>0.0000000000152831878282589</text:p>
              </table:table-cell>
              <table:table-cell office:value-type="float" office:value="1.35790549151739E-120">
                <text:p>1.35790549151739E-120</text:p>
              </table:table-cell>
            </table:table-row>
            <table:table-row>
              <table:table-cell office:value-type="string">
                <text:p>6300</text:p>
              </table:table-cell>
              <table:table-cell office:value-type="float" office:value="15.0628624428013">
                <text:p>15.0628624428013</text:p>
              </table:table-cell>
              <table:table-cell office:value-type="float" office:value="7.77359141803506">
                <text:p>7.77359141803506</text:p>
              </table:table-cell>
              <table:table-cell office:value-type="float" office:value="1.17437051667745">
                <text:p>1.17437051667745</text:p>
              </table:table-cell>
              <table:table-cell office:value-type="float" office:value="0.00157379130543589">
                <text:p>0.00157379130543589</text:p>
              </table:table-cell>
              <table:table-cell office:value-type="float" office:value="0.00000000000974499080582107">
                <text:p>0.00000000000974499080582107</text:p>
              </table:table-cell>
              <table:table-cell office:value-type="float" office:value="1.50849674045269E-122">
                <text:p>1.50849674045269E-122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14.9952318447808">
                <text:p>14.9952318447808</text:p>
              </table:table-cell>
              <table:table-cell office:value-type="float" office:value="7.65785771950224">
                <text:p>7.65785771950224</text:p>
              </table:table-cell>
              <table:table-cell office:value-type="float" office:value="1.12269525668267">
                <text:p>1.12269525668267</text:p>
              </table:table-cell>
              <table:table-cell office:value-type="float" office:value="0.00135457472981708">
                <text:p>0.00135457472981708</text:p>
              </table:table-cell>
              <table:table-cell office:value-type="float" office:value="0.00000000000621368047508687">
                <text:p>0.00000000000621368047508687</text:p>
              </table:table-cell>
              <table:table-cell office:value-type="float" office:value="1.67578850676387E-124">
                <text:p>1.67578850676387E-124</text:p>
              </table:table-cell>
            </table:table-row>
            <table:table-row>
              <table:table-cell office:value-type="string">
                <text:p>6500</text:p>
              </table:table-cell>
              <table:table-cell office:value-type="float" office:value="14.9279049007176">
                <text:p>14.9279049007176</text:p>
              </table:table-cell>
              <table:table-cell office:value-type="float" office:value="7.54384707126314">
                <text:p>7.54384707126314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00116589327461738">
                <text:p>0.00116589327461738</text:p>
              </table:table-cell>
              <table:table-cell office:value-type="float" office:value="0.00000000000396201759609795">
                <text:p>0.00000000000396201759609795</text:p>
              </table:table-cell>
              <table:table-cell office:value-type="float" office:value="1.86163287204661E-126">
                <text:p>1.86163287204661E-126</text:p>
              </table:table-cell>
            </table:table-row>
            <table:table-row>
              <table:table-cell office:value-type="string">
                <text:p>6600</text:p>
              </table:table-cell>
              <table:table-cell office:value-type="float" office:value="14.8608802472388">
                <text:p>14.8608802472388</text:p>
              </table:table-cell>
              <table:table-cell office:value-type="float" office:value="7.43153382044091">
                <text:p>7.43153382044091</text:p>
              </table:table-cell>
              <table:table-cell office:value-type="float" office:value="1.02606620663838">
                <text:p>1.02606620663838</text:p>
              </table:table-cell>
              <table:table-cell office:value-type="float" office:value="0.00100349364112351">
                <text:p>0.00100349364112351</text:p>
              </table:table-cell>
              <table:table-cell office:value-type="float" office:value="0.00000000000252629395649288">
                <text:p>0.00000000000252629395649288</text:p>
              </table:table-cell>
              <table:table-cell office:value-type="float" office:value="2.06808731310439E-128">
                <text:p>2.06808731310439E-128</text:p>
              </table:table-cell>
            </table:table-row>
            <table:table-row>
              <table:table-cell office:value-type="string">
                <text:p>6700</text:p>
              </table:table-cell>
              <table:table-cell office:value-type="float" office:value="14.7941565270928">
                <text:p>14.7941565270928</text:p>
              </table:table-cell>
              <table:table-cell office:value-type="float" office:value="7.32089269608031">
                <text:p>7.32089269608031</text:p>
              </table:table-cell>
              <table:table-cell office:value-type="float" office:value="0.980916709740335">
                <text:p>0.980916709740335</text:p>
              </table:table-cell>
              <table:table-cell office:value-type="float" office:value="0.000863714981206825">
                <text:p>0.000863714981206825</text:p>
              </table:table-cell>
              <table:table-cell office:value-type="float" office:value="0.00000000000161083614593181">
                <text:p>0.00000000000161083614593181</text:p>
              </table:table-cell>
              <table:table-cell office:value-type="float" office:value="2.29743748020595E-130">
                <text:p>2.29743748020595E-130</text:p>
              </table:table-cell>
            </table:table-row>
            <table:table-row>
              <table:table-cell office:value-type="string">
                <text:p>6800</text:p>
              </table:table-cell>
              <table:table-cell office:value-type="float" office:value="14.727732389122">
                <text:p>14.727732389122</text:p>
              </table:table-cell>
              <table:table-cell office:value-type="float" office:value="7.21189880346157">
                <text:p>7.21189880346157</text:p>
              </table:table-cell>
              <table:table-cell office:value-type="float" office:value="0.937753904399769">
                <text:p>0.937753904399769</text:p>
              </table:table-cell>
              <table:table-cell office:value-type="float" office:value="0.000743406373682533">
                <text:p>0.000743406373682533</text:p>
              </table:table-cell>
              <table:table-cell office:value-type="float" office:value="0.00000000000102711447429604">
                <text:p>0.00000000000102711447429604</text:p>
              </table:table-cell>
              <table:table-cell office:value-type="float" office:value="2.5522225014436E-132">
                <text:p>2.5522225014436E-132</text:p>
              </table:table-cell>
            </table:table-row>
            <table:table-row>
              <table:table-cell office:value-type="string">
                <text:p>6900</text:p>
              </table:table-cell>
              <table:table-cell office:value-type="float" office:value="14.6616064882354">
                <text:p>14.6616064882354</text:p>
              </table:table-cell>
              <table:table-cell office:value-type="float" office:value="7.10452761849903">
                <text:p>7.10452761849903</text:p>
              </table:table-cell>
              <table:table-cell office:value-type="float" office:value="0.896490371185337">
                <text:p>0.896490371185337</text:p>
              </table:table-cell>
              <table:table-cell office:value-type="float" office:value="0.000639855795553785">
                <text:p>0.000639855795553785</text:p>
              </table:table-cell>
              <table:table-cell office:value-type="float" office:value="0.000000000000654917103749353">
                <text:p>0.000000000000654917103749353</text:p>
              </table:table-cell>
              <table:table-cell office:value-type="float" office:value="2.83526309333611E-134">
                <text:p>2.83526309333611E-13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4.5957774853811">
                <text:p>14.5957774853811</text:p>
              </table:table-cell>
              <table:table-cell office:value-type="float" office:value="6.99875498222311">
                <text:p>6.99875498222311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000550728986994943">
                <text:p>0.000550728986994943</text:p>
              </table:table-cell>
              <table:table-cell office:value-type="float" office:value="0.000000000000417593582329185">
                <text:p>0.000000000000417593582329185</text:p>
              </table:table-cell>
              <table:table-cell office:value-type="float" office:value="3.1496927888877E-136">
                <text:p>3.1496927888877E-136</text:p>
              </table:table-cell>
            </table:table-row>
            <table:table-row>
              <table:table-cell office:value-type="string">
                <text:p>7100</text:p>
              </table:table-cell>
              <table:table-cell office:value-type="float" office:value="14.5302440475198">
                <text:p>14.5302440475198</text:p>
              </table:table-cell>
              <table:table-cell office:value-type="float" office:value="6.8945570953444">
                <text:p>6.8945570953444</text:p>
              </table:table-cell>
              <table:table-cell office:value-type="float" office:value="0.819330507521658">
                <text:p>0.819330507521658</text:p>
              </table:table-cell>
              <table:table-cell office:value-type="float" office:value="0.000474016831955039">
                <text:p>0.000474016831955039</text:p>
              </table:table-cell>
              <table:table-cell office:value-type="float" office:value="0.000000000000266269424029673">
                <text:p>0.000000000000266269424029673</text:p>
              </table:table-cell>
              <table:table-cell office:value-type="float" office:value="3.49899262882802E-138">
                <text:p>3.49899262882802E-138</text:p>
              </table:table-cell>
            </table:table-row>
            <table:table-row>
              <table:table-cell office:value-type="string">
                <text:p>7200</text:p>
              </table:table-cell>
              <table:table-cell office:value-type="float" office:value="14.4650048475969">
                <text:p>14.4650048475969</text:p>
              </table:table-cell>
              <table:table-cell office:value-type="float" office:value="6.79191051289878">
                <text:p>6.79191051289878</text:p>
              </table:table-cell>
              <table:table-cell office:value-type="float" office:value="0.783277901979741">
                <text:p>0.783277901979741</text:p>
              </table:table-cell>
              <table:table-cell office:value-type="float" office:value="0.000407990068223438">
                <text:p>0.000407990068223438</text:p>
              </table:table-cell>
              <table:table-cell office:value-type="float" office:value="0.000000000000169780880677434">
                <text:p>0.000000000000169780880677434</text:p>
              </table:table-cell>
              <table:table-cell office:value-type="float" office:value="3.88702970009859E-140">
                <text:p>3.88702970009859E-140</text:p>
              </table:table-cell>
            </table:table-row>
            <table:table-row>
              <table:table-cell office:value-type="string">
                <text:p>7300</text:p>
              </table:table-cell>
              <table:table-cell office:value-type="float" office:value="14.4000585645164">
                <text:p>14.4000585645164</text:p>
              </table:table-cell>
              <table:table-cell office:value-type="float" office:value="6.69079213897215">
                <text:p>6.69079213897215</text:p>
              </table:table-cell>
              <table:table-cell office:value-type="float" office:value="0.748811701868146">
                <text:p>0.748811701868146</text:p>
              </table:table-cell>
              <table:table-cell office:value-type="float" office:value="0.000351160306022117">
                <text:p>0.000351160306022117</text:p>
              </table:table-cell>
              <table:table-cell office:value-type="float" office:value="0.00000000000010825706912707">
                <text:p>0.00000000000010825706912707</text:p>
              </table:table-cell>
              <table:table-cell office:value-type="float" office:value="4.31809994824402E-142">
                <text:p>4.31809994824402E-142</text:p>
              </table:table-cell>
            </table:table-row>
            <table:table-row>
              <table:table-cell office:value-type="string">
                <text:p>7400</text:p>
              </table:table-cell>
              <table:table-cell office:value-type="float" office:value="14.335403883114">
                <text:p>14.335403883114</text:p>
              </table:table-cell>
              <table:table-cell office:value-type="float" office:value="6.59117922150378">
                <text:p>6.59117922150378</text:p>
              </table:table-cell>
              <table:table-cell office:value-type="float" office:value="0.715862101353106">
                <text:p>0.715862101353106</text:p>
              </table:table-cell>
              <table:table-cell office:value-type="float" office:value="0.000302246476397101">
                <text:p>0.000302246476397101</text:p>
              </table:table-cell>
              <table:table-cell office:value-type="float" office:value="0.0000000000000690277548874838">
                <text:p>0.0000000000000690277548874838</text:p>
              </table:table-cell>
              <table:table-cell office:value-type="float" office:value="4.79697573768271E-144">
                <text:p>4.79697573768271E-144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14.2710394941301">
                <text:p>14.2710394941301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000260145953081352">
                <text:p>0.000260145953081352</text:p>
              </table:table-cell>
              <table:table-cell office:value-type="float" office:value="0.000000000000044014039759507">
                <text:p>0.000000000000044014039759507</text:p>
              </table:table-cell>
              <table:table-cell office:value-type="float" office:value="5.32895868639496E-146">
                <text:p>5.32895868639496E-146</text:p>
              </table:table-cell>
            </table:table-row>
            <table:table-row>
              <table:table-cell office:value-type="string">
                <text:p>7600</text:p>
              </table:table-cell>
              <table:table-cell office:value-type="float" office:value="14.2069640941835">
                <text:p>14.2069640941835</text:p>
              </table:table-cell>
              <table:table-cell office:value-type="float" office:value="6.39638043632608">
                <text:p>6.39638043632608</text:p>
              </table:table-cell>
              <table:table-cell office:value-type="float" office:value="0.654248698780396">
                <text:p>0.654248698780396</text:p>
              </table:table-cell>
              <table:table-cell office:value-type="float" office:value="0.000223909696851819">
                <text:p>0.000223909696851819</text:p>
              </table:table-cell>
              <table:table-cell office:value-type="float" office:value="0.0000000000000280645908172618">
                <text:p>0.0000000000000280645908172618</text:p>
              </table:table-cell>
              <table:table-cell office:value-type="float" office:value="5.91993835995979E-148">
                <text:p>5.91993835995979E-148</text:p>
              </table:table-cell>
            </table:table-row>
            <table:table-row>
              <table:table-cell office:value-type="string">
                <text:p>7700</text:p>
              </table:table-cell>
              <table:table-cell office:value-type="float" office:value="14.1431763857454">
                <text:p>14.1431763857454</text:p>
              </table:table-cell>
              <table:table-cell office:value-type="float" office:value="6.30115073806827">
                <text:p>6.30115073806827</text:p>
              </table:table-cell>
              <table:table-cell office:value-type="float" office:value="0.625460108526641">
                <text:p>0.625460108526641</text:p>
              </table:table-cell>
              <table:table-cell office:value-type="float" office:value="0.000192720862079277">
                <text:p>0.000192720862079277</text:p>
              </table:table-cell>
              <table:table-cell office:value-type="float" office:value="0.000000000000017894773168832">
                <text:p>0.000000000000017894773168832</text:p>
              </table:table-cell>
              <table:table-cell office:value-type="float" office:value="6.57645747474011E-150">
                <text:p>6.57645747474011E-150</text:p>
              </table:table-cell>
            </table:table-row>
            <table:table-row>
              <table:table-cell office:value-type="string">
                <text:p>7800</text:p>
              </table:table-cell>
              <table:table-cell office:value-type="float" office:value="14.0796750771124">
                <text:p>14.0796750771124</text:p>
              </table:table-cell>
              <table:table-cell office:value-type="float" office:value="6.2073388253097">
                <text:p>6.2073388253097</text:p>
              </table:table-cell>
              <table:table-cell office:value-type="float" office:value="0.597938288738526">
                <text:p>0.597938288738526</text:p>
              </table:table-cell>
              <table:table-cell office:value-type="float" office:value="0.000165876383215147">
                <text:p>0.000165876383215147</text:p>
              </table:table-cell>
              <table:table-cell office:value-type="float" office:value="0.0000000000000114102111393333">
                <text:p>0.0000000000000114102111393333</text:p>
              </table:table-cell>
              <table:table-cell office:value-type="float" office:value="7.30578433207856E-152">
                <text:p>7.30578433207856E-152</text:p>
              </table:table-cell>
            </table:table-row>
            <table:table-row>
              <table:table-cell office:value-type="string">
                <text:p>7900</text:p>
              </table:table-cell>
              <table:table-cell office:value-type="float" office:value="14.0164588823809">
                <text:p>14.0164588823809</text:p>
              </table:table-cell>
              <table:table-cell office:value-type="float" office:value="6.11492358997424">
                <text:p>6.11492358997424</text:p>
              </table:table-cell>
              <table:table-cell office:value-type="float" office:value="0.571627498325624">
                <text:p>0.571627498325624</text:p>
              </table:table-cell>
              <table:table-cell office:value-type="float" office:value="0.000142771126133817">
                <text:p>0.000142771126133817</text:p>
              </table:table-cell>
              <table:table-cell office:value-type="float" office:value="7.27547183838724E-015">
                <text:p>7.27547183838724E-015</text:p>
              </table:table-cell>
              <table:table-cell office:value-type="float" office:value="8.11599328542057E-154">
                <text:p>8.11599328542057E-154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3.9535265214206">
                <text:p>13.9535265214206</text:p>
              </table:table-cell>
              <table:table-cell office:value-type="float" office:value="6.02388423824404">
                <text:p>6.02388423824404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000122884247066564">
                <text:p>0.000122884247066564</text:p>
              </table:table-cell>
              <table:table-cell office:value-type="float" office:value="4.63904566048711E-015">
                <text:p>4.63904566048711E-015</text:p>
              </table:table-cell>
              <table:table-cell office:value-type="float" office:value="9.01605413121348E-156">
                <text:p>9.01605413121348E-156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13.8908767198493">
                <text:p>13.8908767198493</text:p>
              </table:table-cell>
              <table:table-cell office:value-type="float" office:value="5.93420028588091">
                <text:p>5.93420028588091</text:p>
              </table:table-cell>
              <table:table-cell office:value-type="float" office:value="0.522428197078364">
                <text:p>0.522428197078364</text:p>
              </table:table-cell>
              <table:table-cell office:value-type="float" office:value="0.000105767451627179">
                <text:p>0.000105767451627179</text:p>
              </table:table-cell>
              <table:table-cell office:value-type="float" office:value="2.95798610978541E-015">
                <text:p>2.95798610978541E-015</text:p>
              </table:table-cell>
              <table:table-cell office:value-type="float" office:value="1.00159314132256E-157">
                <text:p>1.00159314132256E-157</text:p>
              </table:table-cell>
            </table:table-row>
            <table:table-row>
              <table:table-cell office:value-type="string">
                <text:p>8200</text:p>
              </table:table-cell>
              <table:table-cell office:value-type="float" office:value="13.8285082090062">
                <text:p>13.8285082090062</text:p>
              </table:table-cell>
              <table:table-cell office:value-type="float" office:value="5.84585155361719">
                <text:p>5.84585155361719</text:p>
              </table:table-cell>
              <table:table-cell office:value-type="float" office:value="0.499440040845523">
                <text:p>0.499440040845523</text:p>
              </table:table-cell>
              <table:table-cell office:value-type="float" office:value="0.0000910348892616646">
                <text:p>0.0000910348892616646</text:p>
              </table:table-cell>
              <table:table-cell office:value-type="float" office:value="1.88609521570535E-015">
                <text:p>1.88609521570535E-015</text:p>
              </table:table-cell>
              <table:table-cell office:value-type="float" office:value="1.11266947396795E-159">
                <text:p>1.11266947396795E-159</text:p>
              </table:table-cell>
            </table:table-row>
            <table:table-row>
              <table:table-cell office:value-type="string">
                <text:p>8300</text:p>
              </table:table-cell>
              <table:table-cell office:value-type="float" office:value="13.7664197259269">
                <text:p>13.7664197259269</text:p>
              </table:table-cell>
              <table:table-cell office:value-type="float" office:value="5.7588181626154">
                <text:p>5.7588181626154</text:p>
              </table:table-cell>
              <table:table-cell office:value-type="float" office:value="0.47746342137494">
                <text:p>0.47746342137494</text:p>
              </table:table-cell>
              <table:table-cell office:value-type="float" office:value="0.0000783544553204866">
                <text:p>0.0000783544553204866</text:p>
              </table:table-cell>
              <table:table-cell office:value-type="float" office:value="1.20262740617288E-015">
                <text:p>1.20262740617288E-015</text:p>
              </table:table-cell>
              <table:table-cell office:value-type="float" office:value="1.23606413345179E-161">
                <text:p>1.23606413345179E-161</text:p>
              </table:table-cell>
            </table:table-row>
            <table:table-row>
              <table:table-cell office:value-type="string">
                <text:p>8400</text:p>
              </table:table-cell>
              <table:table-cell office:value-type="float" office:value="13.7046100133174">
                <text:p>13.7046100133174</text:p>
              </table:table-cell>
              <table:table-cell office:value-type="float" office:value="5.67308052999541">
                <text:p>5.67308052999541</text:p>
              </table:table-cell>
              <table:table-cell office:value-type="float" office:value="0.456453828501859">
                <text:p>0.456453828501859</text:p>
              </table:table-cell>
              <table:table-cell office:value-type="float" office:value="0.0000674403046827837">
                <text:p>0.0000674403046827837</text:p>
              </table:table-cell>
              <table:table-cell office:value-type="float" office:value="7.66829090087696E-016">
                <text:p>7.66829090087696E-016</text:p>
              </table:table-cell>
              <table:table-cell office:value-type="float" office:value="1.37314321795614E-163">
                <text:p>1.37314321795614E-163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13.643077819529">
                <text:p>13.643077819529</text:p>
              </table:table-cell>
              <table:table-cell office:value-type="float" office:value="5.58861936442815">
                <text:p>5.58861936442815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0000580464081730081">
                <text:p>0.0000580464081730081</text:p>
              </table:table-cell>
              <table:table-cell office:value-type="float" office:value="4.88951815322423E-016">
                <text:p>4.88951815322423E-016</text:p>
              </table:table-cell>
              <table:table-cell office:value-type="float" office:value="1.52542432547857E-165">
                <text:p>1.52542432547857E-165</text:p>
              </table:table-cell>
            </table:table-row>
            <table:table-row>
              <table:table-cell office:value-type="string">
                <text:p>8600</text:p>
              </table:table-cell>
              <table:table-cell office:value-type="float" office:value="13.5818218985327">
                <text:p>13.5818218985327</text:p>
              </table:table-cell>
              <table:table-cell office:value-type="float" office:value="5.50541566179505">
                <text:p>5.50541566179505</text:p>
              </table:table-cell>
              <table:table-cell office:value-type="float" office:value="0.417167388504294">
                <text:p>0.417167388504294</text:p>
              </table:table-cell>
              <table:table-cell office:value-type="float" office:value="0.0000499610065173327">
                <text:p>0.0000499610065173327</text:p>
              </table:table-cell>
              <table:table-cell office:value-type="float" office:value="3.11769442236148E-016">
                <text:p>3.11769442236148E-016</text:p>
              </table:table-cell>
              <table:table-cell office:value-type="float" office:value="1.6945933551092E-167">
                <text:p>1.6945933551092E-167</text:p>
              </table:table-cell>
            </table:table-row>
            <table:table-row>
              <table:table-cell office:value-type="string">
                <text:p>8700</text:p>
              </table:table-cell>
              <table:table-cell office:value-type="float" office:value="13.520841009894">
                <text:p>13.520841009894</text:p>
              </table:table-cell>
              <table:table-cell office:value-type="float" office:value="5.423450700912">
                <text:p>5.423450700912</text:p>
              </table:table-cell>
              <table:table-cell office:value-type="float" office:value="0.398810972912996">
                <text:p>0.398810972912996</text:p>
              </table:table-cell>
              <table:table-cell office:value-type="float" office:value="0.0000430018368196925">
                <text:p>0.0000430018368196925</text:p>
              </table:table-cell>
              <table:table-cell office:value-type="float" office:value="1.98792973185186E-016">
                <text:p>1.98792973185186E-016</text:p>
              </table:table-cell>
              <table:table-cell office:value-type="float" office:value="1.88252317156365E-169">
                <text:p>1.88252317156365E-169</text:p>
              </table:table-cell>
            </table:table-row>
            <table:table-row>
              <table:table-cell office:value-type="string">
                <text:p>8800</text:p>
              </table:table-cell>
              <table:table-cell office:value-type="float" office:value="13.4601339187477">
                <text:p>13.4601339187477</text:p>
              </table:table-cell>
              <table:table-cell office:value-type="float" office:value="5.34270603931701">
                <text:p>5.34270603931701</text:p>
              </table:table-cell>
              <table:table-cell office:value-type="float" office:value="0.381262285832233">
                <text:p>0.381262285832233</text:p>
              </table:table-cell>
              <table:table-cell office:value-type="float" office:value="0.0000370120239516381">
                <text:p>0.0000370120239516381</text:p>
              </table:table-cell>
              <table:table-cell office:value-type="float" office:value="1.26755996047467E-016">
                <text:p>1.26755996047467E-016</text:p>
              </table:table-cell>
              <table:table-cell office:value-type="float" office:value="2.09129433960615E-171">
                <text:p>2.09129433960615E-171</text:p>
              </table:table-cell>
            </table:table-row>
            <table:table-row>
              <table:table-cell office:value-type="string">
                <text:p>8900</text:p>
              </table:table-cell>
              <table:table-cell office:value-type="float" office:value="13.3996993957733">
                <text:p>13.3996993957733</text:p>
              </table:table-cell>
              <table:table-cell office:value-type="float" office:value="5.26316350912057">
                <text:p>5.26316350912057</text:p>
              </table:table-cell>
              <table:table-cell office:value-type="float" office:value="0.364485785173546">
                <text:p>0.364485785173546</text:p>
              </table:table-cell>
              <table:table-cell office:value-type="float" office:value="0.0000318565442388102">
                <text:p>0.0000318565442388102</text:p>
              </table:table-cell>
              <table:table-cell office:value-type="float" office:value="8.08231914667232E-017">
                <text:p>8.08231914667232E-017</text:p>
              </table:table-cell>
              <table:table-cell office:value-type="float" office:value="2.32321815791305E-173">
                <text:p>2.32321815791305E-173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3.3395362171695">
                <text:p>13.3395362171695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0000274191817276817">
                <text:p>0.0000274191817276817</text:p>
              </table:table-cell>
              <table:table-cell office:value-type="float" office:value="5.15351421830992E-017">
                <text:p>5.15351421830992E-017</text:p>
              </table:table-cell>
              <table:table-cell office:value-type="float" office:value="2.58086224738377E-175">
                <text:p>2.58086224738377E-175</text:p>
              </table:table-cell>
            </table:table-row>
            <table:table-row>
              <table:table-cell office:value-type="string">
                <text:p>9100</text:p>
              </table:table-cell>
              <table:table-cell office:value-type="float" office:value="13.2796431646299">
                <text:p>13.2796431646299</text:p>
              </table:table-cell>
              <table:table-cell office:value-type="float" office:value="5.10761351976155">
                <text:p>5.10761351976155</text:p>
              </table:table-cell>
              <table:table-cell office:value-type="float" office:value="0.333114925658173">
                <text:p>0.333114925658173</text:p>
              </table:table-cell>
              <table:table-cell office:value-type="float" office:value="0.0000235999084200638">
                <text:p>0.0000235999084200638</text:p>
              </table:table-cell>
              <table:table-cell office:value-type="float" office:value="3.2860257453775E-017">
                <text:p>3.2860257453775E-017</text:p>
              </table:table-cell>
              <table:table-cell office:value-type="float" office:value="2.86707897718666E-177">
                <text:p>2.86707897718666E-177</text:p>
              </table:table-cell>
            </table:table-row>
            <table:table-row>
              <table:table-cell office:value-type="string">
                <text:p>9200</text:p>
              </table:table-cell>
              <table:table-cell office:value-type="float" office:value="13.2200190253183">
                <text:p>13.2200190253183</text:p>
              </table:table-cell>
              <table:table-cell office:value-type="float" office:value="5.03157106119513">
                <text:p>5.03157106119513</text:p>
              </table:table-cell>
              <table:table-cell office:value-type="float" office:value="0.318457030090234">
                <text:p>0.318457030090234</text:p>
              </table:table-cell>
              <table:table-cell office:value-type="float" office:value="0.0000203126294200498">
                <text:p>0.0000203126294200498</text:p>
              </table:table-cell>
              <table:table-cell office:value-type="float" office:value="2.09526252220661E-017">
                <text:p>2.09526252220661E-017</text:p>
              </table:table-cell>
              <table:table-cell office:value-type="float" office:value="3.18503704324339E-179">
                <text:p>3.18503704324339E-179</text:p>
              </table:table-cell>
            </table:table-row>
            <table:table-row>
              <table:table-cell office:value-type="string">
                <text:p>9300</text:p>
              </table:table-cell>
              <table:table-cell office:value-type="float" office:value="13.1606625918436">
                <text:p>13.1606625918436</text:p>
              </table:table-cell>
              <table:table-cell office:value-type="float" office:value="4.95666072734457">
                <text:p>4.95666072734457</text:p>
              </table:table-cell>
              <table:table-cell office:value-type="float" office:value="0.304444118838311">
                <text:p>0.304444118838311</text:p>
              </table:table-cell>
              <table:table-cell office:value-type="float" office:value="0.0000174832421640032">
                <text:p>0.0000174832421640032</text:p>
              </table:table-cell>
              <table:table-cell office:value-type="float" office:value="1.33599836919698E-017">
                <text:p>1.33599836919698E-017</text:p>
              </table:table-cell>
              <table:table-cell office:value-type="float" office:value="3.53825654875643E-181">
                <text:p>3.53825654875643E-181</text:p>
              </table:table-cell>
            </table:table-row>
            <table:table-row>
              <table:table-cell office:value-type="string">
                <text:p>9400</text:p>
              </table:table-cell>
              <table:table-cell office:value-type="float" office:value="13.1015726622361">
                <text:p>13.1015726622361</text:p>
              </table:table-cell>
              <table:table-cell office:value-type="float" office:value="4.88286566306874">
                <text:p>4.88286566306874</text:p>
              </table:table-cell>
              <table:table-cell office:value-type="float" office:value="0.291047810968322">
                <text:p>0.291047810968322</text:p>
              </table:table-cell>
              <table:table-cell office:value-type="float" office:value="0.0000150479659843284">
                <text:p>0.0000150479659843284</text:p>
              </table:table-cell>
              <table:table-cell office:value-type="float" office:value="8.51870170720772E-018">
                <text:p>8.51870170720772E-018</text:p>
              </table:table-cell>
              <table:table-cell office:value-type="float" office:value="3.93064797515484E-183">
                <text:p>3.93064797515484E-183</text:p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13.0427480399228">
                <text:p>13.0427480399228</text:p>
              </table:table-cell>
              <table:table-cell office:value-type="float" office:value="4.81016926416684">
                <text:p>4.81016926416684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0000129519043516844">
                <text:p>0.0000129519043516844</text:p>
              </table:table-cell>
              <table:table-cell office:value-type="float" office:value="5.43176402378409E-018">
                <text:p>5.43176402378409E-018</text:p>
              </table:table-cell>
              <table:table-cell office:value-type="float" office:value="4.36655547490442E-185">
                <text:p>4.36655547490442E-185</text:p>
              </table:table-cell>
            </table:table-row>
            <table:table-row>
              <table:table-cell office:value-type="string">
                <text:p>9600</text:p>
              </table:table-cell>
              <table:table-cell office:value-type="float" office:value="12.984187533703">
                <text:p>12.984187533703</text:p>
              </table:table-cell>
              <table:table-cell office:value-type="float" office:value="4.73855517364243">
                <text:p>4.73855517364243</text:p>
              </table:table-cell>
              <table:table-cell office:value-type="float" office:value="0.265997670848875">
                <text:p>0.265997670848875</text:p>
              </table:table-cell>
              <table:table-cell office:value-type="float" office:value="0.0000111478073853892">
                <text:p>0.0000111478073853892</text:p>
              </table:table-cell>
              <table:table-cell office:value-type="float" office:value="3.46344565453111E-018">
                <text:p>3.46344565453111E-018</text:p>
              </table:table-cell>
              <table:table-cell office:value-type="float" office:value="4.85080496547562E-187">
                <text:p>4.85080496547562E-187</text:p>
              </table:table-cell>
            </table:table-row>
            <table:table-row>
              <table:table-cell office:value-type="string">
                <text:p>9700</text:p>
              </table:table-cell>
              <table:table-cell office:value-type="float" office:value="12.9258899577244">
                <text:p>12.9258899577244</text:p>
              </table:table-cell>
              <table:table-cell office:value-type="float" office:value="4.66800727802303">
                <text:p>4.66800727802303</text:p>
              </table:table-cell>
              <table:table-cell office:value-type="float" office:value="0.254293103504995">
                <text:p>0.254293103504995</text:p>
              </table:table-cell>
              <table:table-cell office:value-type="float" office:value="0.00000959500673625464">
                <text:p>0.00000959500673625464</text:p>
              </table:table-cell>
              <table:table-cell office:value-type="float" office:value="2.20839045094113E-018">
                <text:p>2.20839045094113E-018</text:p>
              </table:table-cell>
              <table:table-cell office:value-type="float" office:value="5.38875755691572E-189">
                <text:p>5.38875755691572E-189</text:p>
              </table:table-cell>
            </table:table-row>
            <table:table-row>
              <table:table-cell office:value-type="string">
                <text:p>9800</text:p>
              </table:table-cell>
              <table:table-cell office:value-type="float" office:value="12.8678541314591">
                <text:p>12.8678541314591</text:p>
              </table:table-cell>
              <table:table-cell office:value-type="float" office:value="4.59850970373448">
                <text:p>4.59850970373448</text:p>
              </table:table-cell>
              <table:table-cell office:value-type="float" office:value="0.243103566598299">
                <text:p>0.243103566598299</text:p>
              </table:table-cell>
              <table:table-cell office:value-type="float" office:value="0.00000825849883174653">
                <text:p>0.00000825849883174653</text:p>
              </table:table-cell>
              <table:table-cell office:value-type="float" office:value="1.40813192129276E-018">
                <text:p>1.40813192129276E-018</text:p>
              </table:table-cell>
              <table:table-cell office:value-type="float" office:value="5.98636890452039E-191">
                <text:p>5.98636890452039E-191</text:p>
              </table:table-cell>
            </table:table-row>
            <table:table-row>
              <table:table-cell office:value-type="string">
                <text:p>9900</text:p>
              </table:table-cell>
              <table:table-cell office:value-type="float" office:value="12.8100788796798">
                <text:p>12.8100788796798</text:p>
              </table:table-cell>
              <table:table-cell office:value-type="float" office:value="4.53004681352938">
                <text:p>4.53004681352938</text:p>
              </table:table-cell>
              <table:table-cell office:value-type="float" office:value="0.232406397492619">
                <text:p>0.232406397492619</text:p>
              </table:table-cell>
              <table:table-cell office:value-type="float" office:value="0.00000710815581778127">
                <text:p>0.00000710815581778127</text:p>
              </table:table-cell>
              <table:table-cell office:value-type="float" office:value="8.97864554213523E-019">
                <text:p>8.97864554213523E-019</text:p>
              </table:table-cell>
              <table:table-cell office:value-type="float" office:value="6.65025514369584E-193">
                <text:p>6.65025514369584E-1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4.4626032029686">
                <text:p>4.4626032029686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00000611804641003652">
                <text:p>0.00000611804641003652</text:p>
              </table:table-cell>
              <table:table-cell office:value-type="float" office:value="5.72503716109875E-019">
                <text:p>5.72503716109875E-019</text:p>
              </table:table-cell>
              <table:table-cell office:value-type="float" office:value="7.38776613697451E-195">
                <text:p>7.38776613697451E-195</text:p>
              </table:table-cell>
            </table:table-row>
            <table:table-row>
              <table:table-cell office:value-type="string">
                <text:p>10100</text:p>
              </table:table-cell>
              <table:table-cell office:value-type="float" office:value="12.6953054250284">
                <text:p>12.6953054250284</text:p>
              </table:table-cell>
              <table:table-cell office:value-type="float" office:value="4.39616369695523">
                <text:p>4.39616369695523</text:p>
              </table:table-cell>
              <table:table-cell office:value-type="float" office:value="0.212403454325045">
                <text:p>0.212403454325045</text:p>
              </table:table-cell>
              <table:table-cell office:value-type="float" office:value="0.00000526585134525712">
                <text:p>0.00000526585134525712</text:p>
              </table:table-cell>
              <table:table-cell office:value-type="float" office:value="3.65044486299737E-019">
                <text:p>3.65044486299737E-019</text:p>
              </table:table-cell>
              <table:table-cell office:value-type="float" office:value="8.20706684409936E-197">
                <text:p>8.20706684409936E-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5cm" chart:symbol-height="0.0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05cm" chart:symbol-height="0.0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05cm" chart:symbol-height="0.05cm">
        <chart:symbol-image xlink:href="Pictures/2000000D000000DD000000DDBFA18DF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2cm" svg:height="10.559cm" xlink:href=".." xlink:type="simple" chart:class="chart:line" chart:style-name="ch1">
        <chart:title svg:x="3.64cm" svg:y="0.347cm" chart:style-name="ch2">
          <text:p>Influencia de K sobre la temperatura</text:p>
        </chart:title>
        <chart:legend chart:legend-position="start" svg:x="0.21cm" svg:y="4.084cm" chart:style-name="ch3"/>
        <chart:plot-area chart:style-name="ch4" table:cell-range-address="K.B1:K.G103" chart:data-source-has-labels="both" svg:x="2.783cm" svg:y="1.759cm" svg:width="11.733cm" svg:height="7.608cm">
          <chartooo:coordinate-region svg:x="3.59cm" svg:y="1.958cm" svg:width="10.926cm" svg:height="7.21cm"/>
          <chart:axis chart:dimension="x" chart:name="primary-x" chart:style-name="ch5">
            <chart:title svg:x="7.705cm" svg:y="9.578cm" chart:style-name="ch6">
              <text:p>#iteraciones</text:p>
            </chart:title>
            <chart:categories table:cell-range-address="K.B3:K.B103"/>
          </chart:axis>
          <chart:axis chart:dimension="y" chart:name="primary-y" chart:style-name="ch7">
            <chart:title svg:x="1.921cm" svg:y="6.546cm" chart:style-name="ch8">
              <text:p>Temperatura</text:p>
            </chart:title>
          </chart:axis>
          <chart:series chart:style-name="ch9" chart:values-cell-range-address="K.C3:K.C103" chart:label-cell-address="K.C1:K.C2" chart:class="chart:line">
            <chart:data-point chart:repeated="101"/>
          </chart:series>
          <chart:series chart:style-name="ch10" chart:values-cell-range-address="K.D3:K.D103" chart:label-cell-address="K.D1:K.D2" chart:class="chart:line">
            <chart:data-point chart:repeated="101"/>
          </chart:series>
          <chart:series chart:style-name="ch11" chart:values-cell-range-address="K.E3:K.E103" chart:label-cell-address="K.E1:K.E2" chart:class="chart:line">
            <chart:data-point chart:repeated="101"/>
          </chart:series>
          <chart:series chart:style-name="ch12" chart:values-cell-range-address="K.F3:K.F103" chart:label-cell-address="K.F1:K.F2" chart:class="chart:line">
            <chart:data-point chart:repeated="101"/>
          </chart:series>
          <chart:series chart:style-name="ch13" chart:values-cell-range-address="K.G3:K.G103" chart:label-cell-address="K.G1:K.G2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  <draw:g>
                  <svg:desc>K.C1:K.C2</svg:desc>
                </draw:g>
              </table:table-cell>
              <table:table-cell office:value-type="string">
                <text:p>10</text:p>
                <text:list>
                  <text:list-item>
                    <text:p>10</text:p>
                  </text:list-item>
                  <text:list-item>
                    <text:p/>
                  </text:list-item>
                </text:list>
                <draw:g>
                  <svg:desc>K.D1:K.D2</svg:desc>
                </draw:g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</text:list>
                <draw:g>
                  <svg:desc>K.E1:K.E2</svg:desc>
                </draw:g>
              </table:table-cell>
              <table:table-cell office:value-type="string">
                <text:p>100</text:p>
                <text:list>
                  <text:list-item>
                    <text:p>100</text:p>
                  </text:list-item>
                  <text:list-item>
                    <text:p/>
                  </text:list-item>
                </text:list>
                <draw:g>
                  <svg:desc>K.F1:K.F2</svg:desc>
                </draw:g>
              </table:table-cell>
              <table:table-cell office:value-type="string">
                <text:p>500</text:p>
                <text:list>
                  <text:list-item>
                    <text:p>500</text:p>
                  </text:list-item>
                  <text:list-item>
                    <text:p/>
                  </text:list-item>
                </text:list>
                <draw:g>
                  <svg:desc>K.G1:K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K.B3:K.B103</svg:desc>
                </draw:g>
              </table:table-cell>
              <table:table-cell office:value-type="float" office:value="0.9559974818331">
                <text:p>0.9559974818331</text:p>
                <draw:g>
                  <svg:desc>K.C3:K.C103</svg:desc>
                </draw:g>
              </table:table-cell>
              <table:table-cell office:value-type="float" office:value="9.559974818331">
                <text:p>9.559974818331</text:p>
                <draw:g>
                  <svg:desc>K.D3:K.D103</svg:desc>
                </draw:g>
              </table:table-cell>
              <table:table-cell office:value-type="float" office:value="19.119949636662">
                <text:p>19.119949636662</text:p>
                <draw:g>
                  <svg:desc>K.E3:K.E103</svg:desc>
                </draw:g>
              </table:table-cell>
              <table:table-cell office:value-type="float" office:value="95.59974818331">
                <text:p>95.59974818331</text:p>
                <draw:g>
                  <svg:desc>K.F3:K.F103</svg:desc>
                </draw:g>
              </table:table-cell>
              <table:table-cell office:value-type="float" office:value="477.99874091655">
                <text:p>477.99874091655</text:p>
                <draw:g>
                  <svg:desc>K.G3:K.G103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3931185271228">
                <text:p>0.913931185271228</text:p>
              </table:table-cell>
              <table:table-cell office:value-type="float" office:value="9.13931185271228">
                <text:p>9.13931185271228</text:p>
              </table:table-cell>
              <table:table-cell office:value-type="float" office:value="18.2786237054246">
                <text:p>18.2786237054246</text:p>
              </table:table-cell>
              <table:table-cell office:value-type="float" office:value="91.3931185271228">
                <text:p>91.3931185271228</text:p>
              </table:table-cell>
              <table:table-cell office:value-type="float" office:value="456.965592635614">
                <text:p>456.9655926356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73715911688034">
                <text:p>0.873715911688034</text:p>
              </table:table-cell>
              <table:table-cell office:value-type="float" office:value="8.73715911688034">
                <text:p>8.73715911688034</text:p>
              </table:table-cell>
              <table:table-cell office:value-type="float" office:value="17.4743182337607">
                <text:p>17.4743182337607</text:p>
              </table:table-cell>
              <table:table-cell office:value-type="float" office:value="87.3715911688035">
                <text:p>87.3715911688035</text:p>
              </table:table-cell>
              <table:table-cell office:value-type="float" office:value="436.857955844017">
                <text:p>436.8579558440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8.35270211411272">
                <text:p>8.35270211411272</text:p>
              </table:table-cell>
              <table:table-cell office:value-type="float" office:value="16.7054042282254">
                <text:p>16.7054042282254</text:p>
              </table:table-cell>
              <table:table-cell office:value-type="float" office:value="83.5270211411272">
                <text:p>83.5270211411272</text:p>
              </table:table-cell>
              <table:table-cell office:value-type="float" office:value="417.635105705636">
                <text:p>417.6351057056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98516218759377">
                <text:p>0.798516218759377</text:p>
              </table:table-cell>
              <table:table-cell office:value-type="float" office:value="7.98516218759377">
                <text:p>7.98516218759377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79.8516218759377">
                <text:p>79.8516218759377</text:p>
              </table:table-cell>
              <table:table-cell office:value-type="float" office:value="399.258109379688">
                <text:p>399.2581093796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63379494336853">
                <text:p>0.763379494336853</text:p>
              </table:table-cell>
              <table:table-cell office:value-type="float" office:value="7.63379494336853">
                <text:p>7.63379494336853</text:p>
              </table:table-cell>
              <table:table-cell office:value-type="float" office:value="15.2675898867371">
                <text:p>15.2675898867371</text:p>
              </table:table-cell>
              <table:table-cell office:value-type="float" office:value="76.3379494336853">
                <text:p>76.3379494336853</text:p>
              </table:table-cell>
              <table:table-cell office:value-type="float" office:value="381.689747168427">
                <text:p>381.6897471684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29788874269057">
                <text:p>0.729788874269057</text:p>
              </table:table-cell>
              <table:table-cell office:value-type="float" office:value="7.29788874269057">
                <text:p>7.29788874269057</text:p>
              </table:table-cell>
              <table:table-cell office:value-type="float" office:value="14.5957774853811">
                <text:p>14.5957774853811</text:p>
              </table:table-cell>
              <table:table-cell office:value-type="float" office:value="72.9788874269057">
                <text:p>72.9788874269057</text:p>
              </table:table-cell>
              <table:table-cell office:value-type="float" office:value="364.894437134528">
                <text:p>364.8944371345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6.97676326071031">
                <text:p>6.97676326071031</text:p>
              </table:table-cell>
              <table:table-cell office:value-type="float" office:value="13.9535265214206">
                <text:p>13.9535265214206</text:p>
              </table:table-cell>
              <table:table-cell office:value-type="float" office:value="69.7676326071031">
                <text:p>69.7676326071031</text:p>
              </table:table-cell>
              <table:table-cell office:value-type="float" office:value="348.838163035516">
                <text:p>348.8381630355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66976810858474">
                <text:p>0.666976810858474</text:p>
              </table:table-cell>
              <table:table-cell office:value-type="float" office:value="6.66976810858474">
                <text:p>6.66976810858474</text:p>
              </table:table-cell>
              <table:table-cell office:value-type="float" office:value="13.3395362171695">
                <text:p>13.3395362171695</text:p>
              </table:table-cell>
              <table:table-cell office:value-type="float" office:value="66.6976810858474">
                <text:p>66.6976810858474</text:p>
              </table:table-cell>
              <table:table-cell office:value-type="float" office:value="333.488405429237">
                <text:p>333.4884054292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6.37628151621773">
                <text:p>6.37628151621773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63.7628151621773">
                <text:p>63.7628151621773</text:p>
              </table:table-cell>
              <table:table-cell office:value-type="float" office:value="318.814075810887">
                <text:p>318.81407581088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609570907296309">
                <text:p>0.609570907296309</text:p>
              </table:table-cell>
              <table:table-cell office:value-type="float" office:value="6.09570907296309">
                <text:p>6.09570907296309</text:p>
              </table:table-cell>
              <table:table-cell office:value-type="float" office:value="12.1914181459262">
                <text:p>12.1914181459262</text:p>
              </table:table-cell>
              <table:table-cell office:value-type="float" office:value="60.9570907296309">
                <text:p>60.9570907296309</text:p>
              </table:table-cell>
              <table:table-cell office:value-type="float" office:value="304.785453648155">
                <text:p>304.78545364815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5.8274825237399">
                <text:p>5.8274825237399</text:p>
              </table:table-cell>
              <table:table-cell office:value-type="float" office:value="11.6549650474798">
                <text:p>11.6549650474798</text:p>
              </table:table-cell>
              <table:table-cell office:value-type="float" office:value="58.274825237399">
                <text:p>58.274825237399</text:p>
              </table:table-cell>
              <table:table-cell office:value-type="float" office:value="291.374126186995">
                <text:p>291.37412618699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57105861812174">
                <text:p>0.557105861812174</text:p>
              </table:table-cell>
              <table:table-cell office:value-type="float" office:value="5.57105861812174">
                <text:p>5.57105861812174</text:p>
              </table:table-cell>
              <table:table-cell office:value-type="float" office:value="11.1421172362435">
                <text:p>11.1421172362435</text:p>
              </table:table-cell>
              <table:table-cell office:value-type="float" office:value="55.7105861812174">
                <text:p>55.7105861812174</text:p>
              </table:table-cell>
              <table:table-cell office:value-type="float" office:value="278.552930906087">
                <text:p>278.55293090608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32591801006897">
                <text:p>0.532591801006897</text:p>
              </table:table-cell>
              <table:table-cell office:value-type="float" office:value="5.32591801006897">
                <text:p>5.32591801006897</text:p>
              </table:table-cell>
              <table:table-cell office:value-type="float" office:value="10.6518360201379">
                <text:p>10.6518360201379</text:p>
              </table:table-cell>
              <table:table-cell office:value-type="float" office:value="53.2591801006897">
                <text:p>53.2591801006897</text:p>
              </table:table-cell>
              <table:table-cell office:value-type="float" office:value="266.295900503449">
                <text:p>266.2959005034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509156420607549">
                <text:p>0.509156420607549</text:p>
              </table:table-cell>
              <table:table-cell office:value-type="float" office:value="5.09156420607549">
                <text:p>5.09156420607549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50.9156420607549">
                <text:p>50.9156420607549</text:p>
              </table:table-cell>
              <table:table-cell office:value-type="float" office:value="254.578210303775">
                <text:p>254.5782103037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4.86752255959972">
                <text:p>4.86752255959972</text:p>
              </table:table-cell>
              <table:table-cell office:value-type="float" office:value="9.73504511919943">
                <text:p>9.73504511919943</text:p>
              </table:table-cell>
              <table:table-cell office:value-type="float" office:value="48.6752255959972">
                <text:p>48.6752255959972</text:p>
              </table:table-cell>
              <table:table-cell office:value-type="float" office:value="243.376127979986">
                <text:p>243.37612797998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465333930974313">
                <text:p>0.465333930974313</text:p>
              </table:table-cell>
              <table:table-cell office:value-type="float" office:value="4.65333930974313">
                <text:p>4.65333930974313</text:p>
              </table:table-cell>
              <table:table-cell office:value-type="float" office:value="9.30667861948627">
                <text:p>9.30667861948627</text:p>
              </table:table-cell>
              <table:table-cell office:value-type="float" office:value="46.5333930974313">
                <text:p>46.5333930974313</text:p>
              </table:table-cell>
              <table:table-cell office:value-type="float" office:value="232.666965487157">
                <text:p>232.66696548715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444858066222941">
                <text:p>0.444858066222941</text:p>
              </table:table-cell>
              <table:table-cell office:value-type="float" office:value="4.44858066222941">
                <text:p>4.44858066222941</text:p>
              </table:table-cell>
              <table:table-cell office:value-type="float" office:value="8.89716132445882">
                <text:p>8.89716132445882</text:p>
              </table:table-cell>
              <table:table-cell office:value-type="float" office:value="44.4858066222941">
                <text:p>44.4858066222941</text:p>
              </table:table-cell>
              <table:table-cell office:value-type="float" office:value="222.429033111471">
                <text:p>222.42903311147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425283191082274">
                <text:p>0.425283191082274</text:p>
              </table:table-cell>
              <table:table-cell office:value-type="float" office:value="4.25283191082274">
                <text:p>4.25283191082274</text:p>
              </table:table-cell>
              <table:table-cell office:value-type="float" office:value="8.50566382164548">
                <text:p>8.50566382164548</text:p>
              </table:table-cell>
              <table:table-cell office:value-type="float" office:value="42.5283191082274">
                <text:p>42.5283191082274</text:p>
              </table:table-cell>
              <table:table-cell office:value-type="float" office:value="212.641595541137">
                <text:p>212.64159554113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4.06569659740599">
                <text:p>4.06569659740599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40.6569659740599">
                <text:p>40.6569659740599</text:p>
              </table:table-cell>
              <table:table-cell office:value-type="float" office:value="203.2848298703">
                <text:p>203.284829870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388679570901753">
                <text:p>0.388679570901753</text:p>
              </table:table-cell>
              <table:table-cell office:value-type="float" office:value="3.88679570901753">
                <text:p>3.88679570901753</text:p>
              </table:table-cell>
              <table:table-cell office:value-type="float" office:value="7.77359141803506">
                <text:p>7.77359141803506</text:p>
              </table:table-cell>
              <table:table-cell office:value-type="float" office:value="38.8679570901753">
                <text:p>38.8679570901753</text:p>
              </table:table-cell>
              <table:table-cell office:value-type="float" office:value="194.339785450877">
                <text:p>194.33978545087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371576691022046">
                <text:p>0.371576691022046</text:p>
              </table:table-cell>
              <table:table-cell office:value-type="float" office:value="3.71576691022046">
                <text:p>3.71576691022046</text:p>
              </table:table-cell>
              <table:table-cell office:value-type="float" office:value="7.43153382044091">
                <text:p>7.43153382044091</text:p>
              </table:table-cell>
              <table:table-cell office:value-type="float" office:value="37.1576691022046">
                <text:p>37.1576691022046</text:p>
              </table:table-cell>
              <table:table-cell office:value-type="float" office:value="185.788345511023">
                <text:p>185.78834551102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355226380924951">
                <text:p>0.355226380924951</text:p>
              </table:table-cell>
              <table:table-cell office:value-type="float" office:value="3.55226380924951">
                <text:p>3.55226380924951</text:p>
              </table:table-cell>
              <table:table-cell office:value-type="float" office:value="7.10452761849903">
                <text:p>7.10452761849903</text:p>
              </table:table-cell>
              <table:table-cell office:value-type="float" office:value="35.5226380924951">
                <text:p>35.5226380924951</text:p>
              </table:table-cell>
              <table:table-cell office:value-type="float" office:value="177.613190462476">
                <text:p>177.61319046247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339595525644939">
                <text:p>0.339595525644939</text:p>
              </table:table-cell>
              <table:table-cell office:value-type="float" office:value="3.39595525644939">
                <text:p>3.39595525644939</text:p>
              </table:table-cell>
              <table:table-cell office:value-type="float" office:value="6.79191051289878">
                <text:p>6.79191051289878</text:p>
              </table:table-cell>
              <table:table-cell office:value-type="float" office:value="33.9595525644939">
                <text:p>33.9595525644939</text:p>
              </table:table-cell>
              <table:table-cell office:value-type="float" office:value="169.79776282247">
                <text:p>169.7977628224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3.2465246735835">
                <text:p>3.2465246735835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32.465246735835">
                <text:p>32.465246735835</text:p>
              </table:table-cell>
              <table:table-cell office:value-type="float" office:value="162.326233679175">
                <text:p>162.32623367917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310366941265485">
                <text:p>0.310366941265485</text:p>
              </table:table-cell>
              <table:table-cell office:value-type="float" office:value="3.10366941265485">
                <text:p>3.10366941265485</text:p>
              </table:table-cell>
              <table:table-cell office:value-type="float" office:value="6.2073388253097">
                <text:p>6.2073388253097</text:p>
              </table:table-cell>
              <table:table-cell office:value-type="float" office:value="31.0366941265485">
                <text:p>31.0366941265485</text:p>
              </table:table-cell>
              <table:table-cell office:value-type="float" office:value="155.183470632742">
                <text:p>155.18347063274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296710014294045">
                <text:p>0.296710014294045</text:p>
              </table:table-cell>
              <table:table-cell office:value-type="float" office:value="2.96710014294045">
                <text:p>2.96710014294045</text:p>
              </table:table-cell>
              <table:table-cell office:value-type="float" office:value="5.93420028588091">
                <text:p>5.93420028588091</text:p>
              </table:table-cell>
              <table:table-cell office:value-type="float" office:value="29.6710014294045">
                <text:p>29.6710014294045</text:p>
              </table:table-cell>
              <table:table-cell office:value-type="float" office:value="148.355007147023">
                <text:p>148.35500714702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28365402649977">
                <text:p>0.28365402649977</text:p>
              </table:table-cell>
              <table:table-cell office:value-type="float" office:value="2.8365402649977">
                <text:p>2.8365402649977</text:p>
              </table:table-cell>
              <table:table-cell office:value-type="float" office:value="5.67308052999541">
                <text:p>5.67308052999541</text:p>
              </table:table-cell>
              <table:table-cell office:value-type="float" office:value="28.365402649977">
                <text:p>28.365402649977</text:p>
              </table:table-cell>
              <table:table-cell office:value-type="float" office:value="141.827013249885">
                <text:p>141.82701324988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2711725350456">
                <text:p>0.2711725350456</text:p>
              </table:table-cell>
              <table:table-cell office:value-type="float" office:value="2.711725350456">
                <text:p>2.711725350456</text:p>
              </table:table-cell>
              <table:table-cell office:value-type="float" office:value="5.423450700912">
                <text:p>5.423450700912</text:p>
              </table:table-cell>
              <table:table-cell office:value-type="float" office:value="27.11725350456">
                <text:p>27.11725350456</text:p>
              </table:table-cell>
              <table:table-cell office:value-type="float" office:value="135.5862675228">
                <text:p>135.586267522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59240260645891">
                <text:p>0.259240260645891</text:p>
              </table:table-cell>
              <table:table-cell office:value-type="float" office:value="2.59240260645891">
                <text:p>2.59240260645891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25.9240260645891">
                <text:p>25.9240260645891</text:p>
              </table:table-cell>
              <table:table-cell office:value-type="float" office:value="129.620130322946">
                <text:p>129.62013032294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247833036367229">
                <text:p>0.247833036367229</text:p>
              </table:table-cell>
              <table:table-cell office:value-type="float" office:value="2.47833036367229">
                <text:p>2.47833036367229</text:p>
              </table:table-cell>
              <table:table-cell office:value-type="float" office:value="4.95666072734457">
                <text:p>4.95666072734457</text:p>
              </table:table-cell>
              <table:table-cell office:value-type="float" office:value="24.7833036367229">
                <text:p>24.7833036367229</text:p>
              </table:table-cell>
              <table:table-cell office:value-type="float" office:value="123.916518183614">
                <text:p>123.916518183614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2.36927758682122">
                <text:p>2.36927758682122</text:p>
              </table:table-cell>
              <table:table-cell office:value-type="float" office:value="4.73855517364243">
                <text:p>4.73855517364243</text:p>
              </table:table-cell>
              <table:table-cell office:value-type="float" office:value="23.6927758682122">
                <text:p>23.6927758682122</text:p>
              </table:table-cell>
              <table:table-cell office:value-type="float" office:value="118.463879341061">
                <text:p>118.46387934106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226502340676469">
                <text:p>0.226502340676469</text:p>
              </table:table-cell>
              <table:table-cell office:value-type="float" office:value="2.26502340676469">
                <text:p>2.26502340676469</text:p>
              </table:table-cell>
              <table:table-cell office:value-type="float" office:value="4.53004681352938">
                <text:p>4.53004681352938</text:p>
              </table:table-cell>
              <table:table-cell office:value-type="float" office:value="22.6502340676469">
                <text:p>22.6502340676469</text:p>
              </table:table-cell>
              <table:table-cell office:value-type="float" office:value="113.251170338234">
                <text:p>113.251170338234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216535667316007">
                <text:p>0.216535667316007</text:p>
              </table:table-cell>
              <table:table-cell office:value-type="float" office:value="2.16535667316007">
                <text:p>2.16535667316007</text:p>
              </table:table-cell>
              <table:table-cell office:value-type="float" office:value="4.33071334632014">
                <text:p>4.33071334632014</text:p>
              </table:table-cell>
              <table:table-cell office:value-type="float" office:value="21.6535667316007">
                <text:p>21.6535667316007</text:p>
              </table:table-cell>
              <table:table-cell office:value-type="float" office:value="108.267833658004">
                <text:p>108.267833658004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207007552681153">
                <text:p>0.207007552681153</text:p>
              </table:table-cell>
              <table:table-cell office:value-type="float" office:value="2.07007552681153">
                <text:p>2.07007552681153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20.7007552681153">
                <text:p>20.7007552681153</text:p>
              </table:table-cell>
              <table:table-cell office:value-type="float" office:value="103.503776340576">
                <text:p>103.503776340576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.197898699083615">
                <text:p>0.197898699083615</text:p>
              </table:table-cell>
              <table:table-cell office:value-type="float" office:value="1.97898699083615">
                <text:p>1.97898699083615</text:p>
              </table:table-cell>
              <table:table-cell office:value-type="float" office:value="3.95797398167229">
                <text:p>3.95797398167229</text:p>
              </table:table-cell>
              <table:table-cell office:value-type="float" office:value="19.7898699083615">
                <text:p>19.7898699083615</text:p>
              </table:table-cell>
              <table:table-cell office:value-type="float" office:value="98.9493495418073">
                <text:p>98.9493495418073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.189190657981982">
                <text:p>0.189190657981982</text:p>
              </table:table-cell>
              <table:table-cell office:value-type="float" office:value="1.89190657981982">
                <text:p>1.89190657981982</text:p>
              </table:table-cell>
              <table:table-cell office:value-type="float" office:value="3.78381315963964">
                <text:p>3.78381315963964</text:p>
              </table:table-cell>
              <table:table-cell office:value-type="float" office:value="18.9190657981982">
                <text:p>18.9190657981982</text:p>
              </table:table-cell>
              <table:table-cell office:value-type="float" office:value="94.595328990991">
                <text:p>94.595328990991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.180865792617122">
                <text:p>0.180865792617122</text:p>
              </table:table-cell>
              <table:table-cell office:value-type="float" office:value="1.80865792617122">
                <text:p>1.80865792617122</text:p>
              </table:table-cell>
              <table:table-cell office:value-type="float" office:value="3.61731585234244">
                <text:p>3.61731585234244</text:p>
              </table:table-cell>
              <table:table-cell office:value-type="float" office:value="18.0865792617122">
                <text:p>18.0865792617122</text:p>
              </table:table-cell>
              <table:table-cell office:value-type="float" office:value="90.432896308561">
                <text:p>90.43289630856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0.172907242291716">
                <text:p>0.172907242291716</text:p>
              </table:table-cell>
              <table:table-cell office:value-type="float" office:value="1.72907242291716">
                <text:p>1.72907242291716</text:p>
              </table:table-cell>
              <table:table-cell office:value-type="float" office:value="3.45814484583433">
                <text:p>3.45814484583433</text:p>
              </table:table-cell>
              <table:table-cell office:value-type="float" office:value="17.2907242291716">
                <text:p>17.2907242291716</text:p>
              </table:table-cell>
              <table:table-cell office:value-type="float" office:value="86.4536211458582">
                <text:p>86.453621145858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65298888221586">
                <text:p>0.165298888221586</text:p>
              </table:table-cell>
              <table:table-cell office:value-type="float" office:value="1.65298888221586">
                <text:p>1.65298888221586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16.5298888221586">
                <text:p>16.5298888221586</text:p>
              </table:table-cell>
              <table:table-cell office:value-type="float" office:value="82.6494441107933">
                <text:p>82.6494441107933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0.158025320889648">
                <text:p>0.158025320889648</text:p>
              </table:table-cell>
              <table:table-cell office:value-type="float" office:value="1.58025320889648">
                <text:p>1.58025320889648</text:p>
              </table:table-cell>
              <table:table-cell office:value-type="float" office:value="3.16050641779296">
                <text:p>3.16050641779296</text:p>
              </table:table-cell>
              <table:table-cell office:value-type="float" office:value="15.8025320889648">
                <text:p>15.8025320889648</text:p>
              </table:table-cell>
              <table:table-cell office:value-type="float" office:value="79.0126604448239">
                <text:p>79.0126604448239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0.151071808836371">
                <text:p>0.151071808836371</text:p>
              </table:table-cell>
              <table:table-cell office:value-type="float" office:value="1.51071808836371">
                <text:p>1.51071808836371</text:p>
              </table:table-cell>
              <table:table-cell office:value-type="float" office:value="3.02143617672742">
                <text:p>3.02143617672742</text:p>
              </table:table-cell>
              <table:table-cell office:value-type="float" office:value="15.1071808836371">
                <text:p>15.1071808836371</text:p>
              </table:table-cell>
              <table:table-cell office:value-type="float" office:value="75.5359044181854">
                <text:p>75.5359044181854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0.144424268823542">
                <text:p>0.144424268823542</text:p>
              </table:table-cell>
              <table:table-cell office:value-type="float" office:value="1.44424268823542">
                <text:p>1.44424268823542</text:p>
              </table:table-cell>
              <table:table-cell office:value-type="float" office:value="2.88848537647084">
                <text:p>2.88848537647084</text:p>
              </table:table-cell>
              <table:table-cell office:value-type="float" office:value="14.4424268823542">
                <text:p>14.4424268823542</text:p>
              </table:table-cell>
              <table:table-cell office:value-type="float" office:value="72.212134411771">
                <text:p>72.212134411771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0.138069237310893">
                <text:p>0.138069237310893</text:p>
              </table:table-cell>
              <table:table-cell office:value-type="float" office:value="1.38069237310893">
                <text:p>1.38069237310893</text:p>
              </table:table-cell>
              <table:table-cell office:value-type="float" office:value="2.76138474621786">
                <text:p>2.76138474621786</text:p>
              </table:table-cell>
              <table:table-cell office:value-type="float" office:value="13.8069237310893">
                <text:p>13.8069237310893</text:p>
              </table:table-cell>
              <table:table-cell office:value-type="float" office:value="69.0346186554464">
                <text:p>69.0346186554464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0.13199384318783">
                <text:p>0.13199384318783</text:p>
              </table:table-cell>
              <table:table-cell office:value-type="float" office:value="1.3199384318783">
                <text:p>1.3199384318783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13.199384318783">
                <text:p>13.199384318783</text:p>
              </table:table-cell>
              <table:table-cell office:value-type="float" office:value="65.9969215939151">
                <text:p>65.9969215939151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0.126185781705039">
                <text:p>0.126185781705039</text:p>
              </table:table-cell>
              <table:table-cell office:value-type="float" office:value="1.26185781705039">
                <text:p>1.26185781705039</text:p>
              </table:table-cell>
              <table:table-cell office:value-type="float" office:value="2.52371563410077">
                <text:p>2.52371563410077</text:p>
              </table:table-cell>
              <table:table-cell office:value-type="float" office:value="12.6185781705039">
                <text:p>12.6185781705039</text:p>
              </table:table-cell>
              <table:table-cell office:value-type="float" office:value="63.0928908525194">
                <text:p>63.0928908525194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0.120633289553158">
                <text:p>0.120633289553158</text:p>
              </table:table-cell>
              <table:table-cell office:value-type="float" office:value="1.20633289553158">
                <text:p>1.20633289553158</text:p>
              </table:table-cell>
              <table:table-cell office:value-type="float" office:value="2.41266579106317">
                <text:p>2.41266579106317</text:p>
              </table:table-cell>
              <table:table-cell office:value-type="float" office:value="12.0633289553158">
                <text:p>12.0633289553158</text:p>
              </table:table-cell>
              <table:table-cell office:value-type="float" office:value="60.3166447765791">
                <text:p>60.3166447765791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0.115325121038063">
                <text:p>0.115325121038063</text:p>
              </table:table-cell>
              <table:table-cell office:value-type="float" office:value="1.15325121038063">
                <text:p>1.15325121038063</text:p>
              </table:table-cell>
              <table:table-cell office:value-type="float" office:value="2.30650242076125">
                <text:p>2.30650242076125</text:p>
              </table:table-cell>
              <table:table-cell office:value-type="float" office:value="11.5325121038063">
                <text:p>11.5325121038063</text:p>
              </table:table-cell>
              <table:table-cell office:value-type="float" office:value="57.6625605190313">
                <text:p>57.66256051903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0.110250525304485">
                <text:p>0.110250525304485</text:p>
              </table:table-cell>
              <table:table-cell office:value-type="float" office:value="1.10250525304485">
                <text:p>1.10250525304485</text:p>
              </table:table-cell>
              <table:table-cell office:value-type="float" office:value="2.2050105060897">
                <text:p>2.2050105060897</text:p>
              </table:table-cell>
              <table:table-cell office:value-type="float" office:value="11.0250525304485">
                <text:p>11.0250525304485</text:p>
              </table:table-cell>
              <table:table-cell office:value-type="float" office:value="55.1252626522426">
                <text:p>55.125262652242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05399224561864">
                <text:p>0.105399224561864</text:p>
              </table:table-cell>
              <table:table-cell office:value-type="float" office:value="1.05399224561864">
                <text:p>1.05399224561864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10.5399224561864">
                <text:p>10.5399224561864</text:p>
              </table:table-cell>
              <table:table-cell office:value-type="float" office:value="52.6996122809322">
                <text:p>52.6996122809322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0.100761393268304">
                <text:p>0.100761393268304</text:p>
              </table:table-cell>
              <table:table-cell office:value-type="float" office:value="1.00761393268304">
                <text:p>1.00761393268304</text:p>
              </table:table-cell>
              <table:table-cell office:value-type="float" office:value="2.01522786536607">
                <text:p>2.01522786536607</text:p>
              </table:table-cell>
              <table:table-cell office:value-type="float" office:value="10.0761393268304">
                <text:p>10.0761393268304</text:p>
              </table:table-cell>
              <table:table-cell office:value-type="float" office:value="50.3806966341518">
                <text:p>50.380696634151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0.096327638230493">
                <text:p>0.096327638230493</text:p>
              </table:table-cell>
              <table:table-cell office:value-type="float" office:value="0.96327638230493">
                <text:p>0.96327638230493</text:p>
              </table:table-cell>
              <table:table-cell office:value-type="float" office:value="1.92655276460986">
                <text:p>1.92655276460986</text:p>
              </table:table-cell>
              <table:table-cell office:value-type="float" office:value="9.6327638230493">
                <text:p>9.6327638230493</text:p>
              </table:table-cell>
              <table:table-cell office:value-type="float" office:value="48.1638191152465">
                <text:p>48.1638191152465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0.0920889795792812">
                <text:p>0.0920889795792812</text:p>
              </table:table-cell>
              <table:table-cell office:value-type="float" office:value="0.920889795792811">
                <text:p>0.920889795792811</text:p>
              </table:table-cell>
              <table:table-cell office:value-type="float" office:value="1.84177959158562">
                <text:p>1.84177959158562</text:p>
              </table:table-cell>
              <table:table-cell office:value-type="float" office:value="9.20889795792812">
                <text:p>9.20889795792812</text:p>
              </table:table-cell>
              <table:table-cell office:value-type="float" office:value="46.0444897896406">
                <text:p>46.0444897896406</text:p>
              </table:table-cell>
            </table:table-row>
            <table:table-row>
              <table:table-cell office:value-type="string">
                <text:p>5400</text:p>
              </table:table-cell>
              <table:table-cell office:value-type="float" office:value="0.0880368325823726">
                <text:p>0.0880368325823726</text:p>
              </table:table-cell>
              <table:table-cell office:value-type="float" office:value="0.880368325823726">
                <text:p>0.880368325823726</text:p>
              </table:table-cell>
              <table:table-cell office:value-type="float" office:value="1.76073665164745">
                <text:p>1.76073665164745</text:p>
              </table:table-cell>
              <table:table-cell office:value-type="float" office:value="8.80368325823726">
                <text:p>8.80368325823726</text:p>
              </table:table-cell>
              <table:table-cell office:value-type="float" office:value="44.0184162911863">
                <text:p>44.0184162911863</text:p>
              </table:table-cell>
            </table:table-row>
            <table:table-row>
              <table:table-cell office:value-type="string">
                <text:p>5500</text:p>
              </table:table-cell>
              <table:table-cell office:value-type="float" office:value="0.0841629902573104">
                <text:p>0.0841629902573104</text:p>
              </table:table-cell>
              <table:table-cell office:value-type="float" office:value="0.841629902573104">
                <text:p>0.841629902573104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8.41629902573104">
                <text:p>8.41629902573104</text:p>
              </table:table-cell>
              <table:table-cell office:value-type="float" office:value="42.0814951286552">
                <text:p>42.0814951286552</text:p>
              </table:table-cell>
            </table:table-row>
            <table:table-row>
              <table:table-cell office:value-type="string">
                <text:p>5600</text:p>
              </table:table-cell>
              <table:table-cell office:value-type="float" office:value="0.0804596067495324">
                <text:p>0.0804596067495324</text:p>
              </table:table-cell>
              <table:table-cell office:value-type="float" office:value="0.804596067495324">
                <text:p>0.804596067495324</text:p>
              </table:table-cell>
              <table:table-cell office:value-type="float" office:value="1.60919213499065">
                <text:p>1.60919213499065</text:p>
              </table:table-cell>
              <table:table-cell office:value-type="float" office:value="8.04596067495324">
                <text:p>8.04596067495324</text:p>
              </table:table-cell>
              <table:table-cell office:value-type="float" office:value="40.2298033747662">
                <text:p>40.2298033747662</text:p>
              </table:table-cell>
            </table:table-row>
            <table:table-row>
              <table:table-cell office:value-type="string">
                <text:p>5700</text:p>
              </table:table-cell>
              <table:table-cell office:value-type="float" office:value="0.0769191814418345">
                <text:p>0.0769191814418345</text:p>
              </table:table-cell>
              <table:table-cell office:value-type="float" office:value="0.769191814418345">
                <text:p>0.769191814418345</text:p>
              </table:table-cell>
              <table:table-cell office:value-type="float" office:value="1.53838362883669">
                <text:p>1.53838362883669</text:p>
              </table:table-cell>
              <table:table-cell office:value-type="float" office:value="7.69191814418345">
                <text:p>7.69191814418345</text:p>
              </table:table-cell>
              <table:table-cell office:value-type="float" office:value="38.4595907209172">
                <text:p>38.4595907209172</text:p>
              </table:table-cell>
            </table:table-row>
            <table:table-row>
              <table:table-cell office:value-type="string">
                <text:p>5800</text:p>
              </table:table-cell>
              <table:table-cell office:value-type="float" office:value="0.0735345437630571">
                <text:p>0.0735345437630571</text:p>
              </table:table-cell>
              <table:table-cell office:value-type="float" office:value="0.735345437630571">
                <text:p>0.735345437630571</text:p>
              </table:table-cell>
              <table:table-cell office:value-type="float" office:value="1.47069087526114">
                <text:p>1.47069087526114</text:p>
              </table:table-cell>
              <table:table-cell office:value-type="float" office:value="7.35345437630571">
                <text:p>7.35345437630571</text:p>
              </table:table-cell>
              <table:table-cell office:value-type="float" office:value="36.7672718815285">
                <text:p>36.7672718815285</text:p>
              </table:table-cell>
            </table:table-row>
            <table:table-row>
              <table:table-cell office:value-type="string">
                <text:p>5900</text:p>
              </table:table-cell>
              <table:table-cell office:value-type="float" office:value="0.0702988386652284">
                <text:p>0.0702988386652284</text:p>
              </table:table-cell>
              <table:table-cell office:value-type="float" office:value="0.702988386652284">
                <text:p>0.702988386652284</text:p>
              </table:table-cell>
              <table:table-cell office:value-type="float" office:value="1.40597677330457">
                <text:p>1.40597677330457</text:p>
              </table:table-cell>
              <table:table-cell office:value-type="float" office:value="7.02988386652284">
                <text:p>7.02988386652284</text:p>
              </table:table-cell>
              <table:table-cell office:value-type="float" office:value="35.1494193326142">
                <text:p>35.1494193326142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0672055127397498">
                <text:p>0.0672055127397498</text:p>
              </table:table-cell>
              <table:table-cell office:value-type="float" office:value="0.672055127397497">
                <text:p>0.672055127397497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6.72055127397498">
                <text:p>6.72055127397498</text:p>
              </table:table-cell>
              <table:table-cell office:value-type="float" office:value="33.6027563698749">
                <text:p>33.6027563698749</text:p>
              </table:table-cell>
            </table:table-row>
            <table:table-row>
              <table:table-cell office:value-type="string">
                <text:p>6100</text:p>
              </table:table-cell>
              <table:table-cell office:value-type="float" office:value="0.0642483009445031">
                <text:p>0.0642483009445031</text:p>
              </table:table-cell>
              <table:table-cell office:value-type="float" office:value="0.642483009445031">
                <text:p>0.642483009445031</text:p>
              </table:table-cell>
              <table:table-cell office:value-type="float" office:value="1.28496601889006">
                <text:p>1.28496601889006</text:p>
              </table:table-cell>
              <table:table-cell office:value-type="float" office:value="6.42483009445031">
                <text:p>6.42483009445031</text:p>
              </table:table-cell>
              <table:table-cell office:value-type="float" office:value="32.1241504722515">
                <text:p>32.1241504722515</text:p>
              </table:table-cell>
            </table:table-row>
            <table:table-row>
              <table:table-cell office:value-type="string">
                <text:p>6200</text:p>
              </table:table-cell>
              <table:table-cell office:value-type="float" office:value="0.0614212139150001">
                <text:p>0.0614212139150001</text:p>
              </table:table-cell>
              <table:table-cell office:value-type="float" office:value="0.614212139150001">
                <text:p>0.614212139150001</text:p>
              </table:table-cell>
              <table:table-cell office:value-type="float" office:value="1.2284242783">
                <text:p>1.2284242783</text:p>
              </table:table-cell>
              <table:table-cell office:value-type="float" office:value="6.14212139150001">
                <text:p>6.14212139150001</text:p>
              </table:table-cell>
              <table:table-cell office:value-type="float" office:value="30.7106069575001">
                <text:p>30.7106069575001</text:p>
              </table:table-cell>
            </table:table-row>
            <table:table-row>
              <table:table-cell office:value-type="string">
                <text:p>6300</text:p>
              </table:table-cell>
              <table:table-cell office:value-type="float" office:value="0.0587185258338723">
                <text:p>0.0587185258338723</text:p>
              </table:table-cell>
              <table:table-cell office:value-type="float" office:value="0.587185258338723">
                <text:p>0.587185258338723</text:p>
              </table:table-cell>
              <table:table-cell office:value-type="float" office:value="1.17437051667745">
                <text:p>1.17437051667745</text:p>
              </table:table-cell>
              <table:table-cell office:value-type="float" office:value="5.87185258338723">
                <text:p>5.87185258338723</text:p>
              </table:table-cell>
              <table:table-cell office:value-type="float" office:value="29.3592629169361">
                <text:p>29.3592629169361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0.0561347628341337">
                <text:p>0.0561347628341337</text:p>
              </table:table-cell>
              <table:table-cell office:value-type="float" office:value="0.561347628341337">
                <text:p>0.561347628341337</text:p>
              </table:table-cell>
              <table:table-cell office:value-type="float" office:value="1.12269525668267">
                <text:p>1.12269525668267</text:p>
              </table:table-cell>
              <table:table-cell office:value-type="float" office:value="5.61347628341337">
                <text:p>5.61347628341337</text:p>
              </table:table-cell>
              <table:table-cell office:value-type="float" office:value="28.0673814170669">
                <text:p>28.0673814170669</text:p>
              </table:table-cell>
            </table:table-row>
            <table:table-row>
              <table:table-cell office:value-type="string">
                <text:p>6500</text:p>
              </table:table-cell>
              <table:table-cell office:value-type="float" office:value="0.0536646919127301">
                <text:p>0.0536646919127301</text:p>
              </table:table-cell>
              <table:table-cell office:value-type="float" office:value="0.536646919127301">
                <text:p>0.536646919127301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5.36646919127301">
                <text:p>5.36646919127301</text:p>
              </table:table-cell>
              <table:table-cell office:value-type="float" office:value="26.8323459563651">
                <text:p>26.8323459563651</text:p>
              </table:table-cell>
            </table:table-row>
            <table:table-row>
              <table:table-cell office:value-type="string">
                <text:p>6600</text:p>
              </table:table-cell>
              <table:table-cell office:value-type="float" office:value="0.0513033103319191">
                <text:p>0.0513033103319191</text:p>
              </table:table-cell>
              <table:table-cell office:value-type="float" office:value="0.513033103319191">
                <text:p>0.513033103319191</text:p>
              </table:table-cell>
              <table:table-cell office:value-type="float" office:value="1.02606620663838">
                <text:p>1.02606620663838</text:p>
              </table:table-cell>
              <table:table-cell office:value-type="float" office:value="5.13033103319191">
                <text:p>5.13033103319191</text:p>
              </table:table-cell>
              <table:table-cell office:value-type="float" office:value="25.6516551659596">
                <text:p>25.6516551659596</text:p>
              </table:table-cell>
            </table:table-row>
            <table:table-row>
              <table:table-cell office:value-type="string">
                <text:p>6700</text:p>
              </table:table-cell>
              <table:table-cell office:value-type="float" office:value="0.0490458354870167">
                <text:p>0.0490458354870167</text:p>
              </table:table-cell>
              <table:table-cell office:value-type="float" office:value="0.490458354870167">
                <text:p>0.490458354870167</text:p>
              </table:table-cell>
              <table:table-cell office:value-type="float" office:value="0.980916709740335">
                <text:p>0.980916709740335</text:p>
              </table:table-cell>
              <table:table-cell office:value-type="float" office:value="4.90458354870167">
                <text:p>4.90458354870167</text:p>
              </table:table-cell>
              <table:table-cell office:value-type="float" office:value="24.5229177435084">
                <text:p>24.5229177435084</text:p>
              </table:table-cell>
            </table:table-row>
            <table:table-row>
              <table:table-cell office:value-type="string">
                <text:p>6800</text:p>
              </table:table-cell>
              <table:table-cell office:value-type="float" office:value="0.0468876952199885">
                <text:p>0.0468876952199885</text:p>
              </table:table-cell>
              <table:table-cell office:value-type="float" office:value="0.468876952199885">
                <text:p>0.468876952199885</text:p>
              </table:table-cell>
              <table:table-cell office:value-type="float" office:value="0.937753904399769">
                <text:p>0.937753904399769</text:p>
              </table:table-cell>
              <table:table-cell office:value-type="float" office:value="4.68876952199885">
                <text:p>4.68876952199885</text:p>
              </table:table-cell>
              <table:table-cell office:value-type="float" office:value="23.4438476099942">
                <text:p>23.4438476099942</text:p>
              </table:table-cell>
            </table:table-row>
            <table:table-row>
              <table:table-cell office:value-type="string">
                <text:p>6900</text:p>
              </table:table-cell>
              <table:table-cell office:value-type="float" office:value="0.0448245185592668">
                <text:p>0.0448245185592668</text:p>
              </table:table-cell>
              <table:table-cell office:value-type="float" office:value="0.448245185592668">
                <text:p>0.448245185592668</text:p>
              </table:table-cell>
              <table:table-cell office:value-type="float" office:value="0.896490371185337">
                <text:p>0.896490371185337</text:p>
              </table:table-cell>
              <table:table-cell office:value-type="float" office:value="4.48245185592669">
                <text:p>4.48245185592669</text:p>
              </table:table-cell>
              <table:table-cell office:value-type="float" office:value="22.4122592796334">
                <text:p>22.412259279633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0428521268670402">
                <text:p>0.0428521268670402</text:p>
              </table:table-cell>
              <table:table-cell office:value-type="float" office:value="0.428521268670402">
                <text:p>0.428521268670402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4.28521268670402">
                <text:p>4.28521268670402</text:p>
              </table:table-cell>
              <table:table-cell office:value-type="float" office:value="21.4260634335201">
                <text:p>21.4260634335201</text:p>
              </table:table-cell>
            </table:table-row>
            <table:table-row>
              <table:table-cell office:value-type="string">
                <text:p>7100</text:p>
              </table:table-cell>
              <table:table-cell office:value-type="float" office:value="0.0409665253760829">
                <text:p>0.0409665253760829</text:p>
              </table:table-cell>
              <table:table-cell office:value-type="float" office:value="0.409665253760829">
                <text:p>0.409665253760829</text:p>
              </table:table-cell>
              <table:table-cell office:value-type="float" office:value="0.819330507521658">
                <text:p>0.819330507521658</text:p>
              </table:table-cell>
              <table:table-cell office:value-type="float" office:value="4.09665253760829">
                <text:p>4.09665253760829</text:p>
              </table:table-cell>
              <table:table-cell office:value-type="float" office:value="20.4832626880415">
                <text:p>20.4832626880415</text:p>
              </table:table-cell>
            </table:table-row>
            <table:table-row>
              <table:table-cell office:value-type="string">
                <text:p>7200</text:p>
              </table:table-cell>
              <table:table-cell office:value-type="float" office:value="0.0391638950989871">
                <text:p>0.0391638950989871</text:p>
              </table:table-cell>
              <table:table-cell office:value-type="float" office:value="0.391638950989871">
                <text:p>0.391638950989871</text:p>
              </table:table-cell>
              <table:table-cell office:value-type="float" office:value="0.783277901979741">
                <text:p>0.783277901979741</text:p>
              </table:table-cell>
              <table:table-cell office:value-type="float" office:value="3.91638950989871">
                <text:p>3.91638950989871</text:p>
              </table:table-cell>
              <table:table-cell office:value-type="float" office:value="19.5819475494935">
                <text:p>19.5819475494935</text:p>
              </table:table-cell>
            </table:table-row>
            <table:table-row>
              <table:table-cell office:value-type="string">
                <text:p>7300</text:p>
              </table:table-cell>
              <table:table-cell office:value-type="float" office:value="0.0374405850934073">
                <text:p>0.0374405850934073</text:p>
              </table:table-cell>
              <table:table-cell office:value-type="float" office:value="0.374405850934073">
                <text:p>0.374405850934073</text:p>
              </table:table-cell>
              <table:table-cell office:value-type="float" office:value="0.748811701868146">
                <text:p>0.748811701868146</text:p>
              </table:table-cell>
              <table:table-cell office:value-type="float" office:value="3.74405850934073">
                <text:p>3.74405850934073</text:p>
              </table:table-cell>
              <table:table-cell office:value-type="float" office:value="18.7202925467037">
                <text:p>18.7202925467037</text:p>
              </table:table-cell>
            </table:table-row>
            <table:table-row>
              <table:table-cell office:value-type="string">
                <text:p>7400</text:p>
              </table:table-cell>
              <table:table-cell office:value-type="float" office:value="0.0357931050676553">
                <text:p>0.0357931050676553</text:p>
              </table:table-cell>
              <table:table-cell office:value-type="float" office:value="0.357931050676553">
                <text:p>0.357931050676553</text:p>
              </table:table-cell>
              <table:table-cell office:value-type="float" office:value="0.715862101353106">
                <text:p>0.715862101353106</text:p>
              </table:table-cell>
              <table:table-cell office:value-type="float" office:value="3.57931050676553">
                <text:p>3.57931050676553</text:p>
              </table:table-cell>
              <table:table-cell office:value-type="float" office:value="17.8965525338276">
                <text:p>17.8965525338276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0.034218118311666">
                <text:p>0.034218118311666</text:p>
              </table:table-cell>
              <table:table-cell office:value-type="float" office:value="0.34218118311666">
                <text:p>0.34218118311666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3.4218118311666">
                <text:p>3.4218118311666</text:p>
              </table:table-cell>
              <table:table-cell office:value-type="float" office:value="17.109059155833">
                <text:p>17.109059155833</text:p>
              </table:table-cell>
            </table:table-row>
            <table:table-row>
              <table:table-cell office:value-type="string">
                <text:p>7600</text:p>
              </table:table-cell>
              <table:table-cell office:value-type="float" office:value="0.0327124349390198">
                <text:p>0.0327124349390198</text:p>
              </table:table-cell>
              <table:table-cell office:value-type="float" office:value="0.327124349390198">
                <text:p>0.327124349390198</text:p>
              </table:table-cell>
              <table:table-cell office:value-type="float" office:value="0.654248698780396">
                <text:p>0.654248698780396</text:p>
              </table:table-cell>
              <table:table-cell office:value-type="float" office:value="3.27124349390198">
                <text:p>3.27124349390198</text:p>
              </table:table-cell>
              <table:table-cell office:value-type="float" office:value="16.3562174695099">
                <text:p>16.3562174695099</text:p>
              </table:table-cell>
            </table:table-row>
            <table:table-row>
              <table:table-cell office:value-type="string">
                <text:p>7700</text:p>
              </table:table-cell>
              <table:table-cell office:value-type="float" office:value="0.031273005426332">
                <text:p>0.031273005426332</text:p>
              </table:table-cell>
              <table:table-cell office:value-type="float" office:value="0.31273005426332">
                <text:p>0.31273005426332</text:p>
              </table:table-cell>
              <table:table-cell office:value-type="float" office:value="0.625460108526641">
                <text:p>0.625460108526641</text:p>
              </table:table-cell>
              <table:table-cell office:value-type="float" office:value="3.1273005426332">
                <text:p>3.1273005426332</text:p>
              </table:table-cell>
              <table:table-cell office:value-type="float" office:value="15.636502713166">
                <text:p>15.636502713166</text:p>
              </table:table-cell>
            </table:table-row>
            <table:table-row>
              <table:table-cell office:value-type="string">
                <text:p>7800</text:p>
              </table:table-cell>
              <table:table-cell office:value-type="float" office:value="0.0298969144369263">
                <text:p>0.0298969144369263</text:p>
              </table:table-cell>
              <table:table-cell office:value-type="float" office:value="0.298969144369263">
                <text:p>0.298969144369263</text:p>
              </table:table-cell>
              <table:table-cell office:value-type="float" office:value="0.597938288738526">
                <text:p>0.597938288738526</text:p>
              </table:table-cell>
              <table:table-cell office:value-type="float" office:value="2.98969144369263">
                <text:p>2.98969144369263</text:p>
              </table:table-cell>
              <table:table-cell office:value-type="float" office:value="14.9484572184632">
                <text:p>14.9484572184632</text:p>
              </table:table-cell>
            </table:table-row>
            <table:table-row>
              <table:table-cell office:value-type="string">
                <text:p>7900</text:p>
              </table:table-cell>
              <table:table-cell office:value-type="float" office:value="0.0285813749162812">
                <text:p>0.0285813749162812</text:p>
              </table:table-cell>
              <table:table-cell office:value-type="float" office:value="0.285813749162812">
                <text:p>0.285813749162812</text:p>
              </table:table-cell>
              <table:table-cell office:value-type="float" office:value="0.571627498325624">
                <text:p>0.571627498325624</text:p>
              </table:table-cell>
              <table:table-cell office:value-type="float" office:value="2.85813749162812">
                <text:p>2.85813749162812</text:p>
              </table:table-cell>
              <table:table-cell office:value-type="float" office:value="14.2906874581406">
                <text:p>14.29068745814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273237224472925">
                <text:p>0.0273237224472925</text:p>
              </table:table-cell>
              <table:table-cell office:value-type="float" office:value="0.273237224472925">
                <text:p>0.273237224472925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2.73237224472925">
                <text:p>2.73237224472925</text:p>
              </table:table-cell>
              <table:table-cell office:value-type="float" office:value="13.6618612236463">
                <text:p>13.6618612236463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0.0261214098539182">
                <text:p>0.0261214098539182</text:p>
              </table:table-cell>
              <table:table-cell office:value-type="float" office:value="0.261214098539182">
                <text:p>0.261214098539182</text:p>
              </table:table-cell>
              <table:table-cell office:value-type="float" office:value="0.522428197078364">
                <text:p>0.522428197078364</text:p>
              </table:table-cell>
              <table:table-cell office:value-type="float" office:value="2.61214098539182">
                <text:p>2.61214098539182</text:p>
              </table:table-cell>
              <table:table-cell office:value-type="float" office:value="13.0607049269591">
                <text:p>13.0607049269591</text:p>
              </table:table-cell>
            </table:table-row>
            <table:table-row>
              <table:table-cell office:value-type="string">
                <text:p>8200</text:p>
              </table:table-cell>
              <table:table-cell office:value-type="float" office:value="0.0249720020422761">
                <text:p>0.0249720020422761</text:p>
              </table:table-cell>
              <table:table-cell office:value-type="float" office:value="0.249720020422761">
                <text:p>0.249720020422761</text:p>
              </table:table-cell>
              <table:table-cell office:value-type="float" office:value="0.499440040845523">
                <text:p>0.499440040845523</text:p>
              </table:table-cell>
              <table:table-cell office:value-type="float" office:value="2.49720020422761">
                <text:p>2.49720020422761</text:p>
              </table:table-cell>
              <table:table-cell office:value-type="float" office:value="12.4860010211381">
                <text:p>12.4860010211381</text:p>
              </table:table-cell>
            </table:table-row>
            <table:table-row>
              <table:table-cell office:value-type="string">
                <text:p>8300</text:p>
              </table:table-cell>
              <table:table-cell office:value-type="float" office:value="0.023873171068747">
                <text:p>0.023873171068747</text:p>
              </table:table-cell>
              <table:table-cell office:value-type="float" office:value="0.23873171068747">
                <text:p>0.23873171068747</text:p>
              </table:table-cell>
              <table:table-cell office:value-type="float" office:value="0.47746342137494">
                <text:p>0.47746342137494</text:p>
              </table:table-cell>
              <table:table-cell office:value-type="float" office:value="2.3873171068747">
                <text:p>2.3873171068747</text:p>
              </table:table-cell>
              <table:table-cell office:value-type="float" office:value="11.9365855343735">
                <text:p>11.9365855343735</text:p>
              </table:table-cell>
            </table:table-row>
            <table:table-row>
              <table:table-cell office:value-type="string">
                <text:p>8400</text:p>
              </table:table-cell>
              <table:table-cell office:value-type="float" office:value="0.022822691425093">
                <text:p>0.022822691425093</text:p>
              </table:table-cell>
              <table:table-cell office:value-type="float" office:value="0.22822691425093">
                <text:p>0.22822691425093</text:p>
              </table:table-cell>
              <table:table-cell office:value-type="float" office:value="0.456453828501859">
                <text:p>0.456453828501859</text:p>
              </table:table-cell>
              <table:table-cell office:value-type="float" office:value="2.2822691425093">
                <text:p>2.2822691425093</text:p>
              </table:table-cell>
              <table:table-cell office:value-type="float" office:value="11.4113457125465">
                <text:p>11.4113457125465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0.0218184355310428">
                <text:p>0.0218184355310428</text:p>
              </table:table-cell>
              <table:table-cell office:value-type="float" office:value="0.218184355310428">
                <text:p>0.218184355310428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2.18184355310428">
                <text:p>2.18184355310428</text:p>
              </table:table-cell>
              <table:table-cell office:value-type="float" office:value="10.9092177655214">
                <text:p>10.9092177655214</text:p>
              </table:table-cell>
            </table:table-row>
            <table:table-row>
              <table:table-cell office:value-type="string">
                <text:p>8600</text:p>
              </table:table-cell>
              <table:table-cell office:value-type="float" office:value="0.0208583694252147">
                <text:p>0.0208583694252147</text:p>
              </table:table-cell>
              <table:table-cell office:value-type="float" office:value="0.208583694252147">
                <text:p>0.208583694252147</text:p>
              </table:table-cell>
              <table:table-cell office:value-type="float" office:value="0.417167388504294">
                <text:p>0.417167388504294</text:p>
              </table:table-cell>
              <table:table-cell office:value-type="float" office:value="2.08583694252147">
                <text:p>2.08583694252147</text:p>
              </table:table-cell>
              <table:table-cell office:value-type="float" office:value="10.4291847126074">
                <text:p>10.4291847126074</text:p>
              </table:table-cell>
            </table:table-row>
            <table:table-row>
              <table:table-cell office:value-type="string">
                <text:p>8700</text:p>
              </table:table-cell>
              <table:table-cell office:value-type="float" office:value="0.0199405486456498">
                <text:p>0.0199405486456498</text:p>
              </table:table-cell>
              <table:table-cell office:value-type="float" office:value="0.199405486456498">
                <text:p>0.199405486456498</text:p>
              </table:table-cell>
              <table:table-cell office:value-type="float" office:value="0.398810972912996">
                <text:p>0.398810972912996</text:p>
              </table:table-cell>
              <table:table-cell office:value-type="float" office:value="1.99405486456498">
                <text:p>1.99405486456498</text:p>
              </table:table-cell>
              <table:table-cell office:value-type="float" office:value="9.97027432282489">
                <text:p>9.97027432282489</text:p>
              </table:table-cell>
            </table:table-row>
            <table:table-row>
              <table:table-cell office:value-type="string">
                <text:p>8800</text:p>
              </table:table-cell>
              <table:table-cell office:value-type="float" office:value="0.0190631142916116">
                <text:p>0.0190631142916116</text:p>
              </table:table-cell>
              <table:table-cell office:value-type="float" office:value="0.190631142916116">
                <text:p>0.190631142916116</text:p>
              </table:table-cell>
              <table:table-cell office:value-type="float" office:value="0.381262285832233">
                <text:p>0.381262285832233</text:p>
              </table:table-cell>
              <table:table-cell office:value-type="float" office:value="1.90631142916116">
                <text:p>1.90631142916116</text:p>
              </table:table-cell>
              <table:table-cell office:value-type="float" office:value="9.53155714580581">
                <text:p>9.53155714580581</text:p>
              </table:table-cell>
            </table:table-row>
            <table:table-row>
              <table:table-cell office:value-type="string">
                <text:p>8900</text:p>
              </table:table-cell>
              <table:table-cell office:value-type="float" office:value="0.0182242892586773">
                <text:p>0.0182242892586773</text:p>
              </table:table-cell>
              <table:table-cell office:value-type="float" office:value="0.182242892586773">
                <text:p>0.182242892586773</text:p>
              </table:table-cell>
              <table:table-cell office:value-type="float" office:value="0.364485785173546">
                <text:p>0.364485785173546</text:p>
              </table:table-cell>
              <table:table-cell office:value-type="float" office:value="1.82242892586773">
                <text:p>1.82242892586773</text:p>
              </table:table-cell>
              <table:table-cell office:value-type="float" office:value="9.11214462933864">
                <text:p>9.11214462933864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0.0174223746394935">
                <text:p>0.0174223746394935</text:p>
              </table:table-cell>
              <table:table-cell office:value-type="float" office:value="0.174223746394935">
                <text:p>0.174223746394935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1.74223746394935">
                <text:p>1.74223746394935</text:p>
              </table:table-cell>
              <table:table-cell office:value-type="float" office:value="8.71118731974675">
                <text:p>8.71118731974675</text:p>
              </table:table-cell>
            </table:table-row>
            <table:table-row>
              <table:table-cell office:value-type="string">
                <text:p>9100</text:p>
              </table:table-cell>
              <table:table-cell office:value-type="float" office:value="0.0166557462829086">
                <text:p>0.0166557462829086</text:p>
              </table:table-cell>
              <table:table-cell office:value-type="float" office:value="0.166557462829086">
                <text:p>0.166557462829086</text:p>
              </table:table-cell>
              <table:table-cell office:value-type="float" office:value="0.333114925658173">
                <text:p>0.333114925658173</text:p>
              </table:table-cell>
              <table:table-cell office:value-type="float" office:value="1.66557462829086">
                <text:p>1.66557462829086</text:p>
              </table:table-cell>
              <table:table-cell office:value-type="float" office:value="8.32787314145432">
                <text:p>8.32787314145432</text:p>
              </table:table-cell>
            </table:table-row>
            <table:table-row>
              <table:table-cell office:value-type="string">
                <text:p>9200</text:p>
              </table:table-cell>
              <table:table-cell office:value-type="float" office:value="0.0159228515045117">
                <text:p>0.0159228515045117</text:p>
              </table:table-cell>
              <table:table-cell office:value-type="float" office:value="0.159228515045117">
                <text:p>0.159228515045117</text:p>
              </table:table-cell>
              <table:table-cell office:value-type="float" office:value="0.318457030090234">
                <text:p>0.318457030090234</text:p>
              </table:table-cell>
              <table:table-cell office:value-type="float" office:value="1.59228515045117">
                <text:p>1.59228515045117</text:p>
              </table:table-cell>
              <table:table-cell office:value-type="float" office:value="7.96142575225584">
                <text:p>7.96142575225584</text:p>
              </table:table-cell>
            </table:table-row>
            <table:table-row>
              <table:table-cell office:value-type="string">
                <text:p>9300</text:p>
              </table:table-cell>
              <table:table-cell office:value-type="float" office:value="0.0152222059419156">
                <text:p>0.0152222059419156</text:p>
              </table:table-cell>
              <table:table-cell office:value-type="float" office:value="0.152222059419156">
                <text:p>0.152222059419156</text:p>
              </table:table-cell>
              <table:table-cell office:value-type="float" office:value="0.304444118838311">
                <text:p>0.304444118838311</text:p>
              </table:table-cell>
              <table:table-cell office:value-type="float" office:value="1.52222059419156">
                <text:p>1.52222059419156</text:p>
              </table:table-cell>
              <table:table-cell office:value-type="float" office:value="7.61110297095778">
                <text:p>7.61110297095778</text:p>
              </table:table-cell>
            </table:table-row>
            <table:table-row>
              <table:table-cell office:value-type="string">
                <text:p>9400</text:p>
              </table:table-cell>
              <table:table-cell office:value-type="float" office:value="0.0145523905484161">
                <text:p>0.0145523905484161</text:p>
              </table:table-cell>
              <table:table-cell office:value-type="float" office:value="0.145523905484161">
                <text:p>0.145523905484161</text:p>
              </table:table-cell>
              <table:table-cell office:value-type="float" office:value="0.291047810968322">
                <text:p>0.291047810968322</text:p>
              </table:table-cell>
              <table:table-cell office:value-type="float" office:value="1.45523905484161">
                <text:p>1.45523905484161</text:p>
              </table:table-cell>
              <table:table-cell office:value-type="float" office:value="7.27619527420806">
                <text:p>7.27619527420806</text:p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0.0139120487189376">
                <text:p>0.0139120487189376</text:p>
              </table:table-cell>
              <table:table-cell office:value-type="float" office:value="0.139120487189376">
                <text:p>0.139120487189376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1.39120487189376">
                <text:p>1.39120487189376</text:p>
              </table:table-cell>
              <table:table-cell office:value-type="float" office:value="6.95602435946881">
                <text:p>6.95602435946881</text:p>
              </table:table-cell>
            </table:table-row>
            <table:table-row>
              <table:table-cell office:value-type="string">
                <text:p>9600</text:p>
              </table:table-cell>
              <table:table-cell office:value-type="float" office:value="0.0132998835424438">
                <text:p>0.0132998835424438</text:p>
              </table:table-cell>
              <table:table-cell office:value-type="float" office:value="0.132998835424438">
                <text:p>0.132998835424438</text:p>
              </table:table-cell>
              <table:table-cell office:value-type="float" office:value="0.265997670848875">
                <text:p>0.265997670848875</text:p>
              </table:table-cell>
              <table:table-cell office:value-type="float" office:value="1.32998835424438">
                <text:p>1.32998835424438</text:p>
              </table:table-cell>
              <table:table-cell office:value-type="float" office:value="6.64994177122188">
                <text:p>6.64994177122188</text:p>
              </table:table-cell>
            </table:table-row>
            <table:table-row>
              <table:table-cell office:value-type="string">
                <text:p>9700</text:p>
              </table:table-cell>
              <table:table-cell office:value-type="float" office:value="0.0127146551752497">
                <text:p>0.0127146551752497</text:p>
              </table:table-cell>
              <table:table-cell office:value-type="float" office:value="0.127146551752497">
                <text:p>0.127146551752497</text:p>
              </table:table-cell>
              <table:table-cell office:value-type="float" office:value="0.254293103504995">
                <text:p>0.254293103504995</text:p>
              </table:table-cell>
              <table:table-cell office:value-type="float" office:value="1.27146551752497">
                <text:p>1.27146551752497</text:p>
              </table:table-cell>
              <table:table-cell office:value-type="float" office:value="6.35732758762487">
                <text:p>6.35732758762487</text:p>
              </table:table-cell>
            </table:table-row>
            <table:table-row>
              <table:table-cell office:value-type="string">
                <text:p>9800</text:p>
              </table:table-cell>
              <table:table-cell office:value-type="float" office:value="0.0121551783299149">
                <text:p>0.0121551783299149</text:p>
              </table:table-cell>
              <table:table-cell office:value-type="float" office:value="0.121551783299149">
                <text:p>0.121551783299149</text:p>
              </table:table-cell>
              <table:table-cell office:value-type="float" office:value="0.243103566598299">
                <text:p>0.243103566598299</text:p>
              </table:table-cell>
              <table:table-cell office:value-type="float" office:value="1.21551783299149">
                <text:p>1.21551783299149</text:p>
              </table:table-cell>
              <table:table-cell office:value-type="float" office:value="6.07758916495747">
                <text:p>6.07758916495747</text:p>
              </table:table-cell>
            </table:table-row>
            <table:table-row>
              <table:table-cell office:value-type="string">
                <text:p>9900</text:p>
              </table:table-cell>
              <table:table-cell office:value-type="float" office:value="0.0116203198746309">
                <text:p>0.0116203198746309</text:p>
              </table:table-cell>
              <table:table-cell office:value-type="float" office:value="0.116203198746309">
                <text:p>0.116203198746309</text:p>
              </table:table-cell>
              <table:table-cell office:value-type="float" office:value="0.232406397492619">
                <text:p>0.232406397492619</text:p>
              </table:table-cell>
              <table:table-cell office:value-type="float" office:value="1.16203198746309">
                <text:p>1.16203198746309</text:p>
              </table:table-cell>
              <table:table-cell office:value-type="float" office:value="5.81015993731547">
                <text:p>5.8101599373154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111089965382423">
                <text:p>0.111089965382423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1.11089965382423">
                <text:p>1.11089965382423</text:p>
              </table:table-cell>
              <table:table-cell office:value-type="float" office:value="5.55449826912115">
                <text:p>5.55449826912115</text:p>
              </table:table-cell>
            </table:table-row>
            <table:table-row>
              <table:table-cell office:value-type="string">
                <text:p>10100</text:p>
              </table:table-cell>
              <table:table-cell office:value-type="float" office:value="0.0106201727162523">
                <text:p>0.0106201727162523</text:p>
              </table:table-cell>
              <table:table-cell office:value-type="float" office:value="0.106201727162523">
                <text:p>0.106201727162523</text:p>
              </table:table-cell>
              <table:table-cell office:value-type="float" office:value="0.212403454325045">
                <text:p>0.212403454325045</text:p>
              </table:table-cell>
              <table:table-cell office:value-type="float" office:value="1.06201727162523">
                <text:p>1.06201727162523</text:p>
              </table:table-cell>
              <table:table-cell office:value-type="float" office:value="5.31008635812613">
                <text:p>5.31008635812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5cm" chart:symbol-height="0.0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05cm" chart:symbol-height="0.0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7cm" svg:height="10.857cm" xlink:href=".." xlink:type="simple" chart:class="chart:line" chart:style-name="ch1">
        <chart:title svg:x="3.792cm" svg:y="0.353cm" chart:style-name="ch2">
          <text:p>Influencia de L sobre la temperatura</text:p>
        </chart:title>
        <chart:legend chart:legend-position="start" svg:x="0.21cm" svg:y="4.458cm" chart:style-name="ch3"/>
        <chart:plot-area chart:style-name="ch4" table:cell-range-address="L.A3:L.E203 L.B1:L.E1" chart:data-source-has-labels="both" svg:x="2.868cm" svg:y="1.783cm" svg:width="11.888cm" svg:height="7.876cm">
          <chartooo:coordinate-region svg:x="3.489cm" svg:y="1.982cm" svg:width="11.267cm" svg:height="7.478cm"/>
          <chart:axis chart:dimension="x" chart:name="primary-x" chart:style-name="ch5">
            <chart:title svg:x="7.868cm" svg:y="9.876cm" chart:style-name="ch6">
              <text:p>#iteraciones</text:p>
            </chart:title>
            <chart:categories table:cell-range-address="L.A3:L.A203"/>
          </chart:axis>
          <chart:axis chart:dimension="y" chart:name="primary-y" chart:style-name="ch7">
            <chart:title svg:x="2.001cm" svg:y="6.704cm" chart:style-name="ch8">
              <text:p>Temperatura</text:p>
            </chart:title>
          </chart:axis>
          <chart:series chart:style-name="ch9" chart:values-cell-range-address="L.B3:L.B203" chart:label-cell-address="L.B1:L.B1" chart:class="chart:line">
            <chart:data-point chart:repeated="201"/>
          </chart:series>
          <chart:series chart:style-name="ch10" chart:values-cell-range-address="L.C3:L.C203" chart:label-cell-address="L.C1:L.C1" chart:class="chart:line">
            <chart:data-point chart:repeated="201"/>
          </chart:series>
          <chart:series chart:style-name="ch11" chart:values-cell-range-address="L.D3:L.D203" chart:label-cell-address="L.D1:L.D1" chart:class="chart:line">
            <chart:data-point chart:repeated="201"/>
          </chart:series>
          <chart:series chart:style-name="ch12" chart:values-cell-range-address="L.E3:L.E203" chart:label-cell-address="L.E1:L.E1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L.B1:L.B1</svg:desc>
                </draw:g>
              </table:table-cell>
              <table:table-cell office:value-type="string">
                <text:p>100</text:p>
                <draw:g>
                  <svg:desc>L.C1:L.C1</svg:desc>
                </draw:g>
              </table:table-cell>
              <table:table-cell office:value-type="string">
                <text:p>500</text:p>
                <draw:g>
                  <svg:desc>L.D1:L.D1</svg:desc>
                </draw:g>
              </table:table-cell>
              <table:table-cell office:value-type="string">
                <text:p>1000</text:p>
                <draw:g>
                  <svg:desc>L.E1: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L.A3:L.A203</svg:desc>
                </draw:g>
              </table:table-cell>
              <table:table-cell office:value-type="float" office:value="19.9102021965914">
                <text:p>19.9102021965914</text:p>
                <draw:g>
                  <svg:desc>L.B3:L.B203</svg:desc>
                </draw:g>
              </table:table-cell>
              <table:table-cell office:value-type="float" office:value="19.119949636662">
                <text:p>19.119949636662</text:p>
                <draw:g>
                  <svg:desc>L.C3:L.C203</svg:desc>
                </draw:g>
              </table:table-cell>
              <table:table-cell office:value-type="float" office:value="15.9703243751875">
                <text:p>15.9703243751875</text:p>
                <draw:g>
                  <svg:desc>L.D3:L.D203</svg:desc>
                </draw:g>
              </table:table-cell>
              <table:table-cell office:value-type="float" office:value="12.7525630324355">
                <text:p>12.7525630324355</text:p>
                <draw:g>
                  <svg:desc>L.E3:L.E203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672248304867">
                <text:p>19.4672248304867</text:p>
              </table:table-cell>
              <table:table-cell office:value-type="float" office:value="19.119949636662">
                <text:p>19.119949636662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0341031627292">
                <text:p>19.0341031627292</text:p>
              </table:table-cell>
              <table:table-cell office:value-type="float" office:value="18.2786237054246">
                <text:p>18.2786237054246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106179162241">
                <text:p>18.6106179162241</text:p>
              </table:table-cell>
              <table:table-cell office:value-type="float" office:value="18.2786237054246">
                <text:p>18.2786237054246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1965546925206">
                <text:p>18.1965546925206</text:p>
              </table:table-cell>
              <table:table-cell office:value-type="float" office:value="17.4743182337607">
                <text:p>17.4743182337607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7917038632682">
                <text:p>17.7917038632682</text:p>
              </table:table-cell>
              <table:table-cell office:value-type="float" office:value="17.4743182337607">
                <text:p>17.4743182337607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95860464088">
                <text:p>17.395860464088</text:p>
              </table:table-cell>
              <table:table-cell office:value-type="float" office:value="16.7054042282254">
                <text:p>16.7054042282254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0088240908047">
                <text:p>17.0088240908047</text:p>
              </table:table-cell>
              <table:table-cell office:value-type="float" office:value="16.7054042282254">
                <text:p>16.7054042282254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6303987979881">
                <text:p>16.6303987979881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2603929997514">
                <text:p>16.2603929997514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5.9703243751875">
                <text:p>15.970324375187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8986193727568">
                <text:p>15.8986193727568</text:p>
              </table:table-cell>
              <table:table-cell office:value-type="float" office:value="15.2675898867371">
                <text:p>15.2675898867371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.5448947613789">
                <text:p>15.5448947613789</text:p>
              </table:table-cell>
              <table:table-cell office:value-type="float" office:value="15.2675898867371">
                <text:p>15.2675898867371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1990400849785">
                <text:p>15.1990400849785</text:p>
              </table:table-cell>
              <table:table-cell office:value-type="float" office:value="14.5957774853811">
                <text:p>14.5957774853811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.8608802472388">
                <text:p>14.8608802472388</text:p>
              </table:table-cell>
              <table:table-cell office:value-type="float" office:value="14.5957774853811">
                <text:p>14.5957774853811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5302440475197">
                <text:p>14.5302440475197</text:p>
              </table:table-cell>
              <table:table-cell office:value-type="float" office:value="13.9535265214206">
                <text:p>13.9535265214206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2069640941835">
                <text:p>14.2069640941835</text:p>
              </table:table-cell>
              <table:table-cell office:value-type="float" office:value="13.9535265214206">
                <text:p>13.9535265214206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.8908767198493">
                <text:p>13.8908767198493</text:p>
              </table:table-cell>
              <table:table-cell office:value-type="float" office:value="13.3395362171695">
                <text:p>13.3395362171695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.5818218985327">
                <text:p>13.5818218985327</text:p>
              </table:table-cell>
              <table:table-cell office:value-type="float" office:value="13.3395362171695">
                <text:p>13.3395362171695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.2796431646299">
                <text:p>13.2796431646299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.9841875337029">
                <text:p>12.9841875337029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  <table:table-cell office:value-type="float" office:value="12.7525630324355">
                <text:p>12.75256303243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.6953054250284">
                <text:p>12.6953054250284</text:p>
              </table:table-cell>
              <table:table-cell office:value-type="float" office:value="12.1914181459262">
                <text:p>12.1914181459262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.4128505858687">
                <text:p>12.4128505858687</text:p>
              </table:table-cell>
              <table:table-cell office:value-type="float" office:value="12.1914181459262">
                <text:p>12.1914181459262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.1366800174292">
                <text:p>12.1366800174292</text:p>
              </table:table-cell>
              <table:table-cell office:value-type="float" office:value="11.6549650474798">
                <text:p>11.6549650474798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.866653902461">
                <text:p>11.866653902461</text:p>
              </table:table-cell>
              <table:table-cell office:value-type="float" office:value="11.6549650474798">
                <text:p>11.6549650474798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.6026355344764">
                <text:p>11.6026355344764</text:p>
              </table:table-cell>
              <table:table-cell office:value-type="float" office:value="11.1421172362435">
                <text:p>11.1421172362435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.3444912485377">
                <text:p>11.3444912485377</text:p>
              </table:table-cell>
              <table:table-cell office:value-type="float" office:value="11.1421172362435">
                <text:p>11.1421172362435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.0920903535867">
                <text:p>11.0920903535867</text:p>
              </table:table-cell>
              <table:table-cell office:value-type="float" office:value="10.6518360201379">
                <text:p>10.6518360201379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.8453050662797">
                <text:p>10.8453050662797</text:p>
              </table:table-cell>
              <table:table-cell office:value-type="float" office:value="10.6518360201379">
                <text:p>10.6518360201379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.6040104462941">
                <text:p>10.6040104462941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.3680843330751">
                <text:p>10.3680843330751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10.183128412151">
                <text:p>10.183128412151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.137407283989">
                <text:p>10.137407283989</text:p>
              </table:table-cell>
              <table:table-cell office:value-type="float" office:value="9.73504511919943">
                <text:p>9.73504511919943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.91186251385303">
                <text:p>9.91186251385303</text:p>
              </table:table-cell>
              <table:table-cell office:value-type="float" office:value="9.73504511919943">
                <text:p>9.73504511919943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9.69133583581005">
                <text:p>9.69133583581005</text:p>
              </table:table-cell>
              <table:table-cell office:value-type="float" office:value="9.30667861948627">
                <text:p>9.30667861948627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9.47571560351939">
                <text:p>9.47571560351939</text:p>
              </table:table-cell>
              <table:table-cell office:value-type="float" office:value="9.30667861948627">
                <text:p>9.30667861948627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.26489265463329">
                <text:p>9.26489265463329</text:p>
              </table:table-cell>
              <table:table-cell office:value-type="float" office:value="8.89716132445882">
                <text:p>8.89716132445882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.05876025553116">
                <text:p>9.05876025553116</text:p>
              </table:table-cell>
              <table:table-cell office:value-type="float" office:value="8.89716132445882">
                <text:p>8.89716132445882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.85721404728341">
                <text:p>8.85721404728341</text:p>
              </table:table-cell>
              <table:table-cell office:value-type="float" office:value="8.50566382164548">
                <text:p>8.50566382164548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66015199281755">
                <text:p>8.66015199281755</text:p>
              </table:table-cell>
              <table:table-cell office:value-type="float" office:value="8.50566382164548">
                <text:p>8.50566382164548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.4674743252597">
                <text:p>8.4674743252597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.27908349742548">
                <text:p>8.27908349742548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  <table:table-cell office:value-type="float" office:value="8.13139319481198">
                <text:p>8.1313931948119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.0948841324347">
                <text:p>8.0948841324347</text:p>
              </table:table-cell>
              <table:table-cell office:value-type="float" office:value="7.77359141803506">
                <text:p>7.77359141803506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.91478297542473">
                <text:p>7.91478297542473</text:p>
              </table:table-cell>
              <table:table-cell office:value-type="float" office:value="7.77359141803506">
                <text:p>7.77359141803506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.73868884633829">
                <text:p>7.73868884633829</text:p>
              </table:table-cell>
              <table:table-cell office:value-type="float" office:value="7.43153382044091">
                <text:p>7.43153382044091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.56651259376154">
                <text:p>7.56651259376154</text:p>
              </table:table-cell>
              <table:table-cell office:value-type="float" office:value="7.43153382044091">
                <text:p>7.43153382044091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.3981670497893">
                <text:p>7.3981670497893</text:p>
              </table:table-cell>
              <table:table-cell office:value-type="float" office:value="7.10452761849903">
                <text:p>7.10452761849903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.23356698589447">
                <text:p>7.23356698589447</text:p>
              </table:table-cell>
              <table:table-cell office:value-type="float" office:value="7.10452761849903">
                <text:p>7.10452761849903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.07262906977919">
                <text:p>7.07262906977919</text:p>
              </table:table-cell>
              <table:table-cell office:value-type="float" office:value="6.79191051289878">
                <text:p>6.79191051289878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6.91527182318616">
                <text:p>6.91527182318616</text:p>
              </table:table-cell>
              <table:table-cell office:value-type="float" office:value="6.79191051289878">
                <text:p>6.79191051289878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.76141558064848">
                <text:p>6.76141558064848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.61098244915735">
                <text:p>6.61098244915735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6.493049347167">
                <text:p>6.493049347167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.46389626872704">
                <text:p>6.46389626872704</text:p>
              </table:table-cell>
              <table:table-cell office:value-type="float" office:value="6.2073388253097">
                <text:p>6.2073388253097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6.32008257383725">
                <text:p>6.32008257383725</text:p>
              </table:table-cell>
              <table:table-cell office:value-type="float" office:value="6.2073388253097">
                <text:p>6.2073388253097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6.17946855573342">
                <text:p>6.17946855573342</text:p>
              </table:table-cell>
              <table:table-cell office:value-type="float" office:value="5.93420028588091">
                <text:p>5.93420028588091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.04198302556567">
                <text:p>6.04198302556567</text:p>
              </table:table-cell>
              <table:table-cell office:value-type="float" office:value="5.93420028588091">
                <text:p>5.93420028588091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.90755637834797">
                <text:p>5.90755637834797</text:p>
              </table:table-cell>
              <table:table-cell office:value-type="float" office:value="5.67308052999541">
                <text:p>5.67308052999541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.77612055771911">
                <text:p>5.77612055771911</text:p>
              </table:table-cell>
              <table:table-cell office:value-type="float" office:value="5.67308052999541">
                <text:p>5.67308052999541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5.64760902148772">
                <text:p>5.64760902148772</text:p>
              </table:table-cell>
              <table:table-cell office:value-type="float" office:value="5.423450700912">
                <text:p>5.423450700912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5.52195670794387">
                <text:p>5.52195670794387</text:p>
              </table:table-cell>
              <table:table-cell office:value-type="float" office:value="5.423450700912">
                <text:p>5.423450700912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5.39910000292016">
                <text:p>5.39910000292016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.27897670758574">
                <text:p>5.27897670758574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  <table:table-cell office:value-type="float" office:value="5.18480521291783">
                <text:p>5.1848052129178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.16152600695676">
                <text:p>5.16152600695676</text:p>
              </table:table-cell>
              <table:table-cell office:value-type="float" office:value="4.95666072734457">
                <text:p>4.95666072734457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.04668843910755">
                <text:p>5.04668843910755</text:p>
              </table:table-cell>
              <table:table-cell office:value-type="float" office:value="4.95666072734457">
                <text:p>4.95666072734457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4.93440586506672">
                <text:p>4.93440586506672</text:p>
              </table:table-cell>
              <table:table-cell office:value-type="float" office:value="4.73855517364243">
                <text:p>4.73855517364243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4.82462143938304">
                <text:p>4.82462143938304</text:p>
              </table:table-cell>
              <table:table-cell office:value-type="float" office:value="4.73855517364243">
                <text:p>4.73855517364243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4.71727958134626">
                <text:p>4.71727958134626</text:p>
              </table:table-cell>
              <table:table-cell office:value-type="float" office:value="4.53004681352938">
                <text:p>4.53004681352938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4.61232594684817">
                <text:p>4.61232594684817</text:p>
              </table:table-cell>
              <table:table-cell office:value-type="float" office:value="4.53004681352938">
                <text:p>4.53004681352938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4.50970740086972">
                <text:p>4.50970740086972</text:p>
              </table:table-cell>
              <table:table-cell office:value-type="float" office:value="4.33071334632014">
                <text:p>4.33071334632014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4.40937199058032">
                <text:p>4.40937199058032</text:p>
              </table:table-cell>
              <table:table-cell office:value-type="float" office:value="4.33071334632014">
                <text:p>4.33071334632014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4.31126891903555">
                <text:p>4.31126891903555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4.21534851946019">
                <text:p>4.21534851946019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4.14015105362305">
                <text:p>4.14015105362305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4.1215622301033">
                <text:p>4.1215622301033</text:p>
              </table:table-cell>
              <table:table-cell office:value-type="float" office:value="3.95797398167229">
                <text:p>3.95797398167229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.02986256965283">
                <text:p>4.02986256965283</text:p>
              </table:table-cell>
              <table:table-cell office:value-type="float" office:value="3.95797398167229">
                <text:p>3.95797398167229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3.94020311319717">
                <text:p>3.94020311319717</text:p>
              </table:table-cell>
              <table:table-cell office:value-type="float" office:value="3.78381315963964">
                <text:p>3.78381315963964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3.85253846872157">
                <text:p>3.85253846872157</text:p>
              </table:table-cell>
              <table:table-cell office:value-type="float" office:value="3.78381315963964">
                <text:p>3.78381315963964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.76682425412743">
                <text:p>3.76682425412743</text:p>
              </table:table-cell>
              <table:table-cell office:value-type="float" office:value="3.61731585234244">
                <text:p>3.61731585234244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3.68301707476296">
                <text:p>3.68301707476296</text:p>
              </table:table-cell>
              <table:table-cell office:value-type="float" office:value="3.61731585234244">
                <text:p>3.61731585234244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3.60107450145367">
                <text:p>3.60107450145367</text:p>
              </table:table-cell>
              <table:table-cell office:value-type="float" office:value="3.45814484583433">
                <text:p>3.45814484583433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3.5209550490217">
                <text:p>3.5209550490217</text:p>
              </table:table-cell>
              <table:table-cell office:value-type="float" office:value="3.45814484583433">
                <text:p>3.45814484583433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3.44261815528309">
                <text:p>3.44261815528309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3.36602416051229">
                <text:p>3.36602416051229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  <table:table-cell office:value-type="float" office:value="3.30597776443173">
                <text:p>3.30597776443173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.29113428736355">
                <text:p>3.29113428736355</text:p>
              </table:table-cell>
              <table:table-cell office:value-type="float" office:value="3.16050641779296">
                <text:p>3.16050641779296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3.21791062123912">
                <text:p>3.21791062123912</text:p>
              </table:table-cell>
              <table:table-cell office:value-type="float" office:value="3.16050641779296">
                <text:p>3.16050641779296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3.14631609109413">
                <text:p>3.14631609109413</text:p>
              </table:table-cell>
              <table:table-cell office:value-type="float" office:value="3.02143617672742">
                <text:p>3.02143617672742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3.07631445066858">
                <text:p>3.07631445066858</text:p>
              </table:table-cell>
              <table:table-cell office:value-type="float" office:value="3.02143617672742">
                <text:p>3.02143617672742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3.00787026013695">
                <text:p>3.00787026013695</text:p>
              </table:table-cell>
              <table:table-cell office:value-type="float" office:value="2.88848537647084">
                <text:p>2.88848537647084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2.94094886816594">
                <text:p>2.94094886816594</text:p>
              </table:table-cell>
              <table:table-cell office:value-type="float" office:value="2.88848537647084">
                <text:p>2.88848537647084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2.87551639437159">
                <text:p>2.87551639437159</text:p>
              </table:table-cell>
              <table:table-cell office:value-type="float" office:value="2.76138474621786">
                <text:p>2.76138474621786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2.81153971216655">
                <text:p>2.81153971216655</text:p>
              </table:table-cell>
              <table:table-cell office:value-type="float" office:value="2.76138474621786">
                <text:p>2.76138474621786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2.74898643198904">
                <text:p>2.74898643198904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2.68782488490498">
                <text:p>2.68782488490498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6398768637566">
                <text:p>2.6398768637566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.62802410657488">
                <text:p>2.62802410657488</text:p>
              </table:table-cell>
              <table:table-cell office:value-type="float" office:value="2.52371563410077">
                <text:p>2.52371563410077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2.5695538215775">
                <text:p>2.5695538215775</text:p>
              </table:table-cell>
              <table:table-cell office:value-type="float" office:value="2.52371563410077">
                <text:p>2.52371563410077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2.51238442808227">
                <text:p>2.51238442808227</text:p>
              </table:table-cell>
              <table:table-cell office:value-type="float" office:value="2.41266579106317">
                <text:p>2.41266579106317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2.45648698286271">
                <text:p>2.45648698286271</text:p>
              </table:table-cell>
              <table:table-cell office:value-type="float" office:value="2.41266579106317">
                <text:p>2.41266579106317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2.40183318664334">
                <text:p>2.40183318664334</text:p>
              </table:table-cell>
              <table:table-cell office:value-type="float" office:value="2.30650242076125">
                <text:p>2.30650242076125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2.34839536977254">
                <text:p>2.34839536977254</text:p>
              </table:table-cell>
              <table:table-cell office:value-type="float" office:value="2.30650242076125">
                <text:p>2.30650242076125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2.2961464782142">
                <text:p>2.2961464782142</text:p>
              </table:table-cell>
              <table:table-cell office:value-type="float" office:value="2.2050105060897">
                <text:p>2.2050105060897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2.24506005985106">
                <text:p>2.24506005985106</text:p>
              </table:table-cell>
              <table:table-cell office:value-type="float" office:value="2.2050105060897">
                <text:p>2.2050105060897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2.19511025109272">
                <text:p>2.19511025109272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2.14627176378168">
                <text:p>2.14627176378168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  <table:table-cell office:value-type="float" office:value="2.10798449123729">
                <text:p>2.1079844912372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.09851987239066">
                <text:p>2.09851987239066</text:p>
              </table:table-cell>
              <table:table-cell office:value-type="float" office:value="2.01522786536607">
                <text:p>2.01522786536607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.05183040150477">
                <text:p>2.05183040150477</text:p>
              </table:table-cell>
              <table:table-cell office:value-type="float" office:value="2.01522786536607">
                <text:p>2.01522786536607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2.00617971358219">
                <text:p>2.00617971358219</text:p>
              </table:table-cell>
              <table:table-cell office:value-type="float" office:value="1.92655276460986">
                <text:p>1.92655276460986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1.96154469698716">
                <text:p>1.96154469698716</text:p>
              </table:table-cell>
              <table:table-cell office:value-type="float" office:value="1.92655276460986">
                <text:p>1.92655276460986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1.91790275428922">
                <text:p>1.91790275428922</text:p>
              </table:table-cell>
              <table:table-cell office:value-type="float" office:value="1.84177959158562">
                <text:p>1.84177959158562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1.8752317908228">
                <text:p>1.8752317908228</text:p>
              </table:table-cell>
              <table:table-cell office:value-type="float" office:value="1.84177959158562">
                <text:p>1.84177959158562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1.83351020350126">
                <text:p>1.83351020350126</text:p>
              </table:table-cell>
              <table:table-cell office:value-type="float" office:value="1.76073665164745">
                <text:p>1.76073665164745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350</text:p>
              </table:table-cell>
              <table:table-cell office:value-type="float" office:value="1.79271686987997">
                <text:p>1.79271686987997</text:p>
              </table:table-cell>
              <table:table-cell office:value-type="float" office:value="1.76073665164745">
                <text:p>1.76073665164745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400</text:p>
              </table:table-cell>
              <table:table-cell office:value-type="float" office:value="1.7528311374625">
                <text:p>1.7528311374625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450</text:p>
              </table:table-cell>
              <table:table-cell office:value-type="float" office:value="1.71383281324497">
                <text:p>1.71383281324497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68325980514621">
                <text:p>1.68325980514621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500</text:p>
              </table:table-cell>
              <table:table-cell office:value-type="float" office:value="1.6757021534928">
                <text:p>1.6757021534928</text:p>
              </table:table-cell>
              <table:table-cell office:value-type="float" office:value="1.60919213499065">
                <text:p>1.60919213499065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550</text:p>
              </table:table-cell>
              <table:table-cell office:value-type="float" office:value="1.63841985374513">
                <text:p>1.63841985374513</text:p>
              </table:table-cell>
              <table:table-cell office:value-type="float" office:value="1.60919213499065">
                <text:p>1.60919213499065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600</text:p>
              </table:table-cell>
              <table:table-cell office:value-type="float" office:value="1.60196703904142">
                <text:p>1.60196703904142</text:p>
              </table:table-cell>
              <table:table-cell office:value-type="float" office:value="1.53838362883669">
                <text:p>1.53838362883669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650</text:p>
              </table:table-cell>
              <table:table-cell office:value-type="float" office:value="1.5663252543657">
                <text:p>1.5663252543657</text:p>
              </table:table-cell>
              <table:table-cell office:value-type="float" office:value="1.53838362883669">
                <text:p>1.53838362883669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700</text:p>
              </table:table-cell>
              <table:table-cell office:value-type="float" office:value="1.53147645530323">
                <text:p>1.53147645530323</text:p>
              </table:table-cell>
              <table:table-cell office:value-type="float" office:value="1.47069087526114">
                <text:p>1.47069087526114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750</text:p>
              </table:table-cell>
              <table:table-cell office:value-type="float" office:value="1.4974029989052">
                <text:p>1.4974029989052</text:p>
              </table:table-cell>
              <table:table-cell office:value-type="float" office:value="1.47069087526114">
                <text:p>1.47069087526114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800</text:p>
              </table:table-cell>
              <table:table-cell office:value-type="float" office:value="1.46408763475657">
                <text:p>1.46408763475657</text:p>
              </table:table-cell>
              <table:table-cell office:value-type="float" office:value="1.40597677330457">
                <text:p>1.40597677330457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850</text:p>
              </table:table-cell>
              <table:table-cell office:value-type="float" office:value="1.4315134962427">
                <text:p>1.4315134962427</text:p>
              </table:table-cell>
              <table:table-cell office:value-type="float" office:value="1.40597677330457">
                <text:p>1.40597677330457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900</text:p>
              </table:table-cell>
              <table:table-cell office:value-type="float" office:value="1.39966409201026">
                <text:p>1.39966409201026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5950</text:p>
              </table:table-cell>
              <table:table-cell office:value-type="float" office:value="1.36852329761812">
                <text:p>1.36852329761812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  <table:table-cell office:value-type="float" office:value="1.344110254795">
                <text:p>1.344110254795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33807534737402">
                <text:p>1.33807534737402</text:p>
              </table:table-cell>
              <table:table-cell office:value-type="float" office:value="1.28496601889006">
                <text:p>1.28496601889006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050</text:p>
              </table:table-cell>
              <table:table-cell office:value-type="float" office:value="1.30830482635285">
                <text:p>1.30830482635285</text:p>
              </table:table-cell>
              <table:table-cell office:value-type="float" office:value="1.28496601889006">
                <text:p>1.28496601889006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100</text:p>
              </table:table-cell>
              <table:table-cell office:value-type="float" office:value="1.27919666259251">
                <text:p>1.27919666259251</text:p>
              </table:table-cell>
              <table:table-cell office:value-type="float" office:value="1.2284242783">
                <text:p>1.2284242783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150</text:p>
              </table:table-cell>
              <table:table-cell office:value-type="float" office:value="1.25073611946341">
                <text:p>1.25073611946341</text:p>
              </table:table-cell>
              <table:table-cell office:value-type="float" office:value="1.2284242783">
                <text:p>1.2284242783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200</text:p>
              </table:table-cell>
              <table:table-cell office:value-type="float" office:value="1.22290878820775">
                <text:p>1.22290878820775</text:p>
              </table:table-cell>
              <table:table-cell office:value-type="float" office:value="1.17437051667745">
                <text:p>1.17437051667745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250</text:p>
              </table:table-cell>
              <table:table-cell office:value-type="float" office:value="1.19570058064473">
                <text:p>1.19570058064473</text:p>
              </table:table-cell>
              <table:table-cell office:value-type="float" office:value="1.17437051667745">
                <text:p>1.17437051667745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300</text:p>
              </table:table-cell>
              <table:table-cell office:value-type="float" office:value="1.16909772203817">
                <text:p>1.16909772203817</text:p>
              </table:table-cell>
              <table:table-cell office:value-type="float" office:value="1.12269525668267">
                <text:p>1.12269525668267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350</text:p>
              </table:table-cell>
              <table:table-cell office:value-type="float" office:value="1.14308674412274">
                <text:p>1.14308674412274</text:p>
              </table:table-cell>
              <table:table-cell office:value-type="float" office:value="1.12269525668267">
                <text:p>1.12269525668267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1.11765447828531">
                <text:p>1.11765447828531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450</text:p>
              </table:table-cell>
              <table:table-cell office:value-type="float" office:value="1.09278804889813">
                <text:p>1.09278804889813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1.0732938382546">
                <text:p>1.0732938382546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500</text:p>
              </table:table-cell>
              <table:table-cell office:value-type="float" office:value="1.06847486680024">
                <text:p>1.06847486680024</text:p>
              </table:table-cell>
              <table:table-cell office:value-type="float" office:value="1.02606620663838">
                <text:p>1.02606620663838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550</text:p>
              </table:table-cell>
              <table:table-cell office:value-type="float" office:value="1.04470262292392">
                <text:p>1.04470262292392</text:p>
              </table:table-cell>
              <table:table-cell office:value-type="float" office:value="1.02606620663838">
                <text:p>1.02606620663838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600</text:p>
              </table:table-cell>
              <table:table-cell office:value-type="float" office:value="1.02145928206299">
                <text:p>1.02145928206299</text:p>
              </table:table-cell>
              <table:table-cell office:value-type="float" office:value="0.980916709740335">
                <text:p>0.980916709740335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650</text:p>
              </table:table-cell>
              <table:table-cell office:value-type="float" office:value="0.998733076779702">
                <text:p>0.998733076779702</text:p>
              </table:table-cell>
              <table:table-cell office:value-type="float" office:value="0.980916709740335">
                <text:p>0.980916709740335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700</text:p>
              </table:table-cell>
              <table:table-cell office:value-type="float" office:value="0.976512501447261">
                <text:p>0.976512501447261</text:p>
              </table:table-cell>
              <table:table-cell office:value-type="float" office:value="0.937753904399769">
                <text:p>0.937753904399769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750</text:p>
              </table:table-cell>
              <table:table-cell office:value-type="float" office:value="0.95478630642482">
                <text:p>0.95478630642482</text:p>
              </table:table-cell>
              <table:table-cell office:value-type="float" office:value="0.937753904399769">
                <text:p>0.937753904399769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800</text:p>
              </table:table-cell>
              <table:table-cell office:value-type="float" office:value="0.933543492362123">
                <text:p>0.933543492362123</text:p>
              </table:table-cell>
              <table:table-cell office:value-type="float" office:value="0.896490371185337">
                <text:p>0.896490371185337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850</text:p>
              </table:table-cell>
              <table:table-cell office:value-type="float" office:value="0.912773304630854">
                <text:p>0.912773304630854</text:p>
              </table:table-cell>
              <table:table-cell office:value-type="float" office:value="0.896490371185337">
                <text:p>0.896490371185337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900</text:p>
              </table:table-cell>
              <table:table-cell office:value-type="float" office:value="0.892465227879868">
                <text:p>0.892465227879868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6950</text:p>
              </table:table-cell>
              <table:table-cell office:value-type="float" office:value="0.872608980711573">
                <text:p>0.872608980711573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  <table:table-cell office:value-type="float" office:value="0.857042537340803">
                <text:p>0.857042537340803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853194510476757">
                <text:p>0.853194510476757</text:p>
              </table:table-cell>
              <table:table-cell office:value-type="float" office:value="0.819330507521658">
                <text:p>0.819330507521658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050</text:p>
              </table:table-cell>
              <table:table-cell office:value-type="float" office:value="0.834211988185212">
                <text:p>0.834211988185212</text:p>
              </table:table-cell>
              <table:table-cell office:value-type="float" office:value="0.819330507521658">
                <text:p>0.819330507521658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100</text:p>
              </table:table-cell>
              <table:table-cell office:value-type="float" office:value="0.815651803529604">
                <text:p>0.815651803529604</text:p>
              </table:table-cell>
              <table:table-cell office:value-type="float" office:value="0.783277901979741">
                <text:p>0.783277901979741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150</text:p>
              </table:table-cell>
              <table:table-cell office:value-type="float" office:value="0.797504560020046">
                <text:p>0.797504560020046</text:p>
              </table:table-cell>
              <table:table-cell office:value-type="float" office:value="0.783277901979741">
                <text:p>0.783277901979741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200</text:p>
              </table:table-cell>
              <table:table-cell office:value-type="float" office:value="0.779761070226928">
                <text:p>0.779761070226928</text:p>
              </table:table-cell>
              <table:table-cell office:value-type="float" office:value="0.748811701868146">
                <text:p>0.748811701868146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250</text:p>
              </table:table-cell>
              <table:table-cell office:value-type="float" office:value="0.762412351129579">
                <text:p>0.762412351129579</text:p>
              </table:table-cell>
              <table:table-cell office:value-type="float" office:value="0.748811701868146">
                <text:p>0.748811701868146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300</text:p>
              </table:table-cell>
              <table:table-cell office:value-type="float" office:value="0.745449619568426">
                <text:p>0.745449619568426</text:p>
              </table:table-cell>
              <table:table-cell office:value-type="float" office:value="0.715862101353106">
                <text:p>0.715862101353106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350</text:p>
              </table:table-cell>
              <table:table-cell office:value-type="float" office:value="0.72886428779833">
                <text:p>0.72886428779833</text:p>
              </table:table-cell>
              <table:table-cell office:value-type="float" office:value="0.715862101353106">
                <text:p>0.715862101353106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400</text:p>
              </table:table-cell>
              <table:table-cell office:value-type="float" office:value="0.712647959140858">
                <text:p>0.712647959140858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450</text:p>
              </table:table-cell>
              <table:table-cell office:value-type="float" office:value="0.69679242373328">
                <text:p>0.69679242373328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68436236623332">
                <text:p>0.68436236623332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0.681289654372158">
                <text:p>0.681289654372158</text:p>
              </table:table-cell>
              <table:table-cell office:value-type="float" office:value="0.654248698780396">
                <text:p>0.654248698780396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550</text:p>
              </table:table-cell>
              <table:table-cell office:value-type="float" office:value="0.666131802449398">
                <text:p>0.666131802449398</text:p>
              </table:table-cell>
              <table:table-cell office:value-type="float" office:value="0.654248698780396">
                <text:p>0.654248698780396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600</text:p>
              </table:table-cell>
              <table:table-cell office:value-type="float" office:value="0.651311193978726">
                <text:p>0.651311193978726</text:p>
              </table:table-cell>
              <table:table-cell office:value-type="float" office:value="0.625460108526641">
                <text:p>0.625460108526641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650</text:p>
              </table:table-cell>
              <table:table-cell office:value-type="float" office:value="0.636820325710568">
                <text:p>0.636820325710568</text:p>
              </table:table-cell>
              <table:table-cell office:value-type="float" office:value="0.625460108526641">
                <text:p>0.625460108526641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700</text:p>
              </table:table-cell>
              <table:table-cell office:value-type="float" office:value="0.622651861333371">
                <text:p>0.622651861333371</text:p>
              </table:table-cell>
              <table:table-cell office:value-type="float" office:value="0.597938288738526">
                <text:p>0.597938288738526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750</text:p>
              </table:table-cell>
              <table:table-cell office:value-type="float" office:value="0.608798627759438">
                <text:p>0.608798627759438</text:p>
              </table:table-cell>
              <table:table-cell office:value-type="float" office:value="0.597938288738526">
                <text:p>0.597938288738526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800</text:p>
              </table:table-cell>
              <table:table-cell office:value-type="float" office:value="0.595253611493396">
                <text:p>0.595253611493396</text:p>
              </table:table-cell>
              <table:table-cell office:value-type="float" office:value="0.571627498325624">
                <text:p>0.571627498325624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850</text:p>
              </table:table-cell>
              <table:table-cell office:value-type="float" office:value="0.582009955081469">
                <text:p>0.582009955081469</text:p>
              </table:table-cell>
              <table:table-cell office:value-type="float" office:value="0.571627498325624">
                <text:p>0.571627498325624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900</text:p>
              </table:table-cell>
              <table:table-cell office:value-type="float" office:value="0.569060953639745">
                <text:p>0.569060953639745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7950</text:p>
              </table:table-cell>
              <table:table-cell office:value-type="float" office:value="0.55640005145968">
                <text:p>0.55640005145968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  <table:table-cell office:value-type="float" office:value="0.546474448945851">
                <text:p>0.546474448945851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544020838689138">
                <text:p>0.544020838689138</text:p>
              </table:table-cell>
              <table:table-cell office:value-type="float" office:value="0.522428197078364">
                <text:p>0.522428197078364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050</text:p>
              </table:table-cell>
              <table:table-cell office:value-type="float" office:value="0.531917048087261">
                <text:p>0.531917048087261</text:p>
              </table:table-cell>
              <table:table-cell office:value-type="float" office:value="0.522428197078364">
                <text:p>0.522428197078364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0.520082551851547">
                <text:p>0.520082551851547</text:p>
              </table:table-cell>
              <table:table-cell office:value-type="float" office:value="0.499440040845523">
                <text:p>0.499440040845523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150</text:p>
              </table:table-cell>
              <table:table-cell office:value-type="float" office:value="0.508511358515518">
                <text:p>0.508511358515518</text:p>
              </table:table-cell>
              <table:table-cell office:value-type="float" office:value="0.499440040845523">
                <text:p>0.499440040845523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200</text:p>
              </table:table-cell>
              <table:table-cell office:value-type="float" office:value="0.497197609915412">
                <text:p>0.497197609915412</text:p>
              </table:table-cell>
              <table:table-cell office:value-type="float" office:value="0.47746342137494">
                <text:p>0.47746342137494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250</text:p>
              </table:table-cell>
              <table:table-cell office:value-type="float" office:value="0.486135578224364">
                <text:p>0.486135578224364</text:p>
              </table:table-cell>
              <table:table-cell office:value-type="float" office:value="0.47746342137494">
                <text:p>0.47746342137494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300</text:p>
              </table:table-cell>
              <table:table-cell office:value-type="float" office:value="0.475319663052569">
                <text:p>0.475319663052569</text:p>
              </table:table-cell>
              <table:table-cell office:value-type="float" office:value="0.456453828501859">
                <text:p>0.456453828501859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350</text:p>
              </table:table-cell>
              <table:table-cell office:value-type="float" office:value="0.46474438861197">
                <text:p>0.46474438861197</text:p>
              </table:table-cell>
              <table:table-cell office:value-type="float" office:value="0.456453828501859">
                <text:p>0.456453828501859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400</text:p>
              </table:table-cell>
              <table:table-cell office:value-type="float" office:value="0.454404400944014">
                <text:p>0.454404400944014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450</text:p>
              </table:table-cell>
              <table:table-cell office:value-type="float" office:value="0.444294465209107">
                <text:p>0.444294465209107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436368710620855">
                <text:p>0.436368710620855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0.434409463036356">
                <text:p>0.434409463036356</text:p>
              </table:table-cell>
              <table:table-cell office:value-type="float" office:value="0.417167388504294">
                <text:p>0.417167388504294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550</text:p>
              </table:table-cell>
              <table:table-cell office:value-type="float" office:value="0.42474438993229">
                <text:p>0.42474438993229</text:p>
              </table:table-cell>
              <table:table-cell office:value-type="float" office:value="0.417167388504294">
                <text:p>0.417167388504294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600</text:p>
              </table:table-cell>
              <table:table-cell office:value-type="float" office:value="0.415294352747225">
                <text:p>0.415294352747225</text:p>
              </table:table-cell>
              <table:table-cell office:value-type="float" office:value="0.398810972912996">
                <text:p>0.398810972912996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650</text:p>
              </table:table-cell>
              <table:table-cell office:value-type="float" office:value="0.406054567198005">
                <text:p>0.406054567198005</text:p>
              </table:table-cell>
              <table:table-cell office:value-type="float" office:value="0.398810972912996">
                <text:p>0.398810972912996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700</text:p>
              </table:table-cell>
              <table:table-cell office:value-type="float" office:value="0.397020355445854">
                <text:p>0.397020355445854</text:p>
              </table:table-cell>
              <table:table-cell office:value-type="float" office:value="0.381262285832233">
                <text:p>0.381262285832233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750</text:p>
              </table:table-cell>
              <table:table-cell office:value-type="float" office:value="0.388187143728122">
                <text:p>0.388187143728122</text:p>
              </table:table-cell>
              <table:table-cell office:value-type="float" office:value="0.381262285832233">
                <text:p>0.381262285832233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800</text:p>
              </table:table-cell>
              <table:table-cell office:value-type="float" office:value="0.379550460042719">
                <text:p>0.379550460042719</text:p>
              </table:table-cell>
              <table:table-cell office:value-type="float" office:value="0.364485785173546">
                <text:p>0.364485785173546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850</text:p>
              </table:table-cell>
              <table:table-cell office:value-type="float" office:value="0.371105931884068">
                <text:p>0.371105931884068</text:p>
              </table:table-cell>
              <table:table-cell office:value-type="float" office:value="0.364485785173546">
                <text:p>0.364485785173546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900</text:p>
              </table:table-cell>
              <table:table-cell office:value-type="float" office:value="0.362849284029434">
                <text:p>0.362849284029434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8950</text:p>
              </table:table-cell>
              <table:table-cell office:value-type="float" office:value="0.354776336374495">
                <text:p>0.354776336374495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  <table:table-cell office:value-type="float" office:value="0.34844749278987">
                <text:p>0.34844749278987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0.346883001817082">
                <text:p>0.346883001817082</text:p>
              </table:table-cell>
              <table:table-cell office:value-type="float" office:value="0.333114925658173">
                <text:p>0.333114925658173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050</text:p>
              </table:table-cell>
              <table:table-cell office:value-type="float" office:value="0.33916528418799">
                <text:p>0.33916528418799</text:p>
              </table:table-cell>
              <table:table-cell office:value-type="float" office:value="0.333114925658173">
                <text:p>0.333114925658173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100</text:p>
              </table:table-cell>
              <table:table-cell office:value-type="float" office:value="0.331619276227837">
                <text:p>0.331619276227837</text:p>
              </table:table-cell>
              <table:table-cell office:value-type="float" office:value="0.318457030090234">
                <text:p>0.318457030090234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150</text:p>
              </table:table-cell>
              <table:table-cell office:value-type="float" office:value="0.324241157608926">
                <text:p>0.324241157608926</text:p>
              </table:table-cell>
              <table:table-cell office:value-type="float" office:value="0.318457030090234">
                <text:p>0.318457030090234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200</text:p>
              </table:table-cell>
              <table:table-cell office:value-type="float" office:value="0.317027193001127">
                <text:p>0.317027193001127</text:p>
              </table:table-cell>
              <table:table-cell office:value-type="float" office:value="0.304444118838311">
                <text:p>0.304444118838311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250</text:p>
              </table:table-cell>
              <table:table-cell office:value-type="float" office:value="0.309973730180783">
                <text:p>0.309973730180783</text:p>
              </table:table-cell>
              <table:table-cell office:value-type="float" office:value="0.304444118838311">
                <text:p>0.304444118838311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300</text:p>
              </table:table-cell>
              <table:table-cell office:value-type="float" office:value="0.303077198181694">
                <text:p>0.303077198181694</text:p>
              </table:table-cell>
              <table:table-cell office:value-type="float" office:value="0.291047810968322">
                <text:p>0.291047810968322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350</text:p>
              </table:table-cell>
              <table:table-cell office:value-type="float" office:value="0.296334105487241">
                <text:p>0.296334105487241</text:p>
              </table:table-cell>
              <table:table-cell office:value-type="float" office:value="0.291047810968322">
                <text:p>0.291047810968322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400</text:p>
              </table:table-cell>
              <table:table-cell office:value-type="float" office:value="0.289741038262731">
                <text:p>0.289741038262731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450</text:p>
              </table:table-cell>
              <table:table-cell office:value-type="float" office:value="0.283294658627067">
                <text:p>0.283294658627067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78240974378752">
                <text:p>0.278240974378752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0.276991702962878">
                <text:p>0.276991702962878</text:p>
              </table:table-cell>
              <table:table-cell office:value-type="float" office:value="0.265997670848875">
                <text:p>0.265997670848875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550</text:p>
              </table:table-cell>
              <table:table-cell office:value-type="float" office:value="0.270828980264244">
                <text:p>0.270828980264244</text:p>
              </table:table-cell>
              <table:table-cell office:value-type="float" office:value="0.265997670848875">
                <text:p>0.265997670848875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600</text:p>
              </table:table-cell>
              <table:table-cell office:value-type="float" office:value="0.264803370521174">
                <text:p>0.264803370521174</text:p>
              </table:table-cell>
              <table:table-cell office:value-type="float" office:value="0.254293103504995">
                <text:p>0.254293103504995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650</text:p>
              </table:table-cell>
              <table:table-cell office:value-type="float" office:value="0.258911823140043">
                <text:p>0.258911823140043</text:p>
              </table:table-cell>
              <table:table-cell office:value-type="float" office:value="0.254293103504995">
                <text:p>0.254293103504995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700</text:p>
              </table:table-cell>
              <table:table-cell office:value-type="float" office:value="0.253151355399159">
                <text:p>0.253151355399159</text:p>
              </table:table-cell>
              <table:table-cell office:value-type="float" office:value="0.243103566598299">
                <text:p>0.243103566598299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750</text:p>
              </table:table-cell>
              <table:table-cell office:value-type="float" office:value="0.247519050938698">
                <text:p>0.247519050938698</text:p>
              </table:table-cell>
              <table:table-cell office:value-type="float" office:value="0.243103566598299">
                <text:p>0.243103566598299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800</text:p>
              </table:table-cell>
              <table:table-cell office:value-type="float" office:value="0.242012058284233">
                <text:p>0.242012058284233</text:p>
              </table:table-cell>
              <table:table-cell office:value-type="float" office:value="0.232406397492619">
                <text:p>0.232406397492619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850</text:p>
              </table:table-cell>
              <table:table-cell office:value-type="float" office:value="0.236627589403114">
                <text:p>0.236627589403114</text:p>
              </table:table-cell>
              <table:table-cell office:value-type="float" office:value="0.232406397492619">
                <text:p>0.232406397492619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900</text:p>
              </table:table-cell>
              <table:table-cell office:value-type="float" office:value="0.231362918292972">
                <text:p>0.231362918292972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9950</text:p>
              </table:table-cell>
              <table:table-cell office:value-type="float" office:value="0.226215379601614">
                <text:p>0.226215379601614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  <table:table-cell office:value-type="float" office:value="0.222179930764846">
                <text:p>0.22217993076484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221182367277638">
                <text:p>0.221182367277638</text:p>
              </table:table-cell>
              <table:table-cell office:value-type="float" office:value="0.212403454325045">
                <text:p>0.212403454325045</text:p>
              </table:table-cell>
              <table:table-cell office:value-type="float" office:value="0.177414278198565">
                <text:p>0.177414278198565</text:p>
              </table:table-cell>
              <table:table-cell office:value-type="float" office:value="0.141668178581042">
                <text:p>0.1416681785810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